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3.28083333333333cm"/>
    </style:style>
    <style:style style:name="co9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number-columns-spanned="4" table:number-rows-spanned="1" table:style-name="ce3">
            <text:p>Average Charge</text:p>
          </table:table-cell>
          <table:covered-table-cell table:number-columns-repeated="3"/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Exhaustive</text:p>
          </table:table-cell>
          <table:table-cell office:value-type="string" table:style-name="ce2">
            <text:p>Quick</text:p>
          </table:table-cell>
          <table:table-cell office:value-type="string" table:style-name="ce2">
            <text:p>MILP</text:p>
          </table:table-cell>
          <table:table-cell office:value-type="string" table:style-name="ce2">
            <text:p>Nonlinear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Mean</text:p>
          </table:table-cell>
          <table:table-cell office:value-type="float" office:value="189.52511382884623" table:formula="of:=AVERAGE(['sa-exhaustive-charge'.B:.B];['sa-exhaustive-charge'.D:.D];['sa-exhaustive-charge'.F:.F];['sa-exhaustive-charge'.H:.H];['sa-exhaustive-charge'.J:.J];['sa-exhaustive-charge'.L:.L];['sa-exhaustive-charge'.N:.N];['sa-exhaustive-charge'.P:.P];['sa-exhaustive-charge'.R:.R];['sa-exhaustive-charge'.T:.T];['sa-exhaustive-charge'.V:.V];['sa-exhaustive-charge'.X:.X];['sa-exhaustive-charge'.Z:.Z];['sa-exhaustive-charge'.AB:.AB];['sa-exhaustive-charge'.AD:.AD];['sa-exhaustive-charge'.AF:.AF];['sa-exhaustive-charge'.AH:.AH];['sa-exhaustive-charge'.AJ:.AJ];['sa-exhaustive-charge'.AL:.AL];['sa-exhaustive-charge'.AN:.AN];['sa-exhaustive-charge'.AP:.AP];['sa-exhaustive-charge'.AR:.AR];['sa-exhaustive-charge'.AT:.AT];['sa-exhaustive-charge'.AV:.AV];['sa-exhaustive-charge'.AX:.AX];['sa-exhaustive-charge'.AZ:.AZ];['sa-exhaustive-charge'.BB:.BB];['sa-exhaustive-charge'.BD:.BD];['sa-exhaustive-charge'.BF:.BF];['sa-exhaustive-charge'.BH:.BH];['sa-exhaustive-charge'.BJ:.BJ];['sa-exhaustive-charge'.BL:.BL];['sa-exhaustive-charge'.BN:.BN];['sa-exhaustive-charge'.BP:.BP];['sa-exhaustive-charge'.BR:.BR])" table:style-name="ce2">
            <text:p>189.5251138</text:p>
          </table:table-cell>
          <table:table-cell office:value-type="float" office:value="216.52316685517786" table:formula="of:=AVERAGE(['sa-quick-charge'.B:.B];['sa-quick-charge'.D:.D];['sa-quick-charge'.F:.F];['sa-quick-charge'.H:.H];['sa-quick-charge'.J:.J];['sa-quick-charge'.L:.L];['sa-quick-charge'.N:.N];['sa-quick-charge'.P:.P];['sa-quick-charge'.R:.R];['sa-quick-charge'.T:.T];['sa-quick-charge'.V:.V];['sa-quick-charge'.X:.X];['sa-quick-charge'.Z:.Z];['sa-quick-charge'.AB:.AB];['sa-quick-charge'.AD:.AD];['sa-quick-charge'.AF:.AF];['sa-quick-charge'.AH:.AH];['sa-quick-charge'.AJ:.AJ];['sa-quick-charge'.AL:.AL];['sa-quick-charge'.AN:.AN];['sa-quick-charge'.AP:.AP];['sa-quick-charge'.AR:.AR];['sa-quick-charge'.AT:.AT];['sa-quick-charge'.AV:.AV];['sa-quick-charge'.AX:.AX];['sa-quick-charge'.AZ:.AZ];['sa-quick-charge'.BB:.BB];['sa-quick-charge'.BD:.BD];['sa-quick-charge'.BF:.BF];['sa-quick-charge'.BH:.BH];['sa-quick-charge'.BJ:.BJ];['sa-quick-charge'.BL:.BL];['sa-quick-charge'.BN:.BN];['sa-quick-charge'.BP:.BP];['sa-quick-charge'.BR:.BR])" table:style-name="ce2">
            <text:p>216.5231669</text:p>
          </table:table-cell>
          <table:table-cell office:value-type="float" office:value="179.58022953374169" table:formula="of:=AVERAGE(['milp-charge'.B:.B];['milp-charge'.D:.D];['milp-charge'.F:.F];['milp-charge'.H:.H];['milp-charge'.J:.J];['milp-charge'.L:.L];['milp-charge'.N:.N];['milp-charge'.P:.P];['milp-charge'.R:.R];['milp-charge'.T:.T];['milp-charge'.V:.V];['milp-charge'.X:.X];['milp-charge'.Z:.Z];['milp-charge'.AB:.AB];['milp-charge'.AD:.AD];['milp-charge'.AF:.AF];['milp-charge'.AH:.AH];['milp-charge'.AJ:.AJ];['milp-charge'.AL:.AL];['milp-charge'.AN:.AN];['milp-charge'.AP:.AP];['milp-charge'.AR:.AR];['milp-charge'.AT:.AT];['milp-charge'.AV:.AV];['milp-charge'.AX:.AX];['milp-charge'.AZ:.AZ];['milp-charge'.BB:.BB];['milp-charge'.BD:.BD];['milp-charge'.BF:.BF];['milp-charge'.BH:.BH];['milp-charge'.BJ:.BJ];['milp-charge'.BL:.BL];['milp-charge'.BN:.BN];['milp-charge'.BP:.BP];['milp-charge'.BR:.BR])" table:style-name="ce2">
            <text:p>179.5802295</text:p>
          </table:table-cell>
          <table:table-cell office:value-type="float" office:value="180.60171299408262" table:formula="of:=AVERAGE(['sa-nonlinear-charge'.B:.B];['sa-nonlinear-charge'.D:.D];['sa-nonlinear-charge'.F:.F];['sa-nonlinear-charge'.H:.H];['sa-nonlinear-charge'.J:.J];['sa-nonlinear-charge'.L:.L];['sa-nonlinear-charge'.N:.N];['sa-nonlinear-charge'.P:.P];['sa-nonlinear-charge'.R:.R];['sa-nonlinear-charge'.T:.T];['sa-nonlinear-charge'.V:.V];['sa-nonlinear-charge'.X:.X];['sa-nonlinear-charge'.Z:.Z];['sa-nonlinear-charge'.AB:.AB];['sa-nonlinear-charge'.AD:.AD];['sa-nonlinear-charge'.AF:.AF];['sa-nonlinear-charge'.AH:.AH];['sa-nonlinear-charge'.AJ:.AJ];['sa-nonlinear-charge'.AL:.AL];['sa-nonlinear-charge'.AN:.AN];['sa-nonlinear-charge'.AP:.AP];['sa-nonlinear-charge'.AR:.AR];['sa-nonlinear-charge'.AT:.AT];['sa-nonlinear-charge'.AV:.AV];['sa-nonlinear-charge'.AX:.AX];['sa-nonlinear-charge'.AZ:.AZ];['sa-nonlinear-charge'.BB:.BB];['sa-nonlinear-charge'.BD:.BD];['sa-nonlinear-charge'.BF:.BF];['sa-nonlinear-charge'.BH:.BH];['sa-nonlinear-charge'.BJ:.BJ];['sa-nonlinear-charge'.BL:.BL];['sa-nonlinear-charge'.BN:.BN];['sa-nonlinear-charge'.BP:.BP];['sa-nonlinear-charge'.BR:.BR])" table:style-name="ce2">
            <text:p>180.60171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Min</text:p>
          </table:table-cell>
          <table:table-cell office:value-type="float" office:value="6.3432082999999997" table:formula="of:=MIN(['sa-exhaustive-charge'.B:.B];['sa-exhaustive-charge'.D:.D];['sa-exhaustive-charge'.F:.F];['sa-exhaustive-charge'.H:.H];['sa-exhaustive-charge'.J:.J];['sa-exhaustive-charge'.L:.L];['sa-exhaustive-charge'.N:.N];['sa-exhaustive-charge'.P:.P];['sa-exhaustive-charge'.R:.R];['sa-exhaustive-charge'.T:.T];['sa-exhaustive-charge'.V:.V];['sa-exhaustive-charge'.X:.X];['sa-exhaustive-charge'.Z:.Z];['sa-exhaustive-charge'.AB:.AB];['sa-exhaustive-charge'.AD:.AD];['sa-exhaustive-charge'.AF:.AF];['sa-exhaustive-charge'.AH:.AH];['sa-exhaustive-charge'.AJ:.AJ];['sa-exhaustive-charge'.AL:.AL];['sa-exhaustive-charge'.AN:.AN];['sa-exhaustive-charge'.AP:.AP];['sa-exhaustive-charge'.AR:.AR];['sa-exhaustive-charge'.AT:.AT];['sa-exhaustive-charge'.AV:.AV];['sa-exhaustive-charge'.AX:.AX];['sa-exhaustive-charge'.AZ:.AZ];['sa-exhaustive-charge'.BB:.BB];['sa-exhaustive-charge'.BD:.BD];['sa-exhaustive-charge'.BF:.BF];['sa-exhaustive-charge'.BH:.BH];['sa-exhaustive-charge'.BJ:.BJ];['sa-exhaustive-charge'.BL:.BL];['sa-exhaustive-charge'.BN:.BN];['sa-exhaustive-charge'.BP:.BP];['sa-exhaustive-charge'.BR:.BR])" table:style-name="ce2">
            <text:p>6.3432083</text:p>
          </table:table-cell>
          <table:table-cell office:value-type="float" office:value="3.6709784999999999" table:formula="of:=MIN(['sa-quick-charge'.B:.B];['sa-quick-charge'.D:.D];['sa-quick-charge'.F:.F];['sa-quick-charge'.H:.H];['sa-quick-charge'.J:.J];['sa-quick-charge'.L:.L];['sa-quick-charge'.N:.N];['sa-quick-charge'.P:.P];['sa-quick-charge'.R:.R];['sa-quick-charge'.T:.T];['sa-quick-charge'.V:.V];['sa-quick-charge'.X:.X];['sa-quick-charge'.Z:.Z];['sa-quick-charge'.AB:.AB];['sa-quick-charge'.AD:.AD];['sa-quick-charge'.AF:.AF];['sa-quick-charge'.AH:.AH];['sa-quick-charge'.AJ:.AJ];['sa-quick-charge'.AL:.AL];['sa-quick-charge'.AN:.AN];['sa-quick-charge'.AP:.AP];['sa-quick-charge'.AR:.AR];['sa-quick-charge'.AT:.AT];['sa-quick-charge'.AV:.AV];['sa-quick-charge'.AX:.AX];['sa-quick-charge'.AZ:.AZ];['sa-quick-charge'.BB:.BB];['sa-quick-charge'.BD:.BD];['sa-quick-charge'.BF:.BF];['sa-quick-charge'.BH:.BH];['sa-quick-charge'.BJ:.BJ];['sa-quick-charge'.BL:.BL];['sa-quick-charge'.BN:.BN];['sa-quick-charge'.BP:.BP];['sa-quick-charge'.BR:.BR])" table:style-name="ce2">
            <text:p>3.6709785</text:p>
          </table:table-cell>
          <table:table-cell office:value-type="float" office:value="96.999999999946297" table:formula="of:=MIN(['milp-charge'.B:.B];['milp-charge'.D:.D];['milp-charge'.F:.F];['milp-charge'.H:.H];['milp-charge'.J:.J];['milp-charge'.L:.L];['milp-charge'.N:.N];['milp-charge'.P:.P];['milp-charge'.R:.R];['milp-charge'.T:.T];['milp-charge'.V:.V];['milp-charge'.X:.X];['milp-charge'.Z:.Z];['milp-charge'.AB:.AB];['milp-charge'.AD:.AD];['milp-charge'.AF:.AF];['milp-charge'.AH:.AH];['milp-charge'.AJ:.AJ];['milp-charge'.AL:.AL];['milp-charge'.AN:.AN];['milp-charge'.AP:.AP];['milp-charge'.AR:.AR];['milp-charge'.AT:.AT];['milp-charge'.AV:.AV];['milp-charge'.AX:.AX];['milp-charge'.AZ:.AZ];['milp-charge'.BB:.BB];['milp-charge'.BD:.BD];['milp-charge'.BF:.BF];['milp-charge'.BH:.BH];['milp-charge'.BJ:.BJ];['milp-charge'.BL:.BL];['milp-charge'.BN:.BN];['milp-charge'.BP:.BP];['milp-charge'.BR:.BR])" table:style-name="ce2">
            <text:p>97</text:p>
          </table:table-cell>
          <table:table-cell office:value-type="float" office:value="83.091994999999997" table:formula="of:=MIN(['sa-nonlinear-charge'.B:.B];['sa-nonlinear-charge'.D:.D];['sa-nonlinear-charge'.F:.F];['sa-nonlinear-charge'.H:.H];['sa-nonlinear-charge'.J:.J];['sa-nonlinear-charge'.L:.L];['sa-nonlinear-charge'.N:.N];['sa-nonlinear-charge'.P:.P];['sa-nonlinear-charge'.R:.R];['sa-nonlinear-charge'.T:.T];['sa-nonlinear-charge'.V:.V];['sa-nonlinear-charge'.X:.X];['sa-nonlinear-charge'.Z:.Z];['sa-nonlinear-charge'.AB:.AB];['sa-nonlinear-charge'.AD:.AD];['sa-nonlinear-charge'.AF:.AF];['sa-nonlinear-charge'.AH:.AH];['sa-nonlinear-charge'.AJ:.AJ];['sa-nonlinear-charge'.AL:.AL];['sa-nonlinear-charge'.AN:.AN];['sa-nonlinear-charge'.AP:.AP];['sa-nonlinear-charge'.AR:.AR];['sa-nonlinear-charge'.AT:.AT];['sa-nonlinear-charge'.AV:.AV];['sa-nonlinear-charge'.AX:.AX];['sa-nonlinear-charge'.AZ:.AZ];['sa-nonlinear-charge'.BB:.BB];['sa-nonlinear-charge'.BD:.BD];['sa-nonlinear-charge'.BF:.BF];['sa-nonlinear-charge'.BH:.BH];['sa-nonlinear-charge'.BJ:.BJ];['sa-nonlinear-charge'.BL:.BL];['sa-nonlinear-charge'.BN:.BN];['sa-nonlinear-charge'.BP:.BP];['sa-nonlinear-charge'.BR:.BR])" table:style-name="ce2">
            <text:p>83.09199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388" table:formula="of:=MAX(['sa-exhaustive-charge'.B:.B];['sa-exhaustive-charge'.D:.D];['sa-exhaustive-charge'.F:.F];['sa-exhaustive-charge'.H:.H];['sa-exhaustive-charge'.J:.J];['sa-exhaustive-charge'.L:.L];['sa-exhaustive-charge'.N:.N];['sa-exhaustive-charge'.P:.P];['sa-exhaustive-charge'.R:.R];['sa-exhaustive-charge'.T:.T];['sa-exhaustive-charge'.V:.V];['sa-exhaustive-charge'.X:.X];['sa-exhaustive-charge'.Z:.Z];['sa-exhaustive-charge'.AB:.AB];['sa-exhaustive-charge'.AD:.AD];['sa-exhaustive-charge'.AF:.AF];['sa-exhaustive-charge'.AH:.AH];['sa-exhaustive-charge'.AJ:.AJ];['sa-exhaustive-charge'.AL:.AL];['sa-exhaustive-charge'.AN:.AN];['sa-exhaustive-charge'.AP:.AP];['sa-exhaustive-charge'.AR:.AR];['sa-exhaustive-charge'.AT:.AT];['sa-exhaustive-charge'.AV:.AV];['sa-exhaustive-charge'.AX:.AX];['sa-exhaustive-charge'.AZ:.AZ];['sa-exhaustive-charge'.BB:.BB];['sa-exhaustive-charge'.BD:.BD];['sa-exhaustive-charge'.BF:.BF];['sa-exhaustive-charge'.BH:.BH];['sa-exhaustive-charge'.BJ:.BJ];['sa-exhaustive-charge'.BL:.BL];['sa-exhaustive-charge'.BN:.BN];['sa-exhaustive-charge'.BP:.BP];['sa-exhaustive-charge'.BR:.BR])" table:style-name="ce2">
            <text:p>388</text:p>
          </table:table-cell>
          <table:table-cell office:value-type="float" office:value="388" table:formula="of:=MAX(['sa-quick-charge'.B:.B];['sa-quick-charge'.D:.D];['sa-quick-charge'.F:.F];['sa-quick-charge'.H:.H];['sa-quick-charge'.J:.J];['sa-quick-charge'.L:.L];['sa-quick-charge'.N:.N];['sa-quick-charge'.P:.P];['sa-quick-charge'.R:.R];['sa-quick-charge'.T:.T];['sa-quick-charge'.V:.V];['sa-quick-charge'.X:.X];['sa-quick-charge'.Z:.Z];['sa-quick-charge'.AB:.AB];['sa-quick-charge'.AD:.AD];['sa-quick-charge'.AF:.AF];['sa-quick-charge'.AH:.AH];['sa-quick-charge'.AJ:.AJ];['sa-quick-charge'.AL:.AL];['sa-quick-charge'.AN:.AN];['sa-quick-charge'.AP:.AP];['sa-quick-charge'.AR:.AR];['sa-quick-charge'.AT:.AT];['sa-quick-charge'.AV:.AV];['sa-quick-charge'.AX:.AX];['sa-quick-charge'.AZ:.AZ];['sa-quick-charge'.BB:.BB];['sa-quick-charge'.BD:.BD];['sa-quick-charge'.BF:.BF];['sa-quick-charge'.BH:.BH];['sa-quick-charge'.BJ:.BJ];['sa-quick-charge'.BL:.BL];['sa-quick-charge'.BN:.BN];['sa-quick-charge'.BP:.BP];['sa-quick-charge'.BR:.BR])" table:style-name="ce2">
            <text:p>388</text:p>
          </table:table-cell>
          <table:table-cell office:value-type="float" office:value="388" table:formula="of:=MAX(['milp-charge'.B:.B];['milp-charge'.D:.D];['milp-charge'.F:.F];['milp-charge'.H:.H];['milp-charge'.J:.J];['milp-charge'.L:.L];['milp-charge'.N:.N];['milp-charge'.P:.P];['milp-charge'.R:.R];['milp-charge'.T:.T];['milp-charge'.V:.V];['milp-charge'.X:.X];['milp-charge'.Z:.Z];['milp-charge'.AB:.AB];['milp-charge'.AD:.AD];['milp-charge'.AF:.AF];['milp-charge'.AH:.AH];['milp-charge'.AJ:.AJ];['milp-charge'.AL:.AL];['milp-charge'.AN:.AN];['milp-charge'.AP:.AP];['milp-charge'.AR:.AR];['milp-charge'.AT:.AT];['milp-charge'.AV:.AV];['milp-charge'.AX:.AX];['milp-charge'.AZ:.AZ];['milp-charge'.BB:.BB];['milp-charge'.BD:.BD];['milp-charge'.BF:.BF];['milp-charge'.BH:.BH];['milp-charge'.BJ:.BJ];['milp-charge'.BL:.BL];['milp-charge'.BN:.BN];['milp-charge'.BP:.BP];['milp-charge'.BR:.BR])" table:style-name="ce2">
            <text:p>388</text:p>
          </table:table-cell>
          <table:table-cell office:value-type="float" office:value="375.20657" table:formula="of:=MAX(['sa-nonlinear-charge'.B:.B];['sa-nonlinear-charge'.D:.D];['sa-nonlinear-charge'.F:.F];['sa-nonlinear-charge'.H:.H];['sa-nonlinear-charge'.J:.J];['sa-nonlinear-charge'.L:.L];['sa-nonlinear-charge'.N:.N];['sa-nonlinear-charge'.P:.P];['sa-nonlinear-charge'.R:.R];['sa-nonlinear-charge'.T:.T];['sa-nonlinear-charge'.V:.V];['sa-nonlinear-charge'.X:.X];['sa-nonlinear-charge'.Z:.Z];['sa-nonlinear-charge'.AB:.AB];['sa-nonlinear-charge'.AD:.AD];['sa-nonlinear-charge'.AF:.AF];['sa-nonlinear-charge'.AH:.AH];['sa-nonlinear-charge'.AJ:.AJ];['sa-nonlinear-charge'.AL:.AL];['sa-nonlinear-charge'.AN:.AN];['sa-nonlinear-charge'.AP:.AP];['sa-nonlinear-charge'.AR:.AR];['sa-nonlinear-charge'.AT:.AT];['sa-nonlinear-charge'.AV:.AV];['sa-nonlinear-charge'.AX:.AX];['sa-nonlinear-charge'.AZ:.AZ];['sa-nonlinear-charge'.BB:.BB];['sa-nonlinear-charge'.BD:.BD];['sa-nonlinear-charge'.BF:.BF];['sa-nonlinear-charge'.BH:.BH];['sa-nonlinear-charge'.BJ:.BJ];['sa-nonlinear-charge'.BL:.BL];['sa-nonlinear-charge'.BN:.BN];['sa-nonlinear-charge'.BP:.BP];['sa-nonlinear-charge'.BR:.BR])" table:style-name="ce2">
            <text:p>375.20657</text:p>
          </table:table-cell>
          <table:table-cell table:style-name="ce2"/>
          <table:table-cell table:number-columns-repeated="16378"/>
        </table:table-row>
        <table:table-row table:number-rows-repeated="3"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<text:s/>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sa-exhaustive-charge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7" table:default-cell-style-name="ce1"/>
        <table:table-column table:style-name="co5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2" table:number-columns-repeated="16314" table:default-cell-style-name="ce1"/>
        <table:table-row table:style-name="ro1">
          <table:table-cell office:value-type="string" table:style-name="ce2">
            <text:p>time0</text:p>
          </table:table-cell>
          <table:table-cell office:value-type="string" table:style-name="ce2">
            <text:p>eta0</text:p>
          </table:table-cell>
          <table:table-cell office:value-type="string" table:style-name="ce2">
            <text:p>time1</text:p>
          </table:table-cell>
          <table:table-cell office:value-type="string" table:style-name="ce2">
            <text:p>eta1</text:p>
          </table:table-cell>
          <table:table-cell office:value-type="string" table:style-name="ce2">
            <text:p>time2</text:p>
          </table:table-cell>
          <table:table-cell office:value-type="string" table:style-name="ce2">
            <text:p>eta2</text:p>
          </table:table-cell>
          <table:table-cell office:value-type="string" table:style-name="ce2">
            <text:p>time3</text:p>
          </table:table-cell>
          <table:table-cell office:value-type="string" table:style-name="ce2">
            <text:p>eta3</text:p>
          </table:table-cell>
          <table:table-cell office:value-type="string" table:style-name="ce2">
            <text:p>time4</text:p>
          </table:table-cell>
          <table:table-cell office:value-type="string" table:style-name="ce2">
            <text:p>eta4</text:p>
          </table:table-cell>
          <table:table-cell office:value-type="string" table:style-name="ce2">
            <text:p>time5</text:p>
          </table:table-cell>
          <table:table-cell office:value-type="string" table:style-name="ce2">
            <text:p>eta5</text:p>
          </table:table-cell>
          <table:table-cell office:value-type="string" table:style-name="ce2">
            <text:p>time6</text:p>
          </table:table-cell>
          <table:table-cell office:value-type="string" table:style-name="ce2">
            <text:p>eta6</text:p>
          </table:table-cell>
          <table:table-cell office:value-type="string" table:style-name="ce2">
            <text:p>time7</text:p>
          </table:table-cell>
          <table:table-cell office:value-type="string" table:style-name="ce2">
            <text:p>eta7</text:p>
          </table:table-cell>
          <table:table-cell office:value-type="string" table:style-name="ce2">
            <text:p>time8</text:p>
          </table:table-cell>
          <table:table-cell office:value-type="string" table:style-name="ce2">
            <text:p>eta8</text:p>
          </table:table-cell>
          <table:table-cell office:value-type="string" table:style-name="ce2">
            <text:p>time9</text:p>
          </table:table-cell>
          <table:table-cell office:value-type="string" table:style-name="ce2">
            <text:p>eta9</text:p>
          </table:table-cell>
          <table:table-cell office:value-type="string" table:style-name="ce2">
            <text:p>time10</text:p>
          </table:table-cell>
          <table:table-cell office:value-type="string" table:style-name="ce2">
            <text:p>eta10</text:p>
          </table:table-cell>
          <table:table-cell office:value-type="string" table:style-name="ce2">
            <text:p>time11</text:p>
          </table:table-cell>
          <table:table-cell office:value-type="string" table:style-name="ce2">
            <text:p>eta11</text:p>
          </table:table-cell>
          <table:table-cell office:value-type="string" table:style-name="ce2">
            <text:p>time12</text:p>
          </table:table-cell>
          <table:table-cell office:value-type="string" table:style-name="ce2">
            <text:p>eta12</text:p>
          </table:table-cell>
          <table:table-cell office:value-type="string" table:style-name="ce2">
            <text:p>time13</text:p>
          </table:table-cell>
          <table:table-cell office:value-type="string" table:style-name="ce2">
            <text:p>eta13</text:p>
          </table:table-cell>
          <table:table-cell office:value-type="string" table:style-name="ce2">
            <text:p>time14</text:p>
          </table:table-cell>
          <table:table-cell office:value-type="string" table:style-name="ce2">
            <text:p>eta14</text:p>
          </table:table-cell>
          <table:table-cell office:value-type="string" table:style-name="ce2">
            <text:p>time15</text:p>
          </table:table-cell>
          <table:table-cell office:value-type="string" table:style-name="ce2">
            <text:p>eta15</text:p>
          </table:table-cell>
          <table:table-cell office:value-type="string" table:style-name="ce2">
            <text:p>time16</text:p>
          </table:table-cell>
          <table:table-cell office:value-type="string" table:style-name="ce2">
            <text:p>eta16</text:p>
          </table:table-cell>
          <table:table-cell office:value-type="string" table:style-name="ce2">
            <text:p>time17</text:p>
          </table:table-cell>
          <table:table-cell office:value-type="string" table:style-name="ce2">
            <text:p>eta17</text:p>
          </table:table-cell>
          <table:table-cell office:value-type="string" table:style-name="ce2">
            <text:p>time18</text:p>
          </table:table-cell>
          <table:table-cell office:value-type="string" table:style-name="ce2">
            <text:p>eta18</text:p>
          </table:table-cell>
          <table:table-cell office:value-type="string" table:style-name="ce2">
            <text:p>time19</text:p>
          </table:table-cell>
          <table:table-cell office:value-type="string" table:style-name="ce2">
            <text:p>eta19</text:p>
          </table:table-cell>
          <table:table-cell office:value-type="string" table:style-name="ce2">
            <text:p>time20</text:p>
          </table:table-cell>
          <table:table-cell office:value-type="string" table:style-name="ce2">
            <text:p>eta20</text:p>
          </table:table-cell>
          <table:table-cell office:value-type="string" table:style-name="ce2">
            <text:p>time21</text:p>
          </table:table-cell>
          <table:table-cell office:value-type="string" table:style-name="ce2">
            <text:p>eta21</text:p>
          </table:table-cell>
          <table:table-cell office:value-type="string" table:style-name="ce2">
            <text:p>time22</text:p>
          </table:table-cell>
          <table:table-cell office:value-type="string" table:style-name="ce2">
            <text:p>eta22</text:p>
          </table:table-cell>
          <table:table-cell office:value-type="string" table:style-name="ce2">
            <text:p>time23</text:p>
          </table:table-cell>
          <table:table-cell office:value-type="string" table:style-name="ce2">
            <text:p>eta23</text:p>
          </table:table-cell>
          <table:table-cell office:value-type="string" table:style-name="ce2">
            <text:p>time24</text:p>
          </table:table-cell>
          <table:table-cell office:value-type="string" table:style-name="ce2">
            <text:p>eta24</text:p>
          </table:table-cell>
          <table:table-cell office:value-type="string" table:style-name="ce2">
            <text:p>time25</text:p>
          </table:table-cell>
          <table:table-cell office:value-type="string" table:style-name="ce2">
            <text:p>eta25</text:p>
          </table:table-cell>
          <table:table-cell office:value-type="string" table:style-name="ce2">
            <text:p>time26</text:p>
          </table:table-cell>
          <table:table-cell office:value-type="string" table:style-name="ce2">
            <text:p>eta26</text:p>
          </table:table-cell>
          <table:table-cell office:value-type="string" table:style-name="ce2">
            <text:p>time27</text:p>
          </table:table-cell>
          <table:table-cell office:value-type="string" table:style-name="ce2">
            <text:p>eta27</text:p>
          </table:table-cell>
          <table:table-cell office:value-type="string" table:style-name="ce2">
            <text:p>time28</text:p>
          </table:table-cell>
          <table:table-cell office:value-type="string" table:style-name="ce2">
            <text:p>eta28</text:p>
          </table:table-cell>
          <table:table-cell office:value-type="string" table:style-name="ce2">
            <text:p>time29</text:p>
          </table:table-cell>
          <table:table-cell office:value-type="string" table:style-name="ce2">
            <text:p>eta29</text:p>
          </table:table-cell>
          <table:table-cell office:value-type="string" table:style-name="ce2">
            <text:p>time30</text:p>
          </table:table-cell>
          <table:table-cell office:value-type="string" table:style-name="ce2">
            <text:p>eta30</text:p>
          </table:table-cell>
          <table:table-cell office:value-type="string" table:style-name="ce2">
            <text:p>time31</text:p>
          </table:table-cell>
          <table:table-cell office:value-type="string" table:style-name="ce2">
            <text:p>eta31</text:p>
          </table:table-cell>
          <table:table-cell office:value-type="string" table:style-name="ce2">
            <text:p>time32</text:p>
          </table:table-cell>
          <table:table-cell office:value-type="string" table:style-name="ce2">
            <text:p>eta32</text:p>
          </table:table-cell>
          <table:table-cell office:value-type="string" table:style-name="ce2">
            <text:p>time33</text:p>
          </table:table-cell>
          <table:table-cell office:value-type="string" table:style-name="ce2">
            <text:p>eta33</text:p>
          </table:table-cell>
          <table:table-cell office:value-type="string" table:style-name="ce2">
            <text:p>time34</text:p>
          </table:table-cell>
          <table:table-cell office:value-type="string" table:style-name="ce2">
            <text:p>eta34</text:p>
          </table:table-cell>
          <table:table-cell table:number-columns-repeated="16314"/>
        </table:table-row>
        <table:table-row table:style-name="ro1">
          <table:table-cell office:value-type="float" office:value="1.7137028E-4" table:style-name="ce2">
            <text:p>0.00017137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5.4752942999999996E-4" table:style-name="ce2">
            <text:p>0.000547529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4.3749549999999999E-6" table:style-name="ce2">
            <text:p>4.37496E-06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2.8617580000000001E-4" table:style-name="ce2">
            <text:p>0.000286176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.6750949999999999E-4" table:style-name="ce2">
            <text:p>0.0001675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5.7305145000000003E-4" table:style-name="ce2">
            <text:p>0.00057305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5.1636719999999996E-4" table:style-name="ce2">
            <text:p>0.000516367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.0656541E-4" table:style-name="ce2">
            <text:p>0.000106565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3.8917843000000002E-4" table:style-name="ce2">
            <text:p>0.000389178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6.6560800000000004E-4" table:style-name="ce2">
            <text:p>0.000665608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6.3860043999999999E-4" table:style-name="ce2">
            <text:p>0.0006386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2.4916890000000001E-5" table:style-name="ce2">
            <text:p>2.49169E-05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2.0382382000000001E-4" table:style-name="ce2">
            <text:p>0.000203824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4.6922446999999998E-5" table:style-name="ce2">
            <text:p>4.69224E-05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.6324087E-5" table:style-name="ce2">
            <text:p>1.63241E-05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5.2584276999999996E-4" table:style-name="ce2">
            <text:p>0.000525843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4.0077184999999998E-4" table:style-name="ce2">
            <text:p>0.000400772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3.6180126999999998E-4" table:style-name="ce2">
            <text:p>0.0003618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6.2192300000000003E-4" table:style-name="ce2">
            <text:p>0.000621923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4.1735207E-4" table:style-name="ce2">
            <text:p>0.000417352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7.0855989999999997E-4" table:style-name="ce2">
            <text:p>0.00070856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3.0452300000000001E-4" table:style-name="ce2">
            <text:p>0.000304523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5.1133999999999999E-4" table:style-name="ce2">
            <text:p>0.00051134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8.2014507000000003E-4" table:style-name="ce2">
            <text:p>0.000820145</text:p>
          </table:table-cell>
          <table:table-cell office:value-type="float" office:value="349.19997999999998" table:style-name="ce2">
            <text:p>349.19998</text:p>
          </table:table-cell>
          <table:table-cell table:number-columns-repeated="16314"/>
        </table:table-row>
        <table:table-row table:style-name="ro1">
          <table:table-cell office:value-type="float" office:value="4.514621E-4" table:style-name="ce2">
            <text:p>0.000451462</text:p>
          </table:table-cell>
          <table:table-cell office:value-type="float" office:value="349.45513999999997" table:style-name="ce2">
            <text:p>349.45514</text:p>
          </table:table-cell>
          <table:table-cell office:value-type="float" office:value="1E-3" table:style-name="ce2">
            <text:p>0.001</text:p>
          </table:table-cell>
          <table:table-cell office:value-type="float" office:value="349.22998000000001" table:style-name="ce2">
            <text:p>349.22998</text:p>
          </table:table-cell>
          <table:table-cell office:value-type="float" office:value="6.4951623999999996E-4" table:style-name="ce2">
            <text:p>0.000649516</text:p>
          </table:table-cell>
          <table:table-cell office:value-type="float" office:value="349.20303000000001" table:style-name="ce2">
            <text:p>349.20303</text:p>
          </table:table-cell>
          <table:table-cell office:value-type="float" office:value="2.4550414E-4" table:style-name="ce2">
            <text:p>0.000245504</text:p>
          </table:table-cell>
          <table:table-cell office:value-type="float" office:value="349.2072" table:style-name="ce2">
            <text:p>349.2072</text:p>
          </table:table-cell>
          <table:table-cell office:value-type="float" office:value="1E-3" table:style-name="ce2">
            <text:p>0.001</text:p>
          </table:table-cell>
          <table:table-cell office:value-type="float" office:value="349.22998000000001" table:style-name="ce2">
            <text:p>349.22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4.182015E-4" table:style-name="ce2">
            <text:p>0.000418202</text:p>
          </table:table-cell>
          <table:table-cell office:value-type="float" office:value="349.20395000000002" table:style-name="ce2">
            <text:p>349.20395</text:p>
          </table:table-cell>
          <table:table-cell office:value-type="float" office:value="3.1705626000000001E-4" table:style-name="ce2">
            <text:p>0.000317056</text:p>
          </table:table-cell>
          <table:table-cell office:value-type="float" office:value="349.20447000000001" table:style-name="ce2">
            <text:p>349.20447</text:p>
          </table:table-cell>
          <table:table-cell office:value-type="float" office:value="9.2377349999999997E-4" table:style-name="ce2">
            <text:p>0.000923774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22998000000001" table:style-name="ce2">
            <text:p>349.22998</text:p>
          </table:table-cell>
          <table:table-cell office:value-type="float" office:value="7.5321419999999995E-4" table:style-name="ce2">
            <text:p>0.000753214</text:p>
          </table:table-cell>
          <table:table-cell office:value-type="float" office:value="349.20710000000003" table:style-name="ce2">
            <text:p>349.2071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2.1521369E-4" table:style-name="ce2">
            <text:p>0.000215214</text:p>
          </table:table-cell>
          <table:table-cell office:value-type="float" office:value="349.20325000000003" table:style-name="ce2">
            <text:p>349.20325</text:p>
          </table:table-cell>
          <table:table-cell office:value-type="float" office:value="1E-3" table:style-name="ce2">
            <text:p>0.001</text:p>
          </table:table-cell>
          <table:table-cell office:value-type="float" office:value="350.11093" table:style-name="ce2">
            <text:p>350.11093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4.9530180000000002E-4" table:style-name="ce2">
            <text:p>0.000495302</text:p>
          </table:table-cell>
          <table:table-cell office:value-type="float" office:value="349.29665999999997" table:style-name="ce2">
            <text:p>349.29666</text:p>
          </table:table-cell>
          <table:table-cell office:value-type="float" office:value="8.2703354000000003E-4" table:style-name="ce2">
            <text:p>0.000827034</text:p>
          </table:table-cell>
          <table:table-cell office:value-type="float" office:value="349.20483000000002" table:style-name="ce2">
            <text:p>349.20483</text:p>
          </table:table-cell>
          <table:table-cell office:value-type="float" office:value="8.5257295999999997E-4" table:style-name="ce2">
            <text:p>0.000852573</text:p>
          </table:table-cell>
          <table:table-cell office:value-type="float" office:value="349.39490000000001" table:style-name="ce2">
            <text:p>349.3949</text:p>
          </table:table-cell>
          <table:table-cell office:value-type="float" office:value="1.3897635999999999E-4" table:style-name="ce2">
            <text:p>0.000138976</text:p>
          </table:table-cell>
          <table:table-cell office:value-type="float" office:value="349.20339999999999" table:style-name="ce2">
            <text:p>349.2034</text:p>
          </table:table-cell>
          <table:table-cell office:value-type="float" office:value="1E-3" table:style-name="ce2">
            <text:p>0.001</text:p>
          </table:table-cell>
          <table:table-cell office:value-type="float" office:value="349.22998000000001" table:style-name="ce2">
            <text:p>349.22998</text:p>
          </table:table-cell>
          <table:table-cell office:value-type="float" office:value="4.2104372000000001E-4" table:style-name="ce2">
            <text:p>0.000421044</text:p>
          </table:table-cell>
          <table:table-cell office:value-type="float" office:value="349.20650000000001" table:style-name="ce2">
            <text:p>349.2065</text:p>
          </table:table-cell>
          <table:table-cell office:value-type="float" office:value="9.544528E-4" table:style-name="ce2">
            <text:p>0.000954453</text:p>
          </table:table-cell>
          <table:table-cell office:value-type="float" office:value="349.22719999999998" table:style-name="ce2">
            <text:p>349.2272</text:p>
          </table:table-cell>
          <table:table-cell office:value-type="float" office:value="1E-3" table:style-name="ce2">
            <text:p>0.001</text:p>
          </table:table-cell>
          <table:table-cell office:value-type="float" office:value="349.22998000000001" table:style-name="ce2">
            <text:p>349.22998</text:p>
          </table:table-cell>
          <table:table-cell office:value-type="float" office:value="2.7526967E-4" table:style-name="ce2">
            <text:p>0.00027527</text:p>
          </table:table-cell>
          <table:table-cell office:value-type="float" office:value="349.20776000000001" table:style-name="ce2">
            <text:p>349.20776</text:p>
          </table:table-cell>
          <table:table-cell office:value-type="float" office:value="8.8868840000000003E-4" table:style-name="ce2">
            <text:p>0.000888688</text:p>
          </table:table-cell>
          <table:table-cell office:value-type="float" office:value="349.21087999999997" table:style-name="ce2">
            <text:p>349.2108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5.100247E-4" table:style-name="ce2">
            <text:p>0.000510025</text:p>
          </table:table-cell>
          <table:table-cell office:value-type="float" office:value="349.20325000000003" table:style-name="ce2">
            <text:p>349.20325</text:p>
          </table:table-cell>
          <table:table-cell office:value-type="float" office:value="5.9121100000000002E-4" table:style-name="ce2">
            <text:p>0.000591211</text:p>
          </table:table-cell>
          <table:table-cell office:value-type="float" office:value="349.20688000000001" table:style-name="ce2">
            <text:p>349.20688</text:p>
          </table:table-cell>
          <table:table-cell office:value-type="float" office:value="7.5958185999999998E-4" table:style-name="ce2">
            <text:p>0.000759582</text:p>
          </table:table-cell>
          <table:table-cell office:value-type="float" office:value="349.20409999999998" table:style-name="ce2">
            <text:p>349.2041</text:p>
          </table:table-cell>
          <table:table-cell office:value-type="float" office:value="7.8794200000000003E-4" table:style-name="ce2">
            <text:p>0.000787942</text:p>
          </table:table-cell>
          <table:table-cell office:value-type="float" office:value="349.21109999999999" table:style-name="ce2">
            <text:p>349.2111</text:p>
          </table:table-cell>
          <table:table-cell office:value-type="float" office:value="9.3251239999999995E-4" table:style-name="ce2">
            <text:p>0.000932512</text:p>
          </table:table-cell>
          <table:table-cell office:value-type="float" office:value="349.20670000000001" table:style-name="ce2">
            <text:p>349.2067</text:p>
          </table:table-cell>
          <table:table-cell office:value-type="float" office:value="4.5081263000000001E-4" table:style-name="ce2">
            <text:p>0.000450813</text:p>
          </table:table-cell>
          <table:table-cell office:value-type="float" office:value="349.33325000000002" table:style-name="ce2">
            <text:p>349.33325</text:p>
          </table:table-cell>
          <table:table-cell office:value-type="float" office:value="6.2639156000000005E-4" table:style-name="ce2">
            <text:p>0.000626392</text:p>
          </table:table-cell>
          <table:table-cell office:value-type="float" office:value="349.20343000000003" table:style-name="ce2">
            <text:p>349.20343</text:p>
          </table:table-cell>
          <table:table-cell office:value-type="float" office:value="9.2776084999999999E-4" table:style-name="ce2">
            <text:p>0.000927761</text:p>
          </table:table-cell>
          <table:table-cell office:value-type="float" office:value="349.298" table:style-name="ce2">
            <text:p>349.298</text:p>
          </table:table-cell>
          <table:table-cell table:number-columns-repeated="16314"/>
        </table:table-row>
        <table:table-row table:style-name="ro1">
          <table:table-cell office:value-type="float" office:value="5.3333335000000002" table:style-name="ce2">
            <text:p>5.3333335</text:p>
          </table:table-cell>
          <table:table-cell office:value-type="float" office:value="176.65512000000001" table:style-name="ce2">
            <text:p>176.65512</text:p>
          </table:table-cell>
          <table:table-cell office:value-type="float" office:value="5.6673555000000002" table:style-name="ce2">
            <text:p>5.6673555</text:p>
          </table:table-cell>
          <table:table-cell office:value-type="float" office:value="165.62996999999999" table:style-name="ce2">
            <text:p>165.62997</text:p>
          </table:table-cell>
          <table:table-cell office:value-type="float" office:value="6" table:style-name="ce2">
            <text:p>6</text:p>
          </table:table-cell>
          <table:table-cell office:value-type="float" office:value="154.80302" table:style-name="ce2">
            <text:p>154.80302</text:p>
          </table:table-cell>
          <table:table-cell office:value-type="float" office:value="5" table:style-name="ce2">
            <text:p>5</text:p>
          </table:table-cell>
          <table:table-cell office:value-type="float" office:value="187.20721" table:style-name="ce2">
            <text:p>187.20721</text:p>
          </table:table-cell>
          <table:table-cell office:value-type="float" office:value="5.3333335000000002" table:style-name="ce2">
            <text:p>5.3333335</text:p>
          </table:table-cell>
          <table:table-cell office:value-type="float" office:value="176.42995999999999" table:style-name="ce2">
            <text:p>176.42996</text:p>
          </table:table-cell>
          <table:table-cell office:value-type="float" office:value="5.6667604000000003" table:style-name="ce2">
            <text:p>5.6667604</text:p>
          </table:table-cell>
          <table:table-cell office:value-type="float" office:value="165.59997999999999" table:style-name="ce2">
            <text:p>165.59998</text:p>
          </table:table-cell>
          <table:table-cell office:value-type="float" office:value="6" table:style-name="ce2">
            <text:p>6</text:p>
          </table:table-cell>
          <table:table-cell office:value-type="float" office:value="154.80394000000001" table:style-name="ce2">
            <text:p>154.80394</text:p>
          </table:table-cell>
          <table:table-cell office:value-type="float" office:value="9.7262059999999995" table:style-name="ce2">
            <text:p>9.726206</text:p>
          </table:table-cell>
          <table:table-cell office:value-type="float" office:value="187.20446999999999" table:style-name="ce2">
            <text:p>187.20447</text:p>
          </table:table-cell>
          <table:table-cell office:value-type="float" office:value="5.3333335000000002" table:style-name="ce2">
            <text:p>5.3333335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5.6666664999999998" table:style-name="ce2">
            <text:p>5.6666665</text:p>
          </table:table-cell>
          <table:table-cell office:value-type="float" office:value="165.62996999999999" table:style-name="ce2">
            <text:p>165.62997</text:p>
          </table:table-cell>
          <table:table-cell office:value-type="float" office:value="8.3717229999999994" table:style-name="ce2">
            <text:p>8.371723</text:p>
          </table:table-cell>
          <table:table-cell office:value-type="float" office:value="154.80708000000001" table:style-name="ce2">
            <text:p>154.80708</text:p>
          </table:table-cell>
          <table:table-cell office:value-type="float" office:value="5.0007687000000001" table:style-name="ce2">
            <text:p>5.0007687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5.3336540000000001" table:style-name="ce2">
            <text:p>5.333654</text:p>
          </table:table-cell>
          <table:table-cell office:value-type="float" office:value="176.40323000000001" table:style-name="ce2">
            <text:p>176.40323</text:p>
          </table:table-cell>
          <table:table-cell office:value-type="float" office:value="5.6671899999999997" table:style-name="ce2">
            <text:p>5.66719</text:p>
          </table:table-cell>
          <table:table-cell office:value-type="float" office:value="166.51093" table:style-name="ce2">
            <text:p>166.51093</text:p>
          </table:table-cell>
          <table:table-cell office:value-type="float" office:value="6.0006766000000002" table:style-name="ce2">
            <text:p>6.0006766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5.344195" table:style-name="ce2">
            <text:p>5.344195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5.3373116999999999" table:style-name="ce2">
            <text:p>5.3373117</text:p>
          </table:table-cell>
          <table:table-cell office:value-type="float" office:value="176.49664000000001" table:style-name="ce2">
            <text:p>176.49664</text:p>
          </table:table-cell>
          <table:table-cell office:value-type="float" office:value="5.9984209999999996" table:style-name="ce2">
            <text:p>5.998421</text:p>
          </table:table-cell>
          <table:table-cell office:value-type="float" office:value="165.60482999999999" table:style-name="ce2">
            <text:p>165.60483</text:p>
          </table:table-cell>
          <table:table-cell office:value-type="float" office:value="6.2059800000000003" table:style-name="ce2">
            <text:p>6.20598</text:p>
          </table:table-cell>
          <table:table-cell office:value-type="float" office:value="154.99489" table:style-name="ce2">
            <text:p>154.99489</text:p>
          </table:table-cell>
          <table:table-cell office:value-type="float" office:value="5.0006595000000003" table:style-name="ce2">
            <text:p>5.0006595</text:p>
          </table:table-cell>
          <table:table-cell office:value-type="float" office:value="187.20339999999999" table:style-name="ce2">
            <text:p>187.2034</text:p>
          </table:table-cell>
          <table:table-cell office:value-type="float" office:value="5.3338419999999998" table:style-name="ce2">
            <text:p>5.333842</text:p>
          </table:table-cell>
          <table:table-cell office:value-type="float" office:value="176.42995999999999" table:style-name="ce2">
            <text:p>176.42996</text:p>
          </table:table-cell>
          <table:table-cell office:value-type="float" office:value="5.6671557000000004" table:style-name="ce2">
            <text:p>5.6671557</text:p>
          </table:table-cell>
          <table:table-cell office:value-type="float" office:value="165.60650000000001" table:style-name="ce2">
            <text:p>165.6065</text:p>
          </table:table-cell>
          <table:table-cell office:value-type="float" office:value="6.0004819999999999" table:style-name="ce2">
            <text:p>6.000482</text:p>
          </table:table-cell>
          <table:table-cell office:value-type="float" office:value="154.8272" table:style-name="ce2">
            <text:p>154.8272</text:p>
          </table:table-cell>
          <table:table-cell office:value-type="float" office:value="8.0365059999999993" table:style-name="ce2">
            <text:p>8.036506</text:p>
          </table:table-cell>
          <table:table-cell office:value-type="float" office:value="187.22998000000001" table:style-name="ce2">
            <text:p>187.22998</text:p>
          </table:table-cell>
          <table:table-cell office:value-type="float" office:value="9.4281260000000007" table:style-name="ce2">
            <text:p>9.428126</text:p>
          </table:table-cell>
          <table:table-cell office:value-type="float" office:value="176.40774999999999" table:style-name="ce2">
            <text:p>176.40775</text:p>
          </table:table-cell>
          <table:table-cell office:value-type="float" office:value="7.8882947000000003" table:style-name="ce2">
            <text:p>7.8882947</text:p>
          </table:table-cell>
          <table:table-cell office:value-type="float" office:value="165.61087000000001" table:style-name="ce2">
            <text:p>165.61087</text:p>
          </table:table-cell>
          <table:table-cell office:value-type="float" office:value="6" table:style-name="ce2">
            <text:p>6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5" table:style-name="ce2">
            <text:p>5</text:p>
          </table:table-cell>
          <table:table-cell office:value-type="float" office:value="187.20325" table:style-name="ce2">
            <text:p>187.20325</text:p>
          </table:table-cell>
          <table:table-cell office:value-type="float" office:value="10.304357" table:style-name="ce2">
            <text:p>10.304357</text:p>
          </table:table-cell>
          <table:table-cell office:value-type="float" office:value="176.40685999999999" table:style-name="ce2">
            <text:p>176.40686</text:p>
          </table:table-cell>
          <table:table-cell office:value-type="float" office:value="10.418602999999999" table:style-name="ce2">
            <text:p>10.418603</text:p>
          </table:table-cell>
          <table:table-cell office:value-type="float" office:value="165.60409999999999" table:style-name="ce2">
            <text:p>165.6041</text:p>
          </table:table-cell>
          <table:table-cell office:value-type="float" office:value="20.998263999999999" table:style-name="ce2">
            <text:p>20.998264</text:p>
          </table:table-cell>
          <table:table-cell office:value-type="float" office:value="154.81108" table:style-name="ce2">
            <text:p>154.81108</text:p>
          </table:table-cell>
          <table:table-cell office:value-type="float" office:value="5.0000434" table:style-name="ce2">
            <text:p>5.0000434</text:p>
          </table:table-cell>
          <table:table-cell office:value-type="float" office:value="187.20670000000001" table:style-name="ce2">
            <text:p>187.2067</text:p>
          </table:table-cell>
          <table:table-cell office:value-type="float" office:value="5.3337792999999998" table:style-name="ce2">
            <text:p>5.3337793</text:p>
          </table:table-cell>
          <table:table-cell office:value-type="float" office:value="176.53323" table:style-name="ce2">
            <text:p>176.53323</text:p>
          </table:table-cell>
          <table:table-cell office:value-type="float" office:value="5.6666664999999998" table:style-name="ce2">
            <text:p>5.6666665</text:p>
          </table:table-cell>
          <table:table-cell office:value-type="float" office:value="165.60342" table:style-name="ce2">
            <text:p>165.60342</text:p>
          </table:table-cell>
          <table:table-cell office:value-type="float" office:value="6.0003440000000001" table:style-name="ce2">
            <text:p>6.000344</text:p>
          </table:table-cell>
          <table:table-cell office:value-type="float" office:value="154.898" table:style-name="ce2">
            <text:p>154.898</text:p>
          </table:table-cell>
          <table:table-cell table:number-columns-repeated="16314"/>
        </table:table-row>
        <table:table-row table:style-name="ro1">
          <table:table-cell office:value-type="float" office:value="5.3343334000000002" table:style-name="ce2">
            <text:p>5.3343334</text:p>
          </table:table-cell>
          <table:table-cell office:value-type="float" office:value="176.65512000000001" table:style-name="ce2">
            <text:p>176.65512</text:p>
          </table:table-cell>
          <table:table-cell office:value-type="float" office:value="5.6676289999999998" table:style-name="ce2">
            <text:p>5.667629</text:p>
          </table:table-cell>
          <table:table-cell office:value-type="float" office:value="165.63817" table:style-name="ce2">
            <text:p>165.63817</text:p>
          </table:table-cell>
          <table:table-cell office:value-type="float" office:value="6.0010000000000003" table:style-name="ce2">
            <text:p>6.001</text:p>
          </table:table-cell>
          <table:table-cell office:value-type="float" office:value="154.80302" table:style-name="ce2">
            <text:p>154.80302</text:p>
          </table:table-cell>
          <table:table-cell office:value-type="float" office:value="5.0010000000000003" table:style-name="ce2">
            <text:p>5.001</text:p>
          </table:table-cell>
          <table:table-cell office:value-type="float" office:value="187.20721" table:style-name="ce2">
            <text:p>187.20721</text:p>
          </table:table-cell>
          <table:table-cell office:value-type="float" office:value="5.3343334000000002" table:style-name="ce2">
            <text:p>5.3343334</text:p>
          </table:table-cell>
          <table:table-cell office:value-type="float" office:value="176.42995999999999" table:style-name="ce2">
            <text:p>176.42996</text:p>
          </table:table-cell>
          <table:table-cell office:value-type="float" office:value="5.6668760000000002" table:style-name="ce2">
            <text:p>5.666876</text:p>
          </table:table-cell>
          <table:table-cell office:value-type="float" office:value="165.60344000000001" table:style-name="ce2">
            <text:p>165.60344</text:p>
          </table:table-cell>
          <table:table-cell office:value-type="float" office:value="6.0010000000000003" table:style-name="ce2">
            <text:p>6.001</text:p>
          </table:table-cell>
          <table:table-cell office:value-type="float" office:value="154.80394000000001" table:style-name="ce2">
            <text:p>154.80394</text:p>
          </table:table-cell>
          <table:table-cell office:value-type="float" office:value="9.8193660000000005" table:style-name="ce2">
            <text:p>9.819366</text:p>
          </table:table-cell>
          <table:table-cell office:value-type="float" office:value="189.99928" table:style-name="ce2">
            <text:p>189.99928</text:p>
          </table:table-cell>
          <table:table-cell office:value-type="float" office:value="10.541667" table:style-name="ce2">
            <text:p>10.541667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10.875" table:style-name="ce2">
            <text:p>10.875</text:p>
          </table:table-cell>
          <table:table-cell office:value-type="float" office:value="321.87997000000001" table:style-name="ce2">
            <text:p>321.87997</text:p>
          </table:table-cell>
          <table:table-cell office:value-type="float" office:value="8.3757780000000004" table:style-name="ce2">
            <text:p>8.375778</text:p>
          </table:table-cell>
          <table:table-cell office:value-type="float" office:value="154.92874" table:style-name="ce2">
            <text:p>154.92874</text:p>
          </table:table-cell>
          <table:table-cell office:value-type="float" office:value="5.0009116999999996" table:style-name="ce2">
            <text:p>5.0009117</text:p>
          </table:table-cell>
          <table:table-cell office:value-type="float" office:value="187.33028999999999" table:style-name="ce2">
            <text:p>187.33029</text:p>
          </table:table-cell>
          <table:table-cell office:value-type="float" office:value="5.3340069999999997" table:style-name="ce2">
            <text:p>5.334007</text:p>
          </table:table-cell>
          <table:table-cell office:value-type="float" office:value="176.72467" table:style-name="ce2">
            <text:p>176.72467</text:p>
          </table:table-cell>
          <table:table-cell office:value-type="float" office:value="5.6673207000000003" table:style-name="ce2">
            <text:p>5.6673207</text:p>
          </table:table-cell>
          <table:table-cell office:value-type="float" office:value="166.51485" table:style-name="ce2">
            <text:p>166.51485</text:p>
          </table:table-cell>
          <table:table-cell office:value-type="float" office:value="6.0008526" table:style-name="ce2">
            <text:p>6.0008526</text:p>
          </table:table-cell>
          <table:table-cell office:value-type="float" office:value="154.96025" table:style-name="ce2">
            <text:p>154.96025</text:p>
          </table:table-cell>
          <table:table-cell office:value-type="float" office:value="5.3463286999999999" table:style-name="ce2">
            <text:p>5.3463287</text:p>
          </table:table-cell>
          <table:table-cell office:value-type="float" office:value="187.26399000000001" table:style-name="ce2">
            <text:p>187.26399</text:p>
          </table:table-cell>
          <table:table-cell office:value-type="float" office:value="5.5638084000000001" table:style-name="ce2">
            <text:p>5.5638084</text:p>
          </table:table-cell>
          <table:table-cell office:value-type="float" office:value="183.29155" table:style-name="ce2">
            <text:p>183.29155</text:p>
          </table:table-cell>
          <table:table-cell office:value-type="float" office:value="5.9993834000000001" table:style-name="ce2">
            <text:p>5.9993834</text:p>
          </table:table-cell>
          <table:table-cell office:value-type="float" office:value="165.6337" table:style-name="ce2">
            <text:p>165.6337</text:p>
          </table:table-cell>
          <table:table-cell office:value-type="float" office:value="6.3290787000000002" table:style-name="ce2">
            <text:p>6.3290787</text:p>
          </table:table-cell>
          <table:table-cell office:value-type="float" office:value="158.68785" table:style-name="ce2">
            <text:p>158.68785</text:p>
          </table:table-cell>
          <table:table-cell office:value-type="float" office:value="5.0008553999999998" table:style-name="ce2">
            <text:p>5.0008554</text:p>
          </table:table-cell>
          <table:table-cell office:value-type="float" office:value="187.20927" table:style-name="ce2">
            <text:p>187.20927</text:p>
          </table:table-cell>
          <table:table-cell office:value-type="float" office:value="5.3340424999999998" table:style-name="ce2">
            <text:p>5.3340425</text:p>
          </table:table-cell>
          <table:table-cell office:value-type="float" office:value="176.43599" table:style-name="ce2">
            <text:p>176.43599</text:p>
          </table:table-cell>
          <table:table-cell office:value-type="float" office:value="5.6673393000000001" table:style-name="ce2">
            <text:p>5.6673393</text:p>
          </table:table-cell>
          <table:table-cell office:value-type="float" office:value="165.61201" table:style-name="ce2">
            <text:p>165.61201</text:p>
          </table:table-cell>
          <table:table-cell office:value-type="float" office:value="6.0006620000000002" table:style-name="ce2">
            <text:p>6.000662</text:p>
          </table:table-cell>
          <table:table-cell office:value-type="float" office:value="154.83258000000001" table:style-name="ce2">
            <text:p>154.83258</text:p>
          </table:table-cell>
          <table:table-cell office:value-type="float" office:value="8.037229" table:style-name="ce2">
            <text:p>8.037229</text:p>
          </table:table-cell>
          <table:table-cell office:value-type="float" office:value="187.25165999999999" table:style-name="ce2">
            <text:p>187.25166</text:p>
          </table:table-cell>
          <table:table-cell office:value-type="float" office:value="9.4329605000000001" table:style-name="ce2">
            <text:p>9.4329605</text:p>
          </table:table-cell>
          <table:table-cell office:value-type="float" office:value="180.81143" table:style-name="ce2">
            <text:p>180.81143</text:p>
          </table:table-cell>
          <table:table-cell office:value-type="float" office:value="7.9650873999999998" table:style-name="ce2">
            <text:p>7.9650874</text:p>
          </table:table-cell>
          <table:table-cell office:value-type="float" office:value="167.91466" table:style-name="ce2">
            <text:p>167.91466</text:p>
          </table:table-cell>
          <table:table-cell office:value-type="float" office:value="10.25" table:style-name="ce2">
            <text:p>10.25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21.991667" table:style-name="ce2">
            <text:p>21.991667</text:p>
          </table:table-cell>
          <table:table-cell office:value-type="float" office:value="187.20325" table:style-name="ce2">
            <text:p>187.20325</text:p>
          </table:table-cell>
          <table:table-cell office:value-type="float" office:value="17.353977" table:style-name="ce2">
            <text:p>17.353977</text:p>
          </table:table-cell>
          <table:table-cell office:value-type="float" office:value="387.89548000000002" table:style-name="ce2">
            <text:p>387.89548</text:p>
          </table:table-cell>
          <table:table-cell office:value-type="float" office:value="10.424943000000001" table:style-name="ce2">
            <text:p>10.424943</text:p>
          </table:table-cell>
          <table:table-cell office:value-type="float" office:value="165.79429999999999" table:style-name="ce2">
            <text:p>165.7943</text:p>
          </table:table-cell>
          <table:table-cell office:value-type="float" office:value="21.001657000000002" table:style-name="ce2">
            <text:p>21.001657</text:p>
          </table:table-cell>
          <table:table-cell office:value-type="float" office:value="154.91287" table:style-name="ce2">
            <text:p>154.91287</text:p>
          </table:table-cell>
          <table:table-cell office:value-type="float" office:value="5.0008290000000004" table:style-name="ce2">
            <text:p>5.000829</text:p>
          </table:table-cell>
          <table:table-cell office:value-type="float" office:value="187.92255" table:style-name="ce2">
            <text:p>187.92255</text:p>
          </table:table-cell>
          <table:table-cell office:value-type="float" office:value="5.3339350000000003" table:style-name="ce2">
            <text:p>5.333935</text:p>
          </table:table-cell>
          <table:table-cell office:value-type="float" office:value="176.53790000000001" table:style-name="ce2">
            <text:p>176.5379</text:p>
          </table:table-cell>
          <table:table-cell office:value-type="float" office:value="5.6676663999999999" table:style-name="ce2">
            <text:p>5.6676664</text:p>
          </table:table-cell>
          <table:table-cell office:value-type="float" office:value="165.60342" table:style-name="ce2">
            <text:p>165.60342</text:p>
          </table:table-cell>
          <table:table-cell office:value-type="float" office:value="6.0005607999999997" table:style-name="ce2">
            <text:p>6.0005608</text:p>
          </table:table-cell>
          <table:table-cell office:value-type="float" office:value="154.90450999999999" table:style-name="ce2">
            <text:p>154.90451</text:p>
          </table:table-cell>
          <table:table-cell table:number-columns-repeated="16314"/>
        </table:table-row>
        <table:table-row table:style-name="ro1">
          <table:table-cell office:value-type="float" office:value="6.3556432999999997" table:style-name="ce2">
            <text:p>6.3556433</text:p>
          </table:table-cell>
          <table:table-cell office:value-type="float" office:value="154.51512" table:style-name="ce2">
            <text:p>154.51512</text:p>
          </table:table-cell>
          <table:table-cell office:value-type="float" office:value="8.2520050000000005" table:style-name="ce2">
            <text:p>8.252005</text:p>
          </table:table-cell>
          <table:table-cell office:value-type="float" office:value="143.49816999999999" table:style-name="ce2">
            <text:p>143.49817</text:p>
          </table:table-cell>
          <table:table-cell office:value-type="float" office:value="8.2182910000000007" table:style-name="ce2">
            <text:p>8.218291</text:p>
          </table:table-cell>
          <table:table-cell office:value-type="float" office:value="132.66301999999999" table:style-name="ce2">
            <text:p>132.66302</text:p>
          </table:table-cell>
          <table:table-cell office:value-type="float" office:value="7.4134463999999998" table:style-name="ce2">
            <text:p>7.4134464</text:p>
          </table:table-cell>
          <table:table-cell office:value-type="float" office:value="176.94721999999999" table:style-name="ce2">
            <text:p>176.94722</text:p>
          </table:table-cell>
          <table:table-cell office:value-type="float" office:value="6.4797089999999997" table:style-name="ce2">
            <text:p>6.479709</text:p>
          </table:table-cell>
          <table:table-cell office:value-type="float" office:value="166.16997000000001" table:style-name="ce2">
            <text:p>166.16997</text:p>
          </table:table-cell>
          <table:table-cell office:value-type="float" office:value="8.8211919999999999" table:style-name="ce2">
            <text:p>8.821192</text:p>
          </table:table-cell>
          <table:table-cell office:value-type="float" office:value="155.34343999999999" table:style-name="ce2">
            <text:p>155.34344</text:p>
          </table:table-cell>
          <table:table-cell office:value-type="float" office:value="9.8662480000000006" table:style-name="ce2">
            <text:p>9.866248</text:p>
          </table:table-cell>
          <table:table-cell office:value-type="float" office:value="144.54395" table:style-name="ce2">
            <text:p>144.54395</text:p>
          </table:table-cell>
          <table:table-cell office:value-type="float" office:value="11.607151999999999" table:style-name="ce2">
            <text:p>11.607152</text:p>
          </table:table-cell>
          <table:table-cell office:value-type="float" office:value="174.60927000000001" table:style-name="ce2">
            <text:p>174.60927</text:p>
          </table:table-cell>
          <table:table-cell office:value-type="float" office:value="11.706087999999999" table:style-name="ce2">
            <text:p>11.706088</text:p>
          </table:table-cell>
          <table:table-cell office:value-type="float" office:value="161.00998000000001" table:style-name="ce2">
            <text:p>161.00998</text:p>
          </table:table-cell>
          <table:table-cell office:value-type="float" office:value="11.35" table:style-name="ce2">
            <text:p>11.35</text:p>
          </table:table-cell>
          <table:table-cell office:value-type="float" office:value="306.48996" table:style-name="ce2">
            <text:p>306.48996</text:p>
          </table:table-cell>
          <table:table-cell office:value-type="float" office:value="11.683332999999999" table:style-name="ce2">
            <text:p>11.683333</text:p>
          </table:table-cell>
          <table:table-cell office:value-type="float" office:value="139.53872999999999" table:style-name="ce2">
            <text:p>139.53873</text:p>
          </table:table-cell>
          <table:table-cell office:value-type="float" office:value="6.6583332999999998" table:style-name="ce2">
            <text:p>6.6583333</text:p>
          </table:table-cell>
          <table:table-cell office:value-type="float" office:value="133.60028" table:style-name="ce2">
            <text:p>133.60028</text:p>
          </table:table-cell>
          <table:table-cell office:value-type="float" office:value="8.1548429999999996" table:style-name="ce2">
            <text:p>8.154843</text:p>
          </table:table-cell>
          <table:table-cell office:value-type="float" office:value="122.99467" table:style-name="ce2">
            <text:p>122.99467</text:p>
          </table:table-cell>
          <table:table-cell office:value-type="float" office:value="7.3377910000000002" table:style-name="ce2">
            <text:p>7.337791</text:p>
          </table:table-cell>
          <table:table-cell office:value-type="float" office:value="112.78484" table:style-name="ce2">
            <text:p>112.78484</text:p>
          </table:table-cell>
          <table:table-cell office:value-type="float" office:value="7.8265675999999997" table:style-name="ce2">
            <text:p>7.8265676</text:p>
          </table:table-cell>
          <table:table-cell office:value-type="float" office:value="101.23025" table:style-name="ce2">
            <text:p>101.23025</text:p>
          </table:table-cell>
          <table:table-cell office:value-type="float" office:value="5.9938602000000003" table:style-name="ce2">
            <text:p>5.9938602</text:p>
          </table:table-cell>
          <table:table-cell office:value-type="float" office:value="173.22398000000001" table:style-name="ce2">
            <text:p>173.22398</text:p>
          </table:table-cell>
          <table:table-cell office:value-type="float" office:value="6.141667" table:style-name="ce2">
            <text:p>6.141667</text:p>
          </table:table-cell>
          <table:table-cell office:value-type="float" office:value="169.25154000000001" table:style-name="ce2">
            <text:p>169.25154</text:p>
          </table:table-cell>
          <table:table-cell office:value-type="float" office:value="6.9309782999999996" table:style-name="ce2">
            <text:p>6.9309783</text:p>
          </table:table-cell>
          <table:table-cell office:value-type="float" office:value="151.59369000000001" table:style-name="ce2">
            <text:p>151.59369</text:p>
          </table:table-cell>
          <table:table-cell office:value-type="float" office:value="6.8083334000000004" table:style-name="ce2">
            <text:p>6.8083334</text:p>
          </table:table-cell>
          <table:table-cell office:value-type="float" office:value="144.64784" table:style-name="ce2">
            <text:p>144.64784</text:p>
          </table:table-cell>
          <table:table-cell office:value-type="float" office:value="5.4097160000000004" table:style-name="ce2">
            <text:p>5.409716</text:p>
          </table:table-cell>
          <table:table-cell office:value-type="float" office:value="179.91927999999999" table:style-name="ce2">
            <text:p>179.91928</text:p>
          </table:table-cell>
          <table:table-cell office:value-type="float" office:value="5.8308629999999999" table:style-name="ce2">
            <text:p>5.830863</text:p>
          </table:table-cell>
          <table:table-cell office:value-type="float" office:value="169.14599999999999" table:style-name="ce2">
            <text:p>169.146</text:p>
          </table:table-cell>
          <table:table-cell office:value-type="float" office:value="5.9952740000000002" table:style-name="ce2">
            <text:p>5.995274</text:p>
          </table:table-cell>
          <table:table-cell office:value-type="float" office:value="158.322" table:style-name="ce2">
            <text:p>158.322</text:p>
          </table:table-cell>
          <table:table-cell office:value-type="float" office:value="6.2249999999999996" table:style-name="ce2">
            <text:p>6.225</text:p>
          </table:table-cell>
          <table:table-cell office:value-type="float" office:value="147.54258999999999" table:style-name="ce2">
            <text:p>147.54259</text:p>
          </table:table-cell>
          <table:table-cell office:value-type="float" office:value="10.44772" table:style-name="ce2">
            <text:p>10.44772</text:p>
          </table:table-cell>
          <table:table-cell office:value-type="float" office:value="171.59165999999999" table:style-name="ce2">
            <text:p>171.59166</text:p>
          </table:table-cell>
          <table:table-cell office:value-type="float" office:value="10.066667000000001" table:style-name="ce2">
            <text:p>10.066667</text:p>
          </table:table-cell>
          <table:table-cell office:value-type="float" office:value="165.15143" table:style-name="ce2">
            <text:p>165.15143</text:p>
          </table:table-cell>
          <table:table-cell office:value-type="float" office:value="10.4" table:style-name="ce2">
            <text:p>10.4</text:p>
          </table:table-cell>
          <table:table-cell office:value-type="float" office:value="152.25468000000001" table:style-name="ce2">
            <text:p>152.25468</text:p>
          </table:table-cell>
          <table:table-cell office:value-type="float" office:value="11.605423" table:style-name="ce2">
            <text:p>11.605423</text:p>
          </table:table-cell>
          <table:table-cell office:value-type="float" office:value="139.13997000000001" table:style-name="ce2">
            <text:p>139.13997</text:p>
          </table:table-cell>
          <table:table-cell office:value-type="float" office:value="23.000494" table:style-name="ce2">
            <text:p>23.000494</text:p>
          </table:table-cell>
          <table:table-cell office:value-type="float" office:value="154.53325000000001" table:style-name="ce2">
            <text:p>154.53325</text:p>
          </table:table-cell>
          <table:table-cell office:value-type="float" office:value="23" table:style-name="ce2">
            <text:p>23</text:p>
          </table:table-cell>
          <table:table-cell office:value-type="float" office:value="366.02550000000002" table:style-name="ce2">
            <text:p>366.0255</text:p>
          </table:table-cell>
          <table:table-cell office:value-type="float" office:value="23.000032000000001" table:style-name="ce2">
            <text:p>23.000032</text:p>
          </table:table-cell>
          <table:table-cell office:value-type="float" office:value="154.72426999999999" table:style-name="ce2">
            <text:p>154.72427</text:p>
          </table:table-cell>
          <table:table-cell office:value-type="float" office:value="23.000682999999999" table:style-name="ce2">
            <text:p>23.000683</text:p>
          </table:table-cell>
          <table:table-cell office:value-type="float" office:value="154.64287999999999" table:style-name="ce2">
            <text:p>154.64288</text:p>
          </table:table-cell>
          <table:table-cell office:value-type="float" office:value="7.0839467000000003" table:style-name="ce2">
            <text:p>7.0839467</text:p>
          </table:table-cell>
          <table:table-cell office:value-type="float" office:value="137.70255" table:style-name="ce2">
            <text:p>137.70255</text:p>
          </table:table-cell>
          <table:table-cell office:value-type="float" office:value="7.2135850000000001" table:style-name="ce2">
            <text:p>7.213585</text:p>
          </table:table-cell>
          <table:table-cell office:value-type="float" office:value="126.31791" table:style-name="ce2">
            <text:p>126.31791</text:p>
          </table:table-cell>
          <table:table-cell office:value-type="float" office:value="8.0458370000000006" table:style-name="ce2">
            <text:p>8.045837</text:p>
          </table:table-cell>
          <table:table-cell office:value-type="float" office:value="115.383415" table:style-name="ce2">
            <text:p>115.383415</text:p>
          </table:table-cell>
          <table:table-cell office:value-type="float" office:value="8.037293" table:style-name="ce2">
            <text:p>8.037293</text:p>
          </table:table-cell>
          <table:table-cell office:value-type="float" office:value="104.6845" table:style-name="ce2">
            <text:p>104.6845</text:p>
          </table:table-cell>
          <table:table-cell table:number-columns-repeated="16314"/>
        </table:table-row>
        <table:table-row table:style-name="ro1">
          <table:table-cell office:value-type="float" office:value="6.3926873000000004" table:style-name="ce2">
            <text:p>6.3926873</text:p>
          </table:table-cell>
          <table:table-cell office:value-type="float" office:value="155.62645000000001" table:style-name="ce2">
            <text:p>155.62645</text:p>
          </table:table-cell>
          <table:table-cell office:value-type="float" office:value="8.2545669999999998" table:style-name="ce2">
            <text:p>8.254567</text:p>
          </table:table-cell>
          <table:table-cell office:value-type="float" office:value="143.57504" table:style-name="ce2">
            <text:p>143.57504</text:p>
          </table:table-cell>
          <table:table-cell office:value-type="float" office:value="8.2185755" table:style-name="ce2">
            <text:p>8.2185755</text:p>
          </table:table-cell>
          <table:table-cell office:value-type="float" office:value="132.67155" table:style-name="ce2">
            <text:p>132.67155</text:p>
          </table:table-cell>
          <table:table-cell office:value-type="float" office:value="7.6448869999999998" table:style-name="ce2">
            <text:p>7.644887</text:p>
          </table:table-cell>
          <table:table-cell office:value-type="float" office:value="387.77800000000002" table:style-name="ce2">
            <text:p>387.778</text:p>
          </table:table-cell>
          <table:table-cell office:value-type="float" office:value="6.6088757999999999" table:style-name="ce2">
            <text:p>6.6088758</text:p>
          </table:table-cell>
          <table:table-cell office:value-type="float" office:value="283.83429999999998" table:style-name="ce2">
            <text:p>283.8343</text:p>
          </table:table-cell>
          <table:table-cell office:value-type="float" office:value="9.0101999999999993" table:style-name="ce2">
            <text:p>9.0102</text:p>
          </table:table-cell>
          <table:table-cell office:value-type="float" office:value="327.52008000000001" table:style-name="ce2">
            <text:p>327.52008</text:p>
          </table:table-cell>
          <table:table-cell office:value-type="float" office:value="9.9697469999999999" table:style-name="ce2">
            <text:p>9.969747</text:p>
          </table:table-cell>
          <table:table-cell office:value-type="float" office:value="238.82587000000001" table:style-name="ce2">
            <text:p>238.82587</text:p>
          </table:table-cell>
          <table:table-cell office:value-type="float" office:value="11.840538" table:style-name="ce2">
            <text:p>11.840538</text:p>
          </table:table-cell>
          <table:table-cell office:value-type="float" office:value="181.61087000000001" table:style-name="ce2">
            <text:p>181.61087</text:p>
          </table:table-cell>
          <table:table-cell office:value-type="float" office:value="11.706856999999999" table:style-name="ce2">
            <text:p>11.706857</text:p>
          </table:table-cell>
          <table:table-cell office:value-type="float" office:value="161.03304" table:style-name="ce2">
            <text:p>161.03304</text:p>
          </table:table-cell>
          <table:table-cell office:value-type="float" office:value="13.45" table:style-name="ce2">
            <text:p>13.45</text:p>
          </table:table-cell>
          <table:table-cell office:value-type="float" office:value="306.48996" table:style-name="ce2">
            <text:p>306.48996</text:p>
          </table:table-cell>
          <table:table-cell office:value-type="float" office:value="13.783334" table:style-name="ce2">
            <text:p>13.783334</text:p>
          </table:table-cell>
          <table:table-cell office:value-type="float" office:value="139.53872999999999" table:style-name="ce2">
            <text:p>139.53873</text:p>
          </table:table-cell>
          <table:table-cell office:value-type="float" office:value="9.1166669999999996" table:style-name="ce2">
            <text:p>9.116667</text:p>
          </table:table-cell>
          <table:table-cell office:value-type="float" office:value="133.60028" table:style-name="ce2">
            <text:p>133.60028</text:p>
          </table:table-cell>
          <table:table-cell office:value-type="float" office:value="8.2155900000000006" table:style-name="ce2">
            <text:p>8.21559</text:p>
          </table:table-cell>
          <table:table-cell office:value-type="float" office:value="124.817055" table:style-name="ce2">
            <text:p>124.817055</text:p>
          </table:table-cell>
          <table:table-cell office:value-type="float" office:value="7.3458796" table:style-name="ce2">
            <text:p>7.3458796</text:p>
          </table:table-cell>
          <table:table-cell office:value-type="float" office:value="113.02750399999999" table:style-name="ce2">
            <text:p>113.027504</text:p>
          </table:table-cell>
          <table:table-cell office:value-type="float" office:value="8.0342870000000008" table:style-name="ce2">
            <text:p>8.034287</text:p>
          </table:table-cell>
          <table:table-cell office:value-type="float" office:value="107.46184" table:style-name="ce2">
            <text:p>107.46184</text:p>
          </table:table-cell>
          <table:table-cell office:value-type="float" office:value="5.9949884000000004" table:style-name="ce2">
            <text:p>5.9949884</text:p>
          </table:table-cell>
          <table:table-cell office:value-type="float" office:value="174.25171" table:style-name="ce2">
            <text:p>174.25171</text:p>
          </table:table-cell>
          <table:table-cell office:value-type="float" office:value="6.6916665999999996" table:style-name="ce2">
            <text:p>6.6916666</text:p>
          </table:table-cell>
          <table:table-cell office:value-type="float" office:value="169.25154000000001" table:style-name="ce2">
            <text:p>169.25154</text:p>
          </table:table-cell>
          <table:table-cell office:value-type="float" office:value="6.9686275000000002" table:style-name="ce2">
            <text:p>6.9686275</text:p>
          </table:table-cell>
          <table:table-cell office:value-type="float" office:value="152.72316000000001" table:style-name="ce2">
            <text:p>152.72316</text:p>
          </table:table-cell>
          <table:table-cell office:value-type="float" office:value="7.358333" table:style-name="ce2">
            <text:p>7.358333</text:p>
          </table:table-cell>
          <table:table-cell office:value-type="float" office:value="144.64784" table:style-name="ce2">
            <text:p>144.64784</text:p>
          </table:table-cell>
          <table:table-cell office:value-type="float" office:value="5.6380980000000003" table:style-name="ce2">
            <text:p>5.638098</text:p>
          </table:table-cell>
          <table:table-cell office:value-type="float" office:value="387.96350000000001" table:style-name="ce2">
            <text:p>387.9635</text:p>
          </table:table-cell>
          <table:table-cell office:value-type="float" office:value="5.9970903" table:style-name="ce2">
            <text:p>5.9970903</text:p>
          </table:table-cell>
          <table:table-cell office:value-type="float" office:value="320.57080000000002" table:style-name="ce2">
            <text:p>320.5708</text:p>
          </table:table-cell>
          <table:table-cell office:value-type="float" office:value="5.9973039999999997" table:style-name="ce2">
            <text:p>5.997304</text:p>
          </table:table-cell>
          <table:table-cell office:value-type="float" office:value="158.38290000000001" table:style-name="ce2">
            <text:p>158.3829</text:p>
          </table:table-cell>
          <table:table-cell office:value-type="float" office:value="6.7416669999999996" table:style-name="ce2">
            <text:p>6.741667</text:p>
          </table:table-cell>
          <table:table-cell office:value-type="float" office:value="147.54258999999999" table:style-name="ce2">
            <text:p>147.54259</text:p>
          </table:table-cell>
          <table:table-cell office:value-type="float" office:value="10.467216499999999" table:style-name="ce2">
            <text:p>10.4672165</text:p>
          </table:table-cell>
          <table:table-cell office:value-type="float" office:value="172.17657" table:style-name="ce2">
            <text:p>172.17657</text:p>
          </table:table-cell>
          <table:table-cell office:value-type="float" office:value="12.083333" table:style-name="ce2">
            <text:p>12.083333</text:p>
          </table:table-cell>
          <table:table-cell office:value-type="float" office:value="165.15143" table:style-name="ce2">
            <text:p>165.15143</text:p>
          </table:table-cell>
          <table:table-cell office:value-type="float" office:value="12.416667" table:style-name="ce2">
            <text:p>12.416667</text:p>
          </table:table-cell>
          <table:table-cell office:value-type="float" office:value="152.25468000000001" table:style-name="ce2">
            <text:p>152.25468</text:p>
          </table:table-cell>
          <table:table-cell office:value-type="float" office:value="11.877910999999999" table:style-name="ce2">
            <text:p>11.877911</text:p>
          </table:table-cell>
          <table:table-cell office:value-type="float" office:value="387.36264" table:style-name="ce2">
            <text:p>387.36264</text:p>
          </table:table-cell>
          <table:table-cell office:value-type="float" office:value="23.000637000000001" table:style-name="ce2">
            <text:p>23.000637</text:p>
          </table:table-cell>
          <table:table-cell office:value-type="float" office:value="154.53754000000001" table:style-name="ce2">
            <text:p>154.53754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366.02550000000002" table:style-name="ce2">
            <text:p>366.0255</text:p>
          </table:table-cell>
          <table:table-cell office:value-type="float" office:value="23.000171999999999" table:style-name="ce2">
            <text:p>23.000172</text:p>
          </table:table-cell>
          <table:table-cell office:value-type="float" office:value="154.72845000000001" table:style-name="ce2">
            <text:p>154.72845</text:p>
          </table:table-cell>
          <table:table-cell office:value-type="float" office:value="23.000952000000002" table:style-name="ce2">
            <text:p>23.000952</text:p>
          </table:table-cell>
          <table:table-cell office:value-type="float" office:value="154.65096" table:style-name="ce2">
            <text:p>154.65096</text:p>
          </table:table-cell>
          <table:table-cell office:value-type="float" office:value="7.3098200000000002" table:style-name="ce2">
            <text:p>7.30982</text:p>
          </table:table-cell>
          <table:table-cell office:value-type="float" office:value="343.46197999999998" table:style-name="ce2">
            <text:p>343.46198</text:p>
          </table:table-cell>
          <table:table-cell office:value-type="float" office:value="7.2152589999999996" table:style-name="ce2">
            <text:p>7.215259</text:p>
          </table:table-cell>
          <table:table-cell office:value-type="float" office:value="126.36812999999999" table:style-name="ce2">
            <text:p>126.36813</text:p>
          </table:table-cell>
          <table:table-cell office:value-type="float" office:value="8.0462279999999993" table:style-name="ce2">
            <text:p>8.046228</text:p>
          </table:table-cell>
          <table:table-cell office:value-type="float" office:value="115.39514" table:style-name="ce2">
            <text:p>115.39514</text:p>
          </table:table-cell>
          <table:table-cell office:value-type="float" office:value="8.0457099999999997" table:style-name="ce2">
            <text:p>8.04571</text:p>
          </table:table-cell>
          <table:table-cell office:value-type="float" office:value="104.93698999999999" table:style-name="ce2">
            <text:p>104.93699</text:p>
          </table:table-cell>
          <table:table-cell table:number-columns-repeated="16314"/>
        </table:table-row>
        <table:table-row table:style-name="ro1">
          <table:table-cell office:value-type="float" office:value="8.5083330000000004" table:style-name="ce2">
            <text:p>8.508333</text:p>
          </table:table-cell>
          <table:table-cell office:value-type="float" office:value="141.58644000000001" table:style-name="ce2">
            <text:p>141.58644</text:p>
          </table:table-cell>
          <table:table-cell office:value-type="float" office:value="10.711429000000001" table:style-name="ce2">
            <text:p>10.711429</text:p>
          </table:table-cell>
          <table:table-cell office:value-type="float" office:value="129.53505999999999" table:style-name="ce2">
            <text:p>129.53506</text:p>
          </table:table-cell>
          <table:table-cell office:value-type="float" office:value="9.4447154999999992" table:style-name="ce2">
            <text:p>9.4447155</text:p>
          </table:table-cell>
          <table:table-cell office:value-type="float" office:value="118.63155" table:style-name="ce2">
            <text:p>118.63155</text:p>
          </table:table-cell>
          <table:table-cell office:value-type="float" office:value="20.154133000000002" table:style-name="ce2">
            <text:p>20.154133</text:p>
          </table:table-cell>
          <table:table-cell office:value-type="float" office:value="201.74799999999999" table:style-name="ce2">
            <text:p>201.748</text:p>
          </table:table-cell>
          <table:table-cell office:value-type="float" office:value="18.648743" table:style-name="ce2">
            <text:p>18.648743</text:p>
          </table:table-cell>
          <table:table-cell office:value-type="float" office:value="97.804276000000002" table:style-name="ce2">
            <text:p>97.804276</text:p>
          </table:table-cell>
          <table:table-cell office:value-type="float" office:value="17.318622999999999" table:style-name="ce2">
            <text:p>17.318623</text:p>
          </table:table-cell>
          <table:table-cell office:value-type="float" office:value="141.49010000000001" table:style-name="ce2">
            <text:p>141.4901</text:p>
          </table:table-cell>
          <table:table-cell office:value-type="float" office:value="16.483333999999999" table:style-name="ce2">
            <text:p>16.483334</text:p>
          </table:table-cell>
          <table:table-cell office:value-type="float" office:value="52.795853000000001" table:style-name="ce2">
            <text:p>52.795853</text:p>
          </table:table-cell>
          <table:table-cell office:value-type="float" office:value="13.768829999999999" table:style-name="ce2">
            <text:p>13.76883</text:p>
          </table:table-cell>
          <table:table-cell office:value-type="float" office:value="165.68090000000001" table:style-name="ce2">
            <text:p>165.6809</text:p>
          </table:table-cell>
          <table:table-cell office:value-type="float" office:value="14.106037000000001" table:style-name="ce2">
            <text:p>14.106037</text:p>
          </table:table-cell>
          <table:table-cell office:value-type="float" office:value="145.10302999999999" table:style-name="ce2">
            <text:p>145.10303</text:p>
          </table:table-cell>
          <table:table-cell office:value-type="float" office:value="13.941667000000001" table:style-name="ce2">
            <text:p>13.941667</text:p>
          </table:table-cell>
          <table:table-cell office:value-type="float" office:value="290.55997000000002" table:style-name="ce2">
            <text:p>290.55997</text:p>
          </table:table-cell>
          <table:table-cell office:value-type="float" office:value="15.276166999999999" table:style-name="ce2">
            <text:p>15.276167</text:p>
          </table:table-cell>
          <table:table-cell office:value-type="float" office:value="123.60875" table:style-name="ce2">
            <text:p>123.60875</text:p>
          </table:table-cell>
          <table:table-cell office:value-type="float" office:value="9.6666670000000003" table:style-name="ce2">
            <text:p>9.666667</text:p>
          </table:table-cell>
          <table:table-cell office:value-type="float" office:value="115.78027" table:style-name="ce2">
            <text:p>115.78027</text:p>
          </table:table-cell>
          <table:table-cell office:value-type="float" office:value="10.415986999999999" table:style-name="ce2">
            <text:p>10.415987</text:p>
          </table:table-cell>
          <table:table-cell office:value-type="float" office:value="106.99705" table:style-name="ce2">
            <text:p>106.99705</text:p>
          </table:table-cell>
          <table:table-cell office:value-type="float" office:value="12.625019999999999" table:style-name="ce2">
            <text:p>12.62502</text:p>
          </table:table-cell>
          <table:table-cell office:value-type="float" office:value="95.207530000000006" table:style-name="ce2">
            <text:p>95.20753</text:p>
          </table:table-cell>
          <table:table-cell office:value-type="float" office:value="17.799002000000002" table:style-name="ce2">
            <text:p>17.799002</text:p>
          </table:table-cell>
          <table:table-cell office:value-type="float" office:value="89.641829999999999" table:style-name="ce2">
            <text:p>89.64183</text:p>
          </table:table-cell>
          <table:table-cell office:value-type="float" office:value="6.816846" table:style-name="ce2">
            <text:p>6.816846</text:p>
          </table:table-cell>
          <table:table-cell office:value-type="float" office:value="160.21170000000001" table:style-name="ce2">
            <text:p>160.2117</text:p>
          </table:table-cell>
          <table:table-cell office:value-type="float" office:value="7.3008695000000001" table:style-name="ce2">
            <text:p>7.3008695</text:p>
          </table:table-cell>
          <table:table-cell office:value-type="float" office:value="155.21153000000001" table:style-name="ce2">
            <text:p>155.21153</text:p>
          </table:table-cell>
          <table:table-cell office:value-type="float" office:value="7.4583335000000002" table:style-name="ce2">
            <text:p>7.4583335</text:p>
          </table:table-cell>
          <table:table-cell office:value-type="float" office:value="138.68315000000001" table:style-name="ce2">
            <text:p>138.68315</text:p>
          </table:table-cell>
          <table:table-cell office:value-type="float" office:value="7.7916664999999998" table:style-name="ce2">
            <text:p>7.7916665</text:p>
          </table:table-cell>
          <table:table-cell office:value-type="float" office:value="130.60783000000001" table:style-name="ce2">
            <text:p>130.60783</text:p>
          </table:table-cell>
          <table:table-cell office:value-type="float" office:value="6.3509640000000003" table:style-name="ce2">
            <text:p>6.350964</text:p>
          </table:table-cell>
          <table:table-cell office:value-type="float" office:value="372.0335" table:style-name="ce2">
            <text:p>372.0335</text:p>
          </table:table-cell>
          <table:table-cell office:value-type="float" office:value="6.9792842999999998" table:style-name="ce2">
            <text:p>6.9792843</text:p>
          </table:table-cell>
          <table:table-cell office:value-type="float" office:value="304.64080000000001" table:style-name="ce2">
            <text:p>304.6408</text:p>
          </table:table-cell>
          <table:table-cell office:value-type="float" office:value="7.2354000000000003" table:style-name="ce2">
            <text:p>7.2354</text:p>
          </table:table-cell>
          <table:table-cell office:value-type="float" office:value="142.4529" table:style-name="ce2">
            <text:p>142.4529</text:p>
          </table:table-cell>
          <table:table-cell office:value-type="float" office:value="7.233333" table:style-name="ce2">
            <text:p>7.233333</text:p>
          </table:table-cell>
          <table:table-cell office:value-type="float" office:value="131.61259999999999" table:style-name="ce2">
            <text:p>131.6126</text:p>
          </table:table-cell>
          <table:table-cell office:value-type="float" office:value="12.241667" table:style-name="ce2">
            <text:p>12.241667</text:p>
          </table:table-cell>
          <table:table-cell office:value-type="float" office:value="156.24656999999999" table:style-name="ce2">
            <text:p>156.24657</text:p>
          </table:table-cell>
          <table:table-cell office:value-type="float" office:value="13.215368" table:style-name="ce2">
            <text:p>13.215368</text:p>
          </table:table-cell>
          <table:table-cell office:value-type="float" office:value="149.22141999999999" table:style-name="ce2">
            <text:p>149.22142</text:p>
          </table:table-cell>
          <table:table-cell office:value-type="float" office:value="14.678241999999999" table:style-name="ce2">
            <text:p>14.678242</text:p>
          </table:table-cell>
          <table:table-cell office:value-type="float" office:value="136.32468" table:style-name="ce2">
            <text:p>136.32468</text:p>
          </table:table-cell>
          <table:table-cell office:value-type="float" office:value="15.092408000000001" table:style-name="ce2">
            <text:p>15.092408</text:p>
          </table:table-cell>
          <table:table-cell office:value-type="float" office:value="371.43265000000002" table:style-name="ce2">
            <text:p>371.43265</text:p>
          </table:table-cell>
          <table:table-cell office:value-type="float" office:value="23.995152999999998" table:style-name="ce2">
            <text:p>23.995153</text:p>
          </table:table-cell>
          <table:table-cell office:value-type="float" office:value="122.40752999999999" table:style-name="ce2">
            <text:p>122.40753</text:p>
          </table:table-cell>
          <table:table-cell office:value-type="float" office:value="23.999244999999998" table:style-name="ce2">
            <text:p>23.999245</text:p>
          </table:table-cell>
          <table:table-cell office:value-type="float" office:value="333.89550000000003" table:style-name="ce2">
            <text:p>333.8955</text:p>
          </table:table-cell>
          <table:table-cell office:value-type="float" office:value="23.995697" table:style-name="ce2">
            <text:p>23.995697</text:p>
          </table:table-cell>
          <table:table-cell office:value-type="float" office:value="122.59845" table:style-name="ce2">
            <text:p>122.59845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122.52095" table:style-name="ce2">
            <text:p>122.52095</text:p>
          </table:table-cell>
          <table:table-cell office:value-type="float" office:value="8.2594410000000007" table:style-name="ce2">
            <text:p>8.259441</text:p>
          </table:table-cell>
          <table:table-cell office:value-type="float" office:value="337.52197000000001" table:style-name="ce2">
            <text:p>337.52197</text:p>
          </table:table-cell>
          <table:table-cell office:value-type="float" office:value="8.3768969999999996" table:style-name="ce2">
            <text:p>8.376897</text:p>
          </table:table-cell>
          <table:table-cell office:value-type="float" office:value="120.42813" table:style-name="ce2">
            <text:p>120.42813</text:p>
          </table:table-cell>
          <table:table-cell office:value-type="float" office:value="8.2333339999999993" table:style-name="ce2">
            <text:p>8.233334</text:p>
          </table:table-cell>
          <table:table-cell office:value-type="float" office:value="109.45514" table:style-name="ce2">
            <text:p>109.45514</text:p>
          </table:table-cell>
          <table:table-cell office:value-type="float" office:value="8.7998729999999998" table:style-name="ce2">
            <text:p>8.799873</text:p>
          </table:table-cell>
          <table:table-cell office:value-type="float" office:value="98.996989999999997" table:style-name="ce2">
            <text:p>98.99699</text:p>
          </table:table-cell>
          <table:table-cell table:number-columns-repeated="16314"/>
        </table:table-row>
        <table:table-row table:style-name="ro1">
          <table:table-cell office:value-type="float" office:value="10.616667" table:style-name="ce2">
            <text:p>10.616667</text:p>
          </table:table-cell>
          <table:table-cell office:value-type="float" office:value="141.58644000000001" table:style-name="ce2">
            <text:p>141.58644</text:p>
          </table:table-cell>
          <table:table-cell office:value-type="float" office:value="10.810890000000001" table:style-name="ce2">
            <text:p>10.81089</text:p>
          </table:table-cell>
          <table:table-cell office:value-type="float" office:value="132.5189" table:style-name="ce2">
            <text:p>132.5189</text:p>
          </table:table-cell>
          <table:table-cell office:value-type="float" office:value="9.4461139999999997" table:style-name="ce2">
            <text:p>9.446114</text:p>
          </table:table-cell>
          <table:table-cell office:value-type="float" office:value="118.67349" table:style-name="ce2">
            <text:p>118.67349</text:p>
          </table:table-cell>
          <table:table-cell office:value-type="float" office:value="20.155472" table:style-name="ce2">
            <text:p>20.155472</text:p>
          </table:table-cell>
          <table:table-cell office:value-type="float" office:value="201.78818000000001" table:style-name="ce2">
            <text:p>201.78818</text:p>
          </table:table-cell>
          <table:table-cell office:value-type="float" office:value="18.68263" table:style-name="ce2">
            <text:p>18.68263</text:p>
          </table:table-cell>
          <table:table-cell office:value-type="float" office:value="98.820909999999998" table:style-name="ce2">
            <text:p>98.82091</text:p>
          </table:table-cell>
          <table:table-cell office:value-type="float" office:value="17.318968000000002" table:style-name="ce2">
            <text:p>17.318968</text:p>
          </table:table-cell>
          <table:table-cell office:value-type="float" office:value="141.50046" table:style-name="ce2">
            <text:p>141.50046</text:p>
          </table:table-cell>
          <table:table-cell office:value-type="float" office:value="21.908332999999999" table:style-name="ce2">
            <text:p>21.908333</text:p>
          </table:table-cell>
          <table:table-cell office:value-type="float" office:value="215.54581999999999" table:style-name="ce2">
            <text:p>215.54582</text:p>
          </table:table-cell>
          <table:table-cell office:value-type="float" office:value="13.977741" table:style-name="ce2">
            <text:p>13.977741</text:p>
          </table:table-cell>
          <table:table-cell office:value-type="float" office:value="171.94823" table:style-name="ce2">
            <text:p>171.94823</text:p>
          </table:table-cell>
          <table:table-cell office:value-type="float" office:value="14.107329" table:style-name="ce2">
            <text:p>14.107329</text:p>
          </table:table-cell>
          <table:table-cell office:value-type="float" office:value="145.14179999999999" table:style-name="ce2">
            <text:p>145.1418</text:p>
          </table:table-cell>
          <table:table-cell office:value-type="float" office:value="16.475000000000001" table:style-name="ce2">
            <text:p>16.475</text:p>
          </table:table-cell>
          <table:table-cell office:value-type="float" office:value="290.55997000000002" table:style-name="ce2">
            <text:p>290.55997</text:p>
          </table:table-cell>
          <table:table-cell office:value-type="float" office:value="15.807164999999999" table:style-name="ce2">
            <text:p>15.807165</text:p>
          </table:table-cell>
          <table:table-cell office:value-type="float" office:value="139.53871000000001" table:style-name="ce2">
            <text:p>139.53871</text:p>
          </table:table-cell>
          <table:table-cell office:value-type="float" office:value="18.016666000000001" table:style-name="ce2">
            <text:p>18.016666</text:p>
          </table:table-cell>
          <table:table-cell office:value-type="float" office:value="115.78027" table:style-name="ce2">
            <text:p>115.78027</text:p>
          </table:table-cell>
          <table:table-cell office:value-type="float" office:value="10.418077" table:style-name="ce2">
            <text:p>10.418077</text:p>
          </table:table-cell>
          <table:table-cell office:value-type="float" office:value="107.05976" table:style-name="ce2">
            <text:p>107.05976</text:p>
          </table:table-cell>
          <table:table-cell office:value-type="float" office:value="12.866738" table:style-name="ce2">
            <text:p>12.866738</text:p>
          </table:table-cell>
          <table:table-cell office:value-type="float" office:value="315.40100000000001" table:style-name="ce2">
            <text:p>315.401</text:p>
          </table:table-cell>
          <table:table-cell office:value-type="float" office:value="17.800830000000001" table:style-name="ce2">
            <text:p>17.80083</text:p>
          </table:table-cell>
          <table:table-cell office:value-type="float" office:value="89.696700000000007" table:style-name="ce2">
            <text:p>89.6967</text:p>
          </table:table-cell>
          <table:table-cell office:value-type="float" office:value="6.8284855000000002" table:style-name="ce2">
            <text:p>6.8284855</text:p>
          </table:table-cell>
          <table:table-cell office:value-type="float" office:value="160.56088" table:style-name="ce2">
            <text:p>160.56088</text:p>
          </table:table-cell>
          <table:table-cell office:value-type="float" office:value="7.3360194999999999" table:style-name="ce2">
            <text:p>7.3360195</text:p>
          </table:table-cell>
          <table:table-cell office:value-type="float" office:value="156.26604" table:style-name="ce2">
            <text:p>156.26604</text:p>
          </table:table-cell>
          <table:table-cell office:value-type="float" office:value="8.0416670000000003" table:style-name="ce2">
            <text:p>8.041667</text:p>
          </table:table-cell>
          <table:table-cell office:value-type="float" office:value="138.68315000000001" table:style-name="ce2">
            <text:p>138.68315</text:p>
          </table:table-cell>
          <table:table-cell office:value-type="float" office:value="8.375" table:style-name="ce2">
            <text:p>8.375</text:p>
          </table:table-cell>
          <table:table-cell office:value-type="float" office:value="130.60783000000001" table:style-name="ce2">
            <text:p>130.60783</text:p>
          </table:table-cell>
          <table:table-cell office:value-type="float" office:value="6.3511449999999998" table:style-name="ce2">
            <text:p>6.351145</text:p>
          </table:table-cell>
          <table:table-cell office:value-type="float" office:value="372.19815" table:style-name="ce2">
            <text:p>372.19815</text:p>
          </table:table-cell>
          <table:table-cell office:value-type="float" office:value="7.0141033999999998" table:style-name="ce2">
            <text:p>7.0141034</text:p>
          </table:table-cell>
          <table:table-cell office:value-type="float" office:value="305.68540000000002" table:style-name="ce2">
            <text:p>305.6854</text:p>
          </table:table-cell>
          <table:table-cell office:value-type="float" office:value="7.235773" table:style-name="ce2">
            <text:p>7.235773</text:p>
          </table:table-cell>
          <table:table-cell office:value-type="float" office:value="142.46408" table:style-name="ce2">
            <text:p>142.46408</text:p>
          </table:table-cell>
          <table:table-cell office:value-type="float" office:value="7.858333" table:style-name="ce2">
            <text:p>7.858333</text:p>
          </table:table-cell>
          <table:table-cell office:value-type="float" office:value="131.61259999999999" table:style-name="ce2">
            <text:p>131.6126</text:p>
          </table:table-cell>
          <table:table-cell office:value-type="float" office:value="14.258333" table:style-name="ce2">
            <text:p>14.258333</text:p>
          </table:table-cell>
          <table:table-cell office:value-type="float" office:value="216.74655000000001" table:style-name="ce2">
            <text:p>216.74655</text:p>
          </table:table-cell>
          <table:table-cell office:value-type="float" office:value="13.287592" table:style-name="ce2">
            <text:p>13.287592</text:p>
          </table:table-cell>
          <table:table-cell office:value-type="float" office:value="151.38811999999999" table:style-name="ce2">
            <text:p>151.38812</text:p>
          </table:table-cell>
          <table:table-cell office:value-type="float" office:value="14.750443000000001" table:style-name="ce2">
            <text:p>14.750443</text:p>
          </table:table-cell>
          <table:table-cell office:value-type="float" office:value="202.09683000000001" table:style-name="ce2">
            <text:p>202.09683</text:p>
          </table:table-cell>
          <table:table-cell office:value-type="float" office:value="15.109896000000001" table:style-name="ce2">
            <text:p>15.109896</text:p>
          </table:table-cell>
          <table:table-cell office:value-type="float" office:value="371.95728000000003" table:style-name="ce2">
            <text:p>371.95728</text:p>
          </table:table-cell>
          <table:table-cell office:value-type="float" office:value="23.995304000000001" table:style-name="ce2">
            <text:p>23.995304</text:p>
          </table:table-cell>
          <table:table-cell office:value-type="float" office:value="122.41204999999999" table:style-name="ce2">
            <text:p>122.41205</text:p>
          </table:table-cell>
          <table:table-cell office:value-type="float" office:value="23.999714000000001" table:style-name="ce2">
            <text:p>23.999714</text:p>
          </table:table-cell>
          <table:table-cell office:value-type="float" office:value="333.90958000000001" table:style-name="ce2">
            <text:p>333.90958</text:p>
          </table:table-cell>
          <table:table-cell office:value-type="float" office:value="23.995833999999999" table:style-name="ce2">
            <text:p>23.995834</text:p>
          </table:table-cell>
          <table:table-cell office:value-type="float" office:value="122.60257" table:style-name="ce2">
            <text:p>122.60257</text:p>
          </table:table-cell>
          <table:table-cell office:value-type="float" office:value="24" table:style-name="ce2">
            <text:p>24</text:p>
          </table:table-cell>
          <table:table-cell office:value-type="float" office:value="122.77095" table:style-name="ce2">
            <text:p>122.77095</text:p>
          </table:table-cell>
          <table:table-cell office:value-type="float" office:value="8.2599490000000007" table:style-name="ce2">
            <text:p>8.259949</text:p>
          </table:table-cell>
          <table:table-cell office:value-type="float" office:value="337.98415999999997" table:style-name="ce2">
            <text:p>337.98416</text:p>
          </table:table-cell>
          <table:table-cell office:value-type="float" office:value="8.5321409999999993" table:style-name="ce2">
            <text:p>8.532141</text:p>
          </table:table-cell>
          <table:table-cell office:value-type="float" office:value="125.08544999999999" table:style-name="ce2">
            <text:p>125.08545</text:p>
          </table:table-cell>
          <table:table-cell office:value-type="float" office:value="9.0166660000000007" table:style-name="ce2">
            <text:p>9.016666</text:p>
          </table:table-cell>
          <table:table-cell office:value-type="float" office:value="132.95511999999999" table:style-name="ce2">
            <text:p>132.95512</text:p>
          </table:table-cell>
          <table:table-cell office:value-type="float" office:value="9.1167940000000005" table:style-name="ce2">
            <text:p>9.116794</text:p>
          </table:table-cell>
          <table:table-cell office:value-type="float" office:value="387.69635" table:style-name="ce2">
            <text:p>387.69635</text:p>
          </table:table-cell>
          <table:table-cell table:number-columns-repeated="16314"/>
        </table:table-row>
        <table:table-row table:style-name="ro1">
          <table:table-cell office:value-type="float" office:value="12.271247000000001" table:style-name="ce2">
            <text:p>12.271247</text:p>
          </table:table-cell>
          <table:table-cell office:value-type="float" office:value="129.16643999999999" table:style-name="ce2">
            <text:p>129.16644</text:p>
          </table:table-cell>
          <table:table-cell office:value-type="float" office:value="11.443417999999999" table:style-name="ce2">
            <text:p>11.443418</text:p>
          </table:table-cell>
          <table:table-cell office:value-type="float" office:value="120.09891" table:style-name="ce2">
            <text:p>120.09891</text:p>
          </table:table-cell>
          <table:table-cell office:value-type="float" office:value="11.666667" table:style-name="ce2">
            <text:p>11.666667</text:p>
          </table:table-cell>
          <table:table-cell office:value-type="float" office:value="106.253494" table:style-name="ce2">
            <text:p>106.253494</text:p>
          </table:table-cell>
          <table:table-cell office:value-type="float" office:value="23.000843" table:style-name="ce2">
            <text:p>23.000843</text:p>
          </table:table-cell>
          <table:table-cell office:value-type="float" office:value="134.01815999999999" table:style-name="ce2">
            <text:p>134.01816</text:p>
          </table:table-cell>
          <table:table-cell office:value-type="float" office:value="23.000076" table:style-name="ce2">
            <text:p>23.000076</text:p>
          </table:table-cell>
          <table:table-cell office:value-type="float" office:value="41.850909999999999" table:style-name="ce2">
            <text:p>41.85091</text:p>
          </table:table-cell>
          <table:table-cell office:value-type="float" office:value="23" table:style-name="ce2">
            <text:p>23</text:p>
          </table:table-cell>
          <table:table-cell office:value-type="float" office:value="95.330475000000007" table:style-name="ce2">
            <text:p>95.330475</text:p>
          </table:table-cell>
          <table:table-cell office:value-type="float" office:value="23.000592999999999" table:style-name="ce2">
            <text:p>23.000593</text:p>
          </table:table-cell>
          <table:table-cell office:value-type="float" office:value="180.17581000000001" table:style-name="ce2">
            <text:p>180.17581</text:p>
          </table:table-cell>
          <table:table-cell office:value-type="float" office:value="16.183332" table:style-name="ce2">
            <text:p>16.183332</text:p>
          </table:table-cell>
          <table:table-cell office:value-type="float" office:value="159.79826" table:style-name="ce2">
            <text:p>159.79826</text:p>
          </table:table-cell>
          <table:table-cell office:value-type="float" office:value="17.860727000000001" table:style-name="ce2">
            <text:p>17.860727</text:p>
          </table:table-cell>
          <table:table-cell office:value-type="float" office:value="132.99180000000001" table:style-name="ce2">
            <text:p>132.9918</text:p>
          </table:table-cell>
          <table:table-cell office:value-type="float" office:value="18.881643" table:style-name="ce2">
            <text:p>18.881643</text:p>
          </table:table-cell>
          <table:table-cell office:value-type="float" office:value="278.40996999999999" table:style-name="ce2">
            <text:p>278.40997</text:p>
          </table:table-cell>
          <table:table-cell office:value-type="float" office:value="18.258838999999998" table:style-name="ce2">
            <text:p>18.258839</text:p>
          </table:table-cell>
          <table:table-cell office:value-type="float" office:value="127.38871" table:style-name="ce2">
            <text:p>127.38871</text:p>
          </table:table-cell>
          <table:table-cell office:value-type="float" office:value="18.867858999999999" table:style-name="ce2">
            <text:p>18.867859</text:p>
          </table:table-cell>
          <table:table-cell office:value-type="float" office:value="96.610259999999997" table:style-name="ce2">
            <text:p>96.61026</text:p>
          </table:table-cell>
          <table:table-cell office:value-type="float" office:value="20.169602999999999" table:style-name="ce2">
            <text:p>20.169603</text:p>
          </table:table-cell>
          <table:table-cell office:value-type="float" office:value="87.889740000000003" table:style-name="ce2">
            <text:p>87.88974</text:p>
          </table:table-cell>
          <table:table-cell office:value-type="float" office:value="20.059833999999999" table:style-name="ce2">
            <text:p>20.059834</text:p>
          </table:table-cell>
          <table:table-cell office:value-type="float" office:value="296.23099999999999" table:style-name="ce2">
            <text:p>296.231</text:p>
          </table:table-cell>
          <table:table-cell office:value-type="float" office:value="19.608333999999999" table:style-name="ce2">
            <text:p>19.608334</text:p>
          </table:table-cell>
          <table:table-cell office:value-type="float" office:value="70.526690000000002" table:style-name="ce2">
            <text:p>70.52669</text:p>
          </table:table-cell>
          <table:table-cell office:value-type="float" office:value="7.8297132999999999" table:style-name="ce2">
            <text:p>7.8297133</text:p>
          </table:table-cell>
          <table:table-cell office:value-type="float" office:value="148.95089999999999" table:style-name="ce2">
            <text:p>148.9509</text:p>
          </table:table-cell>
          <table:table-cell office:value-type="float" office:value="8.2964549999999999" table:style-name="ce2">
            <text:p>8.296455</text:p>
          </table:table-cell>
          <table:table-cell office:value-type="float" office:value="144.65603999999999" table:style-name="ce2">
            <text:p>144.65604</text:p>
          </table:table-cell>
          <table:table-cell office:value-type="float" office:value="9.0072899999999994" table:style-name="ce2">
            <text:p>9.00729</text:p>
          </table:table-cell>
          <table:table-cell office:value-type="float" office:value="127.07317" table:style-name="ce2">
            <text:p>127.07317</text:p>
          </table:table-cell>
          <table:table-cell office:value-type="float" office:value="9.4160109999999992" table:style-name="ce2">
            <text:p>9.416011</text:p>
          </table:table-cell>
          <table:table-cell office:value-type="float" office:value="118.997826" table:style-name="ce2">
            <text:p>118.997826</text:p>
          </table:table-cell>
          <table:table-cell office:value-type="float" office:value="7.2193630000000004" table:style-name="ce2">
            <text:p>7.219363</text:p>
          </table:table-cell>
          <table:table-cell office:value-type="float" office:value="360.58812999999998" table:style-name="ce2">
            <text:p>360.58813</text:p>
          </table:table-cell>
          <table:table-cell office:value-type="float" office:value="8.2527249999999999" table:style-name="ce2">
            <text:p>8.252725</text:p>
          </table:table-cell>
          <table:table-cell office:value-type="float" office:value="294.07538" table:style-name="ce2">
            <text:p>294.07538</text:p>
          </table:table-cell>
          <table:table-cell office:value-type="float" office:value="8.0780930000000009" table:style-name="ce2">
            <text:p>8.078093</text:p>
          </table:table-cell>
          <table:table-cell office:value-type="float" office:value="130.85409999999999" table:style-name="ce2">
            <text:p>130.8541</text:p>
          </table:table-cell>
          <table:table-cell office:value-type="float" office:value="8.4529250000000005" table:style-name="ce2">
            <text:p>8.452925</text:p>
          </table:table-cell>
          <table:table-cell office:value-type="float" office:value="120.0026" table:style-name="ce2">
            <text:p>120.0026</text:p>
          </table:table-cell>
          <table:table-cell office:value-type="float" office:value="14.938762000000001" table:style-name="ce2">
            <text:p>14.938762</text:p>
          </table:table-cell>
          <table:table-cell office:value-type="float" office:value="202.97655" table:style-name="ce2">
            <text:p>202.97655</text:p>
          </table:table-cell>
          <table:table-cell office:value-type="float" office:value="17.319154999999999" table:style-name="ce2">
            <text:p>17.319155</text:p>
          </table:table-cell>
          <table:table-cell office:value-type="float" office:value="137.61812" table:style-name="ce2">
            <text:p>137.61812</text:p>
          </table:table-cell>
          <table:table-cell office:value-type="float" office:value="17.674151999999999" table:style-name="ce2">
            <text:p>17.674152</text:p>
          </table:table-cell>
          <table:table-cell office:value-type="float" office:value="188.32683" table:style-name="ce2">
            <text:p>188.32683</text:p>
          </table:table-cell>
          <table:table-cell office:value-type="float" office:value="18.035128" table:style-name="ce2">
            <text:p>18.035128</text:p>
          </table:table-cell>
          <table:table-cell office:value-type="float" office:value="358.18725999999998" table:style-name="ce2">
            <text:p>358.1872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9.5437469999999998" table:style-name="ce2">
            <text:p>9.543747</text:p>
          </table:table-cell>
          <table:table-cell office:value-type="float" office:value="322.86417" table:style-name="ce2">
            <text:p>322.86417</text:p>
          </table:table-cell>
          <table:table-cell office:value-type="float" office:value="9.15" table:style-name="ce2">
            <text:p>9.15</text:p>
          </table:table-cell>
          <table:table-cell office:value-type="float" office:value="109.96545999999999" table:style-name="ce2">
            <text:p>109.96546</text:p>
          </table:table-cell>
          <table:table-cell office:value-type="float" office:value="9.822222" table:style-name="ce2">
            <text:p>9.822222</text:p>
          </table:table-cell>
          <table:table-cell office:value-type="float" office:value="117.835106" table:style-name="ce2">
            <text:p>117.835106</text:p>
          </table:table-cell>
          <table:table-cell office:value-type="float" office:value="10.141279000000001" table:style-name="ce2">
            <text:p>10.141279</text:p>
          </table:table-cell>
          <table:table-cell office:value-type="float" office:value="372.57634999999999" table:style-name="ce2">
            <text:p>372.57635</text:p>
          </table:table-cell>
          <table:table-cell table:number-columns-repeated="16314"/>
        </table:table-row>
        <table:table-row table:style-name="ro1">
          <table:table-cell office:value-type="float" office:value="12.883706999999999" table:style-name="ce2">
            <text:p>12.883707</text:p>
          </table:table-cell>
          <table:table-cell office:value-type="float" office:value="147.54024999999999" table:style-name="ce2">
            <text:p>147.54025</text:p>
          </table:table-cell>
          <table:table-cell office:value-type="float" office:value="11.607226000000001" table:style-name="ce2">
            <text:p>11.607226</text:p>
          </table:table-cell>
          <table:table-cell office:value-type="float" office:value="125.01317" table:style-name="ce2">
            <text:p>125.01317</text:p>
          </table:table-cell>
          <table:table-cell office:value-type="float" office:value="13.783334" table:style-name="ce2">
            <text:p>13.783334</text:p>
          </table:table-cell>
          <table:table-cell office:value-type="float" office:value="169.7535" table:style-name="ce2">
            <text:p>169.7535</text:p>
          </table:table-cell>
          <table:table-cell office:value-type="float" office:value="23.000997999999999" table:style-name="ce2">
            <text:p>23.000998</text:p>
          </table:table-cell>
          <table:table-cell office:value-type="float" office:value="134.15889000000001" table:style-name="ce2">
            <text:p>134.15889</text:p>
          </table:table-cell>
          <table:table-cell office:value-type="float" office:value="23.000664" table:style-name="ce2">
            <text:p>23.000664</text:p>
          </table:table-cell>
          <table:table-cell office:value-type="float" office:value="42.386060000000001" table:style-name="ce2">
            <text:p>42.38606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95.330475000000007" table:style-name="ce2">
            <text:p>95.330475</text:p>
          </table:table-cell>
          <table:table-cell office:value-type="float" office:value="23.000768999999998" table:style-name="ce2">
            <text:p>23.000769</text:p>
          </table:table-cell>
          <table:table-cell office:value-type="float" office:value="180.33565999999999" table:style-name="ce2">
            <text:p>180.33566</text:p>
          </table:table-cell>
          <table:table-cell office:value-type="float" office:value="18.291665999999999" table:style-name="ce2">
            <text:p>18.291666</text:p>
          </table:table-cell>
          <table:table-cell office:value-type="float" office:value="159.79826" table:style-name="ce2">
            <text:p>159.79826</text:p>
          </table:table-cell>
          <table:table-cell office:value-type="float" office:value="17.936340000000001" table:style-name="ce2">
            <text:p>17.93634</text:p>
          </table:table-cell>
          <table:table-cell office:value-type="float" office:value="135.2602" table:style-name="ce2">
            <text:p>135.2602</text:p>
          </table:table-cell>
          <table:table-cell office:value-type="float" office:value="18.884125000000001" table:style-name="ce2">
            <text:p>18.884125</text:p>
          </table:table-cell>
          <table:table-cell office:value-type="float" office:value="278.48439999999999" table:style-name="ce2">
            <text:p>278.4844</text:p>
          </table:table-cell>
          <table:table-cell office:value-type="float" office:value="19.23048" table:style-name="ce2">
            <text:p>19.23048</text:p>
          </table:table-cell>
          <table:table-cell office:value-type="float" office:value="156.53796" table:style-name="ce2">
            <text:p>156.53796</text:p>
          </table:table-cell>
          <table:table-cell office:value-type="float" office:value="18.869264999999999" table:style-name="ce2">
            <text:p>18.869265</text:p>
          </table:table-cell>
          <table:table-cell office:value-type="float" office:value="96.652434999999997" table:style-name="ce2">
            <text:p>96.652435</text:p>
          </table:table-cell>
          <table:table-cell office:value-type="float" office:value="20.171386999999999" table:style-name="ce2">
            <text:p>20.171387</text:p>
          </table:table-cell>
          <table:table-cell office:value-type="float" office:value="87.943240000000003" table:style-name="ce2">
            <text:p>87.94324</text:p>
          </table:table-cell>
          <table:table-cell office:value-type="float" office:value="20.679155000000002" table:style-name="ce2">
            <text:p>20.679155</text:p>
          </table:table-cell>
          <table:table-cell office:value-type="float" office:value="296.23099999999999" table:style-name="ce2">
            <text:p>296.231</text:p>
          </table:table-cell>
          <table:table-cell office:value-type="float" office:value="21.125" table:style-name="ce2">
            <text:p>21.125</text:p>
          </table:table-cell>
          <table:table-cell office:value-type="float" office:value="116.02668" table:style-name="ce2">
            <text:p>116.02668</text:p>
          </table:table-cell>
          <table:table-cell office:value-type="float" office:value="8.4180600000000005" table:style-name="ce2">
            <text:p>8.41806</text:p>
          </table:table-cell>
          <table:table-cell office:value-type="float" office:value="166.60130000000001" table:style-name="ce2">
            <text:p>166.6013</text:p>
          </table:table-cell>
          <table:table-cell office:value-type="float" office:value="8.3171510000000008" table:style-name="ce2">
            <text:p>8.317151</text:p>
          </table:table-cell>
          <table:table-cell office:value-type="float" office:value="145.27690000000001" table:style-name="ce2">
            <text:p>145.2769</text:p>
          </table:table-cell>
          <table:table-cell office:value-type="float" office:value="9.0504265000000004" table:style-name="ce2">
            <text:p>9.0504265</text:p>
          </table:table-cell>
          <table:table-cell office:value-type="float" office:value="128.36727999999999" table:style-name="ce2">
            <text:p>128.36728</text:p>
          </table:table-cell>
          <table:table-cell office:value-type="float" office:value="9.4319620000000004" table:style-name="ce2">
            <text:p>9.431962</text:p>
          </table:table-cell>
          <table:table-cell office:value-type="float" office:value="119.476364" table:style-name="ce2">
            <text:p>119.476364</text:p>
          </table:table-cell>
          <table:table-cell office:value-type="float" office:value="7.2195406000000002" table:style-name="ce2">
            <text:p>7.2195406</text:p>
          </table:table-cell>
          <table:table-cell office:value-type="float" office:value="360.59343999999999" table:style-name="ce2">
            <text:p>360.59344</text:p>
          </table:table-cell>
          <table:table-cell office:value-type="float" office:value="8.2959794999999996" table:style-name="ce2">
            <text:p>8.2959795</text:p>
          </table:table-cell>
          <table:table-cell office:value-type="float" office:value="295.37302" table:style-name="ce2">
            <text:p>295.37302</text:p>
          </table:table-cell>
          <table:table-cell office:value-type="float" office:value="8.3423090000000002" table:style-name="ce2">
            <text:p>8.342309</text:p>
          </table:table-cell>
          <table:table-cell office:value-type="float" office:value="371.54270000000002" table:style-name="ce2">
            <text:p>371.5427</text:p>
          </table:table-cell>
          <table:table-cell office:value-type="float" office:value="8.7470750000000006" table:style-name="ce2">
            <text:p>8.747075</text:p>
          </table:table-cell>
          <table:table-cell office:value-type="float" office:value="387.95898" table:style-name="ce2">
            <text:p>387.95898</text:p>
          </table:table-cell>
          <table:table-cell office:value-type="float" office:value="15.036687000000001" table:style-name="ce2">
            <text:p>15.036687</text:p>
          </table:table-cell>
          <table:table-cell office:value-type="float" office:value="205.9143" table:style-name="ce2">
            <text:p>205.9143</text:p>
          </table:table-cell>
          <table:table-cell office:value-type="float" office:value="17.330475" table:style-name="ce2">
            <text:p>17.330475</text:p>
          </table:table-cell>
          <table:table-cell office:value-type="float" office:value="137.95771999999999" table:style-name="ce2">
            <text:p>137.95772</text:p>
          </table:table-cell>
          <table:table-cell office:value-type="float" office:value="17.772628999999998" table:style-name="ce2">
            <text:p>17.772629</text:p>
          </table:table-cell>
          <table:table-cell office:value-type="float" office:value="191.28112999999999" table:style-name="ce2">
            <text:p>191.28113</text:p>
          </table:table-cell>
          <table:table-cell office:value-type="float" office:value="18.24999" table:style-name="ce2">
            <text:p>18.24999</text:p>
          </table:table-cell>
          <table:table-cell office:value-type="float" office:value="364.63315" table:style-name="ce2">
            <text:p>364.6331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9.5502230000000008" table:style-name="ce2">
            <text:p>9.550223</text:p>
          </table:table-cell>
          <table:table-cell office:value-type="float" office:value="323.05847" table:style-name="ce2">
            <text:p>323.05847</text:p>
          </table:table-cell>
          <table:table-cell office:value-type="float" office:value="9.9333329999999993" table:style-name="ce2">
            <text:p>9.933333</text:p>
          </table:table-cell>
          <table:table-cell office:value-type="float" office:value="109.96545999999999" table:style-name="ce2">
            <text:p>109.96546</text:p>
          </table:table-cell>
          <table:table-cell office:value-type="float" office:value="9.8656819999999996" table:style-name="ce2">
            <text:p>9.865682</text:p>
          </table:table-cell>
          <table:table-cell office:value-type="float" office:value="119.13890000000001" table:style-name="ce2">
            <text:p>119.1389</text:p>
          </table:table-cell>
          <table:table-cell office:value-type="float" office:value="10.323112500000001" table:style-name="ce2">
            <text:p>10.3231125</text:p>
          </table:table-cell>
          <table:table-cell office:value-type="float" office:value="378.03134" table:style-name="ce2">
            <text:p>378.03134</text:p>
          </table:table-cell>
          <table:table-cell table:number-columns-repeated="16314"/>
        </table:table-row>
        <table:table-row table:style-name="ro1">
          <table:table-cell office:value-type="float" office:value="13.541667" table:style-name="ce2">
            <text:p>13.541667</text:p>
          </table:table-cell>
          <table:table-cell office:value-type="float" office:value="133.77025" table:style-name="ce2">
            <text:p>133.77025</text:p>
          </table:table-cell>
          <table:table-cell office:value-type="float" office:value="15.322877999999999" table:style-name="ce2">
            <text:p>15.322878</text:p>
          </table:table-cell>
          <table:table-cell office:value-type="float" office:value="111.24316399999999" table:style-name="ce2">
            <text:p>111.243164</text:p>
          </table:table-cell>
          <table:table-cell office:value-type="float" office:value="14.829241" table:style-name="ce2">
            <text:p>14.829241</text:p>
          </table:table-cell>
          <table:table-cell office:value-type="float" office:value="155.98352" table:style-name="ce2">
            <text:p>155.98352</text:p>
          </table:table-cell>
          <table:table-cell office:value-type="float" office:value="23.991938000000001" table:style-name="ce2">
            <text:p>23.991938</text:p>
          </table:table-cell>
          <table:table-cell office:value-type="float" office:value="102.028885" table:style-name="ce2">
            <text:p>102.028885</text:p>
          </table:table-cell>
          <table:table-cell office:value-type="float" office:value="23.998025999999999" table:style-name="ce2">
            <text:p>23.998026</text:p>
          </table:table-cell>
          <table:table-cell office:value-type="float" office:value="10.256054000000001" table:style-name="ce2">
            <text:p>10.256054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63.200470000000003" table:style-name="ce2">
            <text:p>63.20047</text:p>
          </table:table-cell>
          <table:table-cell office:value-type="float" office:value="23.993677000000002" table:style-name="ce2">
            <text:p>23.993677</text:p>
          </table:table-cell>
          <table:table-cell office:value-type="float" office:value="148.20565999999999" table:style-name="ce2">
            <text:p>148.20566</text:p>
          </table:table-cell>
          <table:table-cell office:value-type="float" office:value="18.716667000000001" table:style-name="ce2">
            <text:p>18.716667</text:p>
          </table:table-cell>
          <table:table-cell office:value-type="float" office:value="146.02823000000001" table:style-name="ce2">
            <text:p>146.02823</text:p>
          </table:table-cell>
          <table:table-cell office:value-type="float" office:value="20.873139999999999" table:style-name="ce2">
            <text:p>20.87314</text:p>
          </table:table-cell>
          <table:table-cell office:value-type="float" office:value="121.49021999999999" table:style-name="ce2">
            <text:p>121.49022</text:p>
          </table:table-cell>
          <table:table-cell office:value-type="float" office:value="21.42915" table:style-name="ce2">
            <text:p>21.42915</text:p>
          </table:table-cell>
          <table:table-cell office:value-type="float" office:value="264.71442000000002" table:style-name="ce2">
            <text:p>264.71442</text:p>
          </table:table-cell>
          <table:table-cell office:value-type="float" office:value="21.551655" table:style-name="ce2">
            <text:p>21.551655</text:p>
          </table:table-cell>
          <table:table-cell office:value-type="float" office:value="142.76793000000001" table:style-name="ce2">
            <text:p>142.76793</text:p>
          </table:table-cell>
          <table:table-cell office:value-type="float" office:value="21.33961" table:style-name="ce2">
            <text:p>21.33961</text:p>
          </table:table-cell>
          <table:table-cell office:value-type="float" office:value="77.212419999999995" table:style-name="ce2">
            <text:p>77.21242</text:p>
          </table:table-cell>
          <table:table-cell office:value-type="float" office:value="21.998602000000002" table:style-name="ce2">
            <text:p>21.998602</text:p>
          </table:table-cell>
          <table:table-cell office:value-type="float" office:value="68.503290000000007" table:style-name="ce2">
            <text:p>68.50329</text:p>
          </table:table-cell>
          <table:table-cell office:value-type="float" office:value="22.453379000000002" table:style-name="ce2">
            <text:p>22.453379</text:p>
          </table:table-cell>
          <table:table-cell office:value-type="float" office:value="276.791" table:style-name="ce2">
            <text:p>276.791</text:p>
          </table:table-cell>
          <table:table-cell office:value-type="float" office:value="22.857520999999998" table:style-name="ce2">
            <text:p>22.857521</text:p>
          </table:table-cell>
          <table:table-cell office:value-type="float" office:value="96.586669999999998" table:style-name="ce2">
            <text:p>96.58667</text:p>
          </table:table-cell>
          <table:table-cell office:value-type="float" office:value="9.1450069999999997" table:style-name="ce2">
            <text:p>9.145007</text:p>
          </table:table-cell>
          <table:table-cell office:value-type="float" office:value="150.94130000000001" table:style-name="ce2">
            <text:p>150.9413</text:p>
          </table:table-cell>
          <table:table-cell office:value-type="float" office:value="9.821313" table:style-name="ce2">
            <text:p>9.821313</text:p>
          </table:table-cell>
          <table:table-cell office:value-type="float" office:value="129.61693" table:style-name="ce2">
            <text:p>129.61693</text:p>
          </table:table-cell>
          <table:table-cell office:value-type="float" office:value="10.413308000000001" table:style-name="ce2">
            <text:p>10.413308</text:p>
          </table:table-cell>
          <table:table-cell office:value-type="float" office:value="112.70726999999999" table:style-name="ce2">
            <text:p>112.70727</text:p>
          </table:table-cell>
          <table:table-cell office:value-type="float" office:value="10.430287999999999" table:style-name="ce2">
            <text:p>10.430288</text:p>
          </table:table-cell>
          <table:table-cell office:value-type="float" office:value="103.81635" table:style-name="ce2">
            <text:p>103.81635</text:p>
          </table:table-cell>
          <table:table-cell office:value-type="float" office:value="8.4833339999999993" table:style-name="ce2">
            <text:p>8.483334</text:p>
          </table:table-cell>
          <table:table-cell office:value-type="float" office:value="344.39343000000002" table:style-name="ce2">
            <text:p>344.39343</text:p>
          </table:table-cell>
          <table:table-cell office:value-type="float" office:value="9.4696289999999994" table:style-name="ce2">
            <text:p>9.469629</text:p>
          </table:table-cell>
          <table:table-cell office:value-type="float" office:value="279.173" table:style-name="ce2">
            <text:p>279.173</text:p>
          </table:table-cell>
          <table:table-cell office:value-type="float" office:value="9.5856770000000004" table:style-name="ce2">
            <text:p>9.585677</text:p>
          </table:table-cell>
          <table:table-cell office:value-type="float" office:value="355.34267999999997" table:style-name="ce2">
            <text:p>355.34268</text:p>
          </table:table-cell>
          <table:table-cell office:value-type="float" office:value="9.871219" table:style-name="ce2">
            <text:p>9.871219</text:p>
          </table:table-cell>
          <table:table-cell office:value-type="float" office:value="371.75896999999998" table:style-name="ce2">
            <text:p>371.75897</text:p>
          </table:table-cell>
          <table:table-cell office:value-type="float" office:value="19.108160000000002" table:style-name="ce2">
            <text:p>19.10816</text:p>
          </table:table-cell>
          <table:table-cell office:value-type="float" office:value="189.71431000000001" table:style-name="ce2">
            <text:p>189.71431</text:p>
          </table:table-cell>
          <table:table-cell office:value-type="float" office:value="18.083334000000001" table:style-name="ce2">
            <text:p>18.083334</text:p>
          </table:table-cell>
          <table:table-cell office:value-type="float" office:value="121.75772000000001" table:style-name="ce2">
            <text:p>121.75772</text:p>
          </table:table-cell>
          <table:table-cell office:value-type="float" office:value="18.416665999999999" table:style-name="ce2">
            <text:p>18.416666</text:p>
          </table:table-cell>
          <table:table-cell office:value-type="float" office:value="175.08113" table:style-name="ce2">
            <text:p>175.08113</text:p>
          </table:table-cell>
          <table:table-cell office:value-type="float" office:value="19.090551000000001" table:style-name="ce2">
            <text:p>19.090551</text:p>
          </table:table-cell>
          <table:table-cell office:value-type="float" office:value="348.43313999999998" table:style-name="ce2">
            <text:p>348.4331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0.410818000000001" table:style-name="ce2">
            <text:p>10.410818</text:p>
          </table:table-cell>
          <table:table-cell office:value-type="float" office:value="309.28847999999999" table:style-name="ce2">
            <text:p>309.28848</text:p>
          </table:table-cell>
          <table:table-cell office:value-type="float" office:value="10.358333999999999" table:style-name="ce2">
            <text:p>10.358334</text:p>
          </table:table-cell>
          <table:table-cell office:value-type="float" office:value="96.195459999999997" table:style-name="ce2">
            <text:p>96.19546</text:p>
          </table:table-cell>
          <table:table-cell office:value-type="float" office:value="10.840538" table:style-name="ce2">
            <text:p>10.840538</text:p>
          </table:table-cell>
          <table:table-cell office:value-type="float" office:value="105.3689" table:style-name="ce2">
            <text:p>105.3689</text:p>
          </table:table-cell>
          <table:table-cell office:value-type="float" office:value="11.173159999999999" table:style-name="ce2">
            <text:p>11.17316</text:p>
          </table:table-cell>
          <table:table-cell office:value-type="float" office:value="364.26134999999999" table:style-name="ce2">
            <text:p>364.26135</text:p>
          </table:table-cell>
          <table:table-cell table:number-columns-repeated="16314"/>
        </table:table-row>
        <table:table-row table:style-name="ro1">
          <table:table-cell office:value-type="float" office:value="16.083334000000001" table:style-name="ce2">
            <text:p>16.083334</text:p>
          </table:table-cell>
          <table:table-cell office:value-type="float" office:value="133.77025" table:style-name="ce2">
            <text:p>133.77025</text:p>
          </table:table-cell>
          <table:table-cell office:value-type="float" office:value="15.330514000000001" table:style-name="ce2">
            <text:p>15.330514</text:p>
          </table:table-cell>
          <table:table-cell office:value-type="float" office:value="111.472244" table:style-name="ce2">
            <text:p>111.472244</text:p>
          </table:table-cell>
          <table:table-cell office:value-type="float" office:value="14.830714" table:style-name="ce2">
            <text:p>14.830714</text:p>
          </table:table-cell>
          <table:table-cell office:value-type="float" office:value="156.02772999999999" table:style-name="ce2">
            <text:p>156.02773</text:p>
          </table:table-cell>
          <table:table-cell office:value-type="float" office:value="23.992190000000001" table:style-name="ce2">
            <text:p>23.99219</text:p>
          </table:table-cell>
          <table:table-cell office:value-type="float" office:value="102.25823" table:style-name="ce2">
            <text:p>102.25823</text:p>
          </table:table-cell>
          <table:table-cell office:value-type="float" office:value="23.998657000000001" table:style-name="ce2">
            <text:p>23.998657</text:p>
          </table:table-cell>
          <table:table-cell office:value-type="float" office:value="10.274994" table:style-name="ce2">
            <text:p>10.274994</text:p>
          </table:table-cell>
          <table:table-cell office:value-type="float" office:value="24" table:style-name="ce2">
            <text:p>24</text:p>
          </table:table-cell>
          <table:table-cell office:value-type="float" office:value="63.200470000000003" table:style-name="ce2">
            <text:p>63.20047</text:p>
          </table:table-cell>
          <table:table-cell office:value-type="float" office:value="23.994008999999998" table:style-name="ce2">
            <text:p>23.994009</text:p>
          </table:table-cell>
          <table:table-cell office:value-type="float" office:value="148.21559999999999" table:style-name="ce2">
            <text:p>148.2156</text:p>
          </table:table-cell>
          <table:table-cell office:value-type="float" office:value="20.783332999999999" table:style-name="ce2">
            <text:p>20.783333</text:p>
          </table:table-cell>
          <table:table-cell office:value-type="float" office:value="146.02823000000001" table:style-name="ce2">
            <text:p>146.02823</text:p>
          </table:table-cell>
          <table:table-cell office:value-type="float" office:value="20.882317" table:style-name="ce2">
            <text:p>20.882317</text:p>
          </table:table-cell>
          <table:table-cell office:value-type="float" office:value="129.84933000000001" table:style-name="ce2">
            <text:p>129.84933</text:p>
          </table:table-cell>
          <table:table-cell office:value-type="float" office:value="21.430717000000001" table:style-name="ce2">
            <text:p>21.430717</text:p>
          </table:table-cell>
          <table:table-cell office:value-type="float" office:value="264.76143999999999" table:style-name="ce2">
            <text:p>264.76144</text:p>
          </table:table-cell>
          <table:table-cell office:value-type="float" office:value="21.556249999999999" table:style-name="ce2">
            <text:p>21.55625</text:p>
          </table:table-cell>
          <table:table-cell office:value-type="float" office:value="142.90577999999999" table:style-name="ce2">
            <text:p>142.90578</text:p>
          </table:table-cell>
          <table:table-cell office:value-type="float" office:value="21.347639999999998" table:style-name="ce2">
            <text:p>21.34764</text:p>
          </table:table-cell>
          <table:table-cell office:value-type="float" office:value="84.527289999999994" table:style-name="ce2">
            <text:p>84.52729</text:p>
          </table:table-cell>
          <table:table-cell office:value-type="float" office:value="22.196175" table:style-name="ce2">
            <text:p>22.196175</text:p>
          </table:table-cell>
          <table:table-cell office:value-type="float" office:value="74.430465999999996" table:style-name="ce2">
            <text:p>74.430466</text:p>
          </table:table-cell>
          <table:table-cell office:value-type="float" office:value="22.716851999999999" table:style-name="ce2">
            <text:p>22.716852</text:p>
          </table:table-cell>
          <table:table-cell office:value-type="float" office:value="284.6952" table:style-name="ce2">
            <text:p>284.6952</text:p>
          </table:table-cell>
          <table:table-cell office:value-type="float" office:value="22.954819000000001" table:style-name="ce2">
            <text:p>22.954819</text:p>
          </table:table-cell>
          <table:table-cell office:value-type="float" office:value="99.505600000000001" table:style-name="ce2">
            <text:p>99.5056</text:p>
          </table:table-cell>
          <table:table-cell office:value-type="float" office:value="9.1842784999999996" table:style-name="ce2">
            <text:p>9.1842785</text:p>
          </table:table-cell>
          <table:table-cell office:value-type="float" office:value="186.71555000000001" table:style-name="ce2">
            <text:p>186.71555</text:p>
          </table:table-cell>
          <table:table-cell office:value-type="float" office:value="9.8220759999999991" table:style-name="ce2">
            <text:p>9.822076</text:p>
          </table:table-cell>
          <table:table-cell office:value-type="float" office:value="129.63981999999999" table:style-name="ce2">
            <text:p>129.63982</text:p>
          </table:table-cell>
          <table:table-cell office:value-type="float" office:value="10.414713000000001" table:style-name="ce2">
            <text:p>10.414713</text:p>
          </table:table-cell>
          <table:table-cell office:value-type="float" office:value="112.74941" table:style-name="ce2">
            <text:p>112.74941</text:p>
          </table:table-cell>
          <table:table-cell office:value-type="float" office:value="10.446096000000001" table:style-name="ce2">
            <text:p>10.446096</text:p>
          </table:table-cell>
          <table:table-cell office:value-type="float" office:value="104.29059599999999" table:style-name="ce2">
            <text:p>104.290596</text:p>
          </table:table-cell>
          <table:table-cell office:value-type="float" office:value="9.216666" table:style-name="ce2">
            <text:p>9.216666</text:p>
          </table:table-cell>
          <table:table-cell office:value-type="float" office:value="344.39343000000002" table:style-name="ce2">
            <text:p>344.39343</text:p>
          </table:table-cell>
          <table:table-cell office:value-type="float" office:value="9.5160420000000006" table:style-name="ce2">
            <text:p>9.516042</text:p>
          </table:table-cell>
          <table:table-cell office:value-type="float" office:value="321.45175" table:style-name="ce2">
            <text:p>321.45175</text:p>
          </table:table-cell>
          <table:table-cell office:value-type="float" office:value="9.5901440000000004" table:style-name="ce2">
            <text:p>9.590144</text:p>
          </table:table-cell>
          <table:table-cell office:value-type="float" office:value="355.47667999999999" table:style-name="ce2">
            <text:p>355.47668</text:p>
          </table:table-cell>
          <table:table-cell office:value-type="float" office:value="9.8824620000000003" table:style-name="ce2">
            <text:p>9.882462</text:p>
          </table:table-cell>
          <table:table-cell office:value-type="float" office:value="372.09625" table:style-name="ce2">
            <text:p>372.09625</text:p>
          </table:table-cell>
          <table:table-cell office:value-type="float" office:value="19.190193000000001" table:style-name="ce2">
            <text:p>19.190193</text:p>
          </table:table-cell>
          <table:table-cell office:value-type="float" office:value="264.44240000000002" table:style-name="ce2">
            <text:p>264.4424</text:p>
          </table:table-cell>
          <table:table-cell office:value-type="float" office:value="20.083334000000001" table:style-name="ce2">
            <text:p>20.083334</text:p>
          </table:table-cell>
          <table:table-cell office:value-type="float" office:value="121.75772000000001" table:style-name="ce2">
            <text:p>121.75772</text:p>
          </table:table-cell>
          <table:table-cell office:value-type="float" office:value="20.416665999999999" table:style-name="ce2">
            <text:p>20.416666</text:p>
          </table:table-cell>
          <table:table-cell office:value-type="float" office:value="175.08113" table:style-name="ce2">
            <text:p>175.08113</text:p>
          </table:table-cell>
          <table:table-cell office:value-type="float" office:value="20.409448999999999" table:style-name="ce2">
            <text:p>20.409449</text:p>
          </table:table-cell>
          <table:table-cell office:value-type="float" office:value="388" table:style-name="ce2">
            <text:p>38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0.721214" table:style-name="ce2">
            <text:p>10.721214</text:p>
          </table:table-cell>
          <table:table-cell office:value-type="float" office:value="309.28847999999999" table:style-name="ce2">
            <text:p>309.28848</text:p>
          </table:table-cell>
          <table:table-cell office:value-type="float" office:value="11.066667000000001" table:style-name="ce2">
            <text:p>11.066667</text:p>
          </table:table-cell>
          <table:table-cell office:value-type="float" office:value="117.44544999999999" table:style-name="ce2">
            <text:p>117.44545</text:p>
          </table:table-cell>
          <table:table-cell office:value-type="float" office:value="10.843047" table:style-name="ce2">
            <text:p>10.843047</text:p>
          </table:table-cell>
          <table:table-cell office:value-type="float" office:value="107.65458" table:style-name="ce2">
            <text:p>107.65458</text:p>
          </table:table-cell>
          <table:table-cell office:value-type="float" office:value="11.208005" table:style-name="ce2">
            <text:p>11.208005</text:p>
          </table:table-cell>
          <table:table-cell office:value-type="float" office:value="365.30669999999998" table:style-name="ce2">
            <text:p>365.3067</text:p>
          </table:table-cell>
          <table:table-cell table:number-columns-repeated="16314"/>
        </table:table-row>
        <table:table-row table:style-name="ro1">
          <table:table-cell office:value-type="float" office:value="16.508333" table:style-name="ce2">
            <text:p>16.508333</text:p>
          </table:table-cell>
          <table:table-cell office:value-type="float" office:value="120.000275" table:style-name="ce2">
            <text:p>120.000275</text:p>
          </table:table-cell>
          <table:table-cell office:value-type="float" office:value="17.345585" table:style-name="ce2">
            <text:p>17.345585</text:p>
          </table:table-cell>
          <table:table-cell office:value-type="float" office:value="97.702209999999994" table:style-name="ce2">
            <text:p>97.70221</text:p>
          </table:table-cell>
          <table:table-cell office:value-type="float" office:value="18.123707" table:style-name="ce2">
            <text:p>18.123707</text:p>
          </table:table-cell>
          <table:table-cell office:value-type="float" office:value="142.25774999999999" table:style-name="ce2">
            <text:p>142.2577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172636000000001" table:style-name="ce2">
            <text:p>21.172636</text:p>
          </table:table-cell>
          <table:table-cell office:value-type="float" office:value="137.65823" table:style-name="ce2">
            <text:p>137.65823</text:p>
          </table:table-cell>
          <table:table-cell office:value-type="float" office:value="21.578351999999999" table:style-name="ce2">
            <text:p>21.578352</text:p>
          </table:table-cell>
          <table:table-cell office:value-type="float" office:value="121.47933999999999" table:style-name="ce2">
            <text:p>121.47934</text:p>
          </table:table-cell>
          <table:table-cell office:value-type="float" office:value="21.755306000000001" table:style-name="ce2">
            <text:p>21.755306</text:p>
          </table:table-cell>
          <table:table-cell office:value-type="float" office:value="256.39145000000002" table:style-name="ce2">
            <text:p>256.39145</text:p>
          </table:table-cell>
          <table:table-cell office:value-type="float" office:value="22.041665999999999" table:style-name="ce2">
            <text:p>22.041666</text:p>
          </table:table-cell>
          <table:table-cell office:value-type="float" office:value="134.53577999999999" table:style-name="ce2">
            <text:p>134.53578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52.397284999999997" table:style-name="ce2">
            <text:p>52.397285</text:p>
          </table:table-cell>
          <table:table-cell office:value-type="float" office:value="23.991882" table:style-name="ce2">
            <text:p>23.991882</text:p>
          </table:table-cell>
          <table:table-cell office:value-type="float" office:value="42.300460000000001" table:style-name="ce2">
            <text:p>42.30046</text:p>
          </table:table-cell>
          <table:table-cell office:value-type="float" office:value="23.992474000000001" table:style-name="ce2">
            <text:p>23.992474</text:p>
          </table:table-cell>
          <table:table-cell office:value-type="float" office:value="252.56519" table:style-name="ce2">
            <text:p>252.56519</text:p>
          </table:table-cell>
          <table:table-cell office:value-type="float" office:value="23.996962" table:style-name="ce2">
            <text:p>23.996962</text:p>
          </table:table-cell>
          <table:table-cell office:value-type="float" office:value="67.375595000000004" table:style-name="ce2">
            <text:p>67.375595</text:p>
          </table:table-cell>
          <table:table-cell office:value-type="float" office:value="16.865790000000001" table:style-name="ce2">
            <text:p>16.86579</text:p>
          </table:table-cell>
          <table:table-cell office:value-type="float" office:value="170.78554" table:style-name="ce2">
            <text:p>170.78554</text:p>
          </table:table-cell>
          <table:table-cell office:value-type="float" office:value="13.758965999999999" table:style-name="ce2">
            <text:p>13.758966</text:p>
          </table:table-cell>
          <table:table-cell office:value-type="float" office:value="113.70984" table:style-name="ce2">
            <text:p>113.70984</text:p>
          </table:table-cell>
          <table:table-cell office:value-type="float" office:value="10.925000000000001" table:style-name="ce2">
            <text:p>10.925</text:p>
          </table:table-cell>
          <table:table-cell office:value-type="float" office:value="96.819405000000003" table:style-name="ce2">
            <text:p>96.819405</text:p>
          </table:table-cell>
          <table:table-cell office:value-type="float" office:value="14.408087" table:style-name="ce2">
            <text:p>14.408087</text:p>
          </table:table-cell>
          <table:table-cell office:value-type="float" office:value="88.360590000000002" table:style-name="ce2">
            <text:p>88.36059</text:p>
          </table:table-cell>
          <table:table-cell office:value-type="float" office:value="10.399160999999999" table:style-name="ce2">
            <text:p>10.399161</text:p>
          </table:table-cell>
          <table:table-cell office:value-type="float" office:value="327.92340000000002" table:style-name="ce2">
            <text:p>327.9234</text:p>
          </table:table-cell>
          <table:table-cell office:value-type="float" office:value="10.058332999999999" table:style-name="ce2">
            <text:p>10.058333</text:p>
          </table:table-cell>
          <table:table-cell office:value-type="float" office:value="304.98174999999998" table:style-name="ce2">
            <text:p>304.98175</text:p>
          </table:table-cell>
          <table:table-cell office:value-type="float" office:value="10.391666000000001" table:style-name="ce2">
            <text:p>10.391666</text:p>
          </table:table-cell>
          <table:table-cell office:value-type="float" office:value="339.00668000000002" table:style-name="ce2">
            <text:p>339.00668</text:p>
          </table:table-cell>
          <table:table-cell office:value-type="float" office:value="10.725" table:style-name="ce2">
            <text:p>10.725</text:p>
          </table:table-cell>
          <table:table-cell office:value-type="float" office:value="355.62621999999999" table:style-name="ce2">
            <text:p>355.62622</text:p>
          </table:table-cell>
          <table:table-cell office:value-type="float" office:value="20.938836999999999" table:style-name="ce2">
            <text:p>20.938837</text:p>
          </table:table-cell>
          <table:table-cell office:value-type="float" office:value="250.13238999999999" table:style-name="ce2">
            <text:p>250.13239</text:p>
          </table:table-cell>
          <table:table-cell office:value-type="float" office:value="20.604322" table:style-name="ce2">
            <text:p>20.604322</text:p>
          </table:table-cell>
          <table:table-cell office:value-type="float" office:value="107.447754" table:style-name="ce2">
            <text:p>107.447754</text:p>
          </table:table-cell>
          <table:table-cell office:value-type="float" office:value="21.712319999999998" table:style-name="ce2">
            <text:p>21.71232</text:p>
          </table:table-cell>
          <table:table-cell office:value-type="float" office:value="160.77109999999999" table:style-name="ce2">
            <text:p>160.7711</text:p>
          </table:table-cell>
          <table:table-cell office:value-type="float" office:value="21.406122" table:style-name="ce2">
            <text:p>21.406122</text:p>
          </table:table-cell>
          <table:table-cell office:value-type="float" office:value="373.68997000000002" table:style-name="ce2">
            <text:p>373.689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1.291667" table:style-name="ce2">
            <text:p>11.291667</text:p>
          </table:table-cell>
          <table:table-cell office:value-type="float" office:value="291.19850000000002" table:style-name="ce2">
            <text:p>291.1985</text:p>
          </table:table-cell>
          <table:table-cell office:value-type="float" office:value="11.780269000000001" table:style-name="ce2">
            <text:p>11.780269</text:p>
          </table:table-cell>
          <table:table-cell office:value-type="float" office:value="99.355446000000001" table:style-name="ce2">
            <text:p>99.355446</text:p>
          </table:table-cell>
          <table:table-cell office:value-type="float" office:value="12.221206" table:style-name="ce2">
            <text:p>12.221206</text:p>
          </table:table-cell>
          <table:table-cell office:value-type="float" office:value="89.564575000000005" table:style-name="ce2">
            <text:p>89.564575</text:p>
          </table:table-cell>
          <table:table-cell office:value-type="float" office:value="12.586349" table:style-name="ce2">
            <text:p>12.586349</text:p>
          </table:table-cell>
          <table:table-cell office:value-type="float" office:value="347.2167" table:style-name="ce2">
            <text:p>347.2167</text:p>
          </table:table-cell>
          <table:table-cell table:number-columns-repeated="16314"/>
        </table:table-row>
        <table:table-row table:style-name="ro1">
          <table:table-cell office:value-type="float" office:value="18.675000000000001" table:style-name="ce2">
            <text:p>18.675</text:p>
          </table:table-cell>
          <table:table-cell office:value-type="float" office:value="120.000275" table:style-name="ce2">
            <text:p>120.000275</text:p>
          </table:table-cell>
          <table:table-cell office:value-type="float" office:value="17.405135999999999" table:style-name="ce2">
            <text:p>17.405136</text:p>
          </table:table-cell>
          <table:table-cell office:value-type="float" office:value="99.488749999999996" table:style-name="ce2">
            <text:p>99.48875</text:p>
          </table:table-cell>
          <table:table-cell office:value-type="float" office:value="18.392959999999999" table:style-name="ce2">
            <text:p>18.39296</text:p>
          </table:table-cell>
          <table:table-cell office:value-type="float" office:value="387.53217000000001" table:style-name="ce2">
            <text:p>387.5321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211320000000001" table:style-name="ce2">
            <text:p>21.21132</text:p>
          </table:table-cell>
          <table:table-cell office:value-type="float" office:value="138.81879000000001" table:style-name="ce2">
            <text:p>138.81879</text:p>
          </table:table-cell>
          <table:table-cell office:value-type="float" office:value="21.620360000000002" table:style-name="ce2">
            <text:p>21.62036</text:p>
          </table:table-cell>
          <table:table-cell office:value-type="float" office:value="122.73956" table:style-name="ce2">
            <text:p>122.73956</text:p>
          </table:table-cell>
          <table:table-cell office:value-type="float" office:value="21.994246" table:style-name="ce2">
            <text:p>21.994246</text:p>
          </table:table-cell>
          <table:table-cell office:value-type="float" office:value="263.55963000000003" table:style-name="ce2">
            <text:p>263.55963</text:p>
          </table:table-cell>
          <table:table-cell office:value-type="float" office:value="22.333334000000001" table:style-name="ce2">
            <text:p>22.333334</text:p>
          </table:table-cell>
          <table:table-cell office:value-type="float" office:value="134.53577999999999" table:style-name="ce2">
            <text:p>134.53578</text:p>
          </table:table-cell>
          <table:table-cell office:value-type="float" office:value="24" table:style-name="ce2">
            <text:p>24</text:p>
          </table:table-cell>
          <table:table-cell office:value-type="float" office:value="52.397284999999997" table:style-name="ce2">
            <text:p>52.397285</text:p>
          </table:table-cell>
          <table:table-cell office:value-type="float" office:value="23.992076999999998" table:style-name="ce2">
            <text:p>23.992077</text:p>
          </table:table-cell>
          <table:table-cell office:value-type="float" office:value="42.306297000000001" table:style-name="ce2">
            <text:p>42.306297</text:p>
          </table:table-cell>
          <table:table-cell office:value-type="float" office:value="23.995446999999999" table:style-name="ce2">
            <text:p>23.995447</text:p>
          </table:table-cell>
          <table:table-cell office:value-type="float" office:value="252.65439000000001" table:style-name="ce2">
            <text:p>252.65439</text:p>
          </table:table-cell>
          <table:table-cell office:value-type="float" office:value="23.997921000000002" table:style-name="ce2">
            <text:p>23.997921</text:p>
          </table:table-cell>
          <table:table-cell office:value-type="float" office:value="67.40437" table:style-name="ce2">
            <text:p>67.40437</text:p>
          </table:table-cell>
          <table:table-cell office:value-type="float" office:value="16.870840000000001" table:style-name="ce2">
            <text:p>16.87084</text:p>
          </table:table-cell>
          <table:table-cell office:value-type="float" office:value="170.93706" table:style-name="ce2">
            <text:p>170.93706</text:p>
          </table:table-cell>
          <table:table-cell office:value-type="float" office:value="13.764258" table:style-name="ce2">
            <text:p>13.764258</text:p>
          </table:table-cell>
          <table:table-cell office:value-type="float" office:value="113.8686" table:style-name="ce2">
            <text:p>113.8686</text:p>
          </table:table-cell>
          <table:table-cell office:value-type="float" office:value="18" table:style-name="ce2">
            <text:p>18</text:p>
          </table:table-cell>
          <table:table-cell office:value-type="float" office:value="96.819405000000003" table:style-name="ce2">
            <text:p>96.819405</text:p>
          </table:table-cell>
          <table:table-cell office:value-type="float" office:value="14.633457" table:style-name="ce2">
            <text:p>14.633457</text:p>
          </table:table-cell>
          <table:table-cell office:value-type="float" office:value="95.121703999999994" table:style-name="ce2">
            <text:p>95.121704</text:p>
          </table:table-cell>
          <table:table-cell office:value-type="float" office:value="10.411797" table:style-name="ce2">
            <text:p>10.411797</text:p>
          </table:table-cell>
          <table:table-cell office:value-type="float" office:value="339.43347" table:style-name="ce2">
            <text:p>339.43347</text:p>
          </table:table-cell>
          <table:table-cell office:value-type="float" office:value="10.75" table:style-name="ce2">
            <text:p>10.75</text:p>
          </table:table-cell>
          <table:table-cell office:value-type="float" office:value="304.98174999999998" table:style-name="ce2">
            <text:p>304.98175</text:p>
          </table:table-cell>
          <table:table-cell office:value-type="float" office:value="11.083333" table:style-name="ce2">
            <text:p>11.083333</text:p>
          </table:table-cell>
          <table:table-cell office:value-type="float" office:value="339.00668000000002" table:style-name="ce2">
            <text:p>339.00668</text:p>
          </table:table-cell>
          <table:table-cell office:value-type="float" office:value="11.416667" table:style-name="ce2">
            <text:p>11.416667</text:p>
          </table:table-cell>
          <table:table-cell office:value-type="float" office:value="376.37621999999999" table:style-name="ce2">
            <text:p>376.37622</text:p>
          </table:table-cell>
          <table:table-cell office:value-type="float" office:value="20.987722000000002" table:style-name="ce2">
            <text:p>20.987722</text:p>
          </table:table-cell>
          <table:table-cell office:value-type="float" office:value="251.59894" table:style-name="ce2">
            <text:p>251.59894</text:p>
          </table:table-cell>
          <table:table-cell office:value-type="float" office:value="20.664068" table:style-name="ce2">
            <text:p>20.664068</text:p>
          </table:table-cell>
          <table:table-cell office:value-type="float" office:value="109.24012999999999" table:style-name="ce2">
            <text:p>109.24013</text:p>
          </table:table-cell>
          <table:table-cell office:value-type="float" office:value="21.721443000000001" table:style-name="ce2">
            <text:p>21.721443</text:p>
          </table:table-cell>
          <table:table-cell office:value-type="float" office:value="161.04478" table:style-name="ce2">
            <text:p>161.04478</text:p>
          </table:table-cell>
          <table:table-cell office:value-type="float" office:value="21.421827" table:style-name="ce2">
            <text:p>21.421827</text:p>
          </table:table-cell>
          <table:table-cell office:value-type="float" office:value="388" table:style-name="ce2">
            <text:p>38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1.9" table:style-name="ce2">
            <text:p>11.9</text:p>
          </table:table-cell>
          <table:table-cell office:value-type="float" office:value="291.19850000000002" table:style-name="ce2">
            <text:p>291.1985</text:p>
          </table:table-cell>
          <table:table-cell office:value-type="float" office:value="11.895261" table:style-name="ce2">
            <text:p>11.895261</text:p>
          </table:table-cell>
          <table:table-cell office:value-type="float" office:value="204.10754" table:style-name="ce2">
            <text:p>204.10754</text:p>
          </table:table-cell>
          <table:table-cell office:value-type="float" office:value="12.227516" table:style-name="ce2">
            <text:p>12.227516</text:p>
          </table:table-cell>
          <table:table-cell office:value-type="float" office:value="89.753889999999998" table:style-name="ce2">
            <text:p>89.75389</text:p>
          </table:table-cell>
          <table:table-cell office:value-type="float" office:value="12.606208000000001" table:style-name="ce2">
            <text:p>12.606208</text:p>
          </table:table-cell>
          <table:table-cell office:value-type="float" office:value="365.30669999999998" table:style-name="ce2">
            <text:p>365.3067</text:p>
          </table:table-cell>
          <table:table-cell table:number-columns-repeated="16314"/>
        </table:table-row>
        <table:table-row table:style-name="ro1">
          <table:table-cell office:value-type="float" office:value="21.013556000000001" table:style-name="ce2">
            <text:p>21.013556</text:p>
          </table:table-cell>
          <table:table-cell office:value-type="float" office:value="108.93026" table:style-name="ce2">
            <text:p>108.93026</text:p>
          </table:table-cell>
          <table:table-cell office:value-type="float" office:value="19.350000000000001" table:style-name="ce2">
            <text:p>19.35</text:p>
          </table:table-cell>
          <table:table-cell office:value-type="float" office:value="88.418729999999996" table:style-name="ce2">
            <text:p>88.41873</text:p>
          </table:table-cell>
          <table:table-cell office:value-type="float" office:value="21.577448" table:style-name="ce2">
            <text:p>21.577448</text:p>
          </table:table-cell>
          <table:table-cell office:value-type="float" office:value="376.46222" table:style-name="ce2">
            <text:p>376.4622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000295999999999" table:style-name="ce2">
            <text:p>23.000296</text:p>
          </table:table-cell>
          <table:table-cell office:value-type="float" office:value="84.818799999999996" table:style-name="ce2">
            <text:p>84.8188</text:p>
          </table:table-cell>
          <table:table-cell office:value-type="float" office:value="23.000187" table:style-name="ce2">
            <text:p>23.000187</text:p>
          </table:table-cell>
          <table:table-cell office:value-type="float" office:value="79.539535999999998" table:style-name="ce2">
            <text:p>79.539536</text:p>
          </table:table-cell>
          <table:table-cell office:value-type="float" office:value="23.000685000000001" table:style-name="ce2">
            <text:p>23.000685</text:p>
          </table:table-cell>
          <table:table-cell office:value-type="float" office:value="231.15964" table:style-name="ce2">
            <text:p>231.15964</text:p>
          </table:table-cell>
          <table:table-cell office:value-type="float" office:value="23.000076" table:style-name="ce2">
            <text:p>23.000076</text:p>
          </table:table-cell>
          <table:table-cell office:value-type="float" office:value="112.9358" table:style-name="ce2">
            <text:p>112.935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7.824999999999999" table:style-name="ce2">
            <text:p>17.825</text:p>
          </table:table-cell>
          <table:table-cell office:value-type="float" office:value="155.00704999999999" table:style-name="ce2">
            <text:p>155.00705</text:p>
          </table:table-cell>
          <table:table-cell office:value-type="float" office:value="18.369903999999998" table:style-name="ce2">
            <text:p>18.369904</text:p>
          </table:table-cell>
          <table:table-cell office:value-type="float" office:value="97.938590000000005" table:style-name="ce2">
            <text:p>97.93859</text:p>
          </table:table-cell>
          <table:table-cell office:value-type="float" office:value="18.687322999999999" table:style-name="ce2">
            <text:p>18.687323</text:p>
          </table:table-cell>
          <table:table-cell office:value-type="float" office:value="80.889399999999995" table:style-name="ce2">
            <text:p>80.8894</text:p>
          </table:table-cell>
          <table:table-cell office:value-type="float" office:value="19.259212000000002" table:style-name="ce2">
            <text:p>19.259212</text:p>
          </table:table-cell>
          <table:table-cell office:value-type="float" office:value="79.191695999999993" table:style-name="ce2">
            <text:p>79.191696</text:p>
          </table:table-cell>
          <table:table-cell office:value-type="float" office:value="17.438278" table:style-name="ce2">
            <text:p>17.438278</text:p>
          </table:table-cell>
          <table:table-cell office:value-type="float" office:value="116.4135" table:style-name="ce2">
            <text:p>116.4135</text:p>
          </table:table-cell>
          <table:table-cell office:value-type="float" office:value="17.879629999999999" table:style-name="ce2">
            <text:p>17.87963</text:p>
          </table:table-cell>
          <table:table-cell office:value-type="float" office:value="81.961749999999995" table:style-name="ce2">
            <text:p>81.96175</text:p>
          </table:table-cell>
          <table:table-cell office:value-type="float" office:value="17.966667000000001" table:style-name="ce2">
            <text:p>17.966667</text:p>
          </table:table-cell>
          <table:table-cell office:value-type="float" office:value="115.98665" table:style-name="ce2">
            <text:p>115.98665</text:p>
          </table:table-cell>
          <table:table-cell office:value-type="float" office:value="18.3" table:style-name="ce2">
            <text:p>18.3</text:p>
          </table:table-cell>
          <table:table-cell office:value-type="float" office:value="153.35624999999999" table:style-name="ce2">
            <text:p>153.35625</text:p>
          </table:table-cell>
          <table:table-cell office:value-type="float" office:value="22.691668" table:style-name="ce2">
            <text:p>22.691668</text:p>
          </table:table-cell>
          <table:table-cell office:value-type="float" office:value="201.91888" table:style-name="ce2">
            <text:p>201.91888</text:p>
          </table:table-cell>
          <table:table-cell office:value-type="float" office:value="23.000437000000002" table:style-name="ce2">
            <text:p>23.000437</text:p>
          </table:table-cell>
          <table:table-cell office:value-type="float" office:value="60.370130000000003" table:style-name="ce2">
            <text:p>60.37013</text:p>
          </table:table-cell>
          <table:table-cell office:value-type="float" office:value="23.000608" table:style-name="ce2">
            <text:p>23.000608</text:p>
          </table:table-cell>
          <table:table-cell office:value-type="float" office:value="122.97481000000001" table:style-name="ce2">
            <text:p>122.97481</text:p>
          </table:table-cell>
          <table:table-cell office:value-type="float" office:value="23.000146999999998" table:style-name="ce2">
            <text:p>23.000147</text:p>
          </table:table-cell>
          <table:table-cell office:value-type="float" office:value="360.72998000000001" table:style-name="ce2">
            <text:p>360.7299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2.508333" table:style-name="ce2">
            <text:p>12.508333</text:p>
          </table:table-cell>
          <table:table-cell office:value-type="float" office:value="271.48845999999998" table:style-name="ce2">
            <text:p>271.48846</text:p>
          </table:table-cell>
          <table:table-cell office:value-type="float" office:value="12.976404" table:style-name="ce2">
            <text:p>12.976404</text:p>
          </table:table-cell>
          <table:table-cell office:value-type="float" office:value="184.39757" table:style-name="ce2">
            <text:p>184.39757</text:p>
          </table:table-cell>
          <table:table-cell office:value-type="float" office:value="13.674448" table:style-name="ce2">
            <text:p>13.674448</text:p>
          </table:table-cell>
          <table:table-cell office:value-type="float" office:value="70.043884000000006" table:style-name="ce2">
            <text:p>70.043884</text:p>
          </table:table-cell>
          <table:table-cell office:value-type="float" office:value="14.107594499999999" table:style-name="ce2">
            <text:p>14.1075945</text:p>
          </table:table-cell>
          <table:table-cell office:value-type="float" office:value="345.59667999999999" table:style-name="ce2">
            <text:p>345.59668</text:p>
          </table:table-cell>
          <table:table-cell table:number-columns-repeated="16314"/>
        </table:table-row>
        <table:table-row table:style-name="ro1">
          <table:table-cell office:value-type="float" office:value="21.036299" table:style-name="ce2">
            <text:p>21.036299</text:p>
          </table:table-cell>
          <table:table-cell office:value-type="float" office:value="109.61256" table:style-name="ce2">
            <text:p>109.61256</text:p>
          </table:table-cell>
          <table:table-cell office:value-type="float" office:value="21.458334000000001" table:style-name="ce2">
            <text:p>21.458334</text:p>
          </table:table-cell>
          <table:table-cell office:value-type="float" office:value="88.418729999999996" table:style-name="ce2">
            <text:p>88.41873</text:p>
          </table:table-cell>
          <table:table-cell office:value-type="float" office:value="21.577969" table:style-name="ce2">
            <text:p>21.577969</text:p>
          </table:table-cell>
          <table:table-cell office:value-type="float" office:value="376.47784000000001" table:style-name="ce2">
            <text:p>376.4778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000717000000002" table:style-name="ce2">
            <text:p>23.000717</text:p>
          </table:table-cell>
          <table:table-cell office:value-type="float" office:value="84.831450000000004" table:style-name="ce2">
            <text:p>84.83145</text:p>
          </table:table-cell>
          <table:table-cell office:value-type="float" office:value="23.000741999999999" table:style-name="ce2">
            <text:p>23.000742</text:p>
          </table:table-cell>
          <table:table-cell office:value-type="float" office:value="79.556179999999998" table:style-name="ce2">
            <text:p>79.55618</text:p>
          </table:table-cell>
          <table:table-cell office:value-type="float" office:value="23.000834000000001" table:style-name="ce2">
            <text:p>23.000834</text:p>
          </table:table-cell>
          <table:table-cell office:value-type="float" office:value="231.16409999999999" table:style-name="ce2">
            <text:p>231.1641</text:p>
          </table:table-cell>
          <table:table-cell office:value-type="float" office:value="23.000473" table:style-name="ce2">
            <text:p>23.000473</text:p>
          </table:table-cell>
          <table:table-cell office:value-type="float" office:value="112.9477" table:style-name="ce2">
            <text:p>112.947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491667" table:style-name="ce2">
            <text:p>18.491667</text:p>
          </table:table-cell>
          <table:table-cell office:value-type="float" office:value="175.00702999999999" table:style-name="ce2">
            <text:p>175.00703</text:p>
          </table:table-cell>
          <table:table-cell office:value-type="float" office:value="18.436261999999999" table:style-name="ce2">
            <text:p>18.436262</text:p>
          </table:table-cell>
          <table:table-cell office:value-type="float" office:value="99.929349999999999" table:style-name="ce2">
            <text:p>99.92935</text:p>
          </table:table-cell>
          <table:table-cell office:value-type="float" office:value="18.739419999999999" table:style-name="ce2">
            <text:p>18.73942</text:p>
          </table:table-cell>
          <table:table-cell office:value-type="float" office:value="82.45232" table:style-name="ce2">
            <text:p>82.45232</text:p>
          </table:table-cell>
          <table:table-cell office:value-type="float" office:value="19.372128" table:style-name="ce2">
            <text:p>19.372128</text:p>
          </table:table-cell>
          <table:table-cell office:value-type="float" office:value="82.579149999999998" table:style-name="ce2">
            <text:p>82.57915</text:p>
          </table:table-cell>
          <table:table-cell office:value-type="float" office:value="17.706327000000002" table:style-name="ce2">
            <text:p>17.706327</text:p>
          </table:table-cell>
          <table:table-cell office:value-type="float" office:value="360.59343999999999" table:style-name="ce2">
            <text:p>360.59344</text:p>
          </table:table-cell>
          <table:table-cell office:value-type="float" office:value="18.187037" table:style-name="ce2">
            <text:p>18.187037</text:p>
          </table:table-cell>
          <table:table-cell office:value-type="float" office:value="91.183949999999996" table:style-name="ce2">
            <text:p>91.18395</text:p>
          </table:table-cell>
          <table:table-cell office:value-type="float" office:value="18.766666000000001" table:style-name="ce2">
            <text:p>18.766666</text:p>
          </table:table-cell>
          <table:table-cell office:value-type="float" office:value="139.98662999999999" table:style-name="ce2">
            <text:p>139.98663</text:p>
          </table:table-cell>
          <table:table-cell office:value-type="float" office:value="19.100000000000001" table:style-name="ce2">
            <text:p>19.1</text:p>
          </table:table-cell>
          <table:table-cell office:value-type="float" office:value="153.35624999999999" table:style-name="ce2">
            <text:p>153.35625</text:p>
          </table:table-cell>
          <table:table-cell office:value-type="float" office:value="23" table:style-name="ce2">
            <text:p>23</text:p>
          </table:table-cell>
          <table:table-cell office:value-type="float" office:value="211.16884999999999" table:style-name="ce2">
            <text:p>211.16885</text:p>
          </table:table-cell>
          <table:table-cell office:value-type="float" office:value="23.000627999999999" table:style-name="ce2">
            <text:p>23.000628</text:p>
          </table:table-cell>
          <table:table-cell office:value-type="float" office:value="60.37585" table:style-name="ce2">
            <text:p>60.37585</text:p>
          </table:table-cell>
          <table:table-cell office:value-type="float" office:value="23.000988" table:style-name="ce2">
            <text:p>23.000988</text:p>
          </table:table-cell>
          <table:table-cell office:value-type="float" office:value="122.98618999999999" table:style-name="ce2">
            <text:p>122.98619</text:p>
          </table:table-cell>
          <table:table-cell office:value-type="float" office:value="23.000927000000001" table:style-name="ce2">
            <text:p>23.000927</text:p>
          </table:table-cell>
          <table:table-cell office:value-type="float" office:value="361.44060000000002" table:style-name="ce2">
            <text:p>361.440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3.175000000000001" table:style-name="ce2">
            <text:p>13.175</text:p>
          </table:table-cell>
          <table:table-cell office:value-type="float" office:value="271.48845999999998" table:style-name="ce2">
            <text:p>271.48846</text:p>
          </table:table-cell>
          <table:table-cell office:value-type="float" office:value="13.153857" table:style-name="ce2">
            <text:p>13.153857</text:p>
          </table:table-cell>
          <table:table-cell office:value-type="float" office:value="189.72116" table:style-name="ce2">
            <text:p>189.72116</text:p>
          </table:table-cell>
          <table:table-cell office:value-type="float" office:value="13.687519" table:style-name="ce2">
            <text:p>13.687519</text:p>
          </table:table-cell>
          <table:table-cell office:value-type="float" office:value="70.436019999999999" table:style-name="ce2">
            <text:p>70.43602</text:p>
          </table:table-cell>
          <table:table-cell office:value-type="float" office:value="14.166404" table:style-name="ce2">
            <text:p>14.166404</text:p>
          </table:table-cell>
          <table:table-cell office:value-type="float" office:value="347.36095999999998" table:style-name="ce2">
            <text:p>347.36096</text:p>
          </table:table-cell>
          <table:table-cell table:number-columns-repeated="16314"/>
        </table:table-row>
        <table:table-row table:style-name="ro1">
          <table:table-cell office:value-type="float" office:value="23.000440000000001" table:style-name="ce2">
            <text:p>23.00044</text:p>
          </table:table-cell>
          <table:table-cell office:value-type="float" office:value="48.862552999999998" table:style-name="ce2">
            <text:p>48.862553</text:p>
          </table:table-cell>
          <table:table-cell office:value-type="float" office:value="23.000845000000002" table:style-name="ce2">
            <text:p>23.000845</text:p>
          </table:table-cell>
          <table:table-cell office:value-type="float" office:value="38.46875" table:style-name="ce2">
            <text:p>38.46875</text:p>
          </table:table-cell>
          <table:table-cell office:value-type="float" office:value="23" table:style-name="ce2">
            <text:p>23</text:p>
          </table:table-cell>
          <table:table-cell office:value-type="float" office:value="337.32781999999997" table:style-name="ce2">
            <text:p>337.3278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52.701447000000002" table:style-name="ce2">
            <text:p>52.701447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47.426178" table:style-name="ce2">
            <text:p>47.426178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199.03408999999999" table:style-name="ce2">
            <text:p>199.03409</text:p>
          </table:table-cell>
          <table:table-cell office:value-type="float" office:value="23.991682000000001" table:style-name="ce2">
            <text:p>23.991682</text:p>
          </table:table-cell>
          <table:table-cell office:value-type="float" office:value="80.817695999999998" table:style-name="ce2">
            <text:p>80.81769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441628000000001" table:style-name="ce2">
            <text:p>19.441628</text:p>
          </table:table-cell>
          <table:table-cell office:value-type="float" office:value="156.37701000000001" table:style-name="ce2">
            <text:p>156.37701</text:p>
          </table:table-cell>
          <table:table-cell office:value-type="float" office:value="19.806083999999998" table:style-name="ce2">
            <text:p>19.806084</text:p>
          </table:table-cell>
          <table:table-cell office:value-type="float" office:value="81.299390000000002" table:style-name="ce2">
            <text:p>81.29939</text:p>
          </table:table-cell>
          <table:table-cell office:value-type="float" office:value="19.733333999999999" table:style-name="ce2">
            <text:p>19.733334</text:p>
          </table:table-cell>
          <table:table-cell office:value-type="float" office:value="63.822290000000002" table:style-name="ce2">
            <text:p>63.82229</text:p>
          </table:table-cell>
          <table:table-cell office:value-type="float" office:value="20.066668" table:style-name="ce2">
            <text:p>20.066668</text:p>
          </table:table-cell>
          <table:table-cell office:value-type="float" office:value="63.949120000000001" table:style-name="ce2">
            <text:p>63.94912</text:p>
          </table:table-cell>
          <table:table-cell office:value-type="float" office:value="18.715987999999999" table:style-name="ce2">
            <text:p>18.715988</text:p>
          </table:table-cell>
          <table:table-cell office:value-type="float" office:value="346.28348" table:style-name="ce2">
            <text:p>346.28348</text:p>
          </table:table-cell>
          <table:table-cell office:value-type="float" office:value="19.051418000000002" table:style-name="ce2">
            <text:p>19.051418</text:p>
          </table:table-cell>
          <table:table-cell office:value-type="float" office:value="76.873924000000002" table:style-name="ce2">
            <text:p>76.873924</text:p>
          </table:table-cell>
          <table:table-cell office:value-type="float" office:value="19.208334000000001" table:style-name="ce2">
            <text:p>19.208334</text:p>
          </table:table-cell>
          <table:table-cell office:value-type="float" office:value="125.676605" table:style-name="ce2">
            <text:p>125.676605</text:p>
          </table:table-cell>
          <table:table-cell office:value-type="float" office:value="20.232952000000001" table:style-name="ce2">
            <text:p>20.232952</text:p>
          </table:table-cell>
          <table:table-cell office:value-type="float" office:value="139.04628" table:style-name="ce2">
            <text:p>139.04628</text:p>
          </table:table-cell>
          <table:table-cell office:value-type="float" office:value="23.994402000000001" table:style-name="ce2">
            <text:p>23.994402</text:p>
          </table:table-cell>
          <table:table-cell office:value-type="float" office:value="179.03885" table:style-name="ce2">
            <text:p>179.03885</text:p>
          </table:table-cell>
          <table:table-cell office:value-type="float" office:value="23.994230000000002" table:style-name="ce2">
            <text:p>23.99423</text:p>
          </table:table-cell>
          <table:table-cell office:value-type="float" office:value="28.245846" table:style-name="ce2">
            <text:p>28.245846</text:p>
          </table:table-cell>
          <table:table-cell office:value-type="float" office:value="23.995808" table:style-name="ce2">
            <text:p>23.995808</text:p>
          </table:table-cell>
          <table:table-cell office:value-type="float" office:value="90.856185999999994" table:style-name="ce2">
            <text:p>90.856186</text:p>
          </table:table-cell>
          <table:table-cell office:value-type="float" office:value="23.994973999999999" table:style-name="ce2">
            <text:p>23.994974</text:p>
          </table:table-cell>
          <table:table-cell office:value-type="float" office:value="329.31060000000002" table:style-name="ce2">
            <text:p>329.310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3.758333" table:style-name="ce2">
            <text:p>13.758333</text:p>
          </table:table-cell>
          <table:table-cell office:value-type="float" office:value="252.58847" table:style-name="ce2">
            <text:p>252.58847</text:p>
          </table:table-cell>
          <table:table-cell office:value-type="float" office:value="14.171137" table:style-name="ce2">
            <text:p>14.171137</text:p>
          </table:table-cell>
          <table:table-cell office:value-type="float" office:value="170.82117" table:style-name="ce2">
            <text:p>170.82117</text:p>
          </table:table-cell>
          <table:table-cell office:value-type="float" office:value="14.90442" table:style-name="ce2">
            <text:p>14.90442</text:p>
          </table:table-cell>
          <table:table-cell office:value-type="float" office:value="51.536000000000001" table:style-name="ce2">
            <text:p>51.536</text:p>
          </table:table-cell>
          <table:table-cell office:value-type="float" office:value="15.042543999999999" table:style-name="ce2">
            <text:p>15.042544</text:p>
          </table:table-cell>
          <table:table-cell office:value-type="float" office:value="328.46096999999997" table:style-name="ce2">
            <text:p>328.46097</text:p>
          </table:table-cell>
          <table:table-cell table:number-columns-repeated="16314"/>
        </table:table-row>
        <table:table-row table:style-name="ro1">
          <table:table-cell office:value-type="float" office:value="23.000648000000002" table:style-name="ce2">
            <text:p>23.000648</text:p>
          </table:table-cell>
          <table:table-cell office:value-type="float" office:value="48.868789999999997" table:style-name="ce2">
            <text:p>48.86879</text:p>
          </table:table-cell>
          <table:table-cell office:value-type="float" office:value="23.000993999999999" table:style-name="ce2">
            <text:p>23.000994</text:p>
          </table:table-cell>
          <table:table-cell office:value-type="float" office:value="38.473213000000001" table:style-name="ce2">
            <text:p>38.473213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337.32781999999997" table:style-name="ce2">
            <text:p>337.3278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4" table:style-name="ce2">
            <text:p>24</text:p>
          </table:table-cell>
          <table:table-cell office:value-type="float" office:value="52.951442999999998" table:style-name="ce2">
            <text:p>52.951443</text:p>
          </table:table-cell>
          <table:table-cell office:value-type="float" office:value="24" table:style-name="ce2">
            <text:p>24</text:p>
          </table:table-cell>
          <table:table-cell office:value-type="float" office:value="47.676174000000003" table:style-name="ce2">
            <text:p>47.676174</text:p>
          </table:table-cell>
          <table:table-cell office:value-type="float" office:value="24" table:style-name="ce2">
            <text:p>24</text:p>
          </table:table-cell>
          <table:table-cell office:value-type="float" office:value="199.03408999999999" table:style-name="ce2">
            <text:p>199.03409</text:p>
          </table:table-cell>
          <table:table-cell office:value-type="float" office:value="23.991837" table:style-name="ce2">
            <text:p>23.991837</text:p>
          </table:table-cell>
          <table:table-cell office:value-type="float" office:value="80.822329999999994" table:style-name="ce2">
            <text:p>80.8223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633431999999999" table:style-name="ce2">
            <text:p>19.633432</text:p>
          </table:table-cell>
          <table:table-cell office:value-type="float" office:value="156.37701000000001" table:style-name="ce2">
            <text:p>156.37701</text:p>
          </table:table-cell>
          <table:table-cell office:value-type="float" office:value="20.023309999999999" table:style-name="ce2">
            <text:p>20.02331</text:p>
          </table:table-cell>
          <table:table-cell office:value-type="float" office:value="87.816180000000003" table:style-name="ce2">
            <text:p>87.81618</text:p>
          </table:table-cell>
          <table:table-cell office:value-type="float" office:value="20.383333" table:style-name="ce2">
            <text:p>20.383333</text:p>
          </table:table-cell>
          <table:table-cell office:value-type="float" office:value="83.322280000000006" table:style-name="ce2">
            <text:p>83.32228</text:p>
          </table:table-cell>
          <table:table-cell office:value-type="float" office:value="20.716667000000001" table:style-name="ce2">
            <text:p>20.716667</text:p>
          </table:table-cell>
          <table:table-cell office:value-type="float" office:value="63.949120000000001" table:style-name="ce2">
            <text:p>63.94912</text:p>
          </table:table-cell>
          <table:table-cell office:value-type="float" office:value="18.811551999999999" table:style-name="ce2">
            <text:p>18.811552</text:p>
          </table:table-cell>
          <table:table-cell office:value-type="float" office:value="346.28348" table:style-name="ce2">
            <text:p>346.28348</text:p>
          </table:table-cell>
          <table:table-cell office:value-type="float" office:value="19.051956000000001" table:style-name="ce2">
            <text:p>19.051956</text:p>
          </table:table-cell>
          <table:table-cell office:value-type="float" office:value="77.363900000000001" table:style-name="ce2">
            <text:p>77.3639</text:p>
          </table:table-cell>
          <table:table-cell office:value-type="float" office:value="19.925000000000001" table:style-name="ce2">
            <text:p>19.925</text:p>
          </table:table-cell>
          <table:table-cell office:value-type="float" office:value="147.17655999999999" table:style-name="ce2">
            <text:p>147.17656</text:p>
          </table:table-cell>
          <table:table-cell office:value-type="float" office:value="20.248695000000001" table:style-name="ce2">
            <text:p>20.248695</text:p>
          </table:table-cell>
          <table:table-cell office:value-type="float" office:value="139.51858999999999" table:style-name="ce2">
            <text:p>139.51859</text:p>
          </table:table-cell>
          <table:table-cell office:value-type="float" office:value="23.995253000000002" table:style-name="ce2">
            <text:p>23.995253</text:p>
          </table:table-cell>
          <table:table-cell office:value-type="float" office:value="179.03885" table:style-name="ce2">
            <text:p>179.03885</text:p>
          </table:table-cell>
          <table:table-cell office:value-type="float" office:value="23.994378999999999" table:style-name="ce2">
            <text:p>23.994379</text:p>
          </table:table-cell>
          <table:table-cell office:value-type="float" office:value="28.38137" table:style-name="ce2">
            <text:p>28.38137</text:p>
          </table:table-cell>
          <table:table-cell office:value-type="float" office:value="23.995927999999999" table:style-name="ce2">
            <text:p>23.995928</text:p>
          </table:table-cell>
          <table:table-cell office:value-type="float" office:value="90.965644999999995" table:style-name="ce2">
            <text:p>90.965645</text:p>
          </table:table-cell>
          <table:table-cell office:value-type="float" office:value="23.995125000000002" table:style-name="ce2">
            <text:p>23.995125</text:p>
          </table:table-cell>
          <table:table-cell office:value-type="float" office:value="329.31511999999998" table:style-name="ce2">
            <text:p>329.3151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4.441667000000001" table:style-name="ce2">
            <text:p>14.441667</text:p>
          </table:table-cell>
          <table:table-cell office:value-type="float" office:value="252.58847" table:style-name="ce2">
            <text:p>252.58847</text:p>
          </table:table-cell>
          <table:table-cell office:value-type="float" office:value="14.187098000000001" table:style-name="ce2">
            <text:p>14.187098</text:p>
          </table:table-cell>
          <table:table-cell office:value-type="float" office:value="185.36057" table:style-name="ce2">
            <text:p>185.36057</text:p>
          </table:table-cell>
          <table:table-cell office:value-type="float" office:value="15.064762" table:style-name="ce2">
            <text:p>15.064762</text:p>
          </table:table-cell>
          <table:table-cell office:value-type="float" office:value="197.59975" table:style-name="ce2">
            <text:p>197.59975</text:p>
          </table:table-cell>
          <table:table-cell office:value-type="float" office:value="15.092798" table:style-name="ce2">
            <text:p>15.092798</text:p>
          </table:table-cell>
          <table:table-cell office:value-type="float" office:value="329.96859999999998" table:style-name="ce2">
            <text:p>329.9686</text:p>
          </table:table-cell>
          <table:table-cell table:number-columns-repeated="16314"/>
        </table:table-row>
        <table:table-row table:style-name="ro1">
          <table:table-cell office:value-type="float" office:value="23.998598000000001" table:style-name="ce2">
            <text:p>23.998598</text:p>
          </table:table-cell>
          <table:table-cell office:value-type="float" office:value="16.738785" table:style-name="ce2">
            <text:p>16.738785</text:p>
          </table:table-cell>
          <table:table-cell office:value-type="float" office:value="23.995305999999999" table:style-name="ce2">
            <text:p>23.995306</text:p>
          </table:table-cell>
          <table:table-cell office:value-type="float" office:value="6.3432082999999997" table:style-name="ce2">
            <text:p>6.3432083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305.19779999999997" table:style-name="ce2">
            <text:p>305.197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224861000000001" table:style-name="ce2">
            <text:p>20.224861</text:p>
          </table:table-cell>
          <table:table-cell office:value-type="float" office:value="145.03700000000001" table:style-name="ce2">
            <text:p>145.037</text:p>
          </table:table-cell>
          <table:table-cell office:value-type="float" office:value="20.502499" table:style-name="ce2">
            <text:p>20.502499</text:p>
          </table:table-cell>
          <table:table-cell office:value-type="float" office:value="76.476166000000006" table:style-name="ce2">
            <text:p>76.476166</text:p>
          </table:table-cell>
          <table:table-cell office:value-type="float" office:value="21.042511000000001" table:style-name="ce2">
            <text:p>21.042511</text:p>
          </table:table-cell>
          <table:table-cell office:value-type="float" office:value="71.98227" table:style-name="ce2">
            <text:p>71.98227</text:p>
          </table:table-cell>
          <table:table-cell office:value-type="float" office:value="21.066668" table:style-name="ce2">
            <text:p>21.066668</text:p>
          </table:table-cell>
          <table:table-cell office:value-type="float" office:value="52.609107999999999" table:style-name="ce2">
            <text:p>52.609108</text:p>
          </table:table-cell>
          <table:table-cell office:value-type="float" office:value="19.683160000000001" table:style-name="ce2">
            <text:p>19.68316</text:p>
          </table:table-cell>
          <table:table-cell office:value-type="float" office:value="340.34343999999999" table:style-name="ce2">
            <text:p>340.34344</text:p>
          </table:table-cell>
          <table:table-cell office:value-type="float" office:value="20.147235999999999" table:style-name="ce2">
            <text:p>20.147236</text:p>
          </table:table-cell>
          <table:table-cell office:value-type="float" office:value="71.423929999999999" table:style-name="ce2">
            <text:p>71.42393</text:p>
          </table:table-cell>
          <table:table-cell office:value-type="float" office:value="20.446650000000002" table:style-name="ce2">
            <text:p>20.44665</text:p>
          </table:table-cell>
          <table:table-cell office:value-type="float" office:value="141.23652999999999" table:style-name="ce2">
            <text:p>141.23653</text:p>
          </table:table-cell>
          <table:table-cell office:value-type="float" office:value="20.762163000000001" table:style-name="ce2">
            <text:p>20.762163</text:p>
          </table:table-cell>
          <table:table-cell office:value-type="float" office:value="133.57855000000001" table:style-name="ce2">
            <text:p>133.5785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5.033334" table:style-name="ce2">
            <text:p>15.033334</text:p>
          </table:table-cell>
          <table:table-cell office:value-type="float" office:value="233.41846000000001" table:style-name="ce2">
            <text:p>233.41846</text:p>
          </table:table-cell>
          <table:table-cell office:value-type="float" office:value="15.709733" table:style-name="ce2">
            <text:p>15.709733</text:p>
          </table:table-cell>
          <table:table-cell office:value-type="float" office:value="166.19055" table:style-name="ce2">
            <text:p>166.19055</text:p>
          </table:table-cell>
          <table:table-cell office:value-type="float" office:value="15.7" table:style-name="ce2">
            <text:p>15.7</text:p>
          </table:table-cell>
          <table:table-cell office:value-type="float" office:value="178.42975999999999" table:style-name="ce2">
            <text:p>178.42976</text:p>
          </table:table-cell>
          <table:table-cell office:value-type="float" office:value="16.033332999999999" table:style-name="ce2">
            <text:p>16.033333</text:p>
          </table:table-cell>
          <table:table-cell office:value-type="float" office:value="310.79860000000002" table:style-name="ce2">
            <text:p>310.7986</text:p>
          </table:table-cell>
          <table:table-cell table:number-columns-repeated="16314"/>
        </table:table-row>
        <table:table-row table:style-name="ro1">
          <table:table-cell office:value-type="float" office:value="23.99887" table:style-name="ce2">
            <text:p>23.99887</text:p>
          </table:table-cell>
          <table:table-cell office:value-type="float" office:value="16.746967000000001" table:style-name="ce2">
            <text:p>16.746967</text:p>
          </table:table-cell>
          <table:table-cell office:value-type="float" office:value="23.995425999999998" table:style-name="ce2">
            <text:p>23.995426</text:p>
          </table:table-cell>
          <table:table-cell office:value-type="float" office:value="6.346813" table:style-name="ce2">
            <text:p>6.346813</text:p>
          </table:table-cell>
          <table:table-cell office:value-type="float" office:value="24" table:style-name="ce2">
            <text:p>24</text:p>
          </table:table-cell>
          <table:table-cell office:value-type="float" office:value="305.44779999999997" table:style-name="ce2">
            <text:p>305.447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230851999999999" table:style-name="ce2">
            <text:p>20.230852</text:p>
          </table:table-cell>
          <table:table-cell office:value-type="float" office:value="145.21673999999999" table:style-name="ce2">
            <text:p>145.21674</text:p>
          </table:table-cell>
          <table:table-cell office:value-type="float" office:value="20.509758000000001" table:style-name="ce2">
            <text:p>20.509758</text:p>
          </table:table-cell>
          <table:table-cell office:value-type="float" office:value="76.693950000000001" table:style-name="ce2">
            <text:p>76.69395</text:p>
          </table:table-cell>
          <table:table-cell office:value-type="float" office:value="21.042712999999999" table:style-name="ce2">
            <text:p>21.042713</text:p>
          </table:table-cell>
          <table:table-cell office:value-type="float" office:value="71.988335000000006" table:style-name="ce2">
            <text:p>71.988335</text:p>
          </table:table-cell>
          <table:table-cell office:value-type="float" office:value="21.466667000000001" table:style-name="ce2">
            <text:p>21.466667</text:p>
          </table:table-cell>
          <table:table-cell office:value-type="float" office:value="64.609099999999998" table:style-name="ce2">
            <text:p>64.6091</text:p>
          </table:table-cell>
          <table:table-cell office:value-type="float" office:value="19.752517999999998" table:style-name="ce2">
            <text:p>19.752518</text:p>
          </table:table-cell>
          <table:table-cell office:value-type="float" office:value="342.42415999999997" table:style-name="ce2">
            <text:p>342.42416</text:p>
          </table:table-cell>
          <table:table-cell office:value-type="float" office:value="20.147648" table:style-name="ce2">
            <text:p>20.147648</text:p>
          </table:table-cell>
          <table:table-cell office:value-type="float" office:value="71.43629" table:style-name="ce2">
            <text:p>71.43629</text:p>
          </table:table-cell>
          <table:table-cell office:value-type="float" office:value="20.464535000000001" table:style-name="ce2">
            <text:p>20.464535</text:p>
          </table:table-cell>
          <table:table-cell office:value-type="float" office:value="141.23652999999999" table:style-name="ce2">
            <text:p>141.23653</text:p>
          </table:table-cell>
          <table:table-cell office:value-type="float" office:value="20.791096" table:style-name="ce2">
            <text:p>20.791096</text:p>
          </table:table-cell>
          <table:table-cell office:value-type="float" office:value="159.93467999999999" table:style-name="ce2">
            <text:p>159.9346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5.691667000000001" table:style-name="ce2">
            <text:p>15.691667</text:p>
          </table:table-cell>
          <table:table-cell office:value-type="float" office:value="253.16844" table:style-name="ce2">
            <text:p>253.16844</text:p>
          </table:table-cell>
          <table:table-cell office:value-type="float" office:value="15.908879000000001" table:style-name="ce2">
            <text:p>15.908879</text:p>
          </table:table-cell>
          <table:table-cell office:value-type="float" office:value="172.16495" table:style-name="ce2">
            <text:p>172.16495</text:p>
          </table:table-cell>
          <table:table-cell office:value-type="float" office:value="16.358333999999999" table:style-name="ce2">
            <text:p>16.358334</text:p>
          </table:table-cell>
          <table:table-cell office:value-type="float" office:value="178.42975999999999" table:style-name="ce2">
            <text:p>178.42976</text:p>
          </table:table-cell>
          <table:table-cell office:value-type="float" office:value="16.691668" table:style-name="ce2">
            <text:p>16.691668</text:p>
          </table:table-cell>
          <table:table-cell office:value-type="float" office:value="310.79860000000002" table:style-name="ce2">
            <text:p>310.7986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524999999999999" table:style-name="ce2">
            <text:p>20.525</text:p>
          </table:table-cell>
          <table:table-cell office:value-type="float" office:value="143.32677000000001" table:style-name="ce2">
            <text:p>143.32677</text:p>
          </table:table-cell>
          <table:table-cell office:value-type="float" office:value="20.858333999999999" table:style-name="ce2">
            <text:p>20.858334</text:p>
          </table:table-cell>
          <table:table-cell office:value-type="float" office:value="74.803920000000005" table:style-name="ce2">
            <text:p>74.80392</text:p>
          </table:table-cell>
          <table:table-cell office:value-type="float" office:value="21.618926999999999" table:style-name="ce2">
            <text:p>21.618927</text:p>
          </table:table-cell>
          <table:table-cell office:value-type="float" office:value="70.098304999999996" table:style-name="ce2">
            <text:p>70.098305</text:p>
          </table:table-cell>
          <table:table-cell office:value-type="float" office:value="21.619339" table:style-name="ce2">
            <text:p>21.619339</text:p>
          </table:table-cell>
          <table:table-cell office:value-type="float" office:value="62.719127999999998" table:style-name="ce2">
            <text:p>62.719128</text:p>
          </table:table-cell>
          <table:table-cell office:value-type="float" office:value="19.866667" table:style-name="ce2">
            <text:p>19.866667</text:p>
          </table:table-cell>
          <table:table-cell office:value-type="float" office:value="340.80419999999998" table:style-name="ce2">
            <text:p>340.8042</text:p>
          </table:table-cell>
          <table:table-cell office:value-type="float" office:value="21.53173" table:style-name="ce2">
            <text:p>21.53173</text:p>
          </table:table-cell>
          <table:table-cell office:value-type="float" office:value="69.816246000000007" table:style-name="ce2">
            <text:p>69.816246</text:p>
          </table:table-cell>
          <table:table-cell office:value-type="float" office:value="20.533332999999999" table:style-name="ce2">
            <text:p>20.533333</text:p>
          </table:table-cell>
          <table:table-cell office:value-type="float" office:value="139.61654999999999" table:style-name="ce2">
            <text:p>139.61655</text:p>
          </table:table-cell>
          <table:table-cell office:value-type="float" office:value="20.977612000000001" table:style-name="ce2">
            <text:p>20.977612</text:p>
          </table:table-cell>
          <table:table-cell office:value-type="float" office:value="158.31469999999999" table:style-name="ce2">
            <text:p>158.314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6.857821999999999" table:style-name="ce2">
            <text:p>16.857822</text:p>
          </table:table-cell>
          <table:table-cell office:value-type="float" office:value="235.07845" table:style-name="ce2">
            <text:p>235.07845</text:p>
          </table:table-cell>
          <table:table-cell office:value-type="float" office:value="16.877210000000002" table:style-name="ce2">
            <text:p>16.87721</text:p>
          </table:table-cell>
          <table:table-cell office:value-type="float" office:value="154.07491999999999" table:style-name="ce2">
            <text:p>154.07492</text:p>
          </table:table-cell>
          <table:table-cell office:value-type="float" office:value="16.916665999999999" table:style-name="ce2">
            <text:p>16.916666</text:p>
          </table:table-cell>
          <table:table-cell office:value-type="float" office:value="160.3398" table:style-name="ce2">
            <text:p>160.3398</text:p>
          </table:table-cell>
          <table:table-cell office:value-type="float" office:value="17.966925" table:style-name="ce2">
            <text:p>17.966925</text:p>
          </table:table-cell>
          <table:table-cell office:value-type="float" office:value="292.70864999999998" table:style-name="ce2">
            <text:p>292.70865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143.32677000000001" table:style-name="ce2">
            <text:p>143.32677</text:p>
          </table:table-cell>
          <table:table-cell office:value-type="float" office:value="23" table:style-name="ce2">
            <text:p>23</text:p>
          </table:table-cell>
          <table:table-cell office:value-type="float" office:value="74.803920000000005" table:style-name="ce2">
            <text:p>74.80392</text:p>
          </table:table-cell>
          <table:table-cell office:value-type="float" office:value="21.619050000000001" table:style-name="ce2">
            <text:p>21.61905</text:p>
          </table:table-cell>
          <table:table-cell office:value-type="float" office:value="70.209500000000006" table:style-name="ce2">
            <text:p>70.2095</text:p>
          </table:table-cell>
          <table:table-cell office:value-type="float" office:value="21.619675000000001" table:style-name="ce2">
            <text:p>21.619675</text:p>
          </table:table-cell>
          <table:table-cell office:value-type="float" office:value="63.024929999999998" table:style-name="ce2">
            <text:p>63.02493</text:p>
          </table:table-cell>
          <table:table-cell office:value-type="float" office:value="23" table:style-name="ce2">
            <text:p>23</text:p>
          </table:table-cell>
          <table:table-cell office:value-type="float" office:value="340.80419999999998" table:style-name="ce2">
            <text:p>340.8042</text:p>
          </table:table-cell>
          <table:table-cell office:value-type="float" office:value="21.541495999999999" table:style-name="ce2">
            <text:p>21.541496</text:p>
          </table:table-cell>
          <table:table-cell office:value-type="float" office:value="70.109215000000006" table:style-name="ce2">
            <text:p>70.109215</text:p>
          </table:table-cell>
          <table:table-cell office:value-type="float" office:value="23" table:style-name="ce2">
            <text:p>23</text:p>
          </table:table-cell>
          <table:table-cell office:value-type="float" office:value="213.61655999999999" table:style-name="ce2">
            <text:p>213.61656</text:p>
          </table:table-cell>
          <table:table-cell office:value-type="float" office:value="20.982914000000001" table:style-name="ce2">
            <text:p>20.982914</text:p>
          </table:table-cell>
          <table:table-cell office:value-type="float" office:value="158.47377" table:style-name="ce2">
            <text:p>158.4737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6.863265999999999" table:style-name="ce2">
            <text:p>16.863266</text:p>
          </table:table-cell>
          <table:table-cell office:value-type="float" office:value="235.24176" table:style-name="ce2">
            <text:p>235.24176</text:p>
          </table:table-cell>
          <table:table-cell office:value-type="float" office:value="16.893899999999999" table:style-name="ce2">
            <text:p>16.8939</text:p>
          </table:table-cell>
          <table:table-cell office:value-type="float" office:value="154.57559000000001" table:style-name="ce2">
            <text:p>154.57559</text:p>
          </table:table-cell>
          <table:table-cell office:value-type="float" office:value="17.691668" table:style-name="ce2">
            <text:p>17.691668</text:p>
          </table:table-cell>
          <table:table-cell office:value-type="float" office:value="183.58984000000001" table:style-name="ce2">
            <text:p>183.58984</text:p>
          </table:table-cell>
          <table:table-cell office:value-type="float" office:value="17.979524999999999" table:style-name="ce2">
            <text:p>17.979525</text:p>
          </table:table-cell>
          <table:table-cell office:value-type="float" office:value="293.08663999999999" table:style-name="ce2">
            <text:p>293.08664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5139999999999" table:style-name="ce2">
            <text:p>23.99514</text:p>
          </table:table-cell>
          <table:table-cell office:value-type="float" office:value="111.19676" table:style-name="ce2">
            <text:p>111.19676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42.673912000000001" table:style-name="ce2">
            <text:p>42.673912</text:p>
          </table:table-cell>
          <table:table-cell office:value-type="float" office:value="23.993769" table:style-name="ce2">
            <text:p>23.993769</text:p>
          </table:table-cell>
          <table:table-cell office:value-type="float" office:value="38.079500000000003" table:style-name="ce2">
            <text:p>38.0795</text:p>
          </table:table-cell>
          <table:table-cell office:value-type="float" office:value="23.998716000000002" table:style-name="ce2">
            <text:p>23.998716</text:p>
          </table:table-cell>
          <table:table-cell office:value-type="float" office:value="30.894924" table:style-name="ce2">
            <text:p>30.894924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308.67419999999998" table:style-name="ce2">
            <text:p>308.6742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37.979210000000002" table:style-name="ce2">
            <text:p>37.97921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181.48656" table:style-name="ce2">
            <text:p>181.48656</text:p>
          </table:table-cell>
          <table:table-cell office:value-type="float" office:value="23.999172000000002" table:style-name="ce2">
            <text:p>23.999172</text:p>
          </table:table-cell>
          <table:table-cell office:value-type="float" office:value="126.343765" table:style-name="ce2">
            <text:p>126.34376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023294" table:style-name="ce2">
            <text:p>18.023294</text:p>
          </table:table-cell>
          <table:table-cell office:value-type="float" office:value="219.04176000000001" table:style-name="ce2">
            <text:p>219.04176</text:p>
          </table:table-cell>
          <table:table-cell office:value-type="float" office:value="18.33052" table:style-name="ce2">
            <text:p>18.33052</text:p>
          </table:table-cell>
          <table:table-cell office:value-type="float" office:value="138.37559999999999" table:style-name="ce2">
            <text:p>138.3756</text:p>
          </table:table-cell>
          <table:table-cell office:value-type="float" office:value="18.592043" table:style-name="ce2">
            <text:p>18.592043</text:p>
          </table:table-cell>
          <table:table-cell office:value-type="float" office:value="167.38985" table:style-name="ce2">
            <text:p>167.38985</text:p>
          </table:table-cell>
          <table:table-cell office:value-type="float" office:value="18.860744" table:style-name="ce2">
            <text:p>18.860744</text:p>
          </table:table-cell>
          <table:table-cell office:value-type="float" office:value="276.88663000000003" table:style-name="ce2">
            <text:p>276.8866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5922" table:style-name="ce2">
            <text:p>23.995922</text:p>
          </table:table-cell>
          <table:table-cell office:value-type="float" office:value="111.90913399999999" table:style-name="ce2">
            <text:p>111.909134</text:p>
          </table:table-cell>
          <table:table-cell office:value-type="float" office:value="24" table:style-name="ce2">
            <text:p>24</text:p>
          </table:table-cell>
          <table:table-cell office:value-type="float" office:value="42.673912000000001" table:style-name="ce2">
            <text:p>42.673912</text:p>
          </table:table-cell>
          <table:table-cell office:value-type="float" office:value="23.994219999999999" table:style-name="ce2">
            <text:p>23.99422</text:p>
          </table:table-cell>
          <table:table-cell office:value-type="float" office:value="38.491287" table:style-name="ce2">
            <text:p>38.491287</text:p>
          </table:table-cell>
          <table:table-cell office:value-type="float" office:value="23.998861000000002" table:style-name="ce2">
            <text:p>23.998861</text:p>
          </table:table-cell>
          <table:table-cell office:value-type="float" office:value="31.026973999999999" table:style-name="ce2">
            <text:p>31.026974</text:p>
          </table:table-cell>
          <table:table-cell office:value-type="float" office:value="24" table:style-name="ce2">
            <text:p>24</text:p>
          </table:table-cell>
          <table:table-cell office:value-type="float" office:value="308.92419999999998" table:style-name="ce2">
            <text:p>308.9242</text:p>
          </table:table-cell>
          <table:table-cell office:value-type="float" office:value="24" table:style-name="ce2">
            <text:p>24</text:p>
          </table:table-cell>
          <table:table-cell office:value-type="float" office:value="38.229205999999998" table:style-name="ce2">
            <text:p>38.229206</text:p>
          </table:table-cell>
          <table:table-cell office:value-type="float" office:value="24" table:style-name="ce2">
            <text:p>24</text:p>
          </table:table-cell>
          <table:table-cell office:value-type="float" office:value="181.48656" table:style-name="ce2">
            <text:p>181.48656</text:p>
          </table:table-cell>
          <table:table-cell office:value-type="float" office:value="23.999898999999999" table:style-name="ce2">
            <text:p>23.999899</text:p>
          </table:table-cell>
          <table:table-cell office:value-type="float" office:value="126.36557000000001" table:style-name="ce2">
            <text:p>126.3655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026754" table:style-name="ce2">
            <text:p>18.026754</text:p>
          </table:table-cell>
          <table:table-cell office:value-type="float" office:value="219.14556999999999" table:style-name="ce2">
            <text:p>219.14557</text:p>
          </table:table-cell>
          <table:table-cell office:value-type="float" office:value="18.347662" table:style-name="ce2">
            <text:p>18.347662</text:p>
          </table:table-cell>
          <table:table-cell office:value-type="float" office:value="138.88982999999999" table:style-name="ce2">
            <text:p>138.88983</text:p>
          </table:table-cell>
          <table:table-cell office:value-type="float" office:value="18.641106000000001" table:style-name="ce2">
            <text:p>18.641106</text:p>
          </table:table-cell>
          <table:table-cell office:value-type="float" office:value="168.86171999999999" table:style-name="ce2">
            <text:p>168.86172</text:p>
          </table:table-cell>
          <table:table-cell office:value-type="float" office:value="18.86356" table:style-name="ce2">
            <text:p>18.86356</text:p>
          </table:table-cell>
          <table:table-cell office:value-type="float" office:value="276.97107" table:style-name="ce2">
            <text:p>276.97107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897015" table:style-name="ce2">
            <text:p>18.897015</text:p>
          </table:table-cell>
          <table:table-cell office:value-type="float" office:value="202.94557" table:style-name="ce2">
            <text:p>202.94557</text:p>
          </table:table-cell>
          <table:table-cell office:value-type="float" office:value="19.731960000000001" table:style-name="ce2">
            <text:p>19.73196</text:p>
          </table:table-cell>
          <table:table-cell office:value-type="float" office:value="122.689835" table:style-name="ce2">
            <text:p>122.689835</text:p>
          </table:table-cell>
          <table:table-cell office:value-type="float" office:value="20.114998" table:style-name="ce2">
            <text:p>20.114998</text:p>
          </table:table-cell>
          <table:table-cell office:value-type="float" office:value="152.66173000000001" table:style-name="ce2">
            <text:p>152.66173</text:p>
          </table:table-cell>
          <table:table-cell office:value-type="float" office:value="20.201982000000001" table:style-name="ce2">
            <text:p>20.201982</text:p>
          </table:table-cell>
          <table:table-cell office:value-type="float" office:value="260.77105999999998" table:style-name="ce2">
            <text:p>260.77106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915281" table:style-name="ce2">
            <text:p>18.915281</text:p>
          </table:table-cell>
          <table:table-cell office:value-type="float" office:value="219.58555999999999" table:style-name="ce2">
            <text:p>219.58556</text:p>
          </table:table-cell>
          <table:table-cell office:value-type="float" office:value="19.800605999999998" table:style-name="ce2">
            <text:p>19.800606</text:p>
          </table:table-cell>
          <table:table-cell office:value-type="float" office:value="124.7492" table:style-name="ce2">
            <text:p>124.7492</text:p>
          </table:table-cell>
          <table:table-cell office:value-type="float" office:value="20.141570999999999" table:style-name="ce2">
            <text:p>20.141571</text:p>
          </table:table-cell>
          <table:table-cell office:value-type="float" office:value="153.45892000000001" table:style-name="ce2">
            <text:p>153.45892</text:p>
          </table:table-cell>
          <table:table-cell office:value-type="float" office:value="20.219906000000002" table:style-name="ce2">
            <text:p>20.219906</text:p>
          </table:table-cell>
          <table:table-cell office:value-type="float" office:value="261.30874999999997" table:style-name="ce2">
            <text:p>261.30875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75" table:style-name="ce2">
            <text:p>19.75</text:p>
          </table:table-cell>
          <table:table-cell office:value-type="float" office:value="210.67556999999999" table:style-name="ce2">
            <text:p>210.67557</text:p>
          </table:table-cell>
          <table:table-cell office:value-type="float" office:value="20.157319999999999" table:style-name="ce2">
            <text:p>20.15732</text:p>
          </table:table-cell>
          <table:table-cell office:value-type="float" office:value="115.83915" table:style-name="ce2">
            <text:p>115.83915</text:p>
          </table:table-cell>
          <table:table-cell office:value-type="float" office:value="20.688870000000001" table:style-name="ce2">
            <text:p>20.68887</text:p>
          </table:table-cell>
          <table:table-cell office:value-type="float" office:value="144.54893000000001" table:style-name="ce2">
            <text:p>144.54893</text:p>
          </table:table-cell>
          <table:table-cell office:value-type="float" office:value="20.75" table:style-name="ce2">
            <text:p>20.75</text:p>
          </table:table-cell>
          <table:table-cell office:value-type="float" office:value="252.39876000000001" table:style-name="ce2">
            <text:p>252.39876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391666000000001" table:style-name="ce2">
            <text:p>20.391666</text:p>
          </table:table-cell>
          <table:table-cell office:value-type="float" office:value="210.67556999999999" table:style-name="ce2">
            <text:p>210.67557</text:p>
          </table:table-cell>
          <table:table-cell office:value-type="float" office:value="20.168827" table:style-name="ce2">
            <text:p>20.168827</text:p>
          </table:table-cell>
          <table:table-cell office:value-type="float" office:value="116.18436" table:style-name="ce2">
            <text:p>116.18436</text:p>
          </table:table-cell>
          <table:table-cell office:value-type="float" office:value="20.740577999999999" table:style-name="ce2">
            <text:p>20.740578</text:p>
          </table:table-cell>
          <table:table-cell office:value-type="float" office:value="146.10019" table:style-name="ce2">
            <text:p>146.10019</text:p>
          </table:table-cell>
          <table:table-cell office:value-type="float" office:value="21.391666000000001" table:style-name="ce2">
            <text:p>21.391666</text:p>
          </table:table-cell>
          <table:table-cell office:value-type="float" office:value="252.39876000000001" table:style-name="ce2">
            <text:p>252.39876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766666000000001" table:style-name="ce2">
            <text:p>20.766666</text:p>
          </table:table-cell>
          <table:table-cell office:value-type="float" office:value="198.52556999999999" table:style-name="ce2">
            <text:p>198.52557</text:p>
          </table:table-cell>
          <table:table-cell office:value-type="float" office:value="21.432713" table:style-name="ce2">
            <text:p>21.432713</text:p>
          </table:table-cell>
          <table:table-cell office:value-type="float" office:value="104.03435500000001" table:style-name="ce2">
            <text:p>104.034355</text:p>
          </table:table-cell>
          <table:table-cell office:value-type="float" office:value="21.437546000000001" table:style-name="ce2">
            <text:p>21.437546</text:p>
          </table:table-cell>
          <table:table-cell office:value-type="float" office:value="133.9502" table:style-name="ce2">
            <text:p>133.9502</text:p>
          </table:table-cell>
          <table:table-cell office:value-type="float" office:value="21.768242000000001" table:style-name="ce2">
            <text:p>21.768242</text:p>
          </table:table-cell>
          <table:table-cell office:value-type="float" office:value="240.24876" table:style-name="ce2">
            <text:p>240.24876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3" table:style-name="ce2">
            <text:p>21.3</text:p>
          </table:table-cell>
          <table:table-cell office:value-type="float" office:value="198.52556999999999" table:style-name="ce2">
            <text:p>198.52557</text:p>
          </table:table-cell>
          <table:table-cell office:value-type="float" office:value="21.433102000000002" table:style-name="ce2">
            <text:p>21.433102</text:p>
          </table:table-cell>
          <table:table-cell office:value-type="float" office:value="104.04603" table:style-name="ce2">
            <text:p>104.04603</text:p>
          </table:table-cell>
          <table:table-cell office:value-type="float" office:value="21.453607999999999" table:style-name="ce2">
            <text:p>21.453608</text:p>
          </table:table-cell>
          <table:table-cell office:value-type="float" office:value="134.43205" table:style-name="ce2">
            <text:p>134.43205</text:p>
          </table:table-cell>
          <table:table-cell office:value-type="float" office:value="21.784493999999999" table:style-name="ce2">
            <text:p>21.784494</text:p>
          </table:table-cell>
          <table:table-cell office:value-type="float" office:value="240.73634000000001" table:style-name="ce2">
            <text:p>240.73634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791665999999999" table:style-name="ce2">
            <text:p>21.791666</text:p>
          </table:table-cell>
          <table:table-cell office:value-type="float" office:value="182.59557000000001" table:style-name="ce2">
            <text:p>182.59557</text:p>
          </table:table-cell>
          <table:table-cell office:value-type="float" office:value="22.125" table:style-name="ce2">
            <text:p>22.125</text:p>
          </table:table-cell>
          <table:table-cell office:value-type="float" office:value="88.116020000000006" table:style-name="ce2">
            <text:p>88.11602</text:p>
          </table:table-cell>
          <table:table-cell office:value-type="float" office:value="22.617521" table:style-name="ce2">
            <text:p>22.617521</text:p>
          </table:table-cell>
          <table:table-cell office:value-type="float" office:value="118.502045" table:style-name="ce2">
            <text:p>118.502045</text:p>
          </table:table-cell>
          <table:table-cell office:value-type="float" office:value="22.791665999999999" table:style-name="ce2">
            <text:p>22.791666</text:p>
          </table:table-cell>
          <table:table-cell office:value-type="float" office:value="224.80634000000001" table:style-name="ce2">
            <text:p>224.80634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991667" table:style-name="ce2">
            <text:p>21.991667</text:p>
          </table:table-cell>
          <table:table-cell office:value-type="float" office:value="182.59557000000001" table:style-name="ce2">
            <text:p>182.59557</text:p>
          </table:table-cell>
          <table:table-cell office:value-type="float" office:value="22.324999999999999" table:style-name="ce2">
            <text:p>22.325</text:p>
          </table:table-cell>
          <table:table-cell office:value-type="float" office:value="94.116039999999998" table:style-name="ce2">
            <text:p>94.11604</text:p>
          </table:table-cell>
          <table:table-cell office:value-type="float" office:value="22.632028999999999" table:style-name="ce2">
            <text:p>22.632029</text:p>
          </table:table-cell>
          <table:table-cell office:value-type="float" office:value="118.93725999999999" table:style-name="ce2">
            <text:p>118.93726</text:p>
          </table:table-cell>
          <table:table-cell office:value-type="float" office:value="22.991667" table:style-name="ce2">
            <text:p>22.991667</text:p>
          </table:table-cell>
          <table:table-cell office:value-type="float" office:value="224.80634000000001" table:style-name="ce2">
            <text:p>224.80634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000004000000001" table:style-name="ce2">
            <text:p>23.000004</text:p>
          </table:table-cell>
          <table:table-cell office:value-type="float" office:value="149.92556999999999" table:style-name="ce2">
            <text:p>149.92557</text:p>
          </table:table-cell>
          <table:table-cell office:value-type="float" office:value="23" table:style-name="ce2">
            <text:p>23</text:p>
          </table:table-cell>
          <table:table-cell office:value-type="float" office:value="72.24606" table:style-name="ce2">
            <text:p>72.24606</text:p>
          </table:table-cell>
          <table:table-cell office:value-type="float" office:value="23" table:style-name="ce2">
            <text:p>23</text:p>
          </table:table-cell>
          <table:table-cell office:value-type="float" office:value="107.86725" table:style-name="ce2">
            <text:p>107.86725</text:p>
          </table:table-cell>
          <table:table-cell office:value-type="float" office:value="23" table:style-name="ce2">
            <text:p>23</text:p>
          </table:table-cell>
          <table:table-cell office:value-type="float" office:value="224.53635" table:style-name="ce2">
            <text:p>224.53635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000972999999998" table:style-name="ce2">
            <text:p>23.000973</text:p>
          </table:table-cell>
          <table:table-cell office:value-type="float" office:value="150.80821" table:style-name="ce2">
            <text:p>150.80821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72.24606" table:style-name="ce2">
            <text:p>72.24606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107.86725" table:style-name="ce2">
            <text:p>107.86725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224.56632999999999" table:style-name="ce2">
            <text:p>224.5663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2176000000001" table:style-name="ce2">
            <text:p>23.992176</text:p>
          </table:table-cell>
          <table:table-cell office:value-type="float" office:value="118.67821000000001" table:style-name="ce2">
            <text:p>118.67821</text:p>
          </table:table-cell>
          <table:table-cell office:value-type="float" office:value="23.994633" table:style-name="ce2">
            <text:p>23.994633</text:p>
          </table:table-cell>
          <table:table-cell office:value-type="float" office:value="40.116059999999997" table:style-name="ce2">
            <text:p>40.11606</text:p>
          </table:table-cell>
          <table:table-cell office:value-type="float" office:value="23.99588" table:style-name="ce2">
            <text:p>23.99588</text:p>
          </table:table-cell>
          <table:table-cell office:value-type="float" office:value="75.73724" table:style-name="ce2">
            <text:p>75.73724</text:p>
          </table:table-cell>
          <table:table-cell office:value-type="float" office:value="23.992926000000001" table:style-name="ce2">
            <text:p>23.992926</text:p>
          </table:table-cell>
          <table:table-cell office:value-type="float" office:value="192.43633" table:style-name="ce2">
            <text:p>192.4363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2578999999999" table:style-name="ce2">
            <text:p>23.992579</text:p>
          </table:table-cell>
          <table:table-cell office:value-type="float" office:value="118.69028" table:style-name="ce2">
            <text:p>118.69028</text:p>
          </table:table-cell>
          <table:table-cell office:value-type="float" office:value="23.994772000000001" table:style-name="ce2">
            <text:p>23.994772</text:p>
          </table:table-cell>
          <table:table-cell office:value-type="float" office:value="40.120235000000001" table:style-name="ce2">
            <text:p>40.120235</text:p>
          </table:table-cell>
          <table:table-cell office:value-type="float" office:value="23.996603" table:style-name="ce2">
            <text:p>23.996603</text:p>
          </table:table-cell>
          <table:table-cell office:value-type="float" office:value="75.758930000000007" table:style-name="ce2">
            <text:p>75.75893</text:p>
          </table:table-cell>
          <table:table-cell office:value-type="float" office:value="23.994195999999999" table:style-name="ce2">
            <text:p>23.994196</text:p>
          </table:table-cell>
          <table:table-cell office:value-type="float" office:value="192.47443000000001" table:style-name="ce2">
            <text:p>192.47443</text:p>
          </table:table-cell>
          <table:table-cell table:number-columns-repeated="16314"/>
        </table:table-row>
        <table:table-row table:number-rows-repeated="640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table:number-columns-repeated="16314"/>
        </table:table-row>
        <table:table-row table:number-rows-repeated="1047899" table:style-name="ro1">
          <table:table-cell table:number-columns-repeated="16384"/>
        </table:table-row>
      </table:table>
      <table:table table:name="milp-charge" table:style-name="ta1">
        <table:table-column table:style-name="co8" table:number-columns-repeated="55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8" table:default-cell-style-name="ce1"/>
        <table:table-column table:style-name="co2" table:number-columns-repeated="16314" table:default-cell-style-name="ce1"/>
        <table:table-row table:style-name="ro1">
          <table:table-cell office:value-type="string" table:style-name="ce2">
            <text:p>time0</text:p>
          </table:table-cell>
          <table:table-cell office:value-type="string" table:style-name="ce2">
            <text:p>eta0</text:p>
          </table:table-cell>
          <table:table-cell office:value-type="string" table:style-name="ce2">
            <text:p>time1</text:p>
          </table:table-cell>
          <table:table-cell office:value-type="string" table:style-name="ce2">
            <text:p>eta1</text:p>
          </table:table-cell>
          <table:table-cell office:value-type="string" table:style-name="ce2">
            <text:p>time2</text:p>
          </table:table-cell>
          <table:table-cell office:value-type="string" table:style-name="ce2">
            <text:p>eta2</text:p>
          </table:table-cell>
          <table:table-cell office:value-type="string" table:style-name="ce2">
            <text:p>time3</text:p>
          </table:table-cell>
          <table:table-cell office:value-type="string" table:style-name="ce2">
            <text:p>eta3</text:p>
          </table:table-cell>
          <table:table-cell office:value-type="string" table:style-name="ce2">
            <text:p>time4</text:p>
          </table:table-cell>
          <table:table-cell office:value-type="string" table:style-name="ce2">
            <text:p>eta4</text:p>
          </table:table-cell>
          <table:table-cell office:value-type="string" table:style-name="ce2">
            <text:p>time5</text:p>
          </table:table-cell>
          <table:table-cell office:value-type="string" table:style-name="ce2">
            <text:p>eta5</text:p>
          </table:table-cell>
          <table:table-cell office:value-type="string" table:style-name="ce2">
            <text:p>time6</text:p>
          </table:table-cell>
          <table:table-cell office:value-type="string" table:style-name="ce2">
            <text:p>eta6</text:p>
          </table:table-cell>
          <table:table-cell office:value-type="string" table:style-name="ce2">
            <text:p>time7</text:p>
          </table:table-cell>
          <table:table-cell office:value-type="string" table:style-name="ce2">
            <text:p>eta7</text:p>
          </table:table-cell>
          <table:table-cell office:value-type="string" table:style-name="ce2">
            <text:p>time8</text:p>
          </table:table-cell>
          <table:table-cell office:value-type="string" table:style-name="ce2">
            <text:p>eta8</text:p>
          </table:table-cell>
          <table:table-cell office:value-type="string" table:style-name="ce2">
            <text:p>time9</text:p>
          </table:table-cell>
          <table:table-cell office:value-type="string" table:style-name="ce2">
            <text:p>eta9</text:p>
          </table:table-cell>
          <table:table-cell office:value-type="string" table:style-name="ce2">
            <text:p>time10</text:p>
          </table:table-cell>
          <table:table-cell office:value-type="string" table:style-name="ce2">
            <text:p>eta10</text:p>
          </table:table-cell>
          <table:table-cell office:value-type="string" table:style-name="ce2">
            <text:p>time11</text:p>
          </table:table-cell>
          <table:table-cell office:value-type="string" table:style-name="ce2">
            <text:p>eta11</text:p>
          </table:table-cell>
          <table:table-cell office:value-type="string" table:style-name="ce2">
            <text:p>time12</text:p>
          </table:table-cell>
          <table:table-cell office:value-type="string" table:style-name="ce2">
            <text:p>eta12</text:p>
          </table:table-cell>
          <table:table-cell office:value-type="string" table:style-name="ce2">
            <text:p>time13</text:p>
          </table:table-cell>
          <table:table-cell office:value-type="string" table:style-name="ce2">
            <text:p>eta13</text:p>
          </table:table-cell>
          <table:table-cell office:value-type="string" table:style-name="ce2">
            <text:p>time14</text:p>
          </table:table-cell>
          <table:table-cell office:value-type="string" table:style-name="ce2">
            <text:p>eta14</text:p>
          </table:table-cell>
          <table:table-cell office:value-type="string" table:style-name="ce2">
            <text:p>time15</text:p>
          </table:table-cell>
          <table:table-cell office:value-type="string" table:style-name="ce2">
            <text:p>eta15</text:p>
          </table:table-cell>
          <table:table-cell office:value-type="string" table:style-name="ce2">
            <text:p>time16</text:p>
          </table:table-cell>
          <table:table-cell office:value-type="string" table:style-name="ce2">
            <text:p>eta16</text:p>
          </table:table-cell>
          <table:table-cell office:value-type="string" table:style-name="ce2">
            <text:p>time17</text:p>
          </table:table-cell>
          <table:table-cell office:value-type="string" table:style-name="ce2">
            <text:p>eta17</text:p>
          </table:table-cell>
          <table:table-cell office:value-type="string" table:style-name="ce2">
            <text:p>time18</text:p>
          </table:table-cell>
          <table:table-cell office:value-type="string" table:style-name="ce2">
            <text:p>eta18</text:p>
          </table:table-cell>
          <table:table-cell office:value-type="string" table:style-name="ce2">
            <text:p>time19</text:p>
          </table:table-cell>
          <table:table-cell office:value-type="string" table:style-name="ce2">
            <text:p>eta19</text:p>
          </table:table-cell>
          <table:table-cell office:value-type="string" table:style-name="ce2">
            <text:p>time20</text:p>
          </table:table-cell>
          <table:table-cell office:value-type="string" table:style-name="ce2">
            <text:p>eta20</text:p>
          </table:table-cell>
          <table:table-cell office:value-type="string" table:style-name="ce2">
            <text:p>time21</text:p>
          </table:table-cell>
          <table:table-cell office:value-type="string" table:style-name="ce2">
            <text:p>eta21</text:p>
          </table:table-cell>
          <table:table-cell office:value-type="string" table:style-name="ce2">
            <text:p>time22</text:p>
          </table:table-cell>
          <table:table-cell office:value-type="string" table:style-name="ce2">
            <text:p>eta22</text:p>
          </table:table-cell>
          <table:table-cell office:value-type="string" table:style-name="ce2">
            <text:p>time23</text:p>
          </table:table-cell>
          <table:table-cell office:value-type="string" table:style-name="ce2">
            <text:p>eta23</text:p>
          </table:table-cell>
          <table:table-cell office:value-type="string" table:style-name="ce2">
            <text:p>time24</text:p>
          </table:table-cell>
          <table:table-cell office:value-type="string" table:style-name="ce2">
            <text:p>eta24</text:p>
          </table:table-cell>
          <table:table-cell office:value-type="string" table:style-name="ce2">
            <text:p>time25</text:p>
          </table:table-cell>
          <table:table-cell office:value-type="string" table:style-name="ce2">
            <text:p>eta25</text:p>
          </table:table-cell>
          <table:table-cell office:value-type="string" table:style-name="ce2">
            <text:p>time26</text:p>
          </table:table-cell>
          <table:table-cell office:value-type="string" table:style-name="ce2">
            <text:p>eta26</text:p>
          </table:table-cell>
          <table:table-cell office:value-type="string" table:style-name="ce2">
            <text:p>time27</text:p>
          </table:table-cell>
          <table:table-cell office:value-type="string" table:style-name="ce2">
            <text:p>eta27</text:p>
          </table:table-cell>
          <table:table-cell office:value-type="string" table:style-name="ce2">
            <text:p>time28</text:p>
          </table:table-cell>
          <table:table-cell office:value-type="string" table:style-name="ce2">
            <text:p>eta28</text:p>
          </table:table-cell>
          <table:table-cell office:value-type="string" table:style-name="ce2">
            <text:p>time29</text:p>
          </table:table-cell>
          <table:table-cell office:value-type="string" table:style-name="ce2">
            <text:p>eta29</text:p>
          </table:table-cell>
          <table:table-cell office:value-type="string" table:style-name="ce2">
            <text:p>time30</text:p>
          </table:table-cell>
          <table:table-cell office:value-type="string" table:style-name="ce2">
            <text:p>eta30</text:p>
          </table:table-cell>
          <table:table-cell office:value-type="string" table:style-name="ce2">
            <text:p>time31</text:p>
          </table:table-cell>
          <table:table-cell office:value-type="string" table:style-name="ce2">
            <text:p>eta31</text:p>
          </table:table-cell>
          <table:table-cell office:value-type="string" table:style-name="ce2">
            <text:p>time32</text:p>
          </table:table-cell>
          <table:table-cell office:value-type="string" table:style-name="ce2">
            <text:p>eta32</text:p>
          </table:table-cell>
          <table:table-cell office:value-type="string" table:style-name="ce2">
            <text:p>time33</text:p>
          </table:table-cell>
          <table:table-cell office:value-type="string" table:style-name="ce2">
            <text:p>eta33</text:p>
          </table:table-cell>
          <table:table-cell office:value-type="string" table:style-name="ce2">
            <text:p>time34</text:p>
          </table:table-cell>
          <table:table-cell office:value-type="string" table:style-name="ce2">
            <text:p>eta34</text:p>
          </table:table-cell>
          <table:table-cell table:number-columns-repeated="16314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table:number-columns-repeated="16314"/>
        </table:table-row>
        <table:table-row table:style-name="ro1"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65.6" table:style-name="ce2">
            <text:p>165.6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87.2" table:style-name="ce2">
            <text:p>187.2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.1416666666666604" table:style-name="ce2">
            <text:p>6.141666667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6" table:style-name="ce2">
            <text:p>6</text:p>
          </table:table-cell>
          <table:table-cell office:value-type="float" office:value="187.2" table:style-name="ce2">
            <text:p>187.2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65.6" table:style-name="ce2">
            <text:p>165.6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10.4333333333333" table:style-name="ce2">
            <text:p>10.43333333</text:p>
          </table:table-cell>
          <table:table-cell office:value-type="float" office:value="187.2" table:style-name="ce2">
            <text:p>187.2</text:p>
          </table:table-cell>
          <table:table-cell office:value-type="float" office:value="11.35" table:style-name="ce2">
            <text:p>11.35</text:p>
          </table:table-cell>
          <table:table-cell office:value-type="float" office:value="176.4" table:style-name="ce2">
            <text:p>176.4</text:p>
          </table:table-cell>
          <table:table-cell office:value-type="float" office:value="11.35" table:style-name="ce2">
            <text:p>11.35</text:p>
          </table:table-cell>
          <table:table-cell office:value-type="float" office:value="165.6" table:style-name="ce2">
            <text:p>165.6</text:p>
          </table:table-cell>
          <table:table-cell office:value-type="float" office:value="12.841666666666701" table:style-name="ce2">
            <text:p>12.84166667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table:number-columns-repeated="16314"/>
        </table:table-row>
        <table:table-row table:style-name="ro1"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87.2" table:style-name="ce2">
            <text:p>187.2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86.4" table:style-name="ce2">
            <text:p>186.4</text:p>
          </table:table-cell>
          <table:table-cell office:value-type="float" office:value="6.55" table:style-name="ce2">
            <text:p>6.55</text:p>
          </table:table-cell>
          <table:table-cell office:value-type="float" office:value="175.1" table:style-name="ce2">
            <text:p>175.1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87.2" table:style-name="ce2">
            <text:p>187.2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76.4" table:style-name="ce2">
            <text:p>176.4</text:p>
          </table:table-cell>
          <table:table-cell office:value-type="float" office:value="6" table:style-name="ce2">
            <text:p>6</text:p>
          </table:table-cell>
          <table:table-cell office:value-type="float" office:value="175.6" table:style-name="ce2">
            <text:p>175.6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57.55000000000001" table:style-name="ce2">
            <text:p>157.55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6.1416666666666604" table:style-name="ce2">
            <text:p>6.141666667</text:p>
          </table:table-cell>
          <table:table-cell office:value-type="float" office:value="191.45" table:style-name="ce2">
            <text:p>191.45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65.6" table:style-name="ce2">
            <text:p>165.6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10.4333333333333" table:style-name="ce2">
            <text:p>10.43333333</text:p>
          </table:table-cell>
          <table:table-cell office:value-type="float" office:value="187.2" table:style-name="ce2">
            <text:p>187.2</text:p>
          </table:table-cell>
          <table:table-cell office:value-type="float" office:value="11.35" table:style-name="ce2">
            <text:p>11.35</text:p>
          </table:table-cell>
          <table:table-cell office:value-type="float" office:value="176.4" table:style-name="ce2">
            <text:p>176.4</text:p>
          </table:table-cell>
          <table:table-cell office:value-type="float" office:value="11.35" table:style-name="ce2">
            <text:p>11.35</text:p>
          </table:table-cell>
          <table:table-cell office:value-type="float" office:value="165.6" table:style-name="ce2">
            <text:p>165.6</text:p>
          </table:table-cell>
          <table:table-cell office:value-type="float" office:value="12.841666666666701" table:style-name="ce2">
            <text:p>12.84166667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table:number-columns-repeated="16314"/>
        </table:table-row>
        <table:table-row table:style-name="ro1">
          <table:table-cell office:value-type="float" office:value="6.2333333333333298" table:style-name="ce2">
            <text:p>6.233333333</text:p>
          </table:table-cell>
          <table:table-cell office:value-type="float" office:value="154.26" table:style-name="ce2">
            <text:p>154.26</text:p>
          </table:table-cell>
          <table:table-cell office:value-type="float" office:value="7.3887838827802303" table:style-name="ce2">
            <text:p>7.388783883</text:p>
          </table:table-cell>
          <table:table-cell office:value-type="float" office:value="143.46" table:style-name="ce2">
            <text:p>143.46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32.66" table:style-name="ce2">
            <text:p>132.66</text:p>
          </table:table-cell>
          <table:table-cell office:value-type="float" office:value="6.1139413919415597" table:style-name="ce2">
            <text:p>6.113941392</text:p>
          </table:table-cell>
          <table:table-cell office:value-type="float" office:value="176.94" table:style-name="ce2">
            <text:p>176.94</text:p>
          </table:table-cell>
          <table:table-cell office:value-type="float" office:value="6.6736373626374101" table:style-name="ce2">
            <text:p>6.673637363</text:p>
          </table:table-cell>
          <table:table-cell office:value-type="float" office:value="166.14" table:style-name="ce2">
            <text:p>166.14</text:p>
          </table:table-cell>
          <table:table-cell office:value-type="float" office:value="7.3583333333333201" table:style-name="ce2">
            <text:p>7.358333333</text:p>
          </table:table-cell>
          <table:table-cell office:value-type="float" office:value="155.34" table:style-name="ce2">
            <text:p>155.34</text:p>
          </table:table-cell>
          <table:table-cell office:value-type="float" office:value="6.3403040293040798" table:style-name="ce2">
            <text:p>6.340304029</text:p>
          </table:table-cell>
          <table:table-cell office:value-type="float" office:value="144.54" table:style-name="ce2">
            <text:p>144.54</text:p>
          </table:table-cell>
          <table:table-cell office:value-type="float" office:value="11.733333333333301" table:style-name="ce2">
            <text:p>11.73333333</text:p>
          </table:table-cell>
          <table:table-cell office:value-type="float" office:value="171.81" table:style-name="ce2">
            <text:p>171.81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171.01000000003299" table:style-name="ce2">
            <text:p>171.01</text:p>
          </table:table-cell>
          <table:table-cell office:value-type="float" office:value="11.733333333333301" table:style-name="ce2">
            <text:p>11.73333333</text:p>
          </table:table-cell>
          <table:table-cell office:value-type="float" office:value="159.71" table:style-name="ce2">
            <text:p>159.71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139.41" table:style-name="ce2">
            <text:p>139.41</text:p>
          </table:table-cell>
          <table:table-cell office:value-type="float" office:value="6.8083333333333202" table:style-name="ce2">
            <text:p>6.808333333</text:p>
          </table:table-cell>
          <table:table-cell office:value-type="float" office:value="133.47" table:style-name="ce2">
            <text:p>133.47</text:p>
          </table:table-cell>
          <table:table-cell office:value-type="float" office:value="8.3833333333333293" table:style-name="ce2">
            <text:p>8.383333333</text:p>
          </table:table-cell>
          <table:table-cell office:value-type="float" office:value="122.67" table:style-name="ce2">
            <text:p>122.67</text:p>
          </table:table-cell>
          <table:table-cell office:value-type="float" office:value="7.3250000000000002" table:style-name="ce2">
            <text:p>7.325</text:p>
          </table:table-cell>
          <table:table-cell office:value-type="float" office:value="111.87" table:style-name="ce2">
            <text:p>111.87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01.07" table:style-name="ce2">
            <text:p>101.07</text:p>
          </table:table-cell>
          <table:table-cell office:value-type="float" office:value="6" table:style-name="ce2">
            <text:p>6</text:p>
          </table:table-cell>
          <table:table-cell office:value-type="float" office:value="173.16" table:style-name="ce2">
            <text:p>173.16</text:p>
          </table:table-cell>
          <table:table-cell office:value-type="float" office:value="6.1416666666666604" table:style-name="ce2">
            <text:p>6.141666667</text:p>
          </table:table-cell>
          <table:table-cell office:value-type="float" office:value="162.36000000000001" table:style-name="ce2">
            <text:p>162.36</text:p>
          </table:table-cell>
          <table:table-cell office:value-type="float" office:value="6.55" table:style-name="ce2">
            <text:p>6.55</text:p>
          </table:table-cell>
          <table:table-cell office:value-type="float" office:value="161.56000000001501" table:style-name="ce2">
            <text:p>161.56</text:p>
          </table:table-cell>
          <table:table-cell office:value-type="float" office:value="6.8223333333257496" table:style-name="ce2">
            <text:p>6.822333333</text:p>
          </table:table-cell>
          <table:table-cell office:value-type="float" office:value="143.51" table:style-name="ce2">
            <text:p>143.51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9.91" table:style-name="ce2">
            <text:p>179.91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9.11" table:style-name="ce2">
            <text:p>169.11</text:p>
          </table:table-cell>
          <table:table-cell office:value-type="float" office:value="6" table:style-name="ce2">
            <text:p>6</text:p>
          </table:table-cell>
          <table:table-cell office:value-type="float" office:value="158.31" table:style-name="ce2">
            <text:p>158.31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47.51" table:style-name="ce2">
            <text:p>147.51</text:p>
          </table:table-cell>
          <table:table-cell office:value-type="float" office:value="10.185882783884599" table:style-name="ce2">
            <text:p>10.18588278</text:p>
          </table:table-cell>
          <table:table-cell office:value-type="float" office:value="175.79" table:style-name="ce2">
            <text:p>175.79</text:p>
          </table:table-cell>
          <table:table-cell office:value-type="float" office:value="10.6916666666667" table:style-name="ce2">
            <text:p>10.69166667</text:p>
          </table:table-cell>
          <table:table-cell office:value-type="float" office:value="160.74" table:style-name="ce2">
            <text:p>160.74</text:p>
          </table:table-cell>
          <table:table-cell office:value-type="float" office:value="11.35" table:style-name="ce2">
            <text:p>11.35</text:p>
          </table:table-cell>
          <table:table-cell office:value-type="float" office:value="149.94" table:style-name="ce2">
            <text:p>149.94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139.13999999999999" table:style-name="ce2">
            <text:p>139.14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36.97999999999999" table:style-name="ce2">
            <text:p>136.98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26.18" table:style-name="ce2">
            <text:p>126.18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15.38" table:style-name="ce2">
            <text:p>115.38</text:p>
          </table:table-cell>
          <table:table-cell office:value-type="float" office:value="7.5499999999999901" table:style-name="ce2">
            <text:p>7.55</text:p>
          </table:table-cell>
          <table:table-cell office:value-type="float" office:value="104.58" table:style-name="ce2">
            <text:p>104.58</text:p>
          </table:table-cell>
          <table:table-cell table:number-columns-repeated="16314"/>
        </table:table-row>
        <table:table-row table:style-name="ro1">
          <table:table-cell office:value-type="float" office:value="7.3161172161135601" table:style-name="ce2">
            <text:p>7.316117216</text:p>
          </table:table-cell>
          <table:table-cell office:value-type="float" office:value="186.74351648340701" table:style-name="ce2">
            <text:p>186.7435165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63.04648351659301" table:style-name="ce2">
            <text:p>163.0464835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32.66" table:style-name="ce2">
            <text:p>132.66</text:p>
          </table:table-cell>
          <table:table-cell office:value-type="float" office:value="6.3403040293040798" table:style-name="ce2">
            <text:p>6.340304029</text:p>
          </table:table-cell>
          <table:table-cell office:value-type="float" office:value="382.92999999989303" table:style-name="ce2">
            <text:p>382.93</text:p>
          </table:table-cell>
          <table:table-cell office:value-type="float" office:value="6.8999999999999897" table:style-name="ce2">
            <text:p>6.9</text:p>
          </table:table-cell>
          <table:table-cell office:value-type="float" office:value="372.12999999994997" table:style-name="ce2">
            <text:p>372.13</text:p>
          </table:table-cell>
          <table:table-cell office:value-type="float" office:value="7.5846959706958996" table:style-name="ce2">
            <text:p>7.584695971</text:p>
          </table:table-cell>
          <table:table-cell office:value-type="float" office:value="361.32999999994502" table:style-name="ce2">
            <text:p>361.33</text:p>
          </table:table-cell>
          <table:table-cell office:value-type="float" office:value="6.5666666666665803" table:style-name="ce2">
            <text:p>6.566666667</text:p>
          </table:table-cell>
          <table:table-cell office:value-type="float" office:value="350.52999999987998" table:style-name="ce2">
            <text:p>350.53</text:p>
          </table:table-cell>
          <table:table-cell office:value-type="float" office:value="11.733333333333301" table:style-name="ce2">
            <text:p>11.73333333</text:p>
          </table:table-cell>
          <table:table-cell office:value-type="float" office:value="171.81" table:style-name="ce2">
            <text:p>171.81</text:p>
          </table:table-cell>
          <table:table-cell office:value-type="float" office:value="12.5666666666667" table:style-name="ce2">
            <text:p>12.56666667</text:p>
          </table:table-cell>
          <table:table-cell office:value-type="float" office:value="183.140000000084" table:style-name="ce2">
            <text:p>183.14</text:p>
          </table:table-cell>
          <table:table-cell office:value-type="float" office:value="11.9429999999982" table:style-name="ce2">
            <text:p>11.943</text:p>
          </table:table-cell>
          <table:table-cell office:value-type="float" office:value="165.999999999946" table:style-name="ce2">
            <text:p>166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139.41" table:style-name="ce2">
            <text:p>139.41</text:p>
          </table:table-cell>
          <table:table-cell office:value-type="float" office:value="6.8223333333257496" table:style-name="ce2">
            <text:p>6.822333333</text:p>
          </table:table-cell>
          <table:table-cell office:value-type="float" office:value="133.88999999977301" table:style-name="ce2">
            <text:p>133.89</text:p>
          </table:table-cell>
          <table:table-cell office:value-type="float" office:value="8.3833333333333293" table:style-name="ce2">
            <text:p>8.383333333</text:p>
          </table:table-cell>
          <table:table-cell office:value-type="float" office:value="122.67" table:style-name="ce2">
            <text:p>122.67</text:p>
          </table:table-cell>
          <table:table-cell office:value-type="float" office:value="9.4833333333333591" table:style-name="ce2">
            <text:p>9.483333333</text:p>
          </table:table-cell>
          <table:table-cell office:value-type="float" office:value="176.620000000001" table:style-name="ce2">
            <text:p>176.62</text:p>
          </table:table-cell>
          <table:table-cell office:value-type="float" office:value="8.9808827838845708" table:style-name="ce2">
            <text:p>8.980882784</text:p>
          </table:table-cell>
          <table:table-cell office:value-type="float" office:value="129.24648351653701" table:style-name="ce2">
            <text:p>129.2464835</text:p>
          </table:table-cell>
          <table:table-cell office:value-type="float" office:value="6" table:style-name="ce2">
            <text:p>6</text:p>
          </table:table-cell>
          <table:table-cell office:value-type="float" office:value="173.16" table:style-name="ce2">
            <text:p>173.16</text:p>
          </table:table-cell>
          <table:table-cell office:value-type="float" office:value="6.1416666666666604" table:style-name="ce2">
            <text:p>6.141666667</text:p>
          </table:table-cell>
          <table:table-cell office:value-type="float" office:value="162.36000000000001" table:style-name="ce2">
            <text:p>162.36</text:p>
          </table:table-cell>
          <table:table-cell office:value-type="float" office:value="6.8083333333333202" table:style-name="ce2">
            <text:p>6.808333333</text:p>
          </table:table-cell>
          <table:table-cell office:value-type="float" office:value="169.31000000001401" table:style-name="ce2">
            <text:p>169.31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58.32351648363499" table:style-name="ce2">
            <text:p>158.3235165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9.91" table:style-name="ce2">
            <text:p>179.91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9.11" table:style-name="ce2">
            <text:p>169.11</text:p>
          </table:table-cell>
          <table:table-cell office:value-type="float" office:value="6" table:style-name="ce2">
            <text:p>6</text:p>
          </table:table-cell>
          <table:table-cell office:value-type="float" office:value="158.31" table:style-name="ce2">
            <text:p>158.31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47.51" table:style-name="ce2">
            <text:p>147.51</text:p>
          </table:table-cell>
          <table:table-cell office:value-type="float" office:value="10.4333333333333" table:style-name="ce2">
            <text:p>10.43333333</text:p>
          </table:table-cell>
          <table:table-cell office:value-type="float" office:value="183.21351648346101" table:style-name="ce2">
            <text:p>183.2135165</text:p>
          </table:table-cell>
          <table:table-cell office:value-type="float" office:value="11.35" table:style-name="ce2">
            <text:p>11.35</text:p>
          </table:table-cell>
          <table:table-cell office:value-type="float" office:value="180.49" table:style-name="ce2">
            <text:p>180.49</text:p>
          </table:table-cell>
          <table:table-cell office:value-type="float" office:value="11.35" table:style-name="ce2">
            <text:p>11.35</text:p>
          </table:table-cell>
          <table:table-cell office:value-type="float" office:value="149.94" table:style-name="ce2">
            <text:p>149.94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139.13999999999999" table:style-name="ce2">
            <text:p>139.14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36.97999999999999" table:style-name="ce2">
            <text:p>136.98</text:p>
          </table:table-cell>
          <table:table-cell office:value-type="float" office:value="7.5510073260036101" table:style-name="ce2">
            <text:p>7.551007326</text:p>
          </table:table-cell>
          <table:table-cell office:value-type="float" office:value="339.92999999994402" table:style-name="ce2">
            <text:p>339.93</text:p>
          </table:table-cell>
          <table:table-cell office:value-type="float" office:value="7.3887838827802303" table:style-name="ce2">
            <text:p>7.388783883</text:p>
          </table:table-cell>
          <table:table-cell office:value-type="float" office:value="117.56" table:style-name="ce2">
            <text:p>117.56</text:p>
          </table:table-cell>
          <table:table-cell office:value-type="float" office:value="8.3833333333333293" table:style-name="ce2">
            <text:p>8.383333333</text:p>
          </table:table-cell>
          <table:table-cell office:value-type="float" office:value="129.58000000000001" table:style-name="ce2">
            <text:p>129.58</text:p>
          </table:table-cell>
          <table:table-cell table:number-columns-repeated="16314"/>
        </table:table-row>
        <table:table-row table:style-name="ro1">
          <table:table-cell office:value-type="float" office:value="9.4833333333333396" table:style-name="ce2">
            <text:p>9.483333333</text:p>
          </table:table-cell>
          <table:table-cell office:value-type="float" office:value="172.70351648340699" table:style-name="ce2">
            <text:p>172.7035165</text:p>
          </table:table-cell>
          <table:table-cell office:value-type="float" office:value="8.9808827838845495" table:style-name="ce2">
            <text:p>8.980882784</text:p>
          </table:table-cell>
          <table:table-cell office:value-type="float" office:value="149.00648351659299" table:style-name="ce2">
            <text:p>149.0064835</text:p>
          </table:table-cell>
          <table:table-cell office:value-type="float" office:value="10.303340659337399" table:style-name="ce2">
            <text:p>10.30334066</text:p>
          </table:table-cell>
          <table:table-cell office:value-type="float" office:value="118.62" table:style-name="ce2">
            <text:p>118.62</text:p>
          </table:table-cell>
          <table:table-cell office:value-type="float" office:value="18.0453333333441" table:style-name="ce2">
            <text:p>18.04533333</text:p>
          </table:table-cell>
          <table:table-cell office:value-type="float" office:value="196.899999999909" table:style-name="ce2">
            <text:p>196.9</text:p>
          </table:table-cell>
          <table:table-cell office:value-type="float" office:value="17.25" table:style-name="ce2">
            <text:p>17.25</text:p>
          </table:table-cell>
          <table:table-cell office:value-type="float" office:value="186.09999999995" table:style-name="ce2">
            <text:p>186.1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75.29999999994499" table:style-name="ce2">
            <text:p>175.3</text:p>
          </table:table-cell>
          <table:table-cell office:value-type="float" office:value="17.25" table:style-name="ce2">
            <text:p>17.25</text:p>
          </table:table-cell>
          <table:table-cell office:value-type="float" office:value="164.49999999989001" table:style-name="ce2">
            <text:p>164.5</text:p>
          </table:table-cell>
          <table:table-cell office:value-type="float" office:value="13.275" table:style-name="ce2">
            <text:p>13.275</text:p>
          </table:table-cell>
          <table:table-cell office:value-type="float" office:value="155.88" table:style-name="ce2">
            <text:p>155.88</text:p>
          </table:table-cell>
          <table:table-cell office:value-type="float" office:value="15.2263333333365" table:style-name="ce2">
            <text:p>15.22633333</text:p>
          </table:table-cell>
          <table:table-cell office:value-type="float" office:value="167.21000000008399" table:style-name="ce2">
            <text:p>167.21</text:p>
          </table:table-cell>
          <table:table-cell office:value-type="float" office:value="14.091666666666701" table:style-name="ce2">
            <text:p>14.09166667</text:p>
          </table:table-cell>
          <table:table-cell office:value-type="float" office:value="150.06999999994599" table:style-name="ce2">
            <text:p>150.07</text:p>
          </table:table-cell>
          <table:table-cell office:value-type="float" office:value="14.275" table:style-name="ce2">
            <text:p>14.275</text:p>
          </table:table-cell>
          <table:table-cell office:value-type="float" office:value="123.48" table:style-name="ce2">
            <text:p>123.48</text:p>
          </table:table-cell>
          <table:table-cell office:value-type="float" office:value="10.639999999996199" table:style-name="ce2">
            <text:p>10.64</text:p>
          </table:table-cell>
          <table:table-cell office:value-type="float" office:value="116.069999999795" table:style-name="ce2">
            <text:p>116.07</text:p>
          </table:table-cell>
          <table:table-cell office:value-type="float" office:value="12.412000000000001" table:style-name="ce2">
            <text:p>12.412</text:p>
          </table:table-cell>
          <table:table-cell office:value-type="float" office:value="104.85" table:style-name="ce2">
            <text:p>104.85</text:p>
          </table:table-cell>
          <table:table-cell office:value-type="float" office:value="11.733333333333301" table:style-name="ce2">
            <text:p>11.73333333</text:p>
          </table:table-cell>
          <table:table-cell office:value-type="float" office:value="158.80000000000101" table:style-name="ce2">
            <text:p>158.8</text:p>
          </table:table-cell>
          <table:table-cell office:value-type="float" office:value="16.683000000007102" table:style-name="ce2">
            <text:p>16.683</text:p>
          </table:table-cell>
          <table:table-cell office:value-type="float" office:value="111.42648351655799" table:style-name="ce2">
            <text:p>111.4264835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59.12" table:style-name="ce2">
            <text:p>159.12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48.32" table:style-name="ce2">
            <text:p>148.32</text:p>
          </table:table-cell>
          <table:table-cell office:value-type="float" office:value="7.4583333333333304" table:style-name="ce2">
            <text:p>7.458333333</text:p>
          </table:table-cell>
          <table:table-cell office:value-type="float" office:value="155.270000000056" table:style-name="ce2">
            <text:p>155.27</text:p>
          </table:table-cell>
          <table:table-cell office:value-type="float" office:value="8.0666666666665403" table:style-name="ce2">
            <text:p>8.066666667</text:p>
          </table:table-cell>
          <table:table-cell office:value-type="float" office:value="144.283516483727" table:style-name="ce2">
            <text:p>144.2835165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63.98" table:style-name="ce2">
            <text:p>163.98</text:p>
          </table:table-cell>
          <table:table-cell office:value-type="float" office:value="6.8083333333333202" table:style-name="ce2">
            <text:p>6.808333333</text:p>
          </table:table-cell>
          <table:table-cell office:value-type="float" office:value="153.18" table:style-name="ce2">
            <text:p>153.18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42.38" table:style-name="ce2">
            <text:p>142.38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31.58000000000001" table:style-name="ce2">
            <text:p>131.58</text:p>
          </table:table-cell>
          <table:table-cell office:value-type="float" office:value="12.241666666666699" table:style-name="ce2">
            <text:p>12.24166667</text:p>
          </table:table-cell>
          <table:table-cell office:value-type="float" office:value="167.283516483461" table:style-name="ce2">
            <text:p>167.2835165</text:p>
          </table:table-cell>
          <table:table-cell office:value-type="float" office:value="12.841666666666701" table:style-name="ce2">
            <text:p>12.84166667</text:p>
          </table:table-cell>
          <table:table-cell office:value-type="float" office:value="164.56" table:style-name="ce2">
            <text:p>164.56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134.01" table:style-name="ce2">
            <text:p>134.01</text:p>
          </table:table-cell>
          <table:table-cell office:value-type="float" office:value="13.941666666666601" table:style-name="ce2">
            <text:p>13.94166667</text:p>
          </table:table-cell>
          <table:table-cell office:value-type="float" office:value="123.21" table:style-name="ce2">
            <text:p>123.21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8.0666666666665403" table:style-name="ce2">
            <text:p>8.066666667</text:p>
          </table:table-cell>
          <table:table-cell office:value-type="float" office:value="131.04" table:style-name="ce2">
            <text:p>131.04</text:p>
          </table:table-cell>
          <table:table-cell office:value-type="float" office:value="8.3833333333333293" table:style-name="ce2">
            <text:p>8.383333333</text:p>
          </table:table-cell>
          <table:table-cell office:value-type="float" office:value="333.98999999996801" table:style-name="ce2">
            <text:p>333.99</text:p>
          </table:table-cell>
          <table:table-cell office:value-type="float" office:value="8.3833333333345905" table:style-name="ce2">
            <text:p>8.383333333</text:p>
          </table:table-cell>
          <table:table-cell office:value-type="float" office:value="111.62" table:style-name="ce2">
            <text:p>111.62</text:p>
          </table:table-cell>
          <table:table-cell office:value-type="float" office:value="8.6245494505512994" table:style-name="ce2">
            <text:p>8.624549451</text:p>
          </table:table-cell>
          <table:table-cell office:value-type="float" office:value="123.640000000017" table:style-name="ce2">
            <text:p>123.64</text:p>
          </table:table-cell>
          <table:table-cell table:number-columns-repeated="16314"/>
        </table:table-row>
        <table:table-row table:style-name="ro1">
          <table:table-cell office:value-type="float" office:value="9.4833333333333396" table:style-name="ce2">
            <text:p>9.483333333</text:p>
          </table:table-cell>
          <table:table-cell office:value-type="float" office:value="172.70351648340699" table:style-name="ce2">
            <text:p>172.7035165</text:p>
          </table:table-cell>
          <table:table-cell office:value-type="float" office:value="10.639999999996199" table:style-name="ce2">
            <text:p>10.64</text:p>
          </table:table-cell>
          <table:table-cell office:value-type="float" office:value="198.77999999994199" table:style-name="ce2">
            <text:p>198.78</text:p>
          </table:table-cell>
          <table:table-cell office:value-type="float" office:value="10.4139890109857" table:style-name="ce2">
            <text:p>10.41398901</text:p>
          </table:table-cell>
          <table:table-cell office:value-type="float" office:value="219.309999999947" table:style-name="ce2">
            <text:p>219.31</text:p>
          </table:table-cell>
          <table:table-cell office:value-type="float" office:value="18.0453333333441" table:style-name="ce2">
            <text:p>18.04533333</text:p>
          </table:table-cell>
          <table:table-cell office:value-type="float" office:value="196.899999999909" table:style-name="ce2">
            <text:p>196.9</text:p>
          </table:table-cell>
          <table:table-cell office:value-type="float" office:value="17.25" table:style-name="ce2">
            <text:p>17.25</text:p>
          </table:table-cell>
          <table:table-cell office:value-type="float" office:value="186.09999999995" table:style-name="ce2">
            <text:p>186.1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75.29999999994499" table:style-name="ce2">
            <text:p>175.3</text:p>
          </table:table-cell>
          <table:table-cell office:value-type="float" office:value="17.25" table:style-name="ce2">
            <text:p>17.25</text:p>
          </table:table-cell>
          <table:table-cell office:value-type="float" office:value="164.49999999989001" table:style-name="ce2">
            <text:p>164.5</text:p>
          </table:table-cell>
          <table:table-cell office:value-type="float" office:value="15.326333333331499" table:style-name="ce2">
            <text:p>15.32633333</text:p>
          </table:table-cell>
          <table:table-cell office:value-type="float" office:value="217.41999999994599" table:style-name="ce2">
            <text:p>217.42</text:p>
          </table:table-cell>
          <table:table-cell office:value-type="float" office:value="15.326333333331499" table:style-name="ce2">
            <text:p>15.32633333</text:p>
          </table:table-cell>
          <table:table-cell office:value-type="float" office:value="170.20999999993401" table:style-name="ce2">
            <text:p>170.21</text:p>
          </table:table-cell>
          <table:table-cell office:value-type="float" office:value="15.108333333328799" table:style-name="ce2">
            <text:p>15.10833333</text:p>
          </table:table-cell>
          <table:table-cell office:value-type="float" office:value="180.56999999981099" table:style-name="ce2">
            <text:p>180.57</text:p>
          </table:table-cell>
          <table:table-cell office:value-type="float" office:value="16.326333333331501" table:style-name="ce2">
            <text:p>16.32633333</text:p>
          </table:table-cell>
          <table:table-cell office:value-type="float" office:value="185.01999999994601" table:style-name="ce2">
            <text:p>185.02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161.73999999985799" table:style-name="ce2">
            <text:p>161.74</text:p>
          </table:table-cell>
          <table:table-cell office:value-type="float" office:value="13.9416666666667" table:style-name="ce2">
            <text:p>13.94166667</text:p>
          </table:table-cell>
          <table:table-cell office:value-type="float" office:value="150.74" table:style-name="ce2">
            <text:p>150.74</text:p>
          </table:table-cell>
          <table:table-cell office:value-type="float" office:value="11.733333333333301" table:style-name="ce2">
            <text:p>11.73333333</text:p>
          </table:table-cell>
          <table:table-cell office:value-type="float" office:value="158.80000000000101" table:style-name="ce2">
            <text:p>158.8</text:p>
          </table:table-cell>
          <table:table-cell office:value-type="float" office:value="18.0453333333442" table:style-name="ce2">
            <text:p>18.04533333</text:p>
          </table:table-cell>
          <table:table-cell office:value-type="float" office:value="152.29648351667001" table:style-name="ce2">
            <text:p>152.2964835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59.12" table:style-name="ce2">
            <text:p>159.12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48.32" table:style-name="ce2">
            <text:p>148.32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72.770000000056" table:style-name="ce2">
            <text:p>172.77</text:p>
          </table:table-cell>
          <table:table-cell office:value-type="float" office:value="8.3422161172158198" table:style-name="ce2">
            <text:p>8.342216117</text:p>
          </table:table-cell>
          <table:table-cell office:value-type="float" office:value="152.55000000020601" table:style-name="ce2">
            <text:p>152.55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63.98" table:style-name="ce2">
            <text:p>163.98</text:p>
          </table:table-cell>
          <table:table-cell office:value-type="float" office:value="6.8083333333333202" table:style-name="ce2">
            <text:p>6.808333333</text:p>
          </table:table-cell>
          <table:table-cell office:value-type="float" office:value="153.18" table:style-name="ce2">
            <text:p>153.18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42.38" table:style-name="ce2">
            <text:p>142.38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31.58000000000001" table:style-name="ce2">
            <text:p>131.58</text:p>
          </table:table-cell>
          <table:table-cell office:value-type="float" office:value="12.412000000000001" table:style-name="ce2">
            <text:p>12.412</text:p>
          </table:table-cell>
          <table:table-cell office:value-type="float" office:value="172.39351648346201" table:style-name="ce2">
            <text:p>172.3935165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194.56" table:style-name="ce2">
            <text:p>194.56</text:p>
          </table:table-cell>
          <table:table-cell office:value-type="float" office:value="13.948549450551299" table:style-name="ce2">
            <text:p>13.94854945</text:p>
          </table:table-cell>
          <table:table-cell office:value-type="float" office:value="137.216483516539" table:style-name="ce2">
            <text:p>137.2164835</text:p>
          </table:table-cell>
          <table:table-cell office:value-type="float" office:value="15.2087838827802" table:style-name="ce2">
            <text:p>15.20878388</text:p>
          </table:table-cell>
          <table:table-cell office:value-type="float" office:value="161.223516483407" table:style-name="ce2">
            <text:p>161.2235165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8.0666666666665403" table:style-name="ce2">
            <text:p>8.066666667</text:p>
          </table:table-cell>
          <table:table-cell office:value-type="float" office:value="131.04" table:style-name="ce2">
            <text:p>131.04</text:p>
          </table:table-cell>
          <table:table-cell office:value-type="float" office:value="8.3833333333333293" table:style-name="ce2">
            <text:p>8.383333333</text:p>
          </table:table-cell>
          <table:table-cell office:value-type="float" office:value="333.98999999996801" table:style-name="ce2">
            <text:p>333.99</text:p>
          </table:table-cell>
          <table:table-cell office:value-type="float" office:value="8.4" table:style-name="ce2">
            <text:p>8.4</text:p>
          </table:table-cell>
          <table:table-cell office:value-type="float" office:value="112.119999999962" table:style-name="ce2">
            <text:p>112.12</text:p>
          </table:table-cell>
          <table:table-cell office:value-type="float" office:value="8.7333333333333307" table:style-name="ce2">
            <text:p>8.733333333</text:p>
          </table:table-cell>
          <table:table-cell office:value-type="float" office:value="126.903516483478" table:style-name="ce2">
            <text:p>126.9035165</text:p>
          </table:table-cell>
          <table:table-cell table:number-columns-repeated="16314"/>
        </table:table-row>
        <table:table-row table:style-name="ro1">
          <table:table-cell office:value-type="float" office:value="11.35" table:style-name="ce2">
            <text:p>11.35</text:p>
          </table:table-cell>
          <table:table-cell office:value-type="float" office:value="160.283516483407" table:style-name="ce2">
            <text:p>160.2835165</text:p>
          </table:table-cell>
          <table:table-cell office:value-type="float" office:value="11.9429999999982" table:style-name="ce2">
            <text:p>11.943</text:p>
          </table:table-cell>
          <table:table-cell office:value-type="float" office:value="186.35999999989301" table:style-name="ce2">
            <text:p>186.36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206.88999999994701" table:style-name="ce2">
            <text:p>206.89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16.850000000000001" table:style-name="ce2">
            <text:p>16.85</text:p>
          </table:table-cell>
          <table:table-cell office:value-type="float" office:value="205.26999999994601" table:style-name="ce2">
            <text:p>205.27</text:p>
          </table:table-cell>
          <table:table-cell office:value-type="float" office:value="16.683000000007102" table:style-name="ce2">
            <text:p>16.683</text:p>
          </table:table-cell>
          <table:table-cell office:value-type="float" office:value="158.05999999993401" table:style-name="ce2">
            <text:p>158.06</text:p>
          </table:table-cell>
          <table:table-cell office:value-type="float" office:value="16.850000000000001" table:style-name="ce2">
            <text:p>16.85</text:p>
          </table:table-cell>
          <table:table-cell office:value-type="float" office:value="168.41999999985899" table:style-name="ce2">
            <text:p>168.42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72.869999999946" table:style-name="ce2">
            <text:p>172.87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42.56999999985999" table:style-name="ce2">
            <text:p>142.57</text:p>
          </table:table-cell>
          <table:table-cell office:value-type="float" office:value="19.158333333335801" table:style-name="ce2">
            <text:p>19.15833333</text:p>
          </table:table-cell>
          <table:table-cell office:value-type="float" office:value="131.57" table:style-name="ce2">
            <text:p>131.57</text:p>
          </table:table-cell>
          <table:table-cell office:value-type="float" office:value="19.799666666666699" table:style-name="ce2">
            <text:p>19.79966667</text:p>
          </table:table-cell>
          <table:table-cell office:value-type="float" office:value="139.63" table:style-name="ce2">
            <text:p>139.63</text:p>
          </table:table-cell>
          <table:table-cell office:value-type="float" office:value="20.066666666666698" table:style-name="ce2">
            <text:p>20.06666667</text:p>
          </table:table-cell>
          <table:table-cell office:value-type="float" office:value="133.12648351666999" table:style-name="ce2">
            <text:p>133.1264835</text:p>
          </table:table-cell>
          <table:table-cell office:value-type="float" office:value="8.3422161172158198" table:style-name="ce2">
            <text:p>8.342216117</text:p>
          </table:table-cell>
          <table:table-cell office:value-type="float" office:value="147.51" table:style-name="ce2">
            <text:p>147.51</text:p>
          </table:table-cell>
          <table:table-cell office:value-type="float" office:value="8.3422161172158198" table:style-name="ce2">
            <text:p>8.342216117</text:p>
          </table:table-cell>
          <table:table-cell office:value-type="float" office:value="136.71" table:style-name="ce2">
            <text:p>136.71</text:p>
          </table:table-cell>
          <table:table-cell office:value-type="float" office:value="8.3999999999999897" table:style-name="ce2">
            <text:p>8.4</text:p>
          </table:table-cell>
          <table:table-cell office:value-type="float" office:value="161.16000000005599" table:style-name="ce2">
            <text:p>161.16</text:p>
          </table:table-cell>
          <table:table-cell office:value-type="float" office:value="8.7333333333333307" table:style-name="ce2">
            <text:p>8.733333333</text:p>
          </table:table-cell>
          <table:table-cell office:value-type="float" office:value="140.940000000206" table:style-name="ce2">
            <text:p>140.94</text:p>
          </table:table-cell>
          <table:table-cell office:value-type="float" office:value="7.3161172161135504" table:style-name="ce2">
            <text:p>7.316117216</text:p>
          </table:table-cell>
          <table:table-cell office:value-type="float" office:value="152.37" table:style-name="ce2">
            <text:p>152.37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41.57" table:style-name="ce2">
            <text:p>141.57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30.77000000000001" table:style-name="ce2">
            <text:p>130.77</text:p>
          </table:table-cell>
          <table:table-cell office:value-type="float" office:value="8.4" table:style-name="ce2">
            <text:p>8.4</text:p>
          </table:table-cell>
          <table:table-cell office:value-type="float" office:value="119.97" table:style-name="ce2">
            <text:p>119.97</text:p>
          </table:table-cell>
          <table:table-cell office:value-type="float" office:value="15.326333333331499" table:style-name="ce2">
            <text:p>15.32633333</text:p>
          </table:table-cell>
          <table:table-cell office:value-type="float" office:value="158.623516483462" table:style-name="ce2">
            <text:p>158.6235165</text:p>
          </table:table-cell>
          <table:table-cell office:value-type="float" office:value="16.8152161172181" table:style-name="ce2">
            <text:p>16.81521612</text:p>
          </table:table-cell>
          <table:table-cell office:value-type="float" office:value="180.79" table:style-name="ce2">
            <text:p>180.79</text:p>
          </table:table-cell>
          <table:table-cell office:value-type="float" office:value="15.442666666668501" table:style-name="ce2">
            <text:p>15.44266667</text:p>
          </table:table-cell>
          <table:table-cell office:value-type="float" office:value="123.446483516539" table:style-name="ce2">
            <text:p>123.4464835</text:p>
          </table:table-cell>
          <table:table-cell office:value-type="float" office:value="15.7" table:style-name="ce2">
            <text:p>15.7</text:p>
          </table:table-cell>
          <table:table-cell office:value-type="float" office:value="147.45351648340699" table:style-name="ce2">
            <text:p>147.453516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9.4833333333333591" table:style-name="ce2">
            <text:p>9.483333333</text:p>
          </table:table-cell>
          <table:table-cell office:value-type="float" office:value="115.92" table:style-name="ce2">
            <text:p>115.92</text:p>
          </table:table-cell>
          <table:table-cell office:value-type="float" office:value="9.4833333333333307" table:style-name="ce2">
            <text:p>9.483333333</text:p>
          </table:table-cell>
          <table:table-cell office:value-type="float" office:value="318.869999999968" table:style-name="ce2">
            <text:p>318.87</text:p>
          </table:table-cell>
          <table:table-cell office:value-type="float" office:value="9.4833333333333307" table:style-name="ce2">
            <text:p>9.483333333</text:p>
          </table:table-cell>
          <table:table-cell office:value-type="float" office:value="97" table:style-name="ce2">
            <text:p>97</text:p>
          </table:table-cell>
          <table:table-cell office:value-type="float" office:value="10.0000000000011" table:style-name="ce2">
            <text:p>10</text:p>
          </table:table-cell>
          <table:table-cell office:value-type="float" office:value="111.783516483478" table:style-name="ce2">
            <text:p>111.7835165</text:p>
          </table:table-cell>
          <table:table-cell table:number-columns-repeated="16314"/>
        </table:table-row>
        <table:table-row table:style-name="ro1">
          <table:table-cell office:value-type="float" office:value="11.35" table:style-name="ce2">
            <text:p>11.35</text:p>
          </table:table-cell>
          <table:table-cell office:value-type="float" office:value="160.283516483407" table:style-name="ce2">
            <text:p>160.2835165</text:p>
          </table:table-cell>
          <table:table-cell office:value-type="float" office:value="12.1623333333317" table:style-name="ce2">
            <text:p>12.16233333</text:p>
          </table:table-cell>
          <table:table-cell office:value-type="float" office:value="192.939999999896" table:style-name="ce2">
            <text:p>192.94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206.88999999994701" table:style-name="ce2">
            <text:p>206.89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16.850000000000001" table:style-name="ce2">
            <text:p>16.85</text:p>
          </table:table-cell>
          <table:table-cell office:value-type="float" office:value="205.26999999994601" table:style-name="ce2">
            <text:p>205.27</text:p>
          </table:table-cell>
          <table:table-cell office:value-type="float" office:value="17.896666666670299" table:style-name="ce2">
            <text:p>17.89666667</text:p>
          </table:table-cell>
          <table:table-cell office:value-type="float" office:value="194.46999999982901" table:style-name="ce2">
            <text:p>194.47</text:p>
          </table:table-cell>
          <table:table-cell office:value-type="float" office:value="17.25" table:style-name="ce2">
            <text:p>17.25</text:p>
          </table:table-cell>
          <table:table-cell office:value-type="float" office:value="180.41999999985799" table:style-name="ce2">
            <text:p>180.42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72.869999999946" table:style-name="ce2">
            <text:p>172.87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42.56999999985999" table:style-name="ce2">
            <text:p>142.57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48.319999999928" table:style-name="ce2">
            <text:p>148.32</text:p>
          </table:table-cell>
          <table:table-cell office:value-type="float" office:value="20.0476666666667" table:style-name="ce2">
            <text:p>20.04766667</text:p>
          </table:table-cell>
          <table:table-cell office:value-type="float" office:value="147.069999999999" table:style-name="ce2">
            <text:p>147.07</text:p>
          </table:table-cell>
          <table:table-cell office:value-type="float" office:value="20.070666666662898" table:style-name="ce2">
            <text:p>20.07066667</text:p>
          </table:table-cell>
          <table:table-cell office:value-type="float" office:value="133.24648351655799" table:style-name="ce2">
            <text:p>133.2464835</text:p>
          </table:table-cell>
          <table:table-cell office:value-type="float" office:value="8.3422161172158198" table:style-name="ce2">
            <text:p>8.342216117</text:p>
          </table:table-cell>
          <table:table-cell office:value-type="float" office:value="147.51" table:style-name="ce2">
            <text:p>147.51</text:p>
          </table:table-cell>
          <table:table-cell office:value-type="float" office:value="8.3833333333333293" table:style-name="ce2">
            <text:p>8.383333333</text:p>
          </table:table-cell>
          <table:table-cell office:value-type="float" office:value="137.943516483525" table:style-name="ce2">
            <text:p>137.9435165</text:p>
          </table:table-cell>
          <table:table-cell office:value-type="float" office:value="8.6245494505512994" table:style-name="ce2">
            <text:p>8.624549451</text:p>
          </table:table-cell>
          <table:table-cell office:value-type="float" office:value="167.89648351659599" table:style-name="ce2">
            <text:p>167.8964835</text:p>
          </table:table-cell>
          <table:table-cell office:value-type="float" office:value="9.4833333333333591" table:style-name="ce2">
            <text:p>9.483333333</text:p>
          </table:table-cell>
          <table:table-cell office:value-type="float" office:value="163.440000000206" table:style-name="ce2">
            <text:p>163.44</text:p>
          </table:table-cell>
          <table:table-cell office:value-type="float" office:value="7.3161172161135504" table:style-name="ce2">
            <text:p>7.316117216</text:p>
          </table:table-cell>
          <table:table-cell office:value-type="float" office:value="152.37" table:style-name="ce2">
            <text:p>152.37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41.57" table:style-name="ce2">
            <text:p>141.57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30.77000000000001" table:style-name="ce2">
            <text:p>130.77</text:p>
          </table:table-cell>
          <table:table-cell office:value-type="float" office:value="8.4" table:style-name="ce2">
            <text:p>8.4</text:p>
          </table:table-cell>
          <table:table-cell office:value-type="float" office:value="119.97" table:style-name="ce2">
            <text:p>119.97</text:p>
          </table:table-cell>
          <table:table-cell office:value-type="float" office:value="15.7" table:style-name="ce2">
            <text:p>15.7</text:p>
          </table:table-cell>
          <table:table-cell office:value-type="float" office:value="169.83351648351601" table:style-name="ce2">
            <text:p>169.8335165</text:p>
          </table:table-cell>
          <table:table-cell office:value-type="float" office:value="16.8152161172181" table:style-name="ce2">
            <text:p>16.81521612</text:p>
          </table:table-cell>
          <table:table-cell office:value-type="float" office:value="180.79" table:style-name="ce2">
            <text:p>180.79</text:p>
          </table:table-cell>
          <table:table-cell office:value-type="float" office:value="16.25" table:style-name="ce2">
            <text:p>16.25</text:p>
          </table:table-cell>
          <table:table-cell office:value-type="float" office:value="147.66648351648601" table:style-name="ce2">
            <text:p>147.6664835</text:p>
          </table:table-cell>
          <table:table-cell office:value-type="float" office:value="16.8152161172181" table:style-name="ce2">
            <text:p>16.81521612</text:p>
          </table:table-cell>
          <table:table-cell office:value-type="float" office:value="180.90999999995" table:style-name="ce2">
            <text:p>180.9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9.4833333333333591" table:style-name="ce2">
            <text:p>9.483333333</text:p>
          </table:table-cell>
          <table:table-cell office:value-type="float" office:value="115.92" table:style-name="ce2">
            <text:p>115.92</text:p>
          </table:table-cell>
          <table:table-cell office:value-type="float" office:value="9.4833333333333307" table:style-name="ce2">
            <text:p>9.483333333</text:p>
          </table:table-cell>
          <table:table-cell office:value-type="float" office:value="318.869999999968" table:style-name="ce2">
            <text:p>318.87</text:p>
          </table:table-cell>
          <table:table-cell office:value-type="float" office:value="9.7211465201460907" table:style-name="ce2">
            <text:p>9.72114652</text:p>
          </table:table-cell>
          <table:table-cell office:value-type="float" office:value="313.40999999961099" table:style-name="ce2">
            <text:p>313.41</text:p>
          </table:table-cell>
          <table:table-cell office:value-type="float" office:value="10.185882783884599" table:style-name="ce2">
            <text:p>10.18588278</text:p>
          </table:table-cell>
          <table:table-cell office:value-type="float" office:value="117.35999999998501" table:style-name="ce2">
            <text:p>117.36</text:p>
          </table:table-cell>
          <table:table-cell table:number-columns-repeated="16314"/>
        </table:table-row>
        <table:table-row table:style-name="ro1">
          <table:table-cell office:value-type="float" office:value="15.108333333328799" table:style-name="ce2">
            <text:p>15.10833333</text:p>
          </table:table-cell>
          <table:table-cell office:value-type="float" office:value="146.51351648340699" table:style-name="ce2">
            <text:p>146.5135165</text:p>
          </table:table-cell>
          <table:table-cell office:value-type="float" office:value="15.2087838827802" table:style-name="ce2">
            <text:p>15.20878388</text:p>
          </table:table-cell>
          <table:table-cell office:value-type="float" office:value="179.16999999994599" table:style-name="ce2">
            <text:p>179.17</text:p>
          </table:table-cell>
          <table:table-cell office:value-type="float" office:value="15.7" table:style-name="ce2">
            <text:p>15.7</text:p>
          </table:table-cell>
          <table:table-cell office:value-type="float" office:value="193.119999999947" table:style-name="ce2">
            <text:p>193.12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91.499999999946" table:style-name="ce2">
            <text:p>191.5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80.699999999829" table:style-name="ce2">
            <text:p>180.7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66.64999999985801" table:style-name="ce2">
            <text:p>166.65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59.09999999994599" table:style-name="ce2">
            <text:p>159.1</text:p>
          </table:table-cell>
          <table:table-cell office:value-type="float" office:value="21.191666666666698" table:style-name="ce2">
            <text:p>21.19166667</text:p>
          </table:table-cell>
          <table:table-cell office:value-type="float" office:value="123.12999999988099" table:style-name="ce2">
            <text:p>123.13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28.879999999928" table:style-name="ce2">
            <text:p>128.88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27.629999999999" table:style-name="ce2">
            <text:p>127.63</text:p>
          </table:table-cell>
          <table:table-cell office:value-type="float" office:value="22.4583333333333" table:style-name="ce2">
            <text:p>22.45833333</text:p>
          </table:table-cell>
          <table:table-cell office:value-type="float" office:value="113.806483516558" table:style-name="ce2">
            <text:p>113.8064835</text:p>
          </table:table-cell>
          <table:table-cell office:value-type="float" office:value="9.4833333333333307" table:style-name="ce2">
            <text:p>9.483333333</text:p>
          </table:table-cell>
          <table:table-cell office:value-type="float" office:value="131.85" table:style-name="ce2">
            <text:p>131.85</text:p>
          </table:table-cell>
          <table:table-cell office:value-type="float" office:value="9.6666666666669396" table:style-name="ce2">
            <text:p>9.666666667</text:p>
          </table:table-cell>
          <table:table-cell office:value-type="float" office:value="122.28351648352501" table:style-name="ce2">
            <text:p>122.2835165</text:p>
          </table:table-cell>
          <table:table-cell office:value-type="float" office:value="9.6666666666666607" table:style-name="ce2">
            <text:p>9.666666667</text:p>
          </table:table-cell>
          <table:table-cell office:value-type="float" office:value="152.236483516633" table:style-name="ce2">
            <text:p>152.2364835</text:p>
          </table:table-cell>
          <table:table-cell office:value-type="float" office:value="10.4333333333333" table:style-name="ce2">
            <text:p>10.43333333</text:p>
          </table:table-cell>
          <table:table-cell office:value-type="float" office:value="147.78000000011301" table:style-name="ce2">
            <text:p>147.78</text:p>
          </table:table-cell>
          <table:table-cell office:value-type="float" office:value="8.4833333333333307" table:style-name="ce2">
            <text:p>8.483333333</text:p>
          </table:table-cell>
          <table:table-cell office:value-type="float" office:value="136.16999999999999" table:style-name="ce2">
            <text:p>136.17</text:p>
          </table:table-cell>
          <table:table-cell office:value-type="float" office:value="9.4833333333333396" table:style-name="ce2">
            <text:p>9.483333333</text:p>
          </table:table-cell>
          <table:table-cell office:value-type="float" office:value="125.37" table:style-name="ce2">
            <text:p>125.37</text:p>
          </table:table-cell>
          <table:table-cell office:value-type="float" office:value="9.4833333333333591" table:style-name="ce2">
            <text:p>9.483333333</text:p>
          </table:table-cell>
          <table:table-cell office:value-type="float" office:value="114.57" table:style-name="ce2">
            <text:p>114.57</text:p>
          </table:table-cell>
          <table:table-cell office:value-type="float" office:value="9.7211465201460907" table:style-name="ce2">
            <text:p>9.72114652</text:p>
          </table:table-cell>
          <table:table-cell office:value-type="float" office:value="103.77" table:style-name="ce2">
            <text:p>103.77</text:p>
          </table:table-cell>
          <table:table-cell office:value-type="float" office:value="17.896666666670299" table:style-name="ce2">
            <text:p>17.89666667</text:p>
          </table:table-cell>
          <table:table-cell office:value-type="float" office:value="153.63351648351599" table:style-name="ce2">
            <text:p>153.6335165</text:p>
          </table:table-cell>
          <table:table-cell office:value-type="float" office:value="18.8903333333351" table:style-name="ce2">
            <text:p>18.89033333</text:p>
          </table:table-cell>
          <table:table-cell office:value-type="float" office:value="164.590000000001" table:style-name="ce2">
            <text:p>164.59</text:p>
          </table:table-cell>
          <table:table-cell office:value-type="float" office:value="18.4166666666667" table:style-name="ce2">
            <text:p>18.41666667</text:p>
          </table:table-cell>
          <table:table-cell office:value-type="float" office:value="131.46648351648599" table:style-name="ce2">
            <text:p>131.4664835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64.70999999995001" table:style-name="ce2">
            <text:p>164.7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0.4139890109857" table:style-name="ce2">
            <text:p>10.41398901</text:p>
          </table:table-cell>
          <table:table-cell office:value-type="float" office:value="102.15" table:style-name="ce2">
            <text:p>102.15</text:p>
          </table:table-cell>
          <table:table-cell office:value-type="float" office:value="10.6916666666667" table:style-name="ce2">
            <text:p>10.69166667</text:p>
          </table:table-cell>
          <table:table-cell office:value-type="float" office:value="305.09999999996802" table:style-name="ce2">
            <text:p>305.1</text:p>
          </table:table-cell>
          <table:table-cell office:value-type="float" office:value="10.6916666666667" table:style-name="ce2">
            <text:p>10.69166667</text:p>
          </table:table-cell>
          <table:table-cell office:value-type="float" office:value="299.63999999960998" table:style-name="ce2">
            <text:p>299.64</text:p>
          </table:table-cell>
          <table:table-cell office:value-type="float" office:value="11.35" table:style-name="ce2">
            <text:p>11.35</text:p>
          </table:table-cell>
          <table:table-cell office:value-type="float" office:value="103.59" table:style-name="ce2">
            <text:p>103.59</text:p>
          </table:table-cell>
          <table:table-cell table:number-columns-repeated="16314"/>
        </table:table-row>
        <table:table-row table:style-name="ro1">
          <table:table-cell office:value-type="float" office:value="15.215216117213499" table:style-name="ce2">
            <text:p>15.21521612</text:p>
          </table:table-cell>
          <table:table-cell office:value-type="float" office:value="149.719999999946" table:style-name="ce2">
            <text:p>149.72</text:p>
          </table:table-cell>
          <table:table-cell office:value-type="float" office:value="15.2087838827802" table:style-name="ce2">
            <text:p>15.20878388</text:p>
          </table:table-cell>
          <table:table-cell office:value-type="float" office:value="179.16999999994599" table:style-name="ce2">
            <text:p>179.17</text:p>
          </table:table-cell>
          <table:table-cell office:value-type="float" office:value="15.7" table:style-name="ce2">
            <text:p>15.7</text:p>
          </table:table-cell>
          <table:table-cell office:value-type="float" office:value="193.119999999947" table:style-name="ce2">
            <text:p>193.12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91.499999999946" table:style-name="ce2">
            <text:p>191.5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80.699999999829" table:style-name="ce2">
            <text:p>180.7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66.64999999985801" table:style-name="ce2">
            <text:p>166.65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59.09999999994599" table:style-name="ce2">
            <text:p>159.1</text:p>
          </table:table-cell>
          <table:table-cell office:value-type="float" office:value="21.391666666666701" table:style-name="ce2">
            <text:p>21.39166667</text:p>
          </table:table-cell>
          <table:table-cell office:value-type="float" office:value="129.12999999988099" table:style-name="ce2">
            <text:p>129.13</text:p>
          </table:table-cell>
          <table:table-cell office:value-type="float" office:value="21.066666666666698" table:style-name="ce2">
            <text:p>21.06666667</text:p>
          </table:table-cell>
          <table:table-cell office:value-type="float" office:value="129.129999999928" table:style-name="ce2">
            <text:p>129.13</text:p>
          </table:table-cell>
          <table:table-cell office:value-type="float" office:value="22.0416666666667" table:style-name="ce2">
            <text:p>22.04166667</text:p>
          </table:table-cell>
          <table:table-cell office:value-type="float" office:value="129.129999999999" table:style-name="ce2">
            <text:p>129.13</text:p>
          </table:table-cell>
          <table:table-cell office:value-type="float" office:value="22.9691172161154" table:style-name="ce2">
            <text:p>22.96911722</text:p>
          </table:table-cell>
          <table:table-cell office:value-type="float" office:value="129.130000000021" table:style-name="ce2">
            <text:p>129.13</text:p>
          </table:table-cell>
          <table:table-cell office:value-type="float" office:value="9.4833333333333307" table:style-name="ce2">
            <text:p>9.483333333</text:p>
          </table:table-cell>
          <table:table-cell office:value-type="float" office:value="131.85" table:style-name="ce2">
            <text:p>131.85</text:p>
          </table:table-cell>
          <table:table-cell office:value-type="float" office:value="10" table:style-name="ce2">
            <text:p>10</text:p>
          </table:table-cell>
          <table:table-cell office:value-type="float" office:value="132.28351648351699" table:style-name="ce2">
            <text:p>132.2835165</text:p>
          </table:table-cell>
          <table:table-cell office:value-type="float" office:value="9.6666666666666607" table:style-name="ce2">
            <text:p>9.666666667</text:p>
          </table:table-cell>
          <table:table-cell office:value-type="float" office:value="152.236483516633" table:style-name="ce2">
            <text:p>152.2364835</text:p>
          </table:table-cell>
          <table:table-cell office:value-type="float" office:value="10.5146666666591" table:style-name="ce2">
            <text:p>10.51466667</text:p>
          </table:table-cell>
          <table:table-cell office:value-type="float" office:value="150.219999999886" table:style-name="ce2">
            <text:p>150.22</text:p>
          </table:table-cell>
          <table:table-cell office:value-type="float" office:value="8.7597509157509492" table:style-name="ce2">
            <text:p>8.759750916</text:p>
          </table:table-cell>
          <table:table-cell office:value-type="float" office:value="387.710000000035" table:style-name="ce2">
            <text:p>387.71</text:p>
          </table:table-cell>
          <table:table-cell office:value-type="float" office:value="9.4833333333333396" table:style-name="ce2">
            <text:p>9.483333333</text:p>
          </table:table-cell>
          <table:table-cell office:value-type="float" office:value="125.37" table:style-name="ce2">
            <text:p>125.37</text:p>
          </table:table-cell>
          <table:table-cell office:value-type="float" office:value="9.4833333333333591" table:style-name="ce2">
            <text:p>9.483333333</text:p>
          </table:table-cell>
          <table:table-cell office:value-type="float" office:value="114.57" table:style-name="ce2">
            <text:p>114.57</text:p>
          </table:table-cell>
          <table:table-cell office:value-type="float" office:value="10.0334871794867" table:style-name="ce2">
            <text:p>10.03348718</text:p>
          </table:table-cell>
          <table:table-cell office:value-type="float" office:value="388" table:style-name="ce2">
            <text:p>388</text:p>
          </table:table-cell>
          <table:table-cell office:value-type="float" office:value="18.890333333335199" table:style-name="ce2">
            <text:p>18.89033333</text:p>
          </table:table-cell>
          <table:table-cell office:value-type="float" office:value="183.44351648346199" table:style-name="ce2">
            <text:p>183.4435165</text:p>
          </table:table-cell>
          <table:table-cell office:value-type="float" office:value="19.814333333333298" table:style-name="ce2">
            <text:p>19.81433333</text:p>
          </table:table-cell>
          <table:table-cell office:value-type="float" office:value="192.309999999946" table:style-name="ce2">
            <text:p>192.31</text:p>
          </table:table-cell>
          <table:table-cell office:value-type="float" office:value="20.084783882779401" table:style-name="ce2">
            <text:p>20.08478388</text:p>
          </table:table-cell>
          <table:table-cell office:value-type="float" office:value="181.50999999986701" table:style-name="ce2">
            <text:p>181.51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64.70999999995001" table:style-name="ce2">
            <text:p>164.7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0.639999999996199" table:style-name="ce2">
            <text:p>10.64</text:p>
          </table:table-cell>
          <table:table-cell office:value-type="float" office:value="307.81999999956503" table:style-name="ce2">
            <text:p>307.82</text:p>
          </table:table-cell>
          <table:table-cell office:value-type="float" office:value="10.6916666666667" table:style-name="ce2">
            <text:p>10.69166667</text:p>
          </table:table-cell>
          <table:table-cell office:value-type="float" office:value="305.09999999996802" table:style-name="ce2">
            <text:p>305.1</text:p>
          </table:table-cell>
          <table:table-cell office:value-type="float" office:value="10.6916666666667" table:style-name="ce2">
            <text:p>10.69166667</text:p>
          </table:table-cell>
          <table:table-cell office:value-type="float" office:value="299.63999999960998" table:style-name="ce2">
            <text:p>299.64</text:p>
          </table:table-cell>
          <table:table-cell office:value-type="float" office:value="11.733333333333301" table:style-name="ce2">
            <text:p>11.73333333</text:p>
          </table:table-cell>
          <table:table-cell office:value-type="float" office:value="115.09" table:style-name="ce2">
            <text:p>115.09</text:p>
          </table:table-cell>
          <table:table-cell table:number-columns-repeated="16314"/>
        </table:table-row>
        <table:table-row table:style-name="ro1">
          <table:table-cell office:value-type="float" office:value="16.508333333333301" table:style-name="ce2">
            <text:p>16.50833333</text:p>
          </table:table-cell>
          <table:table-cell office:value-type="float" office:value="135.94999999994599" table:style-name="ce2">
            <text:p>135.95</text:p>
          </table:table-cell>
          <table:table-cell office:value-type="float" office:value="17.25" table:style-name="ce2">
            <text:p>17.25</text:p>
          </table:table-cell>
          <table:table-cell office:value-type="float" office:value="165.399999999946" table:style-name="ce2">
            <text:p>165.4</text:p>
          </table:table-cell>
          <table:table-cell office:value-type="float" office:value="18.0453333333441" table:style-name="ce2">
            <text:p>18.04533333</text:p>
          </table:table-cell>
          <table:table-cell office:value-type="float" office:value="179.34999999994699" table:style-name="ce2">
            <text:p>179.3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191666666666698" table:style-name="ce2">
            <text:p>21.19166667</text:p>
          </table:table-cell>
          <table:table-cell office:value-type="float" office:value="183.12999999994599" table:style-name="ce2">
            <text:p>183.13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72.329999999877" table:style-name="ce2">
            <text:p>172.33</text:p>
          </table:table-cell>
          <table:table-cell office:value-type="float" office:value="21.883333333333301" table:style-name="ce2">
            <text:p>21.88333333</text:p>
          </table:table-cell>
          <table:table-cell office:value-type="float" office:value="158.279999999859" table:style-name="ce2">
            <text:p>158.28</text:p>
          </table:table-cell>
          <table:table-cell office:value-type="float" office:value="22.0416666666667" table:style-name="ce2">
            <text:p>22.04166667</text:p>
          </table:table-cell>
          <table:table-cell office:value-type="float" office:value="150.72999999994599" table:style-name="ce2">
            <text:p>150.7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11.557967032966999" table:style-name="ce2">
            <text:p>11.55796703</text:p>
          </table:table-cell>
          <table:table-cell office:value-type="float" office:value="115.91999999999901" table:style-name="ce2">
            <text:p>115.92</text:p>
          </table:table-cell>
          <table:table-cell office:value-type="float" office:value="15.2087838827802" table:style-name="ce2">
            <text:p>15.20878388</text:p>
          </table:table-cell>
          <table:table-cell office:value-type="float" office:value="116.353516483517" table:style-name="ce2">
            <text:p>116.3535165</text:p>
          </table:table-cell>
          <table:table-cell office:value-type="float" office:value="13.948549450551299" table:style-name="ce2">
            <text:p>13.94854945</text:p>
          </table:table-cell>
          <table:table-cell office:value-type="float" office:value="136.30648351651899" table:style-name="ce2">
            <text:p>136.3064835</text:p>
          </table:table-cell>
          <table:table-cell office:value-type="float" office:value="12.5666666666667" table:style-name="ce2">
            <text:p>12.56666667</text:p>
          </table:table-cell>
          <table:table-cell office:value-type="float" office:value="134.28999999988599" table:style-name="ce2">
            <text:p>134.29</text:p>
          </table:table-cell>
          <table:table-cell office:value-type="float" office:value="10" table:style-name="ce2">
            <text:p>10</text:p>
          </table:table-cell>
          <table:table-cell office:value-type="float" office:value="371.24000000003502" table:style-name="ce2">
            <text:p>371.24</text:p>
          </table:table-cell>
          <table:table-cell office:value-type="float" office:value="10.0583333333333" table:style-name="ce2">
            <text:p>10.05833333</text:p>
          </table:table-cell>
          <table:table-cell office:value-type="float" office:value="108.9" table:style-name="ce2">
            <text:p>108.9</text:p>
          </table:table-cell>
          <table:table-cell office:value-type="float" office:value="10.780124542124501" table:style-name="ce2">
            <text:p>10.78012454</text:p>
          </table:table-cell>
          <table:table-cell office:value-type="float" office:value="98.099999999999596" table:style-name="ce2">
            <text:p>98.1</text:p>
          </table:table-cell>
          <table:table-cell office:value-type="float" office:value="11.35" table:style-name="ce2">
            <text:p>11.35</text:p>
          </table:table-cell>
          <table:table-cell office:value-type="float" office:value="371.53" table:style-name="ce2">
            <text:p>371.53</text:p>
          </table:table-cell>
          <table:table-cell office:value-type="float" office:value="20.191666666666698" table:style-name="ce2">
            <text:p>20.19166667</text:p>
          </table:table-cell>
          <table:table-cell office:value-type="float" office:value="169.13351648346199" table:style-name="ce2">
            <text:p>169.1335165</text:p>
          </table:table-cell>
          <table:table-cell office:value-type="float" office:value="21.391666666666701" table:style-name="ce2">
            <text:p>21.39166667</text:p>
          </table:table-cell>
          <table:table-cell office:value-type="float" office:value="177.999999999946" table:style-name="ce2">
            <text:p>178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67.19999999990199" table:style-name="ce2">
            <text:p>167.2</text:p>
          </table:table-cell>
          <table:table-cell office:value-type="float" office:value="21.233333333333398" table:style-name="ce2">
            <text:p>21.23333333</text:p>
          </table:table-cell>
          <table:table-cell office:value-type="float" office:value="150.39999999995001" table:style-name="ce2">
            <text:p>150.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1.35" table:style-name="ce2">
            <text:p>11.35</text:p>
          </table:table-cell>
          <table:table-cell office:value-type="float" office:value="289.729999999565" table:style-name="ce2">
            <text:p>289.73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287.00999999996799" table:style-name="ce2">
            <text:p>287.01</text:p>
          </table:table-cell>
          <table:table-cell office:value-type="float" office:value="12.5666666666667" table:style-name="ce2">
            <text:p>12.56666667</text:p>
          </table:table-cell>
          <table:table-cell office:value-type="float" office:value="281.54999999961001" table:style-name="ce2">
            <text:p>281.55</text:p>
          </table:table-cell>
          <table:table-cell office:value-type="float" office:value="12.6337692307676" table:style-name="ce2">
            <text:p>12.63376923</text:p>
          </table:table-cell>
          <table:table-cell office:value-type="float" office:value="97" table:style-name="ce2">
            <text:p>97</text:p>
          </table:table-cell>
          <table:table-cell table:number-columns-repeated="16314"/>
        </table:table-row>
        <table:table-row table:style-name="ro1">
          <table:table-cell office:value-type="float" office:value="18.675000000000001" table:style-name="ce2">
            <text:p>18.675</text:p>
          </table:table-cell>
          <table:table-cell office:value-type="float" office:value="200.94999999994599" table:style-name="ce2">
            <text:p>200.95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78.649999999946" table:style-name="ce2">
            <text:p>178.65</text:p>
          </table:table-cell>
          <table:table-cell office:value-type="float" office:value="18.0453333333441" table:style-name="ce2">
            <text:p>18.04533333</text:p>
          </table:table-cell>
          <table:table-cell office:value-type="float" office:value="179.34999999994699" table:style-name="ce2">
            <text:p>179.3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191666666666698" table:style-name="ce2">
            <text:p>21.19166667</text:p>
          </table:table-cell>
          <table:table-cell office:value-type="float" office:value="183.12999999994599" table:style-name="ce2">
            <text:p>183.13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72.329999999877" table:style-name="ce2">
            <text:p>172.33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61.52999999985801" table:style-name="ce2">
            <text:p>161.53</text:p>
          </table:table-cell>
          <table:table-cell office:value-type="float" office:value="22.0416666666667" table:style-name="ce2">
            <text:p>22.04166667</text:p>
          </table:table-cell>
          <table:table-cell office:value-type="float" office:value="150.72999999994599" table:style-name="ce2">
            <text:p>150.7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11.625" table:style-name="ce2">
            <text:p>11.625</text:p>
          </table:table-cell>
          <table:table-cell office:value-type="float" office:value="176.919999999997" table:style-name="ce2">
            <text:p>176.92</text:p>
          </table:table-cell>
          <table:table-cell office:value-type="float" office:value="16.683000000007102" table:style-name="ce2">
            <text:p>16.683</text:p>
          </table:table-cell>
          <table:table-cell office:value-type="float" office:value="160.58000000032399" table:style-name="ce2">
            <text:p>160.58</text:p>
          </table:table-cell>
          <table:table-cell office:value-type="float" office:value="14.091666666666701" table:style-name="ce2">
            <text:p>14.09166667</text:p>
          </table:table-cell>
          <table:table-cell office:value-type="float" office:value="140.59999999998001" table:style-name="ce2">
            <text:p>140.6</text:p>
          </table:table-cell>
          <table:table-cell office:value-type="float" office:value="12.841666666666701" table:style-name="ce2">
            <text:p>12.84166667</text:p>
          </table:table-cell>
          <table:table-cell office:value-type="float" office:value="142.53999999988599" table:style-name="ce2">
            <text:p>142.54</text:p>
          </table:table-cell>
          <table:table-cell office:value-type="float" office:value="10" table:style-name="ce2">
            <text:p>10</text:p>
          </table:table-cell>
          <table:table-cell office:value-type="float" office:value="371.24000000003502" table:style-name="ce2">
            <text:p>371.24</text:p>
          </table:table-cell>
          <table:table-cell office:value-type="float" office:value="10.349673992673999" table:style-name="ce2">
            <text:p>10.34967399</text:p>
          </table:table-cell>
          <table:table-cell office:value-type="float" office:value="374.01999999996502" table:style-name="ce2">
            <text:p>374.02</text:p>
          </table:table-cell>
          <table:table-cell office:value-type="float" office:value="11.0833333333333" table:style-name="ce2">
            <text:p>11.08333333</text:p>
          </table:table-cell>
          <table:table-cell office:value-type="float" office:value="374.02000000000299" table:style-name="ce2">
            <text:p>374.02</text:p>
          </table:table-cell>
          <table:table-cell office:value-type="float" office:value="11.35" table:style-name="ce2">
            <text:p>11.35</text:p>
          </table:table-cell>
          <table:table-cell office:value-type="float" office:value="371.53" table:style-name="ce2">
            <text:p>371.53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77.88351648346301" table:style-name="ce2">
            <text:p>177.8835165</text:p>
          </table:table-cell>
          <table:table-cell office:value-type="float" office:value="21.391666666666701" table:style-name="ce2">
            <text:p>21.39166667</text:p>
          </table:table-cell>
          <table:table-cell office:value-type="float" office:value="177.999999999946" table:style-name="ce2">
            <text:p>178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67.19999999990199" table:style-name="ce2">
            <text:p>167.2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56.399999999946" table:style-name="ce2">
            <text:p>156.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1.35" table:style-name="ce2">
            <text:p>11.35</text:p>
          </table:table-cell>
          <table:table-cell office:value-type="float" office:value="289.729999999565" table:style-name="ce2">
            <text:p>289.73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287.00999999996799" table:style-name="ce2">
            <text:p>287.01</text:p>
          </table:table-cell>
          <table:table-cell office:value-type="float" office:value="12.5666666666667" table:style-name="ce2">
            <text:p>12.56666667</text:p>
          </table:table-cell>
          <table:table-cell office:value-type="float" office:value="281.54999999961001" table:style-name="ce2">
            <text:p>281.55</text:p>
          </table:table-cell>
          <table:table-cell office:value-type="float" office:value="12.828999999998" table:style-name="ce2">
            <text:p>12.829</text:p>
          </table:table-cell>
          <table:table-cell office:value-type="float" office:value="274.65999999970001" table:style-name="ce2">
            <text:p>274.66</text:p>
          </table:table-cell>
          <table:table-cell table:number-columns-repeated="16314"/>
        </table:table-row>
        <table:table-row table:style-name="ro1">
          <table:table-cell office:value-type="float" office:value="19.799666666666699" table:style-name="ce2">
            <text:p>19.79966667</text:p>
          </table:table-cell>
          <table:table-cell office:value-type="float" office:value="189.87999999994599" table:style-name="ce2">
            <text:p>189.88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67.57999999994601" table:style-name="ce2">
            <text:p>167.58</text:p>
          </table:table-cell>
          <table:table-cell office:value-type="float" office:value="20.070666666662898" table:style-name="ce2">
            <text:p>20.07066667</text:p>
          </table:table-cell>
          <table:table-cell office:value-type="float" office:value="168.27999999994699" table:style-name="ce2">
            <text:p>168.2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0453333333442" table:style-name="ce2">
            <text:p>18.04533333</text:p>
          </table:table-cell>
          <table:table-cell office:value-type="float" office:value="160.989999999997" table:style-name="ce2">
            <text:p>160.99</text:p>
          </table:table-cell>
          <table:table-cell office:value-type="float" office:value="18.322000000010799" table:style-name="ce2">
            <text:p>18.322</text:p>
          </table:table-cell>
          <table:table-cell office:value-type="float" office:value="144.65000000032401" table:style-name="ce2">
            <text:p>144.65</text:p>
          </table:table-cell>
          <table:table-cell office:value-type="float" office:value="19.158333333333299" table:style-name="ce2">
            <text:p>19.15833333</text:p>
          </table:table-cell>
          <table:table-cell office:value-type="float" office:value="124.66999999998001" table:style-name="ce2">
            <text:p>124.67</text:p>
          </table:table-cell>
          <table:table-cell office:value-type="float" office:value="18.824999999999999" table:style-name="ce2">
            <text:p>18.825</text:p>
          </table:table-cell>
          <table:table-cell office:value-type="float" office:value="126.60999999988501" table:style-name="ce2">
            <text:p>126.61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48.22000000003499" table:style-name="ce2">
            <text:p>148.22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50.99999999996601" table:style-name="ce2">
            <text:p>151</text:p>
          </table:table-cell>
          <table:table-cell office:value-type="float" office:value="18.0453333333441" table:style-name="ce2">
            <text:p>18.04533333</text:p>
          </table:table-cell>
          <table:table-cell office:value-type="float" office:value="151.00000000000301" table:style-name="ce2">
            <text:p>151</text:p>
          </table:table-cell>
          <table:table-cell office:value-type="float" office:value="18.824999999999999" table:style-name="ce2">
            <text:p>18.825</text:p>
          </table:table-cell>
          <table:table-cell office:value-type="float" office:value="148.51" table:style-name="ce2">
            <text:p>148.51</text:p>
          </table:table-cell>
          <table:table-cell office:value-type="float" office:value="22.9691172161154" table:style-name="ce2">
            <text:p>22.96911722</text:p>
          </table:table-cell>
          <table:table-cell office:value-type="float" office:value="128.20351648346301" table:style-name="ce2">
            <text:p>128.2035165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2.5666666666667" table:style-name="ce2">
            <text:p>12.56666667</text:p>
          </table:table-cell>
          <table:table-cell office:value-type="float" office:value="270.01999999956502" table:style-name="ce2">
            <text:p>270.02</text:p>
          </table:table-cell>
          <table:table-cell office:value-type="float" office:value="12.841666666666701" table:style-name="ce2">
            <text:p>12.84166667</text:p>
          </table:table-cell>
          <table:table-cell office:value-type="float" office:value="267.29999999996801" table:style-name="ce2">
            <text:p>267.3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61.83999999960901" table:style-name="ce2">
            <text:p>261.84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54.9499999997" table:style-name="ce2">
            <text:p>254.95</text:p>
          </table:table-cell>
          <table:table-cell table:number-columns-repeated="16314"/>
        </table:table-row>
        <table:table-row table:style-name="ro1">
          <table:table-cell office:value-type="float" office:value="19.799666666666699" table:style-name="ce2">
            <text:p>19.79966667</text:p>
          </table:table-cell>
          <table:table-cell office:value-type="float" office:value="189.87999999994599" table:style-name="ce2">
            <text:p>189.88</text:p>
          </table:table-cell>
          <table:table-cell office:value-type="float" office:value="20.866666666666699" table:style-name="ce2">
            <text:p>20.86666667</text:p>
          </table:table-cell>
          <table:table-cell office:value-type="float" office:value="179.07999999994601" table:style-name="ce2">
            <text:p>179.08</text:p>
          </table:table-cell>
          <table:table-cell office:value-type="float" office:value="20.070666666662898" table:style-name="ce2">
            <text:p>20.07066667</text:p>
          </table:table-cell>
          <table:table-cell office:value-type="float" office:value="168.27999999994699" table:style-name="ce2">
            <text:p>168.2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0453333333442" table:style-name="ce2">
            <text:p>18.04533333</text:p>
          </table:table-cell>
          <table:table-cell office:value-type="float" office:value="160.989999999997" table:style-name="ce2">
            <text:p>160.99</text:p>
          </table:table-cell>
          <table:table-cell office:value-type="float" office:value="18.824999999999999" table:style-name="ce2">
            <text:p>18.825</text:p>
          </table:table-cell>
          <table:table-cell office:value-type="float" office:value="159.74" table:style-name="ce2">
            <text:p>159.74</text:p>
          </table:table-cell>
          <table:table-cell office:value-type="float" office:value="19.158333333333299" table:style-name="ce2">
            <text:p>19.15833333</text:p>
          </table:table-cell>
          <table:table-cell office:value-type="float" office:value="124.66999999998001" table:style-name="ce2">
            <text:p>124.67</text:p>
          </table:table-cell>
          <table:table-cell office:value-type="float" office:value="19.100000000000001" table:style-name="ce2">
            <text:p>19.1</text:p>
          </table:table-cell>
          <table:table-cell office:value-type="float" office:value="134.85999999988499" table:style-name="ce2">
            <text:p>134.86</text:p>
          </table:table-cell>
          <table:table-cell office:value-type="float" office:value="17.784333333331599" table:style-name="ce2">
            <text:p>17.78433333</text:p>
          </table:table-cell>
          <table:table-cell office:value-type="float" office:value="150.99999999998201" table:style-name="ce2">
            <text:p>151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50.99999999996601" table:style-name="ce2">
            <text:p>151</text:p>
          </table:table-cell>
          <table:table-cell office:value-type="float" office:value="18.0453333333441" table:style-name="ce2">
            <text:p>18.04533333</text:p>
          </table:table-cell>
          <table:table-cell office:value-type="float" office:value="151.00000000000301" table:style-name="ce2">
            <text:p>151</text:p>
          </table:table-cell>
          <table:table-cell office:value-type="float" office:value="18.824999999999999" table:style-name="ce2">
            <text:p>18.825</text:p>
          </table:table-cell>
          <table:table-cell office:value-type="float" office:value="148.51" table:style-name="ce2">
            <text:p>148.51</text:p>
          </table:table-cell>
          <table:table-cell office:value-type="float" office:value="23" table:style-name="ce2">
            <text:p>23</text:p>
          </table:table-cell>
          <table:table-cell office:value-type="float" office:value="129.13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2.5666666666667" table:style-name="ce2">
            <text:p>12.56666667</text:p>
          </table:table-cell>
          <table:table-cell office:value-type="float" office:value="270.01999999956502" table:style-name="ce2">
            <text:p>270.02</text:p>
          </table:table-cell>
          <table:table-cell office:value-type="float" office:value="12.841666666666701" table:style-name="ce2">
            <text:p>12.84166667</text:p>
          </table:table-cell>
          <table:table-cell office:value-type="float" office:value="267.29999999996801" table:style-name="ce2">
            <text:p>267.3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61.83999999960901" table:style-name="ce2">
            <text:p>261.84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54.9499999997" table:style-name="ce2">
            <text:p>254.95</text:p>
          </table:table-cell>
          <table:table-cell table:number-columns-repeated="1631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6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42.359999999997" table:style-name="ce2">
            <text:p>142.36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41.11000000000001" table:style-name="ce2">
            <text:p>141.11</text:p>
          </table:table-cell>
          <table:table-cell office:value-type="float" office:value="19.814333333333298" table:style-name="ce2">
            <text:p>19.81433333</text:p>
          </table:table-cell>
          <table:table-cell office:value-type="float" office:value="106.04" table:style-name="ce2">
            <text:p>106.04</text:p>
          </table:table-cell>
          <table:table-cell office:value-type="float" office:value="20.070666666662898" table:style-name="ce2">
            <text:p>20.07066667</text:p>
          </table:table-cell>
          <table:table-cell office:value-type="float" office:value="116.229999999885" table:style-name="ce2">
            <text:p>116.23</text:p>
          </table:table-cell>
          <table:table-cell office:value-type="float" office:value="19.100000000000001" table:style-name="ce2">
            <text:p>19.1</text:p>
          </table:table-cell>
          <table:table-cell office:value-type="float" office:value="136.689999999999" table:style-name="ce2">
            <text:p>136.69</text:p>
          </table:table-cell>
          <table:table-cell office:value-type="float" office:value="19.158333333333399" table:style-name="ce2">
            <text:p>19.15833333</text:p>
          </table:table-cell>
          <table:table-cell office:value-type="float" office:value="136.68999999998201" table:style-name="ce2">
            <text:p>136.69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36.69000000000301" table:style-name="ce2">
            <text:p>136.69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34.19999999999999" table:style-name="ce2">
            <text:p>134.2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.000000000000099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51.11999999956399" table:style-name="ce2">
            <text:p>251.12</text:p>
          </table:table-cell>
          <table:table-cell office:value-type="float" office:value="14.091666666666701" table:style-name="ce2">
            <text:p>14.09166667</text:p>
          </table:table-cell>
          <table:table-cell office:value-type="float" office:value="248.399999999968" table:style-name="ce2">
            <text:p>248.4</text:p>
          </table:table-cell>
          <table:table-cell office:value-type="float" office:value="15.108333333333301" table:style-name="ce2">
            <text:p>15.10833333</text:p>
          </table:table-cell>
          <table:table-cell office:value-type="float" office:value="242.939999999609" table:style-name="ce2">
            <text:p>242.94</text:p>
          </table:table-cell>
          <table:table-cell office:value-type="float" office:value="15.326333333331499" table:style-name="ce2">
            <text:p>15.32633333</text:p>
          </table:table-cell>
          <table:table-cell office:value-type="float" office:value="236.04999999969999" table:style-name="ce2">
            <text:p>236.05</text:p>
          </table:table-cell>
          <table:table-cell table:number-columns-repeated="1631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6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42.359999999997" table:style-name="ce2">
            <text:p>142.36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41.11000000000001" table:style-name="ce2">
            <text:p>141.11</text:p>
          </table:table-cell>
          <table:table-cell office:value-type="float" office:value="20.383333333333301" table:style-name="ce2">
            <text:p>20.38333333</text:p>
          </table:table-cell>
          <table:table-cell office:value-type="float" office:value="123.11000000000099" table:style-name="ce2">
            <text:p>123.11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28.609999999998" table:style-name="ce2">
            <text:p>128.61</text:p>
          </table:table-cell>
          <table:table-cell office:value-type="float" office:value="19.100000000000001" table:style-name="ce2">
            <text:p>19.1</text:p>
          </table:table-cell>
          <table:table-cell office:value-type="float" office:value="136.689999999999" table:style-name="ce2">
            <text:p>136.69</text:p>
          </table:table-cell>
          <table:table-cell office:value-type="float" office:value="19.158333333333399" table:style-name="ce2">
            <text:p>19.15833333</text:p>
          </table:table-cell>
          <table:table-cell office:value-type="float" office:value="136.68999999998201" table:style-name="ce2">
            <text:p>136.69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36.69000000000301" table:style-name="ce2">
            <text:p>136.69</text:p>
          </table:table-cell>
          <table:table-cell office:value-type="float" office:value="19.799666666666699" table:style-name="ce2">
            <text:p>19.79966667</text:p>
          </table:table-cell>
          <table:table-cell office:value-type="float" office:value="136.69" table:style-name="ce2">
            <text:p>136.69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.000000000000099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51.11999999956399" table:style-name="ce2">
            <text:p>251.12</text:p>
          </table:table-cell>
          <table:table-cell office:value-type="float" office:value="14.091666666666701" table:style-name="ce2">
            <text:p>14.09166667</text:p>
          </table:table-cell>
          <table:table-cell office:value-type="float" office:value="248.399999999968" table:style-name="ce2">
            <text:p>248.4</text:p>
          </table:table-cell>
          <table:table-cell office:value-type="float" office:value="15.108333333333301" table:style-name="ce2">
            <text:p>15.10833333</text:p>
          </table:table-cell>
          <table:table-cell office:value-type="float" office:value="242.939999999609" table:style-name="ce2">
            <text:p>242.94</text:p>
          </table:table-cell>
          <table:table-cell office:value-type="float" office:value="15.326333333331499" table:style-name="ce2">
            <text:p>15.32633333</text:p>
          </table:table-cell>
          <table:table-cell office:value-type="float" office:value="236.04999999969999" table:style-name="ce2">
            <text:p>236.05</text:p>
          </table:table-cell>
          <table:table-cell table:number-columns-repeated="16314"/>
        </table:table-row>
        <table:table-row table:style-name="ro1"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596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066666666666698" table:style-name="ce2">
            <text:p>20.06666667</text:p>
          </table:table-cell>
          <table:table-cell office:value-type="float" office:value="131.019999999997" table:style-name="ce2">
            <text:p>131.02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29.77000000000001" table:style-name="ce2">
            <text:p>129.77</text:p>
          </table:table-cell>
          <table:table-cell office:value-type="float" office:value="20.866666666666699" table:style-name="ce2">
            <text:p>20.86666667</text:p>
          </table:table-cell>
          <table:table-cell office:value-type="float" office:value="111.770000000001" table:style-name="ce2">
            <text:p>111.77</text:p>
          </table:table-cell>
          <table:table-cell office:value-type="float" office:value="21.066666666666698" table:style-name="ce2">
            <text:p>21.06666667</text:p>
          </table:table-cell>
          <table:table-cell office:value-type="float" office:value="117.269999999997" table:style-name="ce2">
            <text:p>117.27</text:p>
          </table:table-cell>
          <table:table-cell office:value-type="float" office:value="19.799666666666699" table:style-name="ce2">
            <text:p>19.79966667</text:p>
          </table:table-cell>
          <table:table-cell office:value-type="float" office:value="130.74999999999901" table:style-name="ce2">
            <text:p>130.75</text:p>
          </table:table-cell>
          <table:table-cell office:value-type="float" office:value="20.0476666666667" table:style-name="ce2">
            <text:p>20.04766667</text:p>
          </table:table-cell>
          <table:table-cell office:value-type="float" office:value="130.74999999998201" table:style-name="ce2">
            <text:p>130.75</text:p>
          </table:table-cell>
          <table:table-cell office:value-type="float" office:value="20.108333333333299" table:style-name="ce2">
            <text:p>20.10833333</text:p>
          </table:table-cell>
          <table:table-cell office:value-type="float" office:value="130.75000000000301" table:style-name="ce2">
            <text:p>130.75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30.75" table:style-name="ce2">
            <text:p>130.7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5.326333333331499" table:style-name="ce2">
            <text:p>15.32633333</text:p>
          </table:table-cell>
          <table:table-cell office:value-type="float" office:value="231.949999999564" table:style-name="ce2">
            <text:p>231.95</text:p>
          </table:table-cell>
          <table:table-cell office:value-type="float" office:value="15.7" table:style-name="ce2">
            <text:p>15.7</text:p>
          </table:table-cell>
          <table:table-cell office:value-type="float" office:value="229.22999999996699" table:style-name="ce2">
            <text:p>229.23</text:p>
          </table:table-cell>
          <table:table-cell office:value-type="float" office:value="15.7" table:style-name="ce2">
            <text:p>15.7</text:p>
          </table:table-cell>
          <table:table-cell office:value-type="float" office:value="223.76999999960699" table:style-name="ce2">
            <text:p>223.77</text:p>
          </table:table-cell>
          <table:table-cell office:value-type="float" office:value="16.683000000007102" table:style-name="ce2">
            <text:p>16.683</text:p>
          </table:table-cell>
          <table:table-cell office:value-type="float" office:value="216.8799999997" table:style-name="ce2">
            <text:p>216.88</text:p>
          </table:table-cell>
          <table:table-cell table:number-columns-repeated="16314"/>
        </table:table-row>
        <table:table-row table:style-name="ro1"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596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066666666666698" table:style-name="ce2">
            <text:p>20.06666667</text:p>
          </table:table-cell>
          <table:table-cell office:value-type="float" office:value="131.019999999997" table:style-name="ce2">
            <text:p>131.02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29.77000000000001" table:style-name="ce2">
            <text:p>129.77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17.52" table:style-name="ce2">
            <text:p>117.52</text:p>
          </table:table-cell>
          <table:table-cell office:value-type="float" office:value="21.191666666666698" table:style-name="ce2">
            <text:p>21.19166667</text:p>
          </table:table-cell>
          <table:table-cell office:value-type="float" office:value="121.01999999999801" table:style-name="ce2">
            <text:p>121.02</text:p>
          </table:table-cell>
          <table:table-cell office:value-type="float" office:value="19.799666666666699" table:style-name="ce2">
            <text:p>19.79966667</text:p>
          </table:table-cell>
          <table:table-cell office:value-type="float" office:value="130.74999999999901" table:style-name="ce2">
            <text:p>130.75</text:p>
          </table:table-cell>
          <table:table-cell office:value-type="float" office:value="20.0476666666667" table:style-name="ce2">
            <text:p>20.04766667</text:p>
          </table:table-cell>
          <table:table-cell office:value-type="float" office:value="130.74999999998201" table:style-name="ce2">
            <text:p>130.75</text:p>
          </table:table-cell>
          <table:table-cell office:value-type="float" office:value="20.108333333333299" table:style-name="ce2">
            <text:p>20.10833333</text:p>
          </table:table-cell>
          <table:table-cell office:value-type="float" office:value="130.75000000000301" table:style-name="ce2">
            <text:p>130.75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30.75" table:style-name="ce2">
            <text:p>130.7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5.326333333331499" table:style-name="ce2">
            <text:p>15.32633333</text:p>
          </table:table-cell>
          <table:table-cell office:value-type="float" office:value="231.949999999564" table:style-name="ce2">
            <text:p>231.95</text:p>
          </table:table-cell>
          <table:table-cell office:value-type="float" office:value="15.7" table:style-name="ce2">
            <text:p>15.7</text:p>
          </table:table-cell>
          <table:table-cell office:value-type="float" office:value="229.22999999996699" table:style-name="ce2">
            <text:p>229.23</text:p>
          </table:table-cell>
          <table:table-cell office:value-type="float" office:value="15.7" table:style-name="ce2">
            <text:p>15.7</text:p>
          </table:table-cell>
          <table:table-cell office:value-type="float" office:value="223.76999999960699" table:style-name="ce2">
            <text:p>223.77</text:p>
          </table:table-cell>
          <table:table-cell office:value-type="float" office:value="16.683000000007102" table:style-name="ce2">
            <text:p>16.683</text:p>
          </table:table-cell>
          <table:table-cell office:value-type="float" office:value="216.8799999997" table:style-name="ce2">
            <text:p>216.88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29.12999999999701" table:style-name="ce2">
            <text:p>129.13</text:p>
          </table:table-cell>
          <table:table-cell office:value-type="float" office:value="21.391666666666701" table:style-name="ce2">
            <text:p>21.39166667</text:p>
          </table:table-cell>
          <table:table-cell office:value-type="float" office:value="127.88" table:style-name="ce2">
            <text:p>127.88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15.63" table:style-name="ce2">
            <text:p>115.63</text:p>
          </table:table-cell>
          <table:table-cell office:value-type="float" office:value="22.125" table:style-name="ce2">
            <text:p>22.125</text:p>
          </table:table-cell>
          <table:table-cell office:value-type="float" office:value="119.12999999999801" table:style-name="ce2">
            <text:p>119.13</text:p>
          </table:table-cell>
          <table:table-cell office:value-type="float" office:value="21.191666666666698" table:style-name="ce2">
            <text:p>21.19166667</text:p>
          </table:table-cell>
          <table:table-cell office:value-type="float" office:value="129.129999999999" table:style-name="ce2">
            <text:p>129.13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29.13" table:style-name="ce2">
            <text:p>129.13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29.13000000000301" table:style-name="ce2">
            <text:p>129.13</text:p>
          </table:table-cell>
          <table:table-cell office:value-type="float" office:value="20.866666666666699" table:style-name="ce2">
            <text:p>20.86666667</text:p>
          </table:table-cell>
          <table:table-cell office:value-type="float" office:value="129.13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6.25" table:style-name="ce2">
            <text:p>16.25</text:p>
          </table:table-cell>
          <table:table-cell office:value-type="float" office:value="213.859999999564" table:style-name="ce2">
            <text:p>213.86</text:p>
          </table:table-cell>
          <table:table-cell office:value-type="float" office:value="16.8152161172181" table:style-name="ce2">
            <text:p>16.81521612</text:p>
          </table:table-cell>
          <table:table-cell office:value-type="float" office:value="211.13999999996699" table:style-name="ce2">
            <text:p>211.14</text:p>
          </table:table-cell>
          <table:table-cell office:value-type="float" office:value="17.25" table:style-name="ce2">
            <text:p>17.25</text:p>
          </table:table-cell>
          <table:table-cell office:value-type="float" office:value="205.679999999605" table:style-name="ce2">
            <text:p>205.68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98.7899999997" table:style-name="ce2">
            <text:p>198.7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29.12999999999701" table:style-name="ce2">
            <text:p>129.13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29.13" table:style-name="ce2">
            <text:p>129.13</text:p>
          </table:table-cell>
          <table:table-cell office:value-type="float" office:value="21.883333333333301" table:style-name="ce2">
            <text:p>21.88333333</text:p>
          </table:table-cell>
          <table:table-cell office:value-type="float" office:value="129.13" table:style-name="ce2">
            <text:p>129.13</text:p>
          </table:table-cell>
          <table:table-cell office:value-type="float" office:value="22.4583333333333" table:style-name="ce2">
            <text:p>22.45833333</text:p>
          </table:table-cell>
          <table:table-cell office:value-type="float" office:value="129.12999999999801" table:style-name="ce2">
            <text:p>129.13</text:p>
          </table:table-cell>
          <table:table-cell office:value-type="float" office:value="21.191666666666698" table:style-name="ce2">
            <text:p>21.19166667</text:p>
          </table:table-cell>
          <table:table-cell office:value-type="float" office:value="129.129999999999" table:style-name="ce2">
            <text:p>129.13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29.13" table:style-name="ce2">
            <text:p>129.13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29.13000000000301" table:style-name="ce2">
            <text:p>129.13</text:p>
          </table:table-cell>
          <table:table-cell office:value-type="float" office:value="20.866666666666699" table:style-name="ce2">
            <text:p>20.86666667</text:p>
          </table:table-cell>
          <table:table-cell office:value-type="float" office:value="129.13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6.5083333333334" table:style-name="ce2">
            <text:p>16.50833333</text:p>
          </table:table-cell>
          <table:table-cell office:value-type="float" office:value="221.60999999956499" table:style-name="ce2">
            <text:p>221.61</text:p>
          </table:table-cell>
          <table:table-cell office:value-type="float" office:value="16.8152161172181" table:style-name="ce2">
            <text:p>16.81521612</text:p>
          </table:table-cell>
          <table:table-cell office:value-type="float" office:value="211.13999999996699" table:style-name="ce2">
            <text:p>211.14</text:p>
          </table:table-cell>
          <table:table-cell office:value-type="float" office:value="17.25" table:style-name="ce2">
            <text:p>17.25</text:p>
          </table:table-cell>
          <table:table-cell office:value-type="float" office:value="205.679999999605" table:style-name="ce2">
            <text:p>205.68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98.7899999997" table:style-name="ce2">
            <text:p>198.7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.000000000002601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.000000000000099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7.784333333331599" table:style-name="ce2">
            <text:p>17.78433333</text:p>
          </table:table-cell>
          <table:table-cell office:value-type="float" office:value="205.40999999962199" table:style-name="ce2">
            <text:p>205.41</text:p>
          </table:table-cell>
          <table:table-cell office:value-type="float" office:value="18.0453333333442" table:style-name="ce2">
            <text:p>18.04533333</text:p>
          </table:table-cell>
          <table:table-cell office:value-type="float" office:value="194.939999999967" table:style-name="ce2">
            <text:p>194.94</text:p>
          </table:table-cell>
          <table:table-cell office:value-type="float" office:value="18.191666666666698" table:style-name="ce2">
            <text:p>18.19166667</text:p>
          </table:table-cell>
          <table:table-cell office:value-type="float" office:value="189.479999999603" table:style-name="ce2">
            <text:p>189.48</text:p>
          </table:table-cell>
          <table:table-cell office:value-type="float" office:value="18.824999999999999" table:style-name="ce2">
            <text:p>18.825</text:p>
          </table:table-cell>
          <table:table-cell office:value-type="float" office:value="182.589999999946" table:style-name="ce2">
            <text:p>182.5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.000000000002601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.000000000000099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0453333333441" table:style-name="ce2">
            <text:p>18.04533333</text:p>
          </table:table-cell>
          <table:table-cell office:value-type="float" office:value="213.24" table:style-name="ce2">
            <text:p>213.24</text:p>
          </table:table-cell>
          <table:table-cell office:value-type="float" office:value="18.0453333333442" table:style-name="ce2">
            <text:p>18.04533333</text:p>
          </table:table-cell>
          <table:table-cell office:value-type="float" office:value="194.939999999967" table:style-name="ce2">
            <text:p>194.94</text:p>
          </table:table-cell>
          <table:table-cell office:value-type="float" office:value="18.322000000010799" table:style-name="ce2">
            <text:p>18.322</text:p>
          </table:table-cell>
          <table:table-cell office:value-type="float" office:value="193.38999999992799" table:style-name="ce2">
            <text:p>193.39</text:p>
          </table:table-cell>
          <table:table-cell office:value-type="float" office:value="18.824999999999999" table:style-name="ce2">
            <text:p>18.825</text:p>
          </table:table-cell>
          <table:table-cell office:value-type="float" office:value="182.589999999946" table:style-name="ce2">
            <text:p>182.5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100000000000001" table:style-name="ce2">
            <text:p>19.1</text:p>
          </table:table-cell>
          <table:table-cell office:value-type="float" office:value="197.04" table:style-name="ce2">
            <text:p>197.04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78.73999999996701" table:style-name="ce2">
            <text:p>178.74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77.18999999992599" table:style-name="ce2">
            <text:p>177.19</text:p>
          </table:table-cell>
          <table:table-cell office:value-type="float" office:value="20.0476666666667" table:style-name="ce2">
            <text:p>20.04766667</text:p>
          </table:table-cell>
          <table:table-cell office:value-type="float" office:value="166.38999999989801" table:style-name="ce2">
            <text:p>166.3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158333333333399" table:style-name="ce2">
            <text:p>19.15833333</text:p>
          </table:table-cell>
          <table:table-cell office:value-type="float" office:value="198.79000000000201" table:style-name="ce2">
            <text:p>198.79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78.73999999996701" table:style-name="ce2">
            <text:p>178.74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77.18999999992599" table:style-name="ce2">
            <text:p>177.19</text:p>
          </table:table-cell>
          <table:table-cell office:value-type="float" office:value="20.0476666666667" table:style-name="ce2">
            <text:p>20.04766667</text:p>
          </table:table-cell>
          <table:table-cell office:value-type="float" office:value="166.38999999989801" table:style-name="ce2">
            <text:p>166.3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0476666666667" table:style-name="ce2">
            <text:p>20.04766667</text:p>
          </table:table-cell>
          <table:table-cell office:value-type="float" office:value="189.87999999994599" table:style-name="ce2">
            <text:p>189.88</text:p>
          </table:table-cell>
          <table:table-cell office:value-type="float" office:value="20.4166666666667" table:style-name="ce2">
            <text:p>20.41666667</text:p>
          </table:table-cell>
          <table:table-cell office:value-type="float" office:value="169.82999999996699" table:style-name="ce2">
            <text:p>169.83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68.27999999992599" table:style-name="ce2">
            <text:p>168.28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57.479999999927" table:style-name="ce2">
            <text:p>157.48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0476666666667" table:style-name="ce2">
            <text:p>20.04766667</text:p>
          </table:table-cell>
          <table:table-cell office:value-type="float" office:value="189.87999999994599" table:style-name="ce2">
            <text:p>189.88</text:p>
          </table:table-cell>
          <table:table-cell office:value-type="float" office:value="20.725000000000001" table:style-name="ce2">
            <text:p>20.725</text:p>
          </table:table-cell>
          <table:table-cell office:value-type="float" office:value="179.07999999996699" table:style-name="ce2">
            <text:p>179.08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68.27999999992599" table:style-name="ce2">
            <text:p>168.28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57.479999999927" table:style-name="ce2">
            <text:p>157.48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77.72999999994599" table:style-name="ce2">
            <text:p>177.73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66.92999999996701" table:style-name="ce2">
            <text:p>166.93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56.12999999992601" table:style-name="ce2">
            <text:p>156.13</text:p>
          </table:table-cell>
          <table:table-cell office:value-type="float" office:value="22.0416666666667" table:style-name="ce2">
            <text:p>22.04166667</text:p>
          </table:table-cell>
          <table:table-cell office:value-type="float" office:value="145.329999999927" table:style-name="ce2">
            <text:p>145.33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61.79999999994601" table:style-name="ce2">
            <text:p>161.8</text:p>
          </table:table-cell>
          <table:table-cell office:value-type="float" office:value="22.125" table:style-name="ce2">
            <text:p>22.125</text:p>
          </table:table-cell>
          <table:table-cell office:value-type="float" office:value="150.999999999967" table:style-name="ce2">
            <text:p>151</text:p>
          </table:table-cell>
          <table:table-cell office:value-type="float" office:value="22.4583333333333" table:style-name="ce2">
            <text:p>22.45833333</text:p>
          </table:table-cell>
          <table:table-cell office:value-type="float" office:value="140.19999999993601" table:style-name="ce2">
            <text:p>140.2</text:p>
          </table:table-cell>
          <table:table-cell office:value-type="float" office:value="22.9691172161154" table:style-name="ce2">
            <text:p>22.96911722</text:p>
          </table:table-cell>
          <table:table-cell office:value-type="float" office:value="129.39999999992699" table:style-name="ce2">
            <text:p>129.4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67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67201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table:number-columns-repeated="16314"/>
        </table:table-row>
        <table:table-row table:number-rows-repeated="640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table:number-columns-repeated="16314"/>
        </table:table-row>
        <table:table-row table:number-rows-repeated="1047899" table:style-name="ro1">
          <table:table-cell table:number-columns-repeated="16384"/>
        </table:table-row>
      </table:table>
      <table:table table:name="sa-nonlinear-charge" table:style-name="ta1">
        <table:table-column table:style-name="co3" table:default-cell-style-name="ce1"/>
        <table:table-column table:style-name="co5" table:number-columns-repeated="3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7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3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2" table:number-columns-repeated="16314" table:default-cell-style-name="ce1"/>
        <table:table-row table:style-name="ro1">
          <table:table-cell office:value-type="string" table:style-name="ce1">
            <text:p>time0</text:p>
          </table:table-cell>
          <table:table-cell office:value-type="string" table:style-name="ce1">
            <text:p>eta0</text:p>
          </table:table-cell>
          <table:table-cell office:value-type="string" table:style-name="ce1">
            <text:p>time1</text:p>
          </table:table-cell>
          <table:table-cell office:value-type="string" table:style-name="ce1">
            <text:p>eta1</text:p>
          </table:table-cell>
          <table:table-cell office:value-type="string" table:style-name="ce1">
            <text:p>time2</text:p>
          </table:table-cell>
          <table:table-cell office:value-type="string" table:style-name="ce1">
            <text:p>eta2</text:p>
          </table:table-cell>
          <table:table-cell office:value-type="string" table:style-name="ce1">
            <text:p>time3</text:p>
          </table:table-cell>
          <table:table-cell office:value-type="string" table:style-name="ce1">
            <text:p>eta3</text:p>
          </table:table-cell>
          <table:table-cell office:value-type="string" table:style-name="ce1">
            <text:p>time4</text:p>
          </table:table-cell>
          <table:table-cell office:value-type="string" table:style-name="ce1">
            <text:p>eta4</text:p>
          </table:table-cell>
          <table:table-cell office:value-type="string" table:style-name="ce1">
            <text:p>time5</text:p>
          </table:table-cell>
          <table:table-cell office:value-type="string" table:style-name="ce1">
            <text:p>eta5</text:p>
          </table:table-cell>
          <table:table-cell office:value-type="string" table:style-name="ce1">
            <text:p>time6</text:p>
          </table:table-cell>
          <table:table-cell office:value-type="string" table:style-name="ce1">
            <text:p>eta6</text:p>
          </table:table-cell>
          <table:table-cell office:value-type="string" table:style-name="ce1">
            <text:p>time7</text:p>
          </table:table-cell>
          <table:table-cell office:value-type="string" table:style-name="ce1">
            <text:p>eta7</text:p>
          </table:table-cell>
          <table:table-cell office:value-type="string" table:style-name="ce1">
            <text:p>time8</text:p>
          </table:table-cell>
          <table:table-cell office:value-type="string" table:style-name="ce1">
            <text:p>eta8</text:p>
          </table:table-cell>
          <table:table-cell office:value-type="string" table:style-name="ce1">
            <text:p>time9</text:p>
          </table:table-cell>
          <table:table-cell office:value-type="string" table:style-name="ce1">
            <text:p>eta9</text:p>
          </table:table-cell>
          <table:table-cell office:value-type="string" table:style-name="ce1">
            <text:p>time10</text:p>
          </table:table-cell>
          <table:table-cell office:value-type="string" table:style-name="ce1">
            <text:p>eta10</text:p>
          </table:table-cell>
          <table:table-cell office:value-type="string" table:style-name="ce1">
            <text:p>time11</text:p>
          </table:table-cell>
          <table:table-cell office:value-type="string" table:style-name="ce1">
            <text:p>eta11</text:p>
          </table:table-cell>
          <table:table-cell office:value-type="string" table:style-name="ce1">
            <text:p>time12</text:p>
          </table:table-cell>
          <table:table-cell office:value-type="string" table:style-name="ce1">
            <text:p>eta12</text:p>
          </table:table-cell>
          <table:table-cell office:value-type="string" table:style-name="ce1">
            <text:p>time13</text:p>
          </table:table-cell>
          <table:table-cell office:value-type="string" table:style-name="ce1">
            <text:p>eta13</text:p>
          </table:table-cell>
          <table:table-cell office:value-type="string" table:style-name="ce1">
            <text:p>time14</text:p>
          </table:table-cell>
          <table:table-cell office:value-type="string" table:style-name="ce1">
            <text:p>eta14</text:p>
          </table:table-cell>
          <table:table-cell office:value-type="string" table:style-name="ce1">
            <text:p>time15</text:p>
          </table:table-cell>
          <table:table-cell office:value-type="string" table:style-name="ce1">
            <text:p>eta15</text:p>
          </table:table-cell>
          <table:table-cell office:value-type="string" table:style-name="ce1">
            <text:p>time16</text:p>
          </table:table-cell>
          <table:table-cell office:value-type="string" table:style-name="ce1">
            <text:p>eta16</text:p>
          </table:table-cell>
          <table:table-cell office:value-type="string" table:style-name="ce1">
            <text:p>time17</text:p>
          </table:table-cell>
          <table:table-cell office:value-type="string" table:style-name="ce1">
            <text:p>eta17</text:p>
          </table:table-cell>
          <table:table-cell office:value-type="string" table:style-name="ce1">
            <text:p>time18</text:p>
          </table:table-cell>
          <table:table-cell office:value-type="string" table:style-name="ce1">
            <text:p>eta18</text:p>
          </table:table-cell>
          <table:table-cell office:value-type="string" table:style-name="ce1">
            <text:p>time19</text:p>
          </table:table-cell>
          <table:table-cell office:value-type="string" table:style-name="ce1">
            <text:p>eta19</text:p>
          </table:table-cell>
          <table:table-cell office:value-type="string" table:style-name="ce1">
            <text:p>time20</text:p>
          </table:table-cell>
          <table:table-cell office:value-type="string" table:style-name="ce1">
            <text:p>eta20</text:p>
          </table:table-cell>
          <table:table-cell office:value-type="string" table:style-name="ce1">
            <text:p>time21</text:p>
          </table:table-cell>
          <table:table-cell office:value-type="string" table:style-name="ce1">
            <text:p>eta21</text:p>
          </table:table-cell>
          <table:table-cell office:value-type="string" table:style-name="ce1">
            <text:p>time22</text:p>
          </table:table-cell>
          <table:table-cell office:value-type="string" table:style-name="ce1">
            <text:p>eta22</text:p>
          </table:table-cell>
          <table:table-cell office:value-type="string" table:style-name="ce1">
            <text:p>time23</text:p>
          </table:table-cell>
          <table:table-cell office:value-type="string" table:style-name="ce1">
            <text:p>eta23</text:p>
          </table:table-cell>
          <table:table-cell office:value-type="string" table:style-name="ce1">
            <text:p>time24</text:p>
          </table:table-cell>
          <table:table-cell office:value-type="string" table:style-name="ce1">
            <text:p>eta24</text:p>
          </table:table-cell>
          <table:table-cell office:value-type="string" table:style-name="ce1">
            <text:p>time25</text:p>
          </table:table-cell>
          <table:table-cell office:value-type="string" table:style-name="ce1">
            <text:p>eta25</text:p>
          </table:table-cell>
          <table:table-cell office:value-type="string" table:style-name="ce1">
            <text:p>time26</text:p>
          </table:table-cell>
          <table:table-cell office:value-type="string" table:style-name="ce1">
            <text:p>eta26</text:p>
          </table:table-cell>
          <table:table-cell office:value-type="string" table:style-name="ce1">
            <text:p>time27</text:p>
          </table:table-cell>
          <table:table-cell office:value-type="string" table:style-name="ce1">
            <text:p>eta27</text:p>
          </table:table-cell>
          <table:table-cell office:value-type="string" table:style-name="ce1">
            <text:p>time28</text:p>
          </table:table-cell>
          <table:table-cell office:value-type="string" table:style-name="ce1">
            <text:p>eta28</text:p>
          </table:table-cell>
          <table:table-cell office:value-type="string" table:style-name="ce1">
            <text:p>time29</text:p>
          </table:table-cell>
          <table:table-cell office:value-type="string" table:style-name="ce1">
            <text:p>eta29</text:p>
          </table:table-cell>
          <table:table-cell office:value-type="string" table:style-name="ce1">
            <text:p>time30</text:p>
          </table:table-cell>
          <table:table-cell office:value-type="string" table:style-name="ce1">
            <text:p>eta30</text:p>
          </table:table-cell>
          <table:table-cell office:value-type="string" table:style-name="ce1">
            <text:p>time31</text:p>
          </table:table-cell>
          <table:table-cell office:value-type="string" table:style-name="ce1">
            <text:p>eta31</text:p>
          </table:table-cell>
          <table:table-cell office:value-type="string" table:style-name="ce1">
            <text:p>time32</text:p>
          </table:table-cell>
          <table:table-cell office:value-type="string" table:style-name="ce1">
            <text:p>eta32</text:p>
          </table:table-cell>
          <table:table-cell office:value-type="string" table:style-name="ce1">
            <text:p>time33</text:p>
          </table:table-cell>
          <table:table-cell office:value-type="string" table:style-name="ce1">
            <text:p>eta33</text:p>
          </table:table-cell>
          <table:table-cell office:value-type="string" table:style-name="ce1">
            <text:p>time34</text:p>
          </table:table-cell>
          <table:table-cell office:value-type="string" table:style-name="ce1">
            <text:p>eta34</text:p>
          </table:table-cell>
          <table:table-cell table:number-columns-repeated="16314"/>
        </table:table-row>
        <table:table-row table:style-name="ro1">
          <table:table-cell office:value-type="float" office:value="4.1535746000000002E-5" table:style-name="ce1">
            <text:p>4.15357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4369170000000002E-6" table:style-name="ce1">
            <text:p>5.43692E-06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9833949999999999E-4" table:style-name="ce1">
            <text:p>0.00059834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8.0115679999999997E-4" table:style-name="ce1">
            <text:p>0.000801157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8.3926560000000005E-4" table:style-name="ce1">
            <text:p>0.000839266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3714245999999999E-4" table:style-name="ce1">
            <text:p>0.000737142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4608882E-4" table:style-name="ce1">
            <text:p>0.000146089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3619750000000004E-4" table:style-name="ce1">
            <text:p>0.000536198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5155638000000001E-4" table:style-name="ce1">
            <text:p>0.000151556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8.0116680000000002E-4" table:style-name="ce1">
            <text:p>0.000801167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6.5072399999999999E-4" table:style-name="ce1">
            <text:p>0.000650724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0835686E-4" table:style-name="ce1">
            <text:p>0.000108357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7456650000000003E-4" table:style-name="ce1">
            <text:p>0.000774567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1160922399999999E-4" table:style-name="ce1">
            <text:p>0.000111609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6.6809970000000004E-4" table:style-name="ce1">
            <text:p>0.000668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9.8100710000000002E-6" table:style-name="ce1">
            <text:p>9.81007E-06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3068829999999997E-4" table:style-name="ce1">
            <text:p>0.000430688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2.1196197000000001E-4" table:style-name="ce1">
            <text:p>0.000211962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4216539999999997E-4" table:style-name="ce1">
            <text:p>0.00054216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0441277E-4" table:style-name="ce1">
            <text:p>0.000404413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8.6524439999999996E-4" table:style-name="ce1">
            <text:p>0.000865244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8643856999999999E-5" table:style-name="ce1">
            <text:p>1.86439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5398154000000001E-4" table:style-name="ce1">
            <text:p>0.000153982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009754E-4" table:style-name="ce1">
            <text:p>0.00040097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8286978999999999E-4" table:style-name="ce1">
            <text:p>0.00018287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6.4842274999999999E-4" table:style-name="ce1">
            <text:p>0.000648423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5785309999999998E-5" table:style-name="ce1">
            <text:p>4.57853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9434714000000003E-4" table:style-name="ce1">
            <text:p>0.000794347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5177168999999999E-4" table:style-name="ce1">
            <text:p>0.000151772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6.0274807E-4" table:style-name="ce1">
            <text:p>0.000602748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3.6038812999999997E-4" table:style-name="ce1">
            <text:p>0.000360388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8.3343714000000001E-4" table:style-name="ce1">
            <text:p>0.000833437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3.898924E-4" table:style-name="ce1">
            <text:p>0.000389892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0944654999999996E-4" table:style-name="ce1">
            <text:p>0.000509447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2.2180952000000001E-4" table:style-name="ce1">
            <text:p>0.00022181</text:p>
          </table:table-cell>
          <table:table-cell office:value-type="float" office:value="349.19997999999998" table:style-name="ce1">
            <text:p>349.19998</text:p>
          </table:table-cell>
          <table:table-cell table:number-columns-repeated="16314"/>
        </table:table-row>
        <table:table-row table:style-name="ro1">
          <table:table-cell office:value-type="float" office:value="2.7701450000000002E-4" table:style-name="ce1">
            <text:p>0.000277015</text:p>
          </table:table-cell>
          <table:table-cell office:value-type="float" office:value="349.20148" table:style-name="ce1">
            <text:p>349.20148</text:p>
          </table:table-cell>
          <table:table-cell office:value-type="float" office:value="2.5490601999999998E-4" table:style-name="ce1">
            <text:p>0.000254906</text:p>
          </table:table-cell>
          <table:table-cell office:value-type="float" office:value="349.23827999999997" table:style-name="ce1">
            <text:p>349.23828</text:p>
          </table:table-cell>
          <table:table-cell office:value-type="float" office:value="7.6365966000000005E-4" table:style-name="ce1">
            <text:p>0.00076366</text:p>
          </table:table-cell>
          <table:table-cell office:value-type="float" office:value="349.20102000000003" table:style-name="ce1">
            <text:p>349.20102</text:p>
          </table:table-cell>
          <table:table-cell office:value-type="float" office:value="9.0628216000000002E-4" table:style-name="ce1">
            <text:p>0.000906282</text:p>
          </table:table-cell>
          <table:table-cell office:value-type="float" office:value="349.20065" table:style-name="ce1">
            <text:p>349.20065</text:p>
          </table:table-cell>
          <table:table-cell office:value-type="float" office:value="9.8037980000000003E-4" table:style-name="ce1">
            <text:p>0.00098038</text:p>
          </table:table-cell>
          <table:table-cell office:value-type="float" office:value="349.20087000000001" table:style-name="ce1">
            <text:p>349.20087</text:p>
          </table:table-cell>
          <table:table-cell office:value-type="float" office:value="9.8562989999999989E-4" table:style-name="ce1">
            <text:p>0.00098563</text:p>
          </table:table-cell>
          <table:table-cell office:value-type="float" office:value="349.23815999999999" table:style-name="ce1">
            <text:p>349.23816</text:p>
          </table:table-cell>
          <table:table-cell office:value-type="float" office:value="3.4261003000000002E-4" table:style-name="ce1">
            <text:p>0.00034261</text:p>
          </table:table-cell>
          <table:table-cell office:value-type="float" office:value="349.20123000000001" table:style-name="ce1">
            <text:p>349.20123</text:p>
          </table:table-cell>
          <table:table-cell office:value-type="float" office:value="6.4483759999999998E-4" table:style-name="ce1">
            <text:p>0.000644838</text:p>
          </table:table-cell>
          <table:table-cell office:value-type="float" office:value="349.20067999999998" table:style-name="ce1">
            <text:p>349.20068</text:p>
          </table:table-cell>
          <table:table-cell office:value-type="float" office:value="3.7880040000000002E-4" table:style-name="ce1">
            <text:p>0.0003788</text:p>
          </table:table-cell>
          <table:table-cell office:value-type="float" office:value="349.20141999999998" table:style-name="ce1">
            <text:p>349.20142</text:p>
          </table:table-cell>
          <table:table-cell office:value-type="float" office:value="9.7341015000000002E-4" table:style-name="ce1">
            <text:p>0.00097341</text:p>
          </table:table-cell>
          <table:table-cell office:value-type="float" office:value="349.20107999999999" table:style-name="ce1">
            <text:p>349.20108</text:p>
          </table:table-cell>
          <table:table-cell office:value-type="float" office:value="8.8280439999999997E-4" table:style-name="ce1">
            <text:p>0.000882804</text:p>
          </table:table-cell>
          <table:table-cell office:value-type="float" office:value="349.20145000000002" table:style-name="ce1">
            <text:p>349.20145</text:p>
          </table:table-cell>
          <table:table-cell office:value-type="float" office:value="3.4336018E-4" table:style-name="ce1">
            <text:p>0.00034336</text:p>
          </table:table-cell>
          <table:table-cell office:value-type="float" office:value="349.23604999999998" table:style-name="ce1">
            <text:p>349.23605</text:p>
          </table:table-cell>
          <table:table-cell office:value-type="float" office:value="8.7768679999999997E-4" table:style-name="ce1">
            <text:p>0.000877687</text:p>
          </table:table-cell>
          <table:table-cell office:value-type="float" office:value="349.20062000000001" table:style-name="ce1">
            <text:p>349.20062</text:p>
          </table:table-cell>
          <table:table-cell office:value-type="float" office:value="5.01094E-4" table:style-name="ce1">
            <text:p>0.000501094</text:p>
          </table:table-cell>
          <table:table-cell office:value-type="float" office:value="349.20245" table:style-name="ce1">
            <text:p>349.20245</text:p>
          </table:table-cell>
          <table:table-cell office:value-type="float" office:value="7.8056287000000005E-4" table:style-name="ce1">
            <text:p>0.000780563</text:p>
          </table:table-cell>
          <table:table-cell office:value-type="float" office:value="349.20067999999998" table:style-name="ce1">
            <text:p>349.20068</text:p>
          </table:table-cell>
          <table:table-cell office:value-type="float" office:value="1.3613011000000001E-4" table:style-name="ce1">
            <text:p>0.00013613</text:p>
          </table:table-cell>
          <table:table-cell office:value-type="float" office:value="349.20078000000001" table:style-name="ce1">
            <text:p>349.20078</text:p>
          </table:table-cell>
          <table:table-cell office:value-type="float" office:value="6.6412863000000003E-4" table:style-name="ce1">
            <text:p>0.000664129</text:p>
          </table:table-cell>
          <table:table-cell office:value-type="float" office:value="349.23584" table:style-name="ce1">
            <text:p>349.23584</text:p>
          </table:table-cell>
          <table:table-cell office:value-type="float" office:value="4.6035432000000003E-4" table:style-name="ce1">
            <text:p>0.000460354</text:p>
          </table:table-cell>
          <table:table-cell office:value-type="float" office:value="349.20157" table:style-name="ce1">
            <text:p>349.20157</text:p>
          </table:table-cell>
          <table:table-cell office:value-type="float" office:value="8.2435924999999996E-4" table:style-name="ce1">
            <text:p>0.000824359</text:p>
          </table:table-cell>
          <table:table-cell office:value-type="float" office:value="349.20175" table:style-name="ce1">
            <text:p>349.20175</text:p>
          </table:table-cell>
          <table:table-cell office:value-type="float" office:value="7.3719270000000003E-4" table:style-name="ce1">
            <text:p>0.000737193</text:p>
          </table:table-cell>
          <table:table-cell office:value-type="float" office:value="349.20206000000002" table:style-name="ce1">
            <text:p>349.20206</text:p>
          </table:table-cell>
          <table:table-cell office:value-type="float" office:value="9.8278049999999989E-4" table:style-name="ce1">
            <text:p>0.000982781</text:p>
          </table:table-cell>
          <table:table-cell office:value-type="float" office:value="349.21802000000002" table:style-name="ce1">
            <text:p>349.21802</text:p>
          </table:table-cell>
          <table:table-cell office:value-type="float" office:value="9.0836716E-4" table:style-name="ce1">
            <text:p>0.000908367</text:p>
          </table:table-cell>
          <table:table-cell office:value-type="float" office:value="349.20557000000002" table:style-name="ce1">
            <text:p>349.20557</text:p>
          </table:table-cell>
          <table:table-cell office:value-type="float" office:value="3.7161900000000001E-4" table:style-name="ce1">
            <text:p>0.000371619</text:p>
          </table:table-cell>
          <table:table-cell office:value-type="float" office:value="349.20134999999999" table:style-name="ce1">
            <text:p>349.20135</text:p>
          </table:table-cell>
          <table:table-cell office:value-type="float" office:value="5.8448634999999996E-4" table:style-name="ce1">
            <text:p>0.000584486</text:p>
          </table:table-cell>
          <table:table-cell office:value-type="float" office:value="349.20114000000001" table:style-name="ce1">
            <text:p>349.20114</text:p>
          </table:table-cell>
          <table:table-cell office:value-type="float" office:value="5.328199E-4" table:style-name="ce1">
            <text:p>0.00053282</text:p>
          </table:table-cell>
          <table:table-cell office:value-type="float" office:value="349.20218" table:style-name="ce1">
            <text:p>349.20218</text:p>
          </table:table-cell>
          <table:table-cell office:value-type="float" office:value="9.6093839999999997E-4" table:style-name="ce1">
            <text:p>0.000960938</text:p>
          </table:table-cell>
          <table:table-cell office:value-type="float" office:value="349.20193" table:style-name="ce1">
            <text:p>349.20193</text:p>
          </table:table-cell>
          <table:table-cell office:value-type="float" office:value="1.6041260000000001E-4" table:style-name="ce1">
            <text:p>0.000160413</text:p>
          </table:table-cell>
          <table:table-cell office:value-type="float" office:value="349.20067999999998" table:style-name="ce1">
            <text:p>349.20068</text:p>
          </table:table-cell>
          <table:table-cell office:value-type="float" office:value="9.6188670000000003E-4" table:style-name="ce1">
            <text:p>0.000961887</text:p>
          </table:table-cell>
          <table:table-cell office:value-type="float" office:value="349.22570000000002" table:style-name="ce1">
            <text:p>349.2257</text:p>
          </table:table-cell>
          <table:table-cell office:value-type="float" office:value="4.6180636999999997E-4" table:style-name="ce1">
            <text:p>0.000461806</text:p>
          </table:table-cell>
          <table:table-cell office:value-type="float" office:value="349.20193" table:style-name="ce1">
            <text:p>349.20193</text:p>
          </table:table-cell>
          <table:table-cell office:value-type="float" office:value="7.1202405000000003E-4" table:style-name="ce1">
            <text:p>0.000712024</text:p>
          </table:table-cell>
          <table:table-cell office:value-type="float" office:value="349.21677" table:style-name="ce1">
            <text:p>349.21677</text:p>
          </table:table-cell>
          <table:table-cell office:value-type="float" office:value="4.9502759999999998E-4" table:style-name="ce1">
            <text:p>0.000495028</text:p>
          </table:table-cell>
          <table:table-cell office:value-type="float" office:value="349.20080000000002" table:style-name="ce1">
            <text:p>349.2008</text:p>
          </table:table-cell>
          <table:table-cell office:value-type="float" office:value="9.4099354000000001E-4" table:style-name="ce1">
            <text:p>0.000940994</text:p>
          </table:table-cell>
          <table:table-cell office:value-type="float" office:value="349.20065" table:style-name="ce1">
            <text:p>349.20065</text:p>
          </table:table-cell>
          <table:table-cell office:value-type="float" office:value="4.9953629999999996E-4" table:style-name="ce1">
            <text:p>0.000499536</text:p>
          </table:table-cell>
          <table:table-cell office:value-type="float" office:value="349.21683000000002" table:style-name="ce1">
            <text:p>349.21683</text:p>
          </table:table-cell>
          <table:table-cell office:value-type="float" office:value="6.6396320000000001E-4" table:style-name="ce1">
            <text:p>0.000663963</text:p>
          </table:table-cell>
          <table:table-cell office:value-type="float" office:value="349.20096000000001" table:style-name="ce1">
            <text:p>349.20096</text:p>
          </table:table-cell>
          <table:table-cell office:value-type="float" office:value="5.3415633999999998E-4" table:style-name="ce1">
            <text:p>0.000534156</text:p>
          </table:table-cell>
          <table:table-cell office:value-type="float" office:value="349.24792000000002" table:style-name="ce1">
            <text:p>349.24792</text:p>
          </table:table-cell>
          <table:table-cell table:number-columns-repeated="16314"/>
        </table:table-row>
        <table:table-row table:style-name="ro1">
          <table:table-cell office:value-type="float" office:value="5.3333335000000002" table:style-name="ce1">
            <text:p>5.3333335</text:p>
          </table:table-cell>
          <table:table-cell office:value-type="float" office:value="176.40145999999999" table:style-name="ce1">
            <text:p>176.40146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3828000000001" table:style-name="ce1">
            <text:p>165.63828</text:p>
          </table:table-cell>
          <table:table-cell office:value-type="float" office:value="6.0002693999999996" table:style-name="ce1">
            <text:p>6.0002694</text:p>
          </table:table-cell>
          <table:table-cell office:value-type="float" office:value="154.80100999999999" table:style-name="ce1">
            <text:p>154.80101</text:p>
          </table:table-cell>
          <table:table-cell office:value-type="float" office:value="5.0006857" table:style-name="ce1">
            <text:p>5.0006857</text:p>
          </table:table-cell>
          <table:table-cell office:value-type="float" office:value="187.20065" table:style-name="ce1">
            <text:p>187.20065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40084999999999" table:style-name="ce1">
            <text:p>176.40085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3815" table:style-name="ce1">
            <text:p>165.63815</text:p>
          </table:table-cell>
          <table:table-cell office:value-type="float" office:value="6" table:style-name="ce1">
            <text:p>6</text:p>
          </table:table-cell>
          <table:table-cell office:value-type="float" office:value="154.80122" table:style-name="ce1">
            <text:p>154.80122</text:p>
          </table:table-cell>
          <table:table-cell office:value-type="float" office:value="5.4161653999999997" table:style-name="ce1">
            <text:p>5.4161654</text:p>
          </table:table-cell>
          <table:table-cell office:value-type="float" office:value="187.20068000000001" table:style-name="ce1">
            <text:p>187.20068</text:p>
          </table:table-cell>
          <table:table-cell office:value-type="float" office:value="7.8563732999999996" table:style-name="ce1">
            <text:p>7.8563733</text:p>
          </table:table-cell>
          <table:table-cell office:value-type="float" office:value="176.4014" table:style-name="ce1">
            <text:p>176.4014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0106999999999" table:style-name="ce1">
            <text:p>165.60107</text:p>
          </table:table-cell>
          <table:table-cell office:value-type="float" office:value="6" table:style-name="ce1">
            <text:p>6</text:p>
          </table:table-cell>
          <table:table-cell office:value-type="float" office:value="154.80144000000001" table:style-name="ce1">
            <text:p>154.80144</text:p>
          </table:table-cell>
          <table:table-cell office:value-type="float" office:value="5" table:style-name="ce1">
            <text:p>5</text:p>
          </table:table-cell>
          <table:table-cell office:value-type="float" office:value="187.23605000000001" table:style-name="ce1">
            <text:p>187.23605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4006" table:style-name="ce1">
            <text:p>176.4006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0245" table:style-name="ce1">
            <text:p>165.60245</text:p>
          </table:table-cell>
          <table:table-cell office:value-type="float" office:value="6" table:style-name="ce1">
            <text:p>6</text:p>
          </table:table-cell>
          <table:table-cell office:value-type="float" office:value="154.80067" table:style-name="ce1">
            <text:p>154.80067</text:p>
          </table:table-cell>
          <table:table-cell office:value-type="float" office:value="5.1793423000000001" table:style-name="ce1">
            <text:p>5.1793423</text:p>
          </table:table-cell>
          <table:table-cell office:value-type="float" office:value="187.20078000000001" table:style-name="ce1">
            <text:p>187.20078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43582000000001" table:style-name="ce1">
            <text:p>176.43582</text:p>
          </table:table-cell>
          <table:table-cell office:value-type="float" office:value="5.8853707000000002" table:style-name="ce1">
            <text:p>5.8853707</text:p>
          </table:table-cell>
          <table:table-cell office:value-type="float" office:value="165.60156000000001" table:style-name="ce1">
            <text:p>165.60156</text:p>
          </table:table-cell>
          <table:table-cell office:value-type="float" office:value="6" table:style-name="ce1">
            <text:p>6</text:p>
          </table:table-cell>
          <table:table-cell office:value-type="float" office:value="154.80174" table:style-name="ce1">
            <text:p>154.80174</text:p>
          </table:table-cell>
          <table:table-cell office:value-type="float" office:value="5" table:style-name="ce1">
            <text:p>5</text:p>
          </table:table-cell>
          <table:table-cell office:value-type="float" office:value="187.20205999999999" table:style-name="ce1">
            <text:p>187.20206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41800000000001" table:style-name="ce1">
            <text:p>176.418</text:p>
          </table:table-cell>
          <table:table-cell office:value-type="float" office:value="5.6670856000000001" table:style-name="ce1">
            <text:p>5.6670856</text:p>
          </table:table-cell>
          <table:table-cell office:value-type="float" office:value="165.60556" table:style-name="ce1">
            <text:p>165.60556</text:p>
          </table:table-cell>
          <table:table-cell office:value-type="float" office:value="6" table:style-name="ce1">
            <text:p>6</text:p>
          </table:table-cell>
          <table:table-cell office:value-type="float" office:value="154.80135000000001" table:style-name="ce1">
            <text:p>154.80135</text:p>
          </table:table-cell>
          <table:table-cell office:value-type="float" office:value="5" table:style-name="ce1">
            <text:p>5</text:p>
          </table:table-cell>
          <table:table-cell office:value-type="float" office:value="187.20114000000001" table:style-name="ce1">
            <text:p>187.20114</text:p>
          </table:table-cell>
          <table:table-cell office:value-type="float" office:value="7.4435506" table:style-name="ce1">
            <text:p>7.4435506</text:p>
          </table:table-cell>
          <table:table-cell office:value-type="float" office:value="176.40216000000001" table:style-name="ce1">
            <text:p>176.40216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0193000000001" table:style-name="ce1">
            <text:p>165.60193</text:p>
          </table:table-cell>
          <table:table-cell office:value-type="float" office:value="6.0149527000000003" table:style-name="ce1">
            <text:p>6.0149527</text:p>
          </table:table-cell>
          <table:table-cell office:value-type="float" office:value="154.80067" table:style-name="ce1">
            <text:p>154.80067</text:p>
          </table:table-cell>
          <table:table-cell office:value-type="float" office:value="18.225742" table:style-name="ce1">
            <text:p>18.225742</text:p>
          </table:table-cell>
          <table:table-cell office:value-type="float" office:value="187.22570999999999" table:style-name="ce1">
            <text:p>187.22571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40191999999999" table:style-name="ce1">
            <text:p>176.40192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1676" table:style-name="ce1">
            <text:p>165.61676</text:p>
          </table:table-cell>
          <table:table-cell office:value-type="float" office:value="12.240416" table:style-name="ce1">
            <text:p>12.240416</text:p>
          </table:table-cell>
          <table:table-cell office:value-type="float" office:value="154.80080000000001" table:style-name="ce1">
            <text:p>154.8008</text:p>
          </table:table-cell>
          <table:table-cell office:value-type="float" office:value="5.0008245000000002" table:style-name="ce1">
            <text:p>5.0008245</text:p>
          </table:table-cell>
          <table:table-cell office:value-type="float" office:value="187.20065" table:style-name="ce1">
            <text:p>187.20065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41681" table:style-name="ce1">
            <text:p>176.41681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0095000000001" table:style-name="ce1">
            <text:p>165.60095</text:p>
          </table:table-cell>
          <table:table-cell office:value-type="float" office:value="6" table:style-name="ce1">
            <text:p>6</text:p>
          </table:table-cell>
          <table:table-cell office:value-type="float" office:value="154.84791999999999" table:style-name="ce1">
            <text:p>154.84792</text:p>
          </table:table-cell>
          <table:table-cell table:number-columns-repeated="16314"/>
        </table:table-row>
        <table:table-row table:style-name="ro1">
          <table:table-cell office:value-type="float" office:value="5.3343334000000002" table:style-name="ce1">
            <text:p>5.3343334</text:p>
          </table:table-cell>
          <table:table-cell office:value-type="float" office:value="176.40145999999999" table:style-name="ce1">
            <text:p>176.40146</text:p>
          </table:table-cell>
          <table:table-cell office:value-type="float" office:value="5.6676663999999999" table:style-name="ce1">
            <text:p>5.6676664</text:p>
          </table:table-cell>
          <table:table-cell office:value-type="float" office:value="165.63828000000001" table:style-name="ce1">
            <text:p>165.63828</text:p>
          </table:table-cell>
          <table:table-cell office:value-type="float" office:value="6.0005864999999998" table:style-name="ce1">
            <text:p>6.0005865</text:p>
          </table:table-cell>
          <table:table-cell office:value-type="float" office:value="154.80100999999999" table:style-name="ce1">
            <text:p>154.80101</text:p>
          </table:table-cell>
          <table:table-cell office:value-type="float" office:value="5.0008081999999998" table:style-name="ce1">
            <text:p>5.0008082</text:p>
          </table:table-cell>
          <table:table-cell office:value-type="float" office:value="187.20065" table:style-name="ce1">
            <text:p>187.20065</text:p>
          </table:table-cell>
          <table:table-cell office:value-type="float" office:value="5.3343334000000002" table:style-name="ce1">
            <text:p>5.3343334</text:p>
          </table:table-cell>
          <table:table-cell office:value-type="float" office:value="176.40084999999999" table:style-name="ce1">
            <text:p>176.40085</text:p>
          </table:table-cell>
          <table:table-cell office:value-type="float" office:value="5.6676663999999999" table:style-name="ce1">
            <text:p>5.6676664</text:p>
          </table:table-cell>
          <table:table-cell office:value-type="float" office:value="165.63815" table:style-name="ce1">
            <text:p>165.63815</text:p>
          </table:table-cell>
          <table:table-cell office:value-type="float" office:value="6.0010000000000003" table:style-name="ce1">
            <text:p>6.001</text:p>
          </table:table-cell>
          <table:table-cell office:value-type="float" office:value="154.80122" table:style-name="ce1">
            <text:p>154.80122</text:p>
          </table:table-cell>
          <table:table-cell office:value-type="float" office:value="7.6917423999999999" table:style-name="ce1">
            <text:p>7.6917424</text:p>
          </table:table-cell>
          <table:table-cell office:value-type="float" office:value="249.11273" table:style-name="ce1">
            <text:p>249.11273</text:p>
          </table:table-cell>
          <table:table-cell office:value-type="float" office:value="9.9961160000000007" table:style-name="ce1">
            <text:p>9.996116</text:p>
          </table:table-cell>
          <table:table-cell office:value-type="float" office:value="238.38686999999999" table:style-name="ce1">
            <text:p>238.38687</text:p>
          </table:table-cell>
          <table:table-cell office:value-type="float" office:value="10.875" table:style-name="ce1">
            <text:p>10.875</text:p>
          </table:table-cell>
          <table:table-cell office:value-type="float" office:value="165.60106999999999" table:style-name="ce1">
            <text:p>165.60107</text:p>
          </table:table-cell>
          <table:table-cell office:value-type="float" office:value="11.208333" table:style-name="ce1">
            <text:p>11.208333</text:p>
          </table:table-cell>
          <table:table-cell office:value-type="float" office:value="154.80144000000001" table:style-name="ce1">
            <text:p>154.80144</text:p>
          </table:table-cell>
          <table:table-cell office:value-type="float" office:value="5.0010000000000003" table:style-name="ce1">
            <text:p>5.001</text:p>
          </table:table-cell>
          <table:table-cell office:value-type="float" office:value="187.23605000000001" table:style-name="ce1">
            <text:p>187.23605</text:p>
          </table:table-cell>
          <table:table-cell office:value-type="float" office:value="5.3343334000000002" table:style-name="ce1">
            <text:p>5.3343334</text:p>
          </table:table-cell>
          <table:table-cell office:value-type="float" office:value="176.4006" table:style-name="ce1">
            <text:p>176.4006</text:p>
          </table:table-cell>
          <table:table-cell office:value-type="float" office:value="5.6676663999999999" table:style-name="ce1">
            <text:p>5.6676664</text:p>
          </table:table-cell>
          <table:table-cell office:value-type="float" office:value="165.60245" table:style-name="ce1">
            <text:p>165.60245</text:p>
          </table:table-cell>
          <table:table-cell office:value-type="float" office:value="6.0010000000000003" table:style-name="ce1">
            <text:p>6.001</text:p>
          </table:table-cell>
          <table:table-cell office:value-type="float" office:value="154.80067" table:style-name="ce1">
            <text:p>154.80067</text:p>
          </table:table-cell>
          <table:table-cell office:value-type="float" office:value="5.3670359999999997" table:style-name="ce1">
            <text:p>5.367036</text:p>
          </table:table-cell>
          <table:table-cell office:value-type="float" office:value="187.20078000000001" table:style-name="ce1">
            <text:p>187.20078</text:p>
          </table:table-cell>
          <table:table-cell office:value-type="float" office:value="5.7083335000000002" table:style-name="ce1">
            <text:p>5.7083335</text:p>
          </table:table-cell>
          <table:table-cell office:value-type="float" office:value="176.43582000000001" table:style-name="ce1">
            <text:p>176.43582</text:p>
          </table:table-cell>
          <table:table-cell office:value-type="float" office:value="6.0313724999999998" table:style-name="ce1">
            <text:p>6.0313725</text:p>
          </table:table-cell>
          <table:table-cell office:value-type="float" office:value="165.60156000000001" table:style-name="ce1">
            <text:p>165.60156</text:p>
          </table:table-cell>
          <table:table-cell office:value-type="float" office:value="6.375" table:style-name="ce1">
            <text:p>6.375</text:p>
          </table:table-cell>
          <table:table-cell office:value-type="float" office:value="168.54680999999999" table:style-name="ce1">
            <text:p>168.54681</text:p>
          </table:table-cell>
          <table:table-cell office:value-type="float" office:value="5.0010000000000003" table:style-name="ce1">
            <text:p>5.001</text:p>
          </table:table-cell>
          <table:table-cell office:value-type="float" office:value="187.20205999999999" table:style-name="ce1">
            <text:p>187.20206</text:p>
          </table:table-cell>
          <table:table-cell office:value-type="float" office:value="5.3343334000000002" table:style-name="ce1">
            <text:p>5.3343334</text:p>
          </table:table-cell>
          <table:table-cell office:value-type="float" office:value="176.41800000000001" table:style-name="ce1">
            <text:p>176.418</text:p>
          </table:table-cell>
          <table:table-cell office:value-type="float" office:value="5.6676473999999999" table:style-name="ce1">
            <text:p>5.6676474</text:p>
          </table:table-cell>
          <table:table-cell office:value-type="float" office:value="165.60556" table:style-name="ce1">
            <text:p>165.60556</text:p>
          </table:table-cell>
          <table:table-cell office:value-type="float" office:value="6.0010000000000003" table:style-name="ce1">
            <text:p>6.001</text:p>
          </table:table-cell>
          <table:table-cell office:value-type="float" office:value="154.80135000000001" table:style-name="ce1">
            <text:p>154.80135</text:p>
          </table:table-cell>
          <table:table-cell office:value-type="float" office:value="9.25" table:style-name="ce1">
            <text:p>9.25</text:p>
          </table:table-cell>
          <table:table-cell office:value-type="float" office:value="187.20114000000001" table:style-name="ce1">
            <text:p>187.20114</text:p>
          </table:table-cell>
          <table:table-cell office:value-type="float" office:value="8.3098749999999999" table:style-name="ce1">
            <text:p>8.309875</text:p>
          </table:table-cell>
          <table:table-cell office:value-type="float" office:value="176.40216000000001" table:style-name="ce1">
            <text:p>176.40216</text:p>
          </table:table-cell>
          <table:table-cell office:value-type="float" office:value="9.9166670000000003" table:style-name="ce1">
            <text:p>9.916667</text:p>
          </table:table-cell>
          <table:table-cell office:value-type="float" office:value="165.60193000000001" table:style-name="ce1">
            <text:p>165.60193</text:p>
          </table:table-cell>
          <table:table-cell office:value-type="float" office:value="7.0587780000000002" table:style-name="ce1">
            <text:p>7.058778</text:p>
          </table:table-cell>
          <table:table-cell office:value-type="float" office:value="154.80067" table:style-name="ce1">
            <text:p>154.80067</text:p>
          </table:table-cell>
          <table:table-cell office:value-type="float" office:value="21.251373000000001" table:style-name="ce1">
            <text:p>21.251373</text:p>
          </table:table-cell>
          <table:table-cell office:value-type="float" office:value="187.22570999999999" table:style-name="ce1">
            <text:p>187.22571</text:p>
          </table:table-cell>
          <table:table-cell office:value-type="float" office:value="22.324999999999999" table:style-name="ce1">
            <text:p>22.325</text:p>
          </table:table-cell>
          <table:table-cell office:value-type="float" office:value="176.40191999999999" table:style-name="ce1">
            <text:p>176.40192</text:p>
          </table:table-cell>
          <table:table-cell office:value-type="float" office:value="22.658332999999999" table:style-name="ce1">
            <text:p>22.658333</text:p>
          </table:table-cell>
          <table:table-cell office:value-type="float" office:value="165.61676" table:style-name="ce1">
            <text:p>165.61676</text:p>
          </table:table-cell>
          <table:table-cell office:value-type="float" office:value="16.271619999999999" table:style-name="ce1">
            <text:p>16.27162</text:p>
          </table:table-cell>
          <table:table-cell office:value-type="float" office:value="154.80080000000001" table:style-name="ce1">
            <text:p>154.8008</text:p>
          </table:table-cell>
          <table:table-cell office:value-type="float" office:value="5.0009303000000003" table:style-name="ce1">
            <text:p>5.0009303</text:p>
          </table:table-cell>
          <table:table-cell office:value-type="float" office:value="187.20065" table:style-name="ce1">
            <text:p>187.20065</text:p>
          </table:table-cell>
          <table:table-cell office:value-type="float" office:value="5.3343334000000002" table:style-name="ce1">
            <text:p>5.3343334</text:p>
          </table:table-cell>
          <table:table-cell office:value-type="float" office:value="176.41681" table:style-name="ce1">
            <text:p>176.41681</text:p>
          </table:table-cell>
          <table:table-cell office:value-type="float" office:value="5.6676663999999999" table:style-name="ce1">
            <text:p>5.6676664</text:p>
          </table:table-cell>
          <table:table-cell office:value-type="float" office:value="165.60095000000001" table:style-name="ce1">
            <text:p>165.60095</text:p>
          </table:table-cell>
          <table:table-cell office:value-type="float" office:value="6.0010000000000003" table:style-name="ce1">
            <text:p>6.001</text:p>
          </table:table-cell>
          <table:table-cell office:value-type="float" office:value="154.84791999999999" table:style-name="ce1">
            <text:p>154.84792</text:p>
          </table:table-cell>
          <table:table-cell table:number-columns-repeated="16314"/>
        </table:table-row>
        <table:table-row table:style-name="ro1">
          <table:table-cell office:value-type="float" office:value="6.016667" table:style-name="ce1">
            <text:p>6.016667</text:p>
          </table:table-cell>
          <table:table-cell office:value-type="float" office:value="154.26146" table:style-name="ce1">
            <text:p>154.26146</text:p>
          </table:table-cell>
          <table:table-cell office:value-type="float" office:value="6.4041680000000003" table:style-name="ce1">
            <text:p>6.404168</text:p>
          </table:table-cell>
          <table:table-cell office:value-type="float" office:value="143.49827999999999" table:style-name="ce1">
            <text:p>143.49828</text:p>
          </table:table-cell>
          <table:table-cell office:value-type="float" office:value="6.6833334000000004" table:style-name="ce1">
            <text:p>6.6833334</text:p>
          </table:table-cell>
          <table:table-cell office:value-type="float" office:value="132.66101" table:style-name="ce1">
            <text:p>132.66101</text:p>
          </table:table-cell>
          <table:table-cell office:value-type="float" office:value="5.3166665999999996" table:style-name="ce1">
            <text:p>5.3166666</text:p>
          </table:table-cell>
          <table:table-cell office:value-type="float" office:value="176.94066000000001" table:style-name="ce1">
            <text:p>176.94066</text:p>
          </table:table-cell>
          <table:table-cell office:value-type="float" office:value="5.65" table:style-name="ce1">
            <text:p>5.65</text:p>
          </table:table-cell>
          <table:table-cell office:value-type="float" office:value="166.14085" table:style-name="ce1">
            <text:p>166.14085</text:p>
          </table:table-cell>
          <table:table-cell office:value-type="float" office:value="5.983333" table:style-name="ce1">
            <text:p>5.983333</text:p>
          </table:table-cell>
          <table:table-cell office:value-type="float" office:value="155.37816000000001" table:style-name="ce1">
            <text:p>155.37816</text:p>
          </table:table-cell>
          <table:table-cell office:value-type="float" office:value="6.3166665999999996" table:style-name="ce1">
            <text:p>6.3166666</text:p>
          </table:table-cell>
          <table:table-cell office:value-type="float" office:value="144.54123000000001" table:style-name="ce1">
            <text:p>144.54123</text:p>
          </table:table-cell>
          <table:table-cell office:value-type="float" office:value="12.307180000000001" table:style-name="ce1">
            <text:p>12.30718</text:p>
          </table:table-cell>
          <table:table-cell office:value-type="float" office:value="233.72272000000001" table:style-name="ce1">
            <text:p>233.72272</text:p>
          </table:table-cell>
          <table:table-cell office:value-type="float" office:value="11.016666000000001" table:style-name="ce1">
            <text:p>11.016666</text:p>
          </table:table-cell>
          <table:table-cell office:value-type="float" office:value="222.99689000000001" table:style-name="ce1">
            <text:p>222.99689</text:p>
          </table:table-cell>
          <table:table-cell office:value-type="float" office:value="11.35" table:style-name="ce1">
            <text:p>11.35</text:p>
          </table:table-cell>
          <table:table-cell office:value-type="float" office:value="150.21106" table:style-name="ce1">
            <text:p>150.21106</text:p>
          </table:table-cell>
          <table:table-cell office:value-type="float" office:value="11.94331" table:style-name="ce1">
            <text:p>11.94331</text:p>
          </table:table-cell>
          <table:table-cell office:value-type="float" office:value="139.41141999999999" table:style-name="ce1">
            <text:p>139.41142</text:p>
          </table:table-cell>
          <table:table-cell office:value-type="float" office:value="6.6583332999999998" table:style-name="ce1">
            <text:p>6.6583333</text:p>
          </table:table-cell>
          <table:table-cell office:value-type="float" office:value="133.50604000000001" table:style-name="ce1">
            <text:p>133.50604</text:p>
          </table:table-cell>
          <table:table-cell office:value-type="float" office:value="6.9916669999999996" table:style-name="ce1">
            <text:p>6.991667</text:p>
          </table:table-cell>
          <table:table-cell office:value-type="float" office:value="122.67059999999999" table:style-name="ce1">
            <text:p>122.6706</text:p>
          </table:table-cell>
          <table:table-cell office:value-type="float" office:value="7.3597064000000003" table:style-name="ce1">
            <text:p>7.3597064</text:p>
          </table:table-cell>
          <table:table-cell office:value-type="float" office:value="111.872444" table:style-name="ce1">
            <text:p>111.872444</text:p>
          </table:table-cell>
          <table:table-cell office:value-type="float" office:value="7.8542639999999997" table:style-name="ce1">
            <text:p>7.854264</text:p>
          </table:table-cell>
          <table:table-cell office:value-type="float" office:value="101.07067000000001" table:style-name="ce1">
            <text:p>101.07067</text:p>
          </table:table-cell>
          <table:table-cell office:value-type="float" office:value="6.2249317" table:style-name="ce1">
            <text:p>6.2249317</text:p>
          </table:table-cell>
          <table:table-cell office:value-type="float" office:value="173.16077000000001" table:style-name="ce1">
            <text:p>173.16077</text:p>
          </table:table-cell>
          <table:table-cell office:value-type="float" office:value="6.141667" table:style-name="ce1">
            <text:p>6.141667</text:p>
          </table:table-cell>
          <table:table-cell office:value-type="float" office:value="162.39581000000001" table:style-name="ce1">
            <text:p>162.39581</text:p>
          </table:table-cell>
          <table:table-cell office:value-type="float" office:value="6.8694797000000003" table:style-name="ce1">
            <text:p>6.8694797</text:p>
          </table:table-cell>
          <table:table-cell office:value-type="float" office:value="151.56155000000001" table:style-name="ce1">
            <text:p>151.56155</text:p>
          </table:table-cell>
          <table:table-cell office:value-type="float" office:value="6.8083334000000004" table:style-name="ce1">
            <text:p>6.8083334</text:p>
          </table:table-cell>
          <table:table-cell office:value-type="float" office:value="154.5068" table:style-name="ce1">
            <text:p>154.5068</text:p>
          </table:table-cell>
          <table:table-cell office:value-type="float" office:value="5.2249999999999996" table:style-name="ce1">
            <text:p>5.225</text:p>
          </table:table-cell>
          <table:table-cell office:value-type="float" office:value="179.91206" table:style-name="ce1">
            <text:p>179.91206</text:p>
          </table:table-cell>
          <table:table-cell office:value-type="float" office:value="5.9303856000000001" table:style-name="ce1">
            <text:p>5.9303856</text:p>
          </table:table-cell>
          <table:table-cell office:value-type="float" office:value="169.12799999999999" table:style-name="ce1">
            <text:p>169.128</text:p>
          </table:table-cell>
          <table:table-cell office:value-type="float" office:value="5.9858513000000002" table:style-name="ce1">
            <text:p>5.9858513</text:p>
          </table:table-cell>
          <table:table-cell office:value-type="float" office:value="158.31555" table:style-name="ce1">
            <text:p>158.31555</text:p>
          </table:table-cell>
          <table:table-cell office:value-type="float" office:value="6.2249999999999996" table:style-name="ce1">
            <text:p>6.225</text:p>
          </table:table-cell>
          <table:table-cell office:value-type="float" office:value="147.51134999999999" table:style-name="ce1">
            <text:p>147.51135</text:p>
          </table:table-cell>
          <table:table-cell office:value-type="float" office:value="9.7333339999999993" table:style-name="ce1">
            <text:p>9.733334</text:p>
          </table:table-cell>
          <table:table-cell office:value-type="float" office:value="171.54114000000001" table:style-name="ce1">
            <text:p>171.54114</text:p>
          </table:table-cell>
          <table:table-cell office:value-type="float" office:value="10.669758" table:style-name="ce1">
            <text:p>10.669758</text:p>
          </table:table-cell>
          <table:table-cell office:value-type="float" office:value="160.74216000000001" table:style-name="ce1">
            <text:p>160.74216</text:p>
          </table:table-cell>
          <table:table-cell office:value-type="float" office:value="10.4" table:style-name="ce1">
            <text:p>10.4</text:p>
          </table:table-cell>
          <table:table-cell office:value-type="float" office:value="149.94195999999999" table:style-name="ce1">
            <text:p>149.94196</text:p>
          </table:table-cell>
          <table:table-cell office:value-type="float" office:value="10.733333999999999" table:style-name="ce1">
            <text:p>10.733334</text:p>
          </table:table-cell>
          <table:table-cell office:value-type="float" office:value="139.14067" table:style-name="ce1">
            <text:p>139.14067</text:p>
          </table:table-cell>
          <table:table-cell office:value-type="float" office:value="23" table:style-name="ce1">
            <text:p>23</text:p>
          </table:table-cell>
          <table:table-cell office:value-type="float" office:value="154.55571" table:style-name="ce1">
            <text:p>154.55571</text:p>
          </table:table-cell>
          <table:table-cell office:value-type="float" office:value="23" table:style-name="ce1">
            <text:p>23</text:p>
          </table:table-cell>
          <table:table-cell office:value-type="float" office:value="154.53193999999999" table:style-name="ce1">
            <text:p>154.53194</text:p>
          </table:table-cell>
          <table:table-cell office:value-type="float" office:value="23.000859999999999" table:style-name="ce1">
            <text:p>23.00086</text:p>
          </table:table-cell>
          <table:table-cell office:value-type="float" office:value="154.54674" table:style-name="ce1">
            <text:p>154.54674</text:p>
          </table:table-cell>
          <table:table-cell office:value-type="float" office:value="23.000229999999998" table:style-name="ce1">
            <text:p>23.00023</text:p>
          </table:table-cell>
          <table:table-cell office:value-type="float" office:value="154.5308" table:style-name="ce1">
            <text:p>154.5308</text:p>
          </table:table-cell>
          <table:table-cell office:value-type="float" office:value="6.55" table:style-name="ce1">
            <text:p>6.55</text:p>
          </table:table-cell>
          <table:table-cell office:value-type="float" office:value="136.98065" table:style-name="ce1">
            <text:p>136.98065</text:p>
          </table:table-cell>
          <table:table-cell office:value-type="float" office:value="6.9253507000000001" table:style-name="ce1">
            <text:p>6.9253507</text:p>
          </table:table-cell>
          <table:table-cell office:value-type="float" office:value="126.196815" table:style-name="ce1">
            <text:p>126.196815</text:p>
          </table:table-cell>
          <table:table-cell office:value-type="float" office:value="7.8807239999999998" table:style-name="ce1">
            <text:p>7.880724</text:p>
          </table:table-cell>
          <table:table-cell office:value-type="float" office:value="115.38094" table:style-name="ce1">
            <text:p>115.38094</text:p>
          </table:table-cell>
          <table:table-cell office:value-type="float" office:value="7.55" table:style-name="ce1">
            <text:p>7.55</text:p>
          </table:table-cell>
          <table:table-cell office:value-type="float" office:value="104.62791" table:style-name="ce1">
            <text:p>104.62791</text:p>
          </table:table-cell>
          <table:table-cell table:number-columns-repeated="16314"/>
        </table:table-row>
        <table:table-row table:style-name="ro1">
          <table:table-cell office:value-type="float" office:value="8.0749999999999993" table:style-name="ce1">
            <text:p>8.075</text:p>
          </table:table-cell>
          <table:table-cell office:value-type="float" office:value="154.26146" table:style-name="ce1">
            <text:p>154.26146</text:p>
          </table:table-cell>
          <table:table-cell office:value-type="float" office:value="7.5315412999999998" table:style-name="ce1">
            <text:p>7.5315413</text:p>
          </table:table-cell>
          <table:table-cell office:value-type="float" office:value="184.31232" table:style-name="ce1">
            <text:p>184.31232</text:p>
          </table:table-cell>
          <table:table-cell office:value-type="float" office:value="8.7416669999999996" table:style-name="ce1">
            <text:p>8.741667</text:p>
          </table:table-cell>
          <table:table-cell office:value-type="float" office:value="132.66101" table:style-name="ce1">
            <text:p>132.66101</text:p>
          </table:table-cell>
          <table:table-cell office:value-type="float" office:value="9.7416669999999996" table:style-name="ce1">
            <text:p>9.741667</text:p>
          </table:table-cell>
          <table:table-cell office:value-type="float" office:value="284.94225999999998" table:style-name="ce1">
            <text:p>284.94226</text:p>
          </table:table-cell>
          <table:table-cell office:value-type="float" office:value="10.074999999999999" table:style-name="ce1">
            <text:p>10.075</text:p>
          </table:table-cell>
          <table:table-cell office:value-type="float" office:value="279.66885000000002" table:style-name="ce1">
            <text:p>279.66885</text:p>
          </table:table-cell>
          <table:table-cell office:value-type="float" office:value="10.408334" table:style-name="ce1">
            <text:p>10.408334</text:p>
          </table:table-cell>
          <table:table-cell office:value-type="float" office:value="274.41354000000001" table:style-name="ce1">
            <text:p>274.41354</text:p>
          </table:table-cell>
          <table:table-cell office:value-type="float" office:value="10.741667" table:style-name="ce1">
            <text:p>10.741667</text:p>
          </table:table-cell>
          <table:table-cell office:value-type="float" office:value="269.12200000000001" table:style-name="ce1">
            <text:p>269.122</text:p>
          </table:table-cell>
          <table:table-cell office:value-type="float" office:value="12.687855000000001" table:style-name="ce1">
            <text:p>12.687855</text:p>
          </table:table-cell>
          <table:table-cell office:value-type="float" office:value="233.72272000000001" table:style-name="ce1">
            <text:p>233.72272</text:p>
          </table:table-cell>
          <table:table-cell office:value-type="float" office:value="13.116667" table:style-name="ce1">
            <text:p>13.116667</text:p>
          </table:table-cell>
          <table:table-cell office:value-type="float" office:value="222.99689000000001" table:style-name="ce1">
            <text:p>222.99689</text:p>
          </table:table-cell>
          <table:table-cell office:value-type="float" office:value="13.45" table:style-name="ce1">
            <text:p>13.45</text:p>
          </table:table-cell>
          <table:table-cell office:value-type="float" office:value="150.21106" table:style-name="ce1">
            <text:p>150.21106</text:p>
          </table:table-cell>
          <table:table-cell office:value-type="float" office:value="13.722913" table:style-name="ce1">
            <text:p>13.722913</text:p>
          </table:table-cell>
          <table:table-cell office:value-type="float" office:value="201.67294000000001" table:style-name="ce1">
            <text:p>201.67294</text:p>
          </table:table-cell>
          <table:table-cell office:value-type="float" office:value="9.1166669999999996" table:style-name="ce1">
            <text:p>9.116667</text:p>
          </table:table-cell>
          <table:table-cell office:value-type="float" office:value="133.50604000000001" table:style-name="ce1">
            <text:p>133.50604</text:p>
          </table:table-cell>
          <table:table-cell office:value-type="float" office:value="9.4499999999999993" table:style-name="ce1">
            <text:p>9.45</text:p>
          </table:table-cell>
          <table:table-cell office:value-type="float" office:value="122.67059999999999" table:style-name="ce1">
            <text:p>122.6706</text:p>
          </table:table-cell>
          <table:table-cell office:value-type="float" office:value="9.2816379999999992" table:style-name="ce1">
            <text:p>9.281638</text:p>
          </table:table-cell>
          <table:table-cell office:value-type="float" office:value="185.74889999999999" table:style-name="ce1">
            <text:p>185.7489</text:p>
          </table:table-cell>
          <table:table-cell office:value-type="float" office:value="10.008882" table:style-name="ce1">
            <text:p>10.008882</text:p>
          </table:table-cell>
          <table:table-cell office:value-type="float" office:value="185.61176" table:style-name="ce1">
            <text:p>185.61176</text:p>
          </table:table-cell>
          <table:table-cell office:value-type="float" office:value="6.2962910000000001" table:style-name="ce1">
            <text:p>6.296291</text:p>
          </table:table-cell>
          <table:table-cell office:value-type="float" office:value="173.16077000000001" table:style-name="ce1">
            <text:p>173.16077</text:p>
          </table:table-cell>
          <table:table-cell office:value-type="float" office:value="6.6916665999999996" table:style-name="ce1">
            <text:p>6.6916666</text:p>
          </table:table-cell>
          <table:table-cell office:value-type="float" office:value="162.39581000000001" table:style-name="ce1">
            <text:p>162.39581</text:p>
          </table:table-cell>
          <table:table-cell office:value-type="float" office:value="7.0113260000000004" table:style-name="ce1">
            <text:p>7.011326</text:p>
          </table:table-cell>
          <table:table-cell office:value-type="float" office:value="151.56155000000001" table:style-name="ce1">
            <text:p>151.56155</text:p>
          </table:table-cell>
          <table:table-cell office:value-type="float" office:value="7.358333" table:style-name="ce1">
            <text:p>7.358333</text:p>
          </table:table-cell>
          <table:table-cell office:value-type="float" office:value="154.5068" table:style-name="ce1">
            <text:p>154.5068</text:p>
          </table:table-cell>
          <table:table-cell office:value-type="float" office:value="5.7416669999999996" table:style-name="ce1">
            <text:p>5.741667</text:p>
          </table:table-cell>
          <table:table-cell office:value-type="float" office:value="179.91206" table:style-name="ce1">
            <text:p>179.91206</text:p>
          </table:table-cell>
          <table:table-cell office:value-type="float" office:value="6.0540520000000004" table:style-name="ce1">
            <text:p>6.054052</text:p>
          </table:table-cell>
          <table:table-cell office:value-type="float" office:value="169.12799999999999" table:style-name="ce1">
            <text:p>169.128</text:p>
          </table:table-cell>
          <table:table-cell office:value-type="float" office:value="6.294359" table:style-name="ce1">
            <text:p>6.294359</text:p>
          </table:table-cell>
          <table:table-cell office:value-type="float" office:value="158.31555" table:style-name="ce1">
            <text:p>158.31555</text:p>
          </table:table-cell>
          <table:table-cell office:value-type="float" office:value="6.7416669999999996" table:style-name="ce1">
            <text:p>6.741667</text:p>
          </table:table-cell>
          <table:table-cell office:value-type="float" office:value="147.51134999999999" table:style-name="ce1">
            <text:p>147.51135</text:p>
          </table:table-cell>
          <table:table-cell office:value-type="float" office:value="11.75" table:style-name="ce1">
            <text:p>11.75</text:p>
          </table:table-cell>
          <table:table-cell office:value-type="float" office:value="171.54114000000001" table:style-name="ce1">
            <text:p>171.54114</text:p>
          </table:table-cell>
          <table:table-cell office:value-type="float" office:value="11.933723000000001" table:style-name="ce1">
            <text:p>11.933723</text:p>
          </table:table-cell>
          <table:table-cell office:value-type="float" office:value="202.82103000000001" table:style-name="ce1">
            <text:p>202.82103</text:p>
          </table:table-cell>
          <table:table-cell office:value-type="float" office:value="12.416667" table:style-name="ce1">
            <text:p>12.416667</text:p>
          </table:table-cell>
          <table:table-cell office:value-type="float" office:value="149.94195999999999" table:style-name="ce1">
            <text:p>149.94196</text:p>
          </table:table-cell>
          <table:table-cell office:value-type="float" office:value="12.75" table:style-name="ce1">
            <text:p>12.75</text:p>
          </table:table-cell>
          <table:table-cell office:value-type="float" office:value="139.14067" table:style-name="ce1">
            <text:p>139.14067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54.55571" table:style-name="ce1">
            <text:p>154.55571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54.53193999999999" table:style-name="ce1">
            <text:p>154.53194</text:p>
          </table:table-cell>
          <table:table-cell office:value-type="float" office:value="23.000969999999999" table:style-name="ce1">
            <text:p>23.00097</text:p>
          </table:table-cell>
          <table:table-cell office:value-type="float" office:value="154.54674" table:style-name="ce1">
            <text:p>154.54674</text:p>
          </table:table-cell>
          <table:table-cell office:value-type="float" office:value="23.000707999999999" table:style-name="ce1">
            <text:p>23.000708</text:p>
          </table:table-cell>
          <table:table-cell office:value-type="float" office:value="154.5308" table:style-name="ce1">
            <text:p>154.5308</text:p>
          </table:table-cell>
          <table:table-cell office:value-type="float" office:value="7.3833330000000004" table:style-name="ce1">
            <text:p>7.383333</text:p>
          </table:table-cell>
          <table:table-cell office:value-type="float" office:value="136.98065" table:style-name="ce1">
            <text:p>136.98065</text:p>
          </table:table-cell>
          <table:table-cell office:value-type="float" office:value="7.4091005000000001" table:style-name="ce1">
            <text:p>7.4091005</text:p>
          </table:table-cell>
          <table:table-cell office:value-type="float" office:value="349.45047" table:style-name="ce1">
            <text:p>349.45047</text:p>
          </table:table-cell>
          <table:table-cell office:value-type="float" office:value="8.0200150000000008" table:style-name="ce1">
            <text:p>8.020015</text:p>
          </table:table-cell>
          <table:table-cell office:value-type="float" office:value="115.38094" table:style-name="ce1">
            <text:p>115.38094</text:p>
          </table:table-cell>
          <table:table-cell office:value-type="float" office:value="8.3833330000000004" table:style-name="ce1">
            <text:p>8.383333</text:p>
          </table:table-cell>
          <table:table-cell office:value-type="float" office:value="140.41327999999999" table:style-name="ce1">
            <text:p>140.41328</text:p>
          </table:table-cell>
          <table:table-cell table:number-columns-repeated="16314"/>
        </table:table-row>
        <table:table-row table:style-name="ro1">
          <table:table-cell office:value-type="float" office:value="8.5083330000000004" table:style-name="ce1">
            <text:p>8.508333</text:p>
          </table:table-cell>
          <table:table-cell office:value-type="float" office:value="140.22145" table:style-name="ce1">
            <text:p>140.22145</text:p>
          </table:table-cell>
          <table:table-cell office:value-type="float" office:value="8.95594" table:style-name="ce1">
            <text:p>8.95594</text:p>
          </table:table-cell>
          <table:table-cell office:value-type="float" office:value="170.27234000000001" table:style-name="ce1">
            <text:p>170.27234</text:p>
          </table:table-cell>
          <table:table-cell office:value-type="float" office:value="9.2612609999999993" table:style-name="ce1">
            <text:p>9.261261</text:p>
          </table:table-cell>
          <table:table-cell office:value-type="float" office:value="118.62101" table:style-name="ce1">
            <text:p>118.62101</text:p>
          </table:table-cell>
          <table:table-cell office:value-type="float" office:value="15.643706999999999" table:style-name="ce1">
            <text:p>15.643707</text:p>
          </table:table-cell>
          <table:table-cell office:value-type="float" office:value="98.91225" table:style-name="ce1">
            <text:p>98.91225</text:p>
          </table:table-cell>
          <table:table-cell office:value-type="float" office:value="17.536546999999999" table:style-name="ce1">
            <text:p>17.536547</text:p>
          </table:table-cell>
          <table:table-cell office:value-type="float" office:value="93.638840000000002" table:style-name="ce1">
            <text:p>93.63884</text:p>
          </table:table-cell>
          <table:table-cell office:value-type="float" office:value="19.455950000000001" table:style-name="ce1">
            <text:p>19.45595</text:p>
          </table:table-cell>
          <table:table-cell office:value-type="float" office:value="88.383560000000003" table:style-name="ce1">
            <text:p>88.38356</text:p>
          </table:table-cell>
          <table:table-cell office:value-type="float" office:value="16.592226" table:style-name="ce1">
            <text:p>16.592226</text:p>
          </table:table-cell>
          <table:table-cell office:value-type="float" office:value="83.091994999999997" table:style-name="ce1">
            <text:p>83.091995</text:p>
          </table:table-cell>
          <table:table-cell office:value-type="float" office:value="13.275" table:style-name="ce1">
            <text:p>13.275</text:p>
          </table:table-cell>
          <table:table-cell office:value-type="float" office:value="217.79274000000001" table:style-name="ce1">
            <text:p>217.79274</text:p>
          </table:table-cell>
          <table:table-cell office:value-type="float" office:value="14.568101" table:style-name="ce1">
            <text:p>14.568101</text:p>
          </table:table-cell>
          <table:table-cell office:value-type="float" office:value="207.06688" table:style-name="ce1">
            <text:p>207.06688</text:p>
          </table:table-cell>
          <table:table-cell office:value-type="float" office:value="14.471245" table:style-name="ce1">
            <text:p>14.471245</text:p>
          </table:table-cell>
          <table:table-cell office:value-type="float" office:value="134.28104999999999" table:style-name="ce1">
            <text:p>134.28105</text:p>
          </table:table-cell>
          <table:table-cell office:value-type="float" office:value="14.275" table:style-name="ce1">
            <text:p>14.275</text:p>
          </table:table-cell>
          <table:table-cell office:value-type="float" office:value="185.74297000000001" table:style-name="ce1">
            <text:p>185.74297</text:p>
          </table:table-cell>
          <table:table-cell office:value-type="float" office:value="10.357809" table:style-name="ce1">
            <text:p>10.357809</text:p>
          </table:table-cell>
          <table:table-cell office:value-type="float" office:value="115.686035" table:style-name="ce1">
            <text:p>115.686035</text:p>
          </table:table-cell>
          <table:table-cell office:value-type="float" office:value="10.815334999999999" table:style-name="ce1">
            <text:p>10.815335</text:p>
          </table:table-cell>
          <table:table-cell office:value-type="float" office:value="104.85059" table:style-name="ce1">
            <text:p>104.85059</text:p>
          </table:table-cell>
          <table:table-cell office:value-type="float" office:value="10.333333" table:style-name="ce1">
            <text:p>10.333333</text:p>
          </table:table-cell>
          <table:table-cell office:value-type="float" office:value="167.92892000000001" table:style-name="ce1">
            <text:p>167.92892</text:p>
          </table:table-cell>
          <table:table-cell office:value-type="float" office:value="10.666667" table:style-name="ce1">
            <text:p>10.666667</text:p>
          </table:table-cell>
          <table:table-cell office:value-type="float" office:value="167.79175000000001" table:style-name="ce1">
            <text:p>167.79175</text:p>
          </table:table-cell>
          <table:table-cell office:value-type="float" office:value="7.2318259999999999" table:style-name="ce1">
            <text:p>7.231826</text:p>
          </table:table-cell>
          <table:table-cell office:value-type="float" office:value="159.12075999999999" table:style-name="ce1">
            <text:p>159.12076</text:p>
          </table:table-cell>
          <table:table-cell office:value-type="float" office:value="7.125" table:style-name="ce1">
            <text:p>7.125</text:p>
          </table:table-cell>
          <table:table-cell office:value-type="float" office:value="148.35579999999999" table:style-name="ce1">
            <text:p>148.3558</text:p>
          </table:table-cell>
          <table:table-cell office:value-type="float" office:value="7.9233690000000001" table:style-name="ce1">
            <text:p>7.923369</text:p>
          </table:table-cell>
          <table:table-cell office:value-type="float" office:value="137.52154999999999" table:style-name="ce1">
            <text:p>137.52155</text:p>
          </table:table-cell>
          <table:table-cell office:value-type="float" office:value="7.8841934" table:style-name="ce1">
            <text:p>7.8841934</text:p>
          </table:table-cell>
          <table:table-cell office:value-type="float" office:value="140.46680000000001" table:style-name="ce1">
            <text:p>140.4668</text:p>
          </table:table-cell>
          <table:table-cell office:value-type="float" office:value="6.233333" table:style-name="ce1">
            <text:p>6.233333</text:p>
          </table:table-cell>
          <table:table-cell office:value-type="float" office:value="163.98206999999999" table:style-name="ce1">
            <text:p>163.98207</text:p>
          </table:table-cell>
          <table:table-cell office:value-type="float" office:value="6.5666665999999996" table:style-name="ce1">
            <text:p>6.5666666</text:p>
          </table:table-cell>
          <table:table-cell office:value-type="float" office:value="153.19800000000001" table:style-name="ce1">
            <text:p>153.198</text:p>
          </table:table-cell>
          <table:table-cell office:value-type="float" office:value="6.9396414999999996" table:style-name="ce1">
            <text:p>6.9396415</text:p>
          </table:table-cell>
          <table:table-cell office:value-type="float" office:value="142.38553999999999" table:style-name="ce1">
            <text:p>142.38554</text:p>
          </table:table-cell>
          <table:table-cell office:value-type="float" office:value="7.233333" table:style-name="ce1">
            <text:p>7.233333</text:p>
          </table:table-cell>
          <table:table-cell office:value-type="float" office:value="131.58135999999999" table:style-name="ce1">
            <text:p>131.58136</text:p>
          </table:table-cell>
          <table:table-cell office:value-type="float" office:value="13.502122" table:style-name="ce1">
            <text:p>13.502122</text:p>
          </table:table-cell>
          <table:table-cell office:value-type="float" office:value="155.61113" table:style-name="ce1">
            <text:p>155.61113</text:p>
          </table:table-cell>
          <table:table-cell office:value-type="float" office:value="12.574999999999999" table:style-name="ce1">
            <text:p>12.575</text:p>
          </table:table-cell>
          <table:table-cell office:value-type="float" office:value="186.89102" table:style-name="ce1">
            <text:p>186.89102</text:p>
          </table:table-cell>
          <table:table-cell office:value-type="float" office:value="12.910299" table:style-name="ce1">
            <text:p>12.910299</text:p>
          </table:table-cell>
          <table:table-cell office:value-type="float" office:value="134.01195000000001" table:style-name="ce1">
            <text:p>134.01195</text:p>
          </table:table-cell>
          <table:table-cell office:value-type="float" office:value="15.057938999999999" table:style-name="ce1">
            <text:p>15.057939</text:p>
          </table:table-cell>
          <table:table-cell office:value-type="float" office:value="123.21066" table:style-name="ce1">
            <text:p>123.21066</text:p>
          </table:table-cell>
          <table:table-cell office:value-type="float" office:value="23.992643000000001" table:style-name="ce1">
            <text:p>23.992643</text:p>
          </table:table-cell>
          <table:table-cell office:value-type="float" office:value="122.42570499999999" table:style-name="ce1">
            <text:p>122.425705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22.40192999999999" table:style-name="ce1">
            <text:p>122.40193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22.41673" table:style-name="ce1">
            <text:p>122.41673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22.4008" table:style-name="ce1">
            <text:p>122.4008</text:p>
          </table:table-cell>
          <table:table-cell office:value-type="float" office:value="8.1938169999999992" table:style-name="ce1">
            <text:p>8.193817</text:p>
          </table:table-cell>
          <table:table-cell office:value-type="float" office:value="131.04065" table:style-name="ce1">
            <text:p>131.04065</text:p>
          </table:table-cell>
          <table:table-cell office:value-type="float" office:value="8.2729389999999992" table:style-name="ce1">
            <text:p>8.272939</text:p>
          </table:table-cell>
          <table:table-cell office:value-type="float" office:value="343.51047" table:style-name="ce1">
            <text:p>343.51047</text:p>
          </table:table-cell>
          <table:table-cell office:value-type="float" office:value="8.3615770000000005" table:style-name="ce1">
            <text:p>8.361577</text:p>
          </table:table-cell>
          <table:table-cell office:value-type="float" office:value="109.44094" table:style-name="ce1">
            <text:p>109.44094</text:p>
          </table:table-cell>
          <table:table-cell office:value-type="float" office:value="8.5724990000000005" table:style-name="ce1">
            <text:p>8.572499</text:p>
          </table:table-cell>
          <table:table-cell office:value-type="float" office:value="134.47327999999999" table:style-name="ce1">
            <text:p>134.47328</text:p>
          </table:table-cell>
          <table:table-cell table:number-columns-repeated="16314"/>
        </table:table-row>
        <table:table-row table:style-name="ro1">
          <table:table-cell office:value-type="float" office:value="10.616667" table:style-name="ce1">
            <text:p>10.616667</text:p>
          </table:table-cell>
          <table:table-cell office:value-type="float" office:value="140.22145" table:style-name="ce1">
            <text:p>140.22145</text:p>
          </table:table-cell>
          <table:table-cell office:value-type="float" office:value="10.812507" table:style-name="ce1">
            <text:p>10.812507</text:p>
          </table:table-cell>
          <table:table-cell office:value-type="float" office:value="226.82651999999999" table:style-name="ce1">
            <text:p>226.82652</text:p>
          </table:table-cell>
          <table:table-cell office:value-type="float" office:value="11.273808000000001" table:style-name="ce1">
            <text:p>11.273808</text:p>
          </table:table-cell>
          <table:table-cell office:value-type="float" office:value="118.62101" table:style-name="ce1">
            <text:p>118.62101</text:p>
          </table:table-cell>
          <table:table-cell office:value-type="float" office:value="18.208614000000001" table:style-name="ce1">
            <text:p>18.208614</text:p>
          </table:table-cell>
          <table:table-cell office:value-type="float" office:value="197.202" table:style-name="ce1">
            <text:p>197.202</text:p>
          </table:table-cell>
          <table:table-cell office:value-type="float" office:value="19.863907000000001" table:style-name="ce1">
            <text:p>19.863907</text:p>
          </table:table-cell>
          <table:table-cell office:value-type="float" office:value="186.09949" table:style-name="ce1">
            <text:p>186.09949</text:p>
          </table:table-cell>
          <table:table-cell office:value-type="float" office:value="21.570812" table:style-name="ce1">
            <text:p>21.570812</text:p>
          </table:table-cell>
          <table:table-cell office:value-type="float" office:value="175.29730000000001" table:style-name="ce1">
            <text:p>175.2973</text:p>
          </table:table-cell>
          <table:table-cell office:value-type="float" office:value="18.509499000000002" table:style-name="ce1">
            <text:p>18.509499</text:p>
          </table:table-cell>
          <table:table-cell office:value-type="float" office:value="164.49987999999999" table:style-name="ce1">
            <text:p>164.49988</text:p>
          </table:table-cell>
          <table:table-cell office:value-type="float" office:value="15.808332999999999" table:style-name="ce1">
            <text:p>15.808333</text:p>
          </table:table-cell>
          <table:table-cell office:value-type="float" office:value="217.79274000000001" table:style-name="ce1">
            <text:p>217.79274</text:p>
          </table:table-cell>
          <table:table-cell office:value-type="float" office:value="14.639255" table:style-name="ce1">
            <text:p>14.639255</text:p>
          </table:table-cell>
          <table:table-cell office:value-type="float" office:value="207.06688" table:style-name="ce1">
            <text:p>207.06688</text:p>
          </table:table-cell>
          <table:table-cell office:value-type="float" office:value="16.227419999999999" table:style-name="ce1">
            <text:p>16.22742</text:p>
          </table:table-cell>
          <table:table-cell office:value-type="float" office:value="197.1044" table:style-name="ce1">
            <text:p>197.1044</text:p>
          </table:table-cell>
          <table:table-cell office:value-type="float" office:value="16.808332" table:style-name="ce1">
            <text:p>16.808332</text:p>
          </table:table-cell>
          <table:table-cell office:value-type="float" office:value="185.74297000000001" table:style-name="ce1">
            <text:p>185.74297</text:p>
          </table:table-cell>
          <table:table-cell office:value-type="float" office:value="11.714475" table:style-name="ce1">
            <text:p>11.714475</text:p>
          </table:table-cell>
          <table:table-cell office:value-type="float" office:value="169.41480000000001" table:style-name="ce1">
            <text:p>169.4148</text:p>
          </table:table-cell>
          <table:table-cell office:value-type="float" office:value="12.498530000000001" table:style-name="ce1">
            <text:p>12.49853</text:p>
          </table:table-cell>
          <table:table-cell office:value-type="float" office:value="172.42755" table:style-name="ce1">
            <text:p>172.42755</text:p>
          </table:table-cell>
          <table:table-cell office:value-type="float" office:value="18.683332" table:style-name="ce1">
            <text:p>18.683332</text:p>
          </table:table-cell>
          <table:table-cell office:value-type="float" office:value="167.92892000000001" table:style-name="ce1">
            <text:p>167.92892</text:p>
          </table:table-cell>
          <table:table-cell office:value-type="float" office:value="19.016666000000001" table:style-name="ce1">
            <text:p>19.016666</text:p>
          </table:table-cell>
          <table:table-cell office:value-type="float" office:value="167.79175000000001" table:style-name="ce1">
            <text:p>167.79175</text:p>
          </table:table-cell>
          <table:table-cell office:value-type="float" office:value="7.373494" table:style-name="ce1">
            <text:p>7.373494</text:p>
          </table:table-cell>
          <table:table-cell office:value-type="float" office:value="159.12075999999999" table:style-name="ce1">
            <text:p>159.12076</text:p>
          </table:table-cell>
          <table:table-cell office:value-type="float" office:value="7.7083335000000002" table:style-name="ce1">
            <text:p>7.7083335</text:p>
          </table:table-cell>
          <table:table-cell office:value-type="float" office:value="148.35579999999999" table:style-name="ce1">
            <text:p>148.3558</text:p>
          </table:table-cell>
          <table:table-cell office:value-type="float" office:value="7.9867425000000001" table:style-name="ce1">
            <text:p>7.9867425</text:p>
          </table:table-cell>
          <table:table-cell office:value-type="float" office:value="137.52154999999999" table:style-name="ce1">
            <text:p>137.52155</text:p>
          </table:table-cell>
          <table:table-cell office:value-type="float" office:value="8.2476800000000008" table:style-name="ce1">
            <text:p>8.24768</text:p>
          </table:table-cell>
          <table:table-cell office:value-type="float" office:value="140.46680000000001" table:style-name="ce1">
            <text:p>140.4668</text:p>
          </table:table-cell>
          <table:table-cell office:value-type="float" office:value="6.858333" table:style-name="ce1">
            <text:p>6.858333</text:p>
          </table:table-cell>
          <table:table-cell office:value-type="float" office:value="369.14596999999998" table:style-name="ce1">
            <text:p>369.14597</text:p>
          </table:table-cell>
          <table:table-cell office:value-type="float" office:value="7.1916665999999996" table:style-name="ce1">
            <text:p>7.1916666</text:p>
          </table:table-cell>
          <table:table-cell office:value-type="float" office:value="153.19800000000001" table:style-name="ce1">
            <text:p>153.198</text:p>
          </table:table-cell>
          <table:table-cell office:value-type="float" office:value="7.1630609999999999" table:style-name="ce1">
            <text:p>7.163061</text:p>
          </table:table-cell>
          <table:table-cell office:value-type="float" office:value="142.38553999999999" table:style-name="ce1">
            <text:p>142.38554</text:p>
          </table:table-cell>
          <table:table-cell office:value-type="float" office:value="7.858333" table:style-name="ce1">
            <text:p>7.858333</text:p>
          </table:table-cell>
          <table:table-cell office:value-type="float" office:value="131.58135999999999" table:style-name="ce1">
            <text:p>131.58136</text:p>
          </table:table-cell>
          <table:table-cell office:value-type="float" office:value="13.614523" table:style-name="ce1">
            <text:p>13.614523</text:p>
          </table:table-cell>
          <table:table-cell office:value-type="float" office:value="155.61113" table:style-name="ce1">
            <text:p>155.61113</text:p>
          </table:table-cell>
          <table:table-cell office:value-type="float" office:value="14.591666" table:style-name="ce1">
            <text:p>14.591666</text:p>
          </table:table-cell>
          <table:table-cell office:value-type="float" office:value="186.89102" table:style-name="ce1">
            <text:p>186.89102</text:p>
          </table:table-cell>
          <table:table-cell office:value-type="float" office:value="14.030782" table:style-name="ce1">
            <text:p>14.030782</text:p>
          </table:table-cell>
          <table:table-cell office:value-type="float" office:value="176.17319000000001" table:style-name="ce1">
            <text:p>176.17319</text:p>
          </table:table-cell>
          <table:table-cell office:value-type="float" office:value="15.136373000000001" table:style-name="ce1">
            <text:p>15.136373</text:p>
          </table:table-cell>
          <table:table-cell office:value-type="float" office:value="123.21066" table:style-name="ce1">
            <text:p>123.21066</text:p>
          </table:table-cell>
          <table:table-cell office:value-type="float" office:value="23.999628000000001" table:style-name="ce1">
            <text:p>23.999628</text:p>
          </table:table-cell>
          <table:table-cell office:value-type="float" office:value="122.42570499999999" table:style-name="ce1">
            <text:p>122.425705</text:p>
          </table:table-cell>
          <table:table-cell office:value-type="float" office:value="24" table:style-name="ce1">
            <text:p>24</text:p>
          </table:table-cell>
          <table:table-cell office:value-type="float" office:value="122.40192999999999" table:style-name="ce1">
            <text:p>122.40193</text:p>
          </table:table-cell>
          <table:table-cell office:value-type="float" office:value="24" table:style-name="ce1">
            <text:p>24</text:p>
          </table:table-cell>
          <table:table-cell office:value-type="float" office:value="122.41673" table:style-name="ce1">
            <text:p>122.41673</text:p>
          </table:table-cell>
          <table:table-cell office:value-type="float" office:value="24" table:style-name="ce1">
            <text:p>24</text:p>
          </table:table-cell>
          <table:table-cell office:value-type="float" office:value="122.4008" table:style-name="ce1">
            <text:p>122.4008</text:p>
          </table:table-cell>
          <table:table-cell office:value-type="float" office:value="8.2331179999999993" table:style-name="ce1">
            <text:p>8.233118</text:p>
          </table:table-cell>
          <table:table-cell office:value-type="float" office:value="131.04065" table:style-name="ce1">
            <text:p>131.04065</text:p>
          </table:table-cell>
          <table:table-cell office:value-type="float" office:value="8.6715009999999992" table:style-name="ce1">
            <text:p>8.671501</text:p>
          </table:table-cell>
          <table:table-cell office:value-type="float" office:value="343.51047" table:style-name="ce1">
            <text:p>343.51047</text:p>
          </table:table-cell>
          <table:table-cell office:value-type="float" office:value="8.7691859999999995" table:style-name="ce1">
            <text:p>8.769186</text:p>
          </table:table-cell>
          <table:table-cell office:value-type="float" office:value="332.54906999999997" table:style-name="ce1">
            <text:p>332.54907</text:p>
          </table:table-cell>
          <table:table-cell office:value-type="float" office:value="9.2993050000000004" table:style-name="ce1">
            <text:p>9.299305</text:p>
          </table:table-cell>
          <table:table-cell office:value-type="float" office:value="162.63379" table:style-name="ce1">
            <text:p>162.63379</text:p>
          </table:table-cell>
          <table:table-cell table:number-columns-repeated="16314"/>
        </table:table-row>
        <table:table-row table:style-name="ro1">
          <table:table-cell office:value-type="float" office:value="11.952139000000001" table:style-name="ce1">
            <text:p>11.952139</text:p>
          </table:table-cell>
          <table:table-cell office:value-type="float" office:value="127.80145" table:style-name="ce1">
            <text:p>127.80145</text:p>
          </table:table-cell>
          <table:table-cell office:value-type="float" office:value="11.333333" table:style-name="ce1">
            <text:p>11.333333</text:p>
          </table:table-cell>
          <table:table-cell office:value-type="float" office:value="214.40652" table:style-name="ce1">
            <text:p>214.40652</text:p>
          </table:table-cell>
          <table:table-cell office:value-type="float" office:value="12.746212999999999" table:style-name="ce1">
            <text:p>12.746213</text:p>
          </table:table-cell>
          <table:table-cell office:value-type="float" office:value="106.20101" table:style-name="ce1">
            <text:p>106.20101</text:p>
          </table:table-cell>
          <table:table-cell office:value-type="float" office:value="23.000205999999999" table:style-name="ce1">
            <text:p>23.000206</text:p>
          </table:table-cell>
          <table:table-cell office:value-type="float" office:value="129.43198000000001" table:style-name="ce1">
            <text:p>129.43198</text:p>
          </table:table-cell>
          <table:table-cell office:value-type="float" office:value="23" table:style-name="ce1">
            <text:p>23</text:p>
          </table:table-cell>
          <table:table-cell office:value-type="float" office:value="129.12949" table:style-name="ce1">
            <text:p>129.12949</text:p>
          </table:table-cell>
          <table:table-cell office:value-type="float" office:value="23" table:style-name="ce1">
            <text:p>23</text:p>
          </table:table-cell>
          <table:table-cell office:value-type="float" office:value="129.12732" table:style-name="ce1">
            <text:p>129.12732</text:p>
          </table:table-cell>
          <table:table-cell office:value-type="float" office:value="23" table:style-name="ce1">
            <text:p>23</text:p>
          </table:table-cell>
          <table:table-cell office:value-type="float" office:value="129.12985" table:style-name="ce1">
            <text:p>129.12985</text:p>
          </table:table-cell>
          <table:table-cell office:value-type="float" office:value="16.183332" table:style-name="ce1">
            <text:p>16.183332</text:p>
          </table:table-cell>
          <table:table-cell office:value-type="float" office:value="205.64277999999999" table:style-name="ce1">
            <text:p>205.64278</text:p>
          </table:table-cell>
          <table:table-cell office:value-type="float" office:value="16.665576999999999" table:style-name="ce1">
            <text:p>16.665577</text:p>
          </table:table-cell>
          <table:table-cell office:value-type="float" office:value="194.91689" table:style-name="ce1">
            <text:p>194.91689</text:p>
          </table:table-cell>
          <table:table-cell office:value-type="float" office:value="17.722463999999999" table:style-name="ce1">
            <text:p>17.722464</text:p>
          </table:table-cell>
          <table:table-cell office:value-type="float" office:value="184.95439999999999" table:style-name="ce1">
            <text:p>184.9544</text:p>
          </table:table-cell>
          <table:table-cell office:value-type="float" office:value="17.183332" table:style-name="ce1">
            <text:p>17.183332</text:p>
          </table:table-cell>
          <table:table-cell office:value-type="float" office:value="173.59297000000001" table:style-name="ce1">
            <text:p>173.59297</text:p>
          </table:table-cell>
          <table:table-cell office:value-type="float" office:value="18.608333999999999" table:style-name="ce1">
            <text:p>18.608334</text:p>
          </table:table-cell>
          <table:table-cell office:value-type="float" office:value="150.24477999999999" table:style-name="ce1">
            <text:p>150.24478</text:p>
          </table:table-cell>
          <table:table-cell office:value-type="float" office:value="19.076107" table:style-name="ce1">
            <text:p>19.076107</text:p>
          </table:table-cell>
          <table:table-cell office:value-type="float" office:value="153.25754000000001" table:style-name="ce1">
            <text:p>153.25754</text:p>
          </table:table-cell>
          <table:table-cell office:value-type="float" office:value="19.274999999999999" table:style-name="ce1">
            <text:p>19.275</text:p>
          </table:table-cell>
          <table:table-cell office:value-type="float" office:value="148.75890999999999" table:style-name="ce1">
            <text:p>148.75891</text:p>
          </table:table-cell>
          <table:table-cell office:value-type="float" office:value="20.604728999999999" table:style-name="ce1">
            <text:p>20.604729</text:p>
          </table:table-cell>
          <table:table-cell office:value-type="float" office:value="148.62173000000001" table:style-name="ce1">
            <text:p>148.62173</text:p>
          </table:table-cell>
          <table:table-cell office:value-type="float" office:value="8.2289110000000001" table:style-name="ce1">
            <text:p>8.228911</text:p>
          </table:table-cell>
          <table:table-cell office:value-type="float" office:value="147.51077000000001" table:style-name="ce1">
            <text:p>147.5107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136.74582000000001" table:style-name="ce1">
            <text:p>136.74582</text:p>
          </table:table-cell>
          <table:table-cell office:value-type="float" office:value="8.4823474999999995" table:style-name="ce1">
            <text:p>8.4823475</text:p>
          </table:table-cell>
          <table:table-cell office:value-type="float" office:value="125.91157" table:style-name="ce1">
            <text:p>125.91157</text:p>
          </table:table-cell>
          <table:table-cell office:value-type="float" office:value="8.7333339999999993" table:style-name="ce1">
            <text:p>8.733334</text:p>
          </table:table-cell>
          <table:table-cell office:value-type="float" office:value="128.85677999999999" table:style-name="ce1">
            <text:p>128.85678</text:p>
          </table:table-cell>
          <table:table-cell office:value-type="float" office:value="7.2166667000000002" table:style-name="ce1">
            <text:p>7.2166667</text:p>
          </table:table-cell>
          <table:table-cell office:value-type="float" office:value="357.53595000000001" table:style-name="ce1">
            <text:p>357.53595</text:p>
          </table:table-cell>
          <table:table-cell office:value-type="float" office:value="7.5618220000000003" table:style-name="ce1">
            <text:p>7.561822</text:p>
          </table:table-cell>
          <table:table-cell office:value-type="float" office:value="141.58797999999999" table:style-name="ce1">
            <text:p>141.58798</text:p>
          </table:table-cell>
          <table:table-cell office:value-type="float" office:value="7.8833330000000004" table:style-name="ce1">
            <text:p>7.883333</text:p>
          </table:table-cell>
          <table:table-cell office:value-type="float" office:value="130.77554000000001" table:style-name="ce1">
            <text:p>130.77554</text:p>
          </table:table-cell>
          <table:table-cell office:value-type="float" office:value="8.5003194999999998" table:style-name="ce1">
            <text:p>8.5003195</text:p>
          </table:table-cell>
          <table:table-cell office:value-type="float" office:value="119.97136999999999" table:style-name="ce1">
            <text:p>119.97137</text:p>
          </table:table-cell>
          <table:table-cell office:value-type="float" office:value="14.683332999999999" table:style-name="ce1">
            <text:p>14.683333</text:p>
          </table:table-cell>
          <table:table-cell office:value-type="float" office:value="141.84112999999999" table:style-name="ce1">
            <text:p>141.84113</text:p>
          </table:table-cell>
          <table:table-cell office:value-type="float" office:value="15.016666000000001" table:style-name="ce1">
            <text:p>15.016666</text:p>
          </table:table-cell>
          <table:table-cell office:value-type="float" office:value="173.12101999999999" table:style-name="ce1">
            <text:p>173.12102</text:p>
          </table:table-cell>
          <table:table-cell office:value-type="float" office:value="15.35" table:style-name="ce1">
            <text:p>15.35</text:p>
          </table:table-cell>
          <table:table-cell office:value-type="float" office:value="162.40317999999999" table:style-name="ce1">
            <text:p>162.40318</text:p>
          </table:table-cell>
          <table:table-cell office:value-type="float" office:value="18.043194" table:style-name="ce1">
            <text:p>18.043194</text:p>
          </table:table-cell>
          <table:table-cell office:value-type="float" office:value="109.44065999999999" table:style-name="ce1">
            <text:p>109.4406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8.8166670000000007" table:style-name="ce1">
            <text:p>8.816667</text:p>
          </table:table-cell>
          <table:table-cell office:value-type="float" office:value="115.92066" table:style-name="ce1">
            <text:p>115.92066</text:p>
          </table:table-cell>
          <table:table-cell office:value-type="float" office:value="9.15" table:style-name="ce1">
            <text:p>9.15</text:p>
          </table:table-cell>
          <table:table-cell office:value-type="float" office:value="328.39046999999999" table:style-name="ce1">
            <text:p>328.39047</text:p>
          </table:table-cell>
          <table:table-cell office:value-type="float" office:value="9.4833339999999993" table:style-name="ce1">
            <text:p>9.483334</text:p>
          </table:table-cell>
          <table:table-cell office:value-type="float" office:value="317.42905000000002" table:style-name="ce1">
            <text:p>317.42905</text:p>
          </table:table-cell>
          <table:table-cell office:value-type="float" office:value="9.8166670000000007" table:style-name="ce1">
            <text:p>9.816667</text:p>
          </table:table-cell>
          <table:table-cell office:value-type="float" office:value="147.51381000000001" table:style-name="ce1">
            <text:p>147.51381</text:p>
          </table:table-cell>
          <table:table-cell table:number-columns-repeated="16314"/>
        </table:table-row>
        <table:table-row table:style-name="ro1">
          <table:table-cell office:value-type="float" office:value="12.260184000000001" table:style-name="ce1">
            <text:p>12.260184</text:p>
          </table:table-cell>
          <table:table-cell office:value-type="float" office:value="140.46755999999999" table:style-name="ce1">
            <text:p>140.46756</text:p>
          </table:table-cell>
          <table:table-cell office:value-type="float" office:value="13.45" table:style-name="ce1">
            <text:p>13.45</text:p>
          </table:table-cell>
          <table:table-cell office:value-type="float" office:value="214.40652" table:style-name="ce1">
            <text:p>214.40652</text:p>
          </table:table-cell>
          <table:table-cell office:value-type="float" office:value="13.432506999999999" table:style-name="ce1">
            <text:p>13.432507</text:p>
          </table:table-cell>
          <table:table-cell office:value-type="float" office:value="135.85245" table:style-name="ce1">
            <text:p>135.85245</text:p>
          </table:table-cell>
          <table:table-cell office:value-type="float" office:value="23.000387" table:style-name="ce1">
            <text:p>23.000387</text:p>
          </table:table-cell>
          <table:table-cell office:value-type="float" office:value="129.43198000000001" table:style-name="ce1">
            <text:p>129.43198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12949" table:style-name="ce1">
            <text:p>129.12949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12732" table:style-name="ce1">
            <text:p>129.12732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12985" table:style-name="ce1">
            <text:p>129.12985</text:p>
          </table:table-cell>
          <table:table-cell office:value-type="float" office:value="18.291665999999999" table:style-name="ce1">
            <text:p>18.291666</text:p>
          </table:table-cell>
          <table:table-cell office:value-type="float" office:value="205.64277999999999" table:style-name="ce1">
            <text:p>205.64278</text:p>
          </table:table-cell>
          <table:table-cell office:value-type="float" office:value="17.837634999999999" table:style-name="ce1">
            <text:p>17.837635</text:p>
          </table:table-cell>
          <table:table-cell office:value-type="float" office:value="194.91689" table:style-name="ce1">
            <text:p>194.91689</text:p>
          </table:table-cell>
          <table:table-cell office:value-type="float" office:value="18.924099999999999" table:style-name="ce1">
            <text:p>18.9241</text:p>
          </table:table-cell>
          <table:table-cell office:value-type="float" office:value="184.95439999999999" table:style-name="ce1">
            <text:p>184.9544</text:p>
          </table:table-cell>
          <table:table-cell office:value-type="float" office:value="19.291665999999999" table:style-name="ce1">
            <text:p>19.291666</text:p>
          </table:table-cell>
          <table:table-cell office:value-type="float" office:value="173.59297000000001" table:style-name="ce1">
            <text:p>173.59297</text:p>
          </table:table-cell>
          <table:table-cell office:value-type="float" office:value="20.125" table:style-name="ce1">
            <text:p>20.125</text:p>
          </table:table-cell>
          <table:table-cell office:value-type="float" office:value="150.24477999999999" table:style-name="ce1">
            <text:p>150.24478</text:p>
          </table:table-cell>
          <table:table-cell office:value-type="float" office:value="19.538284000000001" table:style-name="ce1">
            <text:p>19.538284</text:p>
          </table:table-cell>
          <table:table-cell office:value-type="float" office:value="153.25754000000001" table:style-name="ce1">
            <text:p>153.25754</text:p>
          </table:table-cell>
          <table:table-cell office:value-type="float" office:value="20.791665999999999" table:style-name="ce1">
            <text:p>20.791666</text:p>
          </table:table-cell>
          <table:table-cell office:value-type="float" office:value="148.75890999999999" table:style-name="ce1">
            <text:p>148.75891</text:p>
          </table:table-cell>
          <table:table-cell office:value-type="float" office:value="20.823440000000002" table:style-name="ce1">
            <text:p>20.82344</text:p>
          </table:table-cell>
          <table:table-cell office:value-type="float" office:value="148.62173000000001" table:style-name="ce1">
            <text:p>148.62173</text:p>
          </table:table-cell>
          <table:table-cell office:value-type="float" office:value="8.4469940000000001" table:style-name="ce1">
            <text:p>8.446994</text:p>
          </table:table-cell>
          <table:table-cell office:value-type="float" office:value="147.51077000000001" table:style-name="ce1">
            <text:p>147.51077</text:p>
          </table:table-cell>
          <table:table-cell office:value-type="float" office:value="8.85" table:style-name="ce1">
            <text:p>8.85</text:p>
          </table:table-cell>
          <table:table-cell office:value-type="float" office:value="136.74582000000001" table:style-name="ce1">
            <text:p>136.74582</text:p>
          </table:table-cell>
          <table:table-cell office:value-type="float" office:value="8.5620060000000002" table:style-name="ce1">
            <text:p>8.562006</text:p>
          </table:table-cell>
          <table:table-cell office:value-type="float" office:value="129.27202" table:style-name="ce1">
            <text:p>129.27202</text:p>
          </table:table-cell>
          <table:table-cell office:value-type="float" office:value="9.5166660000000007" table:style-name="ce1">
            <text:p>9.516666</text:p>
          </table:table-cell>
          <table:table-cell office:value-type="float" office:value="128.85677999999999" table:style-name="ce1">
            <text:p>128.85678</text:p>
          </table:table-cell>
          <table:table-cell office:value-type="float" office:value="7.983333" table:style-name="ce1">
            <text:p>7.983333</text:p>
          </table:table-cell>
          <table:table-cell office:value-type="float" office:value="357.53595000000001" table:style-name="ce1">
            <text:p>357.53595</text:p>
          </table:table-cell>
          <table:table-cell office:value-type="float" office:value="8.3088099999999994" table:style-name="ce1">
            <text:p>8.30881</text:p>
          </table:table-cell>
          <table:table-cell office:value-type="float" office:value="375.20657" table:style-name="ce1">
            <text:p>375.20657</text:p>
          </table:table-cell>
          <table:table-cell office:value-type="float" office:value="8.65" table:style-name="ce1">
            <text:p>8.65</text:p>
          </table:table-cell>
          <table:table-cell office:value-type="float" office:value="130.77554000000001" table:style-name="ce1">
            <text:p>130.77554</text:p>
          </table:table-cell>
          <table:table-cell office:value-type="float" office:value="8.8316979999999994" table:style-name="ce1">
            <text:p>8.831698</text:p>
          </table:table-cell>
          <table:table-cell office:value-type="float" office:value="119.97136999999999" table:style-name="ce1">
            <text:p>119.97137</text:p>
          </table:table-cell>
          <table:table-cell office:value-type="float" office:value="17.25" table:style-name="ce1">
            <text:p>17.25</text:p>
          </table:table-cell>
          <table:table-cell office:value-type="float" office:value="141.84112999999999" table:style-name="ce1">
            <text:p>141.84113</text:p>
          </table:table-cell>
          <table:table-cell office:value-type="float" office:value="17.583334000000001" table:style-name="ce1">
            <text:p>17.583334</text:p>
          </table:table-cell>
          <table:table-cell office:value-type="float" office:value="173.12101999999999" table:style-name="ce1">
            <text:p>173.12102</text:p>
          </table:table-cell>
          <table:table-cell office:value-type="float" office:value="17.916665999999999" table:style-name="ce1">
            <text:p>17.916666</text:p>
          </table:table-cell>
          <table:table-cell office:value-type="float" office:value="162.40317999999999" table:style-name="ce1">
            <text:p>162.40318</text:p>
          </table:table-cell>
          <table:table-cell office:value-type="float" office:value="18.127289999999999" table:style-name="ce1">
            <text:p>18.12729</text:p>
          </table:table-cell>
          <table:table-cell office:value-type="float" office:value="113.20993" table:style-name="ce1">
            <text:p>113.20993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9.6" table:style-name="ce1">
            <text:p>9.6</text:p>
          </table:table-cell>
          <table:table-cell office:value-type="float" office:value="115.92066" table:style-name="ce1">
            <text:p>115.92066</text:p>
          </table:table-cell>
          <table:table-cell office:value-type="float" office:value="9.9333329999999993" table:style-name="ce1">
            <text:p>9.933333</text:p>
          </table:table-cell>
          <table:table-cell office:value-type="float" office:value="328.39046999999999" table:style-name="ce1">
            <text:p>328.39047</text:p>
          </table:table-cell>
          <table:table-cell office:value-type="float" office:value="10.266666000000001" table:style-name="ce1">
            <text:p>10.266666</text:p>
          </table:table-cell>
          <table:table-cell office:value-type="float" office:value="317.42905000000002" table:style-name="ce1">
            <text:p>317.42905</text:p>
          </table:table-cell>
          <table:table-cell office:value-type="float" office:value="10.6" table:style-name="ce1">
            <text:p>10.6</text:p>
          </table:table-cell>
          <table:table-cell office:value-type="float" office:value="176.17455000000001" table:style-name="ce1">
            <text:p>176.17455</text:p>
          </table:table-cell>
          <table:table-cell table:number-columns-repeated="16314"/>
        </table:table-row>
        <table:table-row table:style-name="ro1">
          <table:table-cell office:value-type="float" office:value="13.541667" table:style-name="ce1">
            <text:p>13.541667</text:p>
          </table:table-cell>
          <table:table-cell office:value-type="float" office:value="126.69755600000001" table:style-name="ce1">
            <text:p>126.697556</text:p>
          </table:table-cell>
          <table:table-cell office:value-type="float" office:value="13.875" table:style-name="ce1">
            <text:p>13.875</text:p>
          </table:table-cell>
          <table:table-cell office:value-type="float" office:value="200.63651999999999" table:style-name="ce1">
            <text:p>200.63652</text:p>
          </table:table-cell>
          <table:table-cell office:value-type="float" office:value="14.208333" table:style-name="ce1">
            <text:p>14.208333</text:p>
          </table:table-cell>
          <table:table-cell office:value-type="float" office:value="122.08247" table:style-name="ce1">
            <text:p>122.08247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301969999999997" table:style-name="ce1">
            <text:p>97.30197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6.999480000000005" table:style-name="ce1">
            <text:p>96.99948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6.997314000000003" table:style-name="ce1">
            <text:p>96.997314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6.999849999999995" table:style-name="ce1">
            <text:p>96.99985</text:p>
          </table:table-cell>
          <table:table-cell office:value-type="float" office:value="20.707539000000001" table:style-name="ce1">
            <text:p>20.707539</text:p>
          </table:table-cell>
          <table:table-cell office:value-type="float" office:value="191.87273999999999" table:style-name="ce1">
            <text:p>191.87274</text:p>
          </table:table-cell>
          <table:table-cell office:value-type="float" office:value="19.05" table:style-name="ce1">
            <text:p>19.05</text:p>
          </table:table-cell>
          <table:table-cell office:value-type="float" office:value="181.14690999999999" table:style-name="ce1">
            <text:p>181.14691</text:p>
          </table:table-cell>
          <table:table-cell office:value-type="float" office:value="19.383333" table:style-name="ce1">
            <text:p>19.383333</text:p>
          </table:table-cell>
          <table:table-cell office:value-type="float" office:value="171.18442999999999" table:style-name="ce1">
            <text:p>171.18443</text:p>
          </table:table-cell>
          <table:table-cell office:value-type="float" office:value="20.032336999999998" table:style-name="ce1">
            <text:p>20.032337</text:p>
          </table:table-cell>
          <table:table-cell office:value-type="float" office:value="159.82293999999999" table:style-name="ce1">
            <text:p>159.82294</text:p>
          </table:table-cell>
          <table:table-cell office:value-type="float" office:value="20.725000000000001" table:style-name="ce1">
            <text:p>20.725</text:p>
          </table:table-cell>
          <table:table-cell office:value-type="float" office:value="130.80475999999999" table:style-name="ce1">
            <text:p>130.80476</text:p>
          </table:table-cell>
          <table:table-cell office:value-type="float" office:value="21.058332" table:style-name="ce1">
            <text:p>21.058332</text:p>
          </table:table-cell>
          <table:table-cell office:value-type="float" office:value="133.81757999999999" table:style-name="ce1">
            <text:p>133.81758</text:p>
          </table:table-cell>
          <table:table-cell office:value-type="float" office:value="22.184367999999999" table:style-name="ce1">
            <text:p>22.184368</text:p>
          </table:table-cell>
          <table:table-cell office:value-type="float" office:value="129.31890000000001" table:style-name="ce1">
            <text:p>129.3189</text:p>
          </table:table-cell>
          <table:table-cell office:value-type="float" office:value="21.725000000000001" table:style-name="ce1">
            <text:p>21.725</text:p>
          </table:table-cell>
          <table:table-cell office:value-type="float" office:value="129.18172000000001" table:style-name="ce1">
            <text:p>129.18172</text:p>
          </table:table-cell>
          <table:table-cell office:value-type="float" office:value="9" table:style-name="ce1">
            <text:p>9</text:p>
          </table:table-cell>
          <table:table-cell office:value-type="float" office:value="131.85077000000001" table:style-name="ce1">
            <text:p>131.85077</text:p>
          </table:table-cell>
          <table:table-cell office:value-type="float" office:value="9.3333329999999997" table:style-name="ce1">
            <text:p>9.333333</text:p>
          </table:table-cell>
          <table:table-cell office:value-type="float" office:value="121.08584" table:style-name="ce1">
            <text:p>121.08584</text:p>
          </table:table-cell>
          <table:table-cell office:value-type="float" office:value="9.8096920000000001" table:style-name="ce1">
            <text:p>9.809692</text:p>
          </table:table-cell>
          <table:table-cell office:value-type="float" office:value="113.61201" table:style-name="ce1">
            <text:p>113.61201</text:p>
          </table:table-cell>
          <table:table-cell office:value-type="float" office:value="10" table:style-name="ce1">
            <text:p>10</text:p>
          </table:table-cell>
          <table:table-cell office:value-type="float" office:value="113.19677" table:style-name="ce1">
            <text:p>113.19677</text:p>
          </table:table-cell>
          <table:table-cell office:value-type="float" office:value="8.4833339999999993" table:style-name="ce1">
            <text:p>8.483334</text:p>
          </table:table-cell>
          <table:table-cell office:value-type="float" office:value="341.33593999999999" table:style-name="ce1">
            <text:p>341.33594</text:p>
          </table:table-cell>
          <table:table-cell office:value-type="float" office:value="8.8166670000000007" table:style-name="ce1">
            <text:p>8.816667</text:p>
          </table:table-cell>
          <table:table-cell office:value-type="float" office:value="359.00655999999998" table:style-name="ce1">
            <text:p>359.00656</text:p>
          </table:table-cell>
          <table:table-cell office:value-type="float" office:value="9.15" table:style-name="ce1">
            <text:p>9.15</text:p>
          </table:table-cell>
          <table:table-cell office:value-type="float" office:value="114.57555000000001" table:style-name="ce1">
            <text:p>114.57555</text:p>
          </table:table-cell>
          <table:table-cell office:value-type="float" office:value="9.5704364999999996" table:style-name="ce1">
            <text:p>9.5704365</text:p>
          </table:table-cell>
          <table:table-cell office:value-type="float" office:value="103.77136" table:style-name="ce1">
            <text:p>103.77136</text:p>
          </table:table-cell>
          <table:table-cell office:value-type="float" office:value="17.870294999999999" table:style-name="ce1">
            <text:p>17.870295</text:p>
          </table:table-cell>
          <table:table-cell office:value-type="float" office:value="125.64113" table:style-name="ce1">
            <text:p>125.64113</text:p>
          </table:table-cell>
          <table:table-cell office:value-type="float" office:value="19.53434" table:style-name="ce1">
            <text:p>19.53434</text:p>
          </table:table-cell>
          <table:table-cell office:value-type="float" office:value="156.92102" table:style-name="ce1">
            <text:p>156.92102</text:p>
          </table:table-cell>
          <table:table-cell office:value-type="float" office:value="18.416665999999999" table:style-name="ce1">
            <text:p>18.416666</text:p>
          </table:table-cell>
          <table:table-cell office:value-type="float" office:value="146.20319000000001" table:style-name="ce1">
            <text:p>146.20319</text:p>
          </table:table-cell>
          <table:table-cell office:value-type="float" office:value="18.872145" table:style-name="ce1">
            <text:p>18.872145</text:p>
          </table:table-cell>
          <table:table-cell office:value-type="float" office:value="97.009929999999997" table:style-name="ce1">
            <text:p>97.00993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0.191514" table:style-name="ce1">
            <text:p>10.191514</text:p>
          </table:table-cell>
          <table:table-cell office:value-type="float" office:value="102.15069" table:style-name="ce1">
            <text:p>102.15069</text:p>
          </table:table-cell>
          <table:table-cell office:value-type="float" office:value="10.358333999999999" table:style-name="ce1">
            <text:p>10.358334</text:p>
          </table:table-cell>
          <table:table-cell office:value-type="float" office:value="314.62045000000001" table:style-name="ce1">
            <text:p>314.62045</text:p>
          </table:table-cell>
          <table:table-cell office:value-type="float" office:value="10.691667000000001" table:style-name="ce1">
            <text:p>10.691667</text:p>
          </table:table-cell>
          <table:table-cell office:value-type="float" office:value="303.65902999999997" table:style-name="ce1">
            <text:p>303.65903</text:p>
          </table:table-cell>
          <table:table-cell office:value-type="float" office:value="11.025918000000001" table:style-name="ce1">
            <text:p>11.025918</text:p>
          </table:table-cell>
          <table:table-cell office:value-type="float" office:value="162.40457000000001" table:style-name="ce1">
            <text:p>162.40457</text:p>
          </table:table-cell>
          <table:table-cell table:number-columns-repeated="16314"/>
        </table:table-row>
        <table:table-row table:style-name="ro1">
          <table:table-cell office:value-type="float" office:value="16.083334000000001" table:style-name="ce1">
            <text:p>16.083334</text:p>
          </table:table-cell>
          <table:table-cell office:value-type="float" office:value="214.88980000000001" table:style-name="ce1">
            <text:p>214.8898</text:p>
          </table:table-cell>
          <table:table-cell office:value-type="float" office:value="16.416665999999999" table:style-name="ce1">
            <text:p>16.416666</text:p>
          </table:table-cell>
          <table:table-cell office:value-type="float" office:value="200.63651999999999" table:style-name="ce1">
            <text:p>200.63652</text:p>
          </table:table-cell>
          <table:table-cell office:value-type="float" office:value="16.75" table:style-name="ce1">
            <text:p>16.75</text:p>
          </table:table-cell>
          <table:table-cell office:value-type="float" office:value="122.08247" table:style-name="ce1">
            <text:p>122.08247</text:p>
          </table:table-cell>
          <table:table-cell office:value-type="float" office:value="24" table:style-name="ce1">
            <text:p>24</text:p>
          </table:table-cell>
          <table:table-cell office:value-type="float" office:value="97.301969999999997" table:style-name="ce1">
            <text:p>97.30197</text:p>
          </table:table-cell>
          <table:table-cell office:value-type="float" office:value="24" table:style-name="ce1">
            <text:p>24</text:p>
          </table:table-cell>
          <table:table-cell office:value-type="float" office:value="96.999480000000005" table:style-name="ce1">
            <text:p>96.99948</text:p>
          </table:table-cell>
          <table:table-cell office:value-type="float" office:value="24" table:style-name="ce1">
            <text:p>24</text:p>
          </table:table-cell>
          <table:table-cell office:value-type="float" office:value="96.997314000000003" table:style-name="ce1">
            <text:p>96.997314</text:p>
          </table:table-cell>
          <table:table-cell office:value-type="float" office:value="24" table:style-name="ce1">
            <text:p>24</text:p>
          </table:table-cell>
          <table:table-cell office:value-type="float" office:value="96.999849999999995" table:style-name="ce1">
            <text:p>96.99985</text:p>
          </table:table-cell>
          <table:table-cell office:value-type="float" office:value="20.715212000000001" table:style-name="ce1">
            <text:p>20.715212</text:p>
          </table:table-cell>
          <table:table-cell office:value-type="float" office:value="191.87273999999999" table:style-name="ce1">
            <text:p>191.87274</text:p>
          </table:table-cell>
          <table:table-cell office:value-type="float" office:value="21.116667" table:style-name="ce1">
            <text:p>21.116667</text:p>
          </table:table-cell>
          <table:table-cell office:value-type="float" office:value="181.14690999999999" table:style-name="ce1">
            <text:p>181.14691</text:p>
          </table:table-cell>
          <table:table-cell office:value-type="float" office:value="21.45" table:style-name="ce1">
            <text:p>21.45</text:p>
          </table:table-cell>
          <table:table-cell office:value-type="float" office:value="171.18442999999999" table:style-name="ce1">
            <text:p>171.18443</text:p>
          </table:table-cell>
          <table:table-cell office:value-type="float" office:value="20.442156000000001" table:style-name="ce1">
            <text:p>20.442156</text:p>
          </table:table-cell>
          <table:table-cell office:value-type="float" office:value="159.82293999999999" table:style-name="ce1">
            <text:p>159.82294</text:p>
          </table:table-cell>
          <table:table-cell office:value-type="float" office:value="23" table:style-name="ce1">
            <text:p>23</text:p>
          </table:table-cell>
          <table:table-cell office:value-type="float" office:value="130.80475999999999" table:style-name="ce1">
            <text:p>130.80476</text:p>
          </table:table-cell>
          <table:table-cell office:value-type="float" office:value="23" table:style-name="ce1">
            <text:p>23</text:p>
          </table:table-cell>
          <table:table-cell office:value-type="float" office:value="133.81757999999999" table:style-name="ce1">
            <text:p>133.81758</text:p>
          </table:table-cell>
          <table:table-cell office:value-type="float" office:value="22.482775" table:style-name="ce1">
            <text:p>22.482775</text:p>
          </table:table-cell>
          <table:table-cell office:value-type="float" office:value="129.31890000000001" table:style-name="ce1">
            <text:p>129.3189</text:p>
          </table:table-cell>
          <table:table-cell office:value-type="float" office:value="23" table:style-name="ce1">
            <text:p>23</text:p>
          </table:table-cell>
          <table:table-cell office:value-type="float" office:value="129.18172000000001" table:style-name="ce1">
            <text:p>129.18172</text:p>
          </table:table-cell>
          <table:table-cell office:value-type="float" office:value="9.7666660000000007" table:style-name="ce1">
            <text:p>9.766666</text:p>
          </table:table-cell>
          <table:table-cell office:value-type="float" office:value="131.85077000000001" table:style-name="ce1">
            <text:p>131.85077</text:p>
          </table:table-cell>
          <table:table-cell office:value-type="float" office:value="10.1" table:style-name="ce1">
            <text:p>10.1</text:p>
          </table:table-cell>
          <table:table-cell office:value-type="float" office:value="121.08584" table:style-name="ce1">
            <text:p>121.08584</text:p>
          </table:table-cell>
          <table:table-cell office:value-type="float" office:value="9.9723710000000008" table:style-name="ce1">
            <text:p>9.972371</text:p>
          </table:table-cell>
          <table:table-cell office:value-type="float" office:value="113.61201" table:style-name="ce1">
            <text:p>113.61201</text:p>
          </table:table-cell>
          <table:table-cell office:value-type="float" office:value="10.766666000000001" table:style-name="ce1">
            <text:p>10.766666</text:p>
          </table:table-cell>
          <table:table-cell office:value-type="float" office:value="113.19677" table:style-name="ce1">
            <text:p>113.19677</text:p>
          </table:table-cell>
          <table:table-cell office:value-type="float" office:value="9.216666" table:style-name="ce1">
            <text:p>9.216666</text:p>
          </table:table-cell>
          <table:table-cell office:value-type="float" office:value="341.33593999999999" table:style-name="ce1">
            <text:p>341.33594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359.00655999999998" table:style-name="ce1">
            <text:p>359.00656</text:p>
          </table:table-cell>
          <table:table-cell office:value-type="float" office:value="9.8833330000000004" table:style-name="ce1">
            <text:p>9.883333</text:p>
          </table:table-cell>
          <table:table-cell office:value-type="float" office:value="373.01537999999999" table:style-name="ce1">
            <text:p>373.01538</text:p>
          </table:table-cell>
          <table:table-cell office:value-type="float" office:value="9.7849599999999999" table:style-name="ce1">
            <text:p>9.78496</text:p>
          </table:table-cell>
          <table:table-cell office:value-type="float" office:value="113.47942999999999" table:style-name="ce1">
            <text:p>113.47943</text:p>
          </table:table-cell>
          <table:table-cell office:value-type="float" office:value="19.707184000000002" table:style-name="ce1">
            <text:p>19.707184</text:p>
          </table:table-cell>
          <table:table-cell office:value-type="float" office:value="193.16806" table:style-name="ce1">
            <text:p>193.16806</text:p>
          </table:table-cell>
          <table:table-cell office:value-type="float" office:value="19.691980000000001" table:style-name="ce1">
            <text:p>19.69198</text:p>
          </table:table-cell>
          <table:table-cell office:value-type="float" office:value="156.92102" table:style-name="ce1">
            <text:p>156.92102</text:p>
          </table:table-cell>
          <table:table-cell office:value-type="float" office:value="20.416665999999999" table:style-name="ce1">
            <text:p>20.416666</text:p>
          </table:table-cell>
          <table:table-cell office:value-type="float" office:value="146.20319000000001" table:style-name="ce1">
            <text:p>146.20319</text:p>
          </table:table-cell>
          <table:table-cell office:value-type="float" office:value="20.739660000000001" table:style-name="ce1">
            <text:p>20.73966</text:p>
          </table:table-cell>
          <table:table-cell office:value-type="float" office:value="172.97557" table:style-name="ce1">
            <text:p>172.9755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0.574056000000001" table:style-name="ce1">
            <text:p>10.574056</text:p>
          </table:table-cell>
          <table:table-cell office:value-type="float" office:value="325.15949999999998" table:style-name="ce1">
            <text:p>325.1595</text:p>
          </table:table-cell>
          <table:table-cell office:value-type="float" office:value="11.066667000000001" table:style-name="ce1">
            <text:p>11.066667</text:p>
          </table:table-cell>
          <table:table-cell office:value-type="float" office:value="314.62045000000001" table:style-name="ce1">
            <text:p>314.62045</text:p>
          </table:table-cell>
          <table:table-cell office:value-type="float" office:value="11.4" table:style-name="ce1">
            <text:p>11.4</text:p>
          </table:table-cell>
          <table:table-cell office:value-type="float" office:value="303.65902999999997" table:style-name="ce1">
            <text:p>303.65903</text:p>
          </table:table-cell>
          <table:table-cell office:value-type="float" office:value="11.266788" table:style-name="ce1">
            <text:p>11.266788</text:p>
          </table:table-cell>
          <table:table-cell office:value-type="float" office:value="162.40457000000001" table:style-name="ce1">
            <text:p>162.40457</text:p>
          </table:table-cell>
          <table:table-cell table:number-columns-repeated="16314"/>
        </table:table-row>
        <table:table-row table:style-name="ro1">
          <table:table-cell office:value-type="float" office:value="17.651142" table:style-name="ce1">
            <text:p>17.651142</text:p>
          </table:table-cell>
          <table:table-cell office:value-type="float" office:value="201.11983000000001" table:style-name="ce1">
            <text:p>201.11983</text:p>
          </table:table-cell>
          <table:table-cell office:value-type="float" office:value="17.207525" table:style-name="ce1">
            <text:p>17.207525</text:p>
          </table:table-cell>
          <table:table-cell office:value-type="float" office:value="186.86649" table:style-name="ce1">
            <text:p>186.86649</text:p>
          </table:table-cell>
          <table:table-cell office:value-type="float" office:value="18.419912" table:style-name="ce1">
            <text:p>18.419912</text:p>
          </table:table-cell>
          <table:table-cell office:value-type="float" office:value="108.3125" table:style-name="ce1">
            <text:p>108.3125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041665999999999" table:style-name="ce1">
            <text:p>21.041666</text:p>
          </table:table-cell>
          <table:table-cell office:value-type="float" office:value="183.50274999999999" table:style-name="ce1">
            <text:p>183.50275</text:p>
          </table:table-cell>
          <table:table-cell office:value-type="float" office:value="21.375" table:style-name="ce1">
            <text:p>21.375</text:p>
          </table:table-cell>
          <table:table-cell office:value-type="float" office:value="172.77691999999999" table:style-name="ce1">
            <text:p>172.77692</text:p>
          </table:table-cell>
          <table:table-cell office:value-type="float" office:value="21.858366" table:style-name="ce1">
            <text:p>21.858366</text:p>
          </table:table-cell>
          <table:table-cell office:value-type="float" office:value="162.81443999999999" table:style-name="ce1">
            <text:p>162.81444</text:p>
          </table:table-cell>
          <table:table-cell office:value-type="float" office:value="22.041665999999999" table:style-name="ce1">
            <text:p>22.041666</text:p>
          </table:table-cell>
          <table:table-cell office:value-type="float" office:value="151.45294000000001" table:style-name="ce1">
            <text:p>151.45294</text:p>
          </table:table-cell>
          <table:table-cell office:value-type="float" office:value="23.995543999999999" table:style-name="ce1">
            <text:p>23.995544</text:p>
          </table:table-cell>
          <table:table-cell office:value-type="float" office:value="98.674760000000006" table:style-name="ce1">
            <text:p>98.67476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1.68758" table:style-name="ce1">
            <text:p>101.68758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188890000000001" table:style-name="ce1">
            <text:p>97.18889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05171" table:style-name="ce1">
            <text:p>97.05171</text:p>
          </table:table-cell>
          <table:table-cell office:value-type="float" office:value="13.568376000000001" table:style-name="ce1">
            <text:p>13.568376</text:p>
          </table:table-cell>
          <table:table-cell office:value-type="float" office:value="115.92076" table:style-name="ce1">
            <text:p>115.92076</text:p>
          </table:table-cell>
          <table:table-cell office:value-type="float" office:value="15.909998" table:style-name="ce1">
            <text:p>15.909998</text:p>
          </table:table-cell>
          <table:table-cell office:value-type="float" office:value="105.15586999999999" table:style-name="ce1">
            <text:p>105.15587</text:p>
          </table:table-cell>
          <table:table-cell office:value-type="float" office:value="11.536795" table:style-name="ce1">
            <text:p>11.536795</text:p>
          </table:table-cell>
          <table:table-cell office:value-type="float" office:value="97.682000000000002" table:style-name="ce1">
            <text:p>97.682</text:p>
          </table:table-cell>
          <table:table-cell office:value-type="float" office:value="14.021914499999999" table:style-name="ce1">
            <text:p>14.0219145</text:p>
          </table:table-cell>
          <table:table-cell office:value-type="float" office:value="97.266760000000005" table:style-name="ce1">
            <text:p>97.26676</text:p>
          </table:table-cell>
          <table:table-cell office:value-type="float" office:value="9.7249999999999996" table:style-name="ce1">
            <text:p>9.725</text:p>
          </table:table-cell>
          <table:table-cell office:value-type="float" office:value="324.86590000000001" table:style-name="ce1">
            <text:p>324.8659</text:p>
          </table:table-cell>
          <table:table-cell office:value-type="float" office:value="10.153878000000001" table:style-name="ce1">
            <text:p>10.153878</text:p>
          </table:table-cell>
          <table:table-cell office:value-type="float" office:value="342.53656000000001" table:style-name="ce1">
            <text:p>342.53656</text:p>
          </table:table-cell>
          <table:table-cell office:value-type="float" office:value="10.615449999999999" table:style-name="ce1">
            <text:p>10.61545</text:p>
          </table:table-cell>
          <table:table-cell office:value-type="float" office:value="356.54538000000002" table:style-name="ce1">
            <text:p>356.54538</text:p>
          </table:table-cell>
          <table:table-cell office:value-type="float" office:value="10.725" table:style-name="ce1">
            <text:p>10.725</text:p>
          </table:table-cell>
          <table:table-cell office:value-type="float" office:value="97.009399999999999" table:style-name="ce1">
            <text:p>97.0094</text:p>
          </table:table-cell>
          <table:table-cell office:value-type="float" office:value="20.191668" table:style-name="ce1">
            <text:p>20.191668</text:p>
          </table:table-cell>
          <table:table-cell office:value-type="float" office:value="178.85803000000001" table:style-name="ce1">
            <text:p>178.85803</text:p>
          </table:table-cell>
          <table:table-cell office:value-type="float" office:value="20.524999999999999" table:style-name="ce1">
            <text:p>20.525</text:p>
          </table:table-cell>
          <table:table-cell office:value-type="float" office:value="142.61105000000001" table:style-name="ce1">
            <text:p>142.61105</text:p>
          </table:table-cell>
          <table:table-cell office:value-type="float" office:value="20.907810000000001" table:style-name="ce1">
            <text:p>20.90781</text:p>
          </table:table-cell>
          <table:table-cell office:value-type="float" office:value="131.89315999999999" table:style-name="ce1">
            <text:p>131.89316</text:p>
          </table:table-cell>
          <table:table-cell office:value-type="float" office:value="21.445967" table:style-name="ce1">
            <text:p>21.445967</text:p>
          </table:table-cell>
          <table:table-cell office:value-type="float" office:value="158.66553999999999" table:style-name="ce1">
            <text:p>158.66554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1.291667" table:style-name="ce1">
            <text:p>11.291667</text:p>
          </table:table-cell>
          <table:table-cell office:value-type="float" office:value="307.06950000000001" table:style-name="ce1">
            <text:p>307.0695</text:p>
          </table:table-cell>
          <table:table-cell office:value-type="float" office:value="11.915122" table:style-name="ce1">
            <text:p>11.915122</text:p>
          </table:table-cell>
          <table:table-cell office:value-type="float" office:value="296.53046000000001" table:style-name="ce1">
            <text:p>296.53046</text:p>
          </table:table-cell>
          <table:table-cell office:value-type="float" office:value="12.540455" table:style-name="ce1">
            <text:p>12.540455</text:p>
          </table:table-cell>
          <table:table-cell office:value-type="float" office:value="285.56903" table:style-name="ce1">
            <text:p>285.56903</text:p>
          </table:table-cell>
          <table:table-cell office:value-type="float" office:value="12.291667" table:style-name="ce1">
            <text:p>12.291667</text:p>
          </table:table-cell>
          <table:table-cell office:value-type="float" office:value="144.31458000000001" table:style-name="ce1">
            <text:p>144.31458</text:p>
          </table:table-cell>
          <table:table-cell table:number-columns-repeated="16314"/>
        </table:table-row>
        <table:table-row table:style-name="ro1">
          <table:table-cell office:value-type="float" office:value="18.462313000000002" table:style-name="ce1">
            <text:p>18.462313</text:p>
          </table:table-cell>
          <table:table-cell office:value-type="float" office:value="201.11983000000001" table:style-name="ce1">
            <text:p>201.11983</text:p>
          </table:table-cell>
          <table:table-cell office:value-type="float" office:value="17.30911" table:style-name="ce1">
            <text:p>17.30911</text:p>
          </table:table-cell>
          <table:table-cell office:value-type="float" office:value="190.14940999999999" table:style-name="ce1">
            <text:p>190.14941</text:p>
          </table:table-cell>
          <table:table-cell office:value-type="float" office:value="19.044342" table:style-name="ce1">
            <text:p>19.044342</text:p>
          </table:table-cell>
          <table:table-cell office:value-type="float" office:value="108.3125" table:style-name="ce1">
            <text:p>108.3125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333334000000001" table:style-name="ce1">
            <text:p>21.333334</text:p>
          </table:table-cell>
          <table:table-cell office:value-type="float" office:value="183.50274999999999" table:style-name="ce1">
            <text:p>183.50275</text:p>
          </table:table-cell>
          <table:table-cell office:value-type="float" office:value="21.666665999999999" table:style-name="ce1">
            <text:p>21.666666</text:p>
          </table:table-cell>
          <table:table-cell office:value-type="float" office:value="172.77691999999999" table:style-name="ce1">
            <text:p>172.77692</text:p>
          </table:table-cell>
          <table:table-cell office:value-type="float" office:value="21.892966999999999" table:style-name="ce1">
            <text:p>21.892967</text:p>
          </table:table-cell>
          <table:table-cell office:value-type="float" office:value="162.81443999999999" table:style-name="ce1">
            <text:p>162.81444</text:p>
          </table:table-cell>
          <table:table-cell office:value-type="float" office:value="22.333334000000001" table:style-name="ce1">
            <text:p>22.333334</text:p>
          </table:table-cell>
          <table:table-cell office:value-type="float" office:value="151.45294000000001" table:style-name="ce1">
            <text:p>151.45294</text:p>
          </table:table-cell>
          <table:table-cell office:value-type="float" office:value="23.998139999999999" table:style-name="ce1">
            <text:p>23.99814</text:p>
          </table:table-cell>
          <table:table-cell office:value-type="float" office:value="98.674760000000006" table:style-name="ce1">
            <text:p>98.67476</text:p>
          </table:table-cell>
          <table:table-cell office:value-type="float" office:value="24" table:style-name="ce1">
            <text:p>24</text:p>
          </table:table-cell>
          <table:table-cell office:value-type="float" office:value="101.68758" table:style-name="ce1">
            <text:p>101.68758</text:p>
          </table:table-cell>
          <table:table-cell office:value-type="float" office:value="24" table:style-name="ce1">
            <text:p>24</text:p>
          </table:table-cell>
          <table:table-cell office:value-type="float" office:value="97.188890000000001" table:style-name="ce1">
            <text:p>97.18889</text:p>
          </table:table-cell>
          <table:table-cell office:value-type="float" office:value="24" table:style-name="ce1">
            <text:p>24</text:p>
          </table:table-cell>
          <table:table-cell office:value-type="float" office:value="97.05171" table:style-name="ce1">
            <text:p>97.05171</text:p>
          </table:table-cell>
          <table:table-cell office:value-type="float" office:value="15.257379" table:style-name="ce1">
            <text:p>15.257379</text:p>
          </table:table-cell>
          <table:table-cell office:value-type="float" office:value="181.05049" table:style-name="ce1">
            <text:p>181.05049</text:p>
          </table:table-cell>
          <table:table-cell office:value-type="float" office:value="17.128551000000002" table:style-name="ce1">
            <text:p>17.128551</text:p>
          </table:table-cell>
          <table:table-cell office:value-type="float" office:value="155.82525999999999" table:style-name="ce1">
            <text:p>155.82526</text:p>
          </table:table-cell>
          <table:table-cell office:value-type="float" office:value="13.506068000000001" table:style-name="ce1">
            <text:p>13.506068</text:p>
          </table:table-cell>
          <table:table-cell office:value-type="float" office:value="176.97963999999999" table:style-name="ce1">
            <text:p>176.97964</text:p>
          </table:table-cell>
          <table:table-cell office:value-type="float" office:value="16.007242000000002" table:style-name="ce1">
            <text:p>16.007242</text:p>
          </table:table-cell>
          <table:table-cell office:value-type="float" office:value="177.22672" table:style-name="ce1">
            <text:p>177.22672</text:p>
          </table:table-cell>
          <table:table-cell office:value-type="float" office:value="10.416667" table:style-name="ce1">
            <text:p>10.416667</text:p>
          </table:table-cell>
          <table:table-cell office:value-type="float" office:value="324.86590000000001" table:style-name="ce1">
            <text:p>324.8659</text:p>
          </table:table-cell>
          <table:table-cell office:value-type="float" office:value="10.456307000000001" table:style-name="ce1">
            <text:p>10.456307</text:p>
          </table:table-cell>
          <table:table-cell office:value-type="float" office:value="342.53656000000001" table:style-name="ce1">
            <text:p>342.53656</text:p>
          </table:table-cell>
          <table:table-cell office:value-type="float" office:value="11.037323000000001" table:style-name="ce1">
            <text:p>11.037323</text:p>
          </table:table-cell>
          <table:table-cell office:value-type="float" office:value="356.54538000000002" table:style-name="ce1">
            <text:p>356.54538</text:p>
          </table:table-cell>
          <table:table-cell office:value-type="float" office:value="11.416667" table:style-name="ce1">
            <text:p>11.416667</text:p>
          </table:table-cell>
          <table:table-cell office:value-type="float" office:value="369.19182999999998" table:style-name="ce1">
            <text:p>369.19183</text:p>
          </table:table-cell>
          <table:table-cell office:value-type="float" office:value="21.158332999999999" table:style-name="ce1">
            <text:p>21.158333</text:p>
          </table:table-cell>
          <table:table-cell office:value-type="float" office:value="178.85803000000001" table:style-name="ce1">
            <text:p>178.85803</text:p>
          </table:table-cell>
          <table:table-cell office:value-type="float" office:value="21.491667" table:style-name="ce1">
            <text:p>21.491667</text:p>
          </table:table-cell>
          <table:table-cell office:value-type="float" office:value="178.18118000000001" table:style-name="ce1">
            <text:p>178.18118</text:p>
          </table:table-cell>
          <table:table-cell office:value-type="float" office:value="21.824542999999998" table:style-name="ce1">
            <text:p>21.824543</text:p>
          </table:table-cell>
          <table:table-cell office:value-type="float" office:value="167.23827" table:style-name="ce1">
            <text:p>167.23827</text:p>
          </table:table-cell>
          <table:table-cell office:value-type="float" office:value="22.129196" table:style-name="ce1">
            <text:p>22.129196</text:p>
          </table:table-cell>
          <table:table-cell office:value-type="float" office:value="158.66553999999999" table:style-name="ce1">
            <text:p>158.66554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1.9" table:style-name="ce1">
            <text:p>11.9</text:p>
          </table:table-cell>
          <table:table-cell office:value-type="float" office:value="307.06950000000001" table:style-name="ce1">
            <text:p>307.0695</text:p>
          </table:table-cell>
          <table:table-cell office:value-type="float" office:value="12.022193" table:style-name="ce1">
            <text:p>12.022193</text:p>
          </table:table-cell>
          <table:table-cell office:value-type="float" office:value="296.53046000000001" table:style-name="ce1">
            <text:p>296.53046</text:p>
          </table:table-cell>
          <table:table-cell office:value-type="float" office:value="12.548467" table:style-name="ce1">
            <text:p>12.548467</text:p>
          </table:table-cell>
          <table:table-cell office:value-type="float" office:value="285.56903" table:style-name="ce1">
            <text:p>285.56903</text:p>
          </table:table-cell>
          <table:table-cell office:value-type="float" office:value="12.9" table:style-name="ce1">
            <text:p>12.9</text:p>
          </table:table-cell>
          <table:table-cell office:value-type="float" office:value="167.18433999999999" table:style-name="ce1">
            <text:p>167.18434</text:p>
          </table:table-cell>
          <table:table-cell table:number-columns-repeated="16314"/>
        </table:table-row>
        <table:table-row table:style-name="ro1">
          <table:table-cell office:value-type="float" office:value="19.016666000000001" table:style-name="ce1">
            <text:p>19.016666</text:p>
          </table:table-cell>
          <table:table-cell office:value-type="float" office:value="190.0498" table:style-name="ce1">
            <text:p>190.0498</text:p>
          </table:table-cell>
          <table:table-cell office:value-type="float" office:value="21.314748999999999" table:style-name="ce1">
            <text:p>21.314749</text:p>
          </table:table-cell>
          <table:table-cell office:value-type="float" office:value="179.07938999999999" table:style-name="ce1">
            <text:p>179.07939</text:p>
          </table:table-cell>
          <table:table-cell office:value-type="float" office:value="20.035102999999999" table:style-name="ce1">
            <text:p>20.035103</text:p>
          </table:table-cell>
          <table:table-cell office:value-type="float" office:value="97.242546000000004" table:style-name="ce1">
            <text:p>97.24254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" table:style-name="ce1">
            <text:p>23</text:p>
          </table:table-cell>
          <table:table-cell office:value-type="float" office:value="129.50275999999999" table:style-name="ce1">
            <text:p>129.50276</text:p>
          </table:table-cell>
          <table:table-cell office:value-type="float" office:value="23" table:style-name="ce1">
            <text:p>23</text:p>
          </table:table-cell>
          <table:table-cell office:value-type="float" office:value="129.57688999999999" table:style-name="ce1">
            <text:p>129.57689</text:p>
          </table:table-cell>
          <table:table-cell office:value-type="float" office:value="23" table:style-name="ce1">
            <text:p>23</text:p>
          </table:table-cell>
          <table:table-cell office:value-type="float" office:value="130.41443000000001" table:style-name="ce1">
            <text:p>130.41443</text:p>
          </table:table-cell>
          <table:table-cell office:value-type="float" office:value="23" table:style-name="ce1">
            <text:p>23</text:p>
          </table:table-cell>
          <table:table-cell office:value-type="float" office:value="129.85297" table:style-name="ce1">
            <text:p>129.8529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7.824999999999999" table:style-name="ce1">
            <text:p>17.825</text:p>
          </table:table-cell>
          <table:table-cell office:value-type="float" office:value="165.12047999999999" table:style-name="ce1">
            <text:p>165.12048</text:p>
          </table:table-cell>
          <table:table-cell office:value-type="float" office:value="18.166972999999999" table:style-name="ce1">
            <text:p>18.166973</text:p>
          </table:table-cell>
          <table:table-cell office:value-type="float" office:value="139.89525" table:style-name="ce1">
            <text:p>139.89525</text:p>
          </table:table-cell>
          <table:table-cell office:value-type="float" office:value="18.491667" table:style-name="ce1">
            <text:p>18.491667</text:p>
          </table:table-cell>
          <table:table-cell office:value-type="float" office:value="161.04964000000001" table:style-name="ce1">
            <text:p>161.04964</text:p>
          </table:table-cell>
          <table:table-cell office:value-type="float" office:value="18.824999999999999" table:style-name="ce1">
            <text:p>18.825</text:p>
          </table:table-cell>
          <table:table-cell office:value-type="float" office:value="161.29669999999999" table:style-name="ce1">
            <text:p>161.2967</text:p>
          </table:table-cell>
          <table:table-cell office:value-type="float" office:value="17.464424000000001" table:style-name="ce1">
            <text:p>17.464424</text:p>
          </table:table-cell>
          <table:table-cell office:value-type="float" office:value="101.84593" table:style-name="ce1">
            <text:p>101.84593</text:p>
          </table:table-cell>
          <table:table-cell office:value-type="float" office:value="17.633333" table:style-name="ce1">
            <text:p>17.633333</text:p>
          </table:table-cell>
          <table:table-cell office:value-type="float" office:value="119.51655599999999" table:style-name="ce1">
            <text:p>119.516556</text:p>
          </table:table-cell>
          <table:table-cell office:value-type="float" office:value="17.966667000000001" table:style-name="ce1">
            <text:p>17.966667</text:p>
          </table:table-cell>
          <table:table-cell office:value-type="float" office:value="133.52534" table:style-name="ce1">
            <text:p>133.52534</text:p>
          </table:table-cell>
          <table:table-cell office:value-type="float" office:value="18.467881999999999" table:style-name="ce1">
            <text:p>18.467882</text:p>
          </table:table-cell>
          <table:table-cell office:value-type="float" office:value="146.17186000000001" table:style-name="ce1">
            <text:p>146.17186</text:p>
          </table:table-cell>
          <table:table-cell office:value-type="float" office:value="22.691668" table:style-name="ce1">
            <text:p>22.691668</text:p>
          </table:table-cell>
          <table:table-cell office:value-type="float" office:value="129.17797999999999" table:style-name="ce1">
            <text:p>129.17798</text:p>
          </table:table-cell>
          <table:table-cell office:value-type="float" office:value="23.000025000000001" table:style-name="ce1">
            <text:p>23.000025</text:p>
          </table:table-cell>
          <table:table-cell office:value-type="float" office:value="129.31119000000001" table:style-name="ce1">
            <text:p>129.31119</text:p>
          </table:table-cell>
          <table:table-cell office:value-type="float" office:value="23.000132000000001" table:style-name="ce1">
            <text:p>23.000132</text:p>
          </table:table-cell>
          <table:table-cell office:value-type="float" office:value="129.16829000000001" table:style-name="ce1">
            <text:p>129.16829</text:p>
          </table:table-cell>
          <table:table-cell office:value-type="float" office:value="23" table:style-name="ce1">
            <text:p>23</text:p>
          </table:table-cell>
          <table:table-cell office:value-type="float" office:value="131.39552" table:style-name="ce1">
            <text:p>131.3955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2.508333" table:style-name="ce1">
            <text:p>12.508333</text:p>
          </table:table-cell>
          <table:table-cell office:value-type="float" office:value="287.35946999999999" table:style-name="ce1">
            <text:p>287.35947</text:p>
          </table:table-cell>
          <table:table-cell office:value-type="float" office:value="12.841666" table:style-name="ce1">
            <text:p>12.841666</text:p>
          </table:table-cell>
          <table:table-cell office:value-type="float" office:value="276.82047" table:style-name="ce1">
            <text:p>276.82047</text:p>
          </table:table-cell>
          <table:table-cell office:value-type="float" office:value="13.279622" table:style-name="ce1">
            <text:p>13.279622</text:p>
          </table:table-cell>
          <table:table-cell office:value-type="float" office:value="265.85899999999998" table:style-name="ce1">
            <text:p>265.859</text:p>
          </table:table-cell>
          <table:table-cell office:value-type="float" office:value="13.508333" table:style-name="ce1">
            <text:p>13.508333</text:p>
          </table:table-cell>
          <table:table-cell office:value-type="float" office:value="147.47433000000001" table:style-name="ce1">
            <text:p>147.47433</text:p>
          </table:table-cell>
          <table:table-cell table:number-columns-repeated="16314"/>
        </table:table-row>
        <table:table-row table:style-name="ro1">
          <table:table-cell office:value-type="float" office:value="21.125" table:style-name="ce1">
            <text:p>21.125</text:p>
          </table:table-cell>
          <table:table-cell office:value-type="float" office:value="190.0498" table:style-name="ce1">
            <text:p>190.0498</text:p>
          </table:table-cell>
          <table:table-cell office:value-type="float" office:value="21.400724" table:style-name="ce1">
            <text:p>21.400724</text:p>
          </table:table-cell>
          <table:table-cell office:value-type="float" office:value="179.07938999999999" table:style-name="ce1">
            <text:p>179.07939</text:p>
          </table:table-cell>
          <table:table-cell office:value-type="float" office:value="21.765293" table:style-name="ce1">
            <text:p>21.765293</text:p>
          </table:table-cell>
          <table:table-cell office:value-type="float" office:value="168.31415000000001" table:style-name="ce1">
            <text:p>168.31415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50275999999999" table:style-name="ce1">
            <text:p>129.50276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57688999999999" table:style-name="ce1">
            <text:p>129.57689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30.41443000000001" table:style-name="ce1">
            <text:p>130.41443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85297" table:style-name="ce1">
            <text:p>129.8529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8.491667" table:style-name="ce1">
            <text:p>18.491667</text:p>
          </table:table-cell>
          <table:table-cell office:value-type="float" office:value="165.12047999999999" table:style-name="ce1">
            <text:p>165.12048</text:p>
          </table:table-cell>
          <table:table-cell office:value-type="float" office:value="18.719964999999998" table:style-name="ce1">
            <text:p>18.719965</text:p>
          </table:table-cell>
          <table:table-cell office:value-type="float" office:value="161.15514999999999" table:style-name="ce1">
            <text:p>161.15515</text:p>
          </table:table-cell>
          <table:table-cell office:value-type="float" office:value="19.158332999999999" table:style-name="ce1">
            <text:p>19.158333</text:p>
          </table:table-cell>
          <table:table-cell office:value-type="float" office:value="161.04964000000001" table:style-name="ce1">
            <text:p>161.04964</text:p>
          </table:table-cell>
          <table:table-cell office:value-type="float" office:value="19.491667" table:style-name="ce1">
            <text:p>19.491667</text:p>
          </table:table-cell>
          <table:table-cell office:value-type="float" office:value="161.29669999999999" table:style-name="ce1">
            <text:p>161.2967</text:p>
          </table:table-cell>
          <table:table-cell office:value-type="float" office:value="17.998139999999999" table:style-name="ce1">
            <text:p>17.99814</text:p>
          </table:table-cell>
          <table:table-cell office:value-type="float" office:value="125.54797000000001" table:style-name="ce1">
            <text:p>125.54797</text:p>
          </table:table-cell>
          <table:table-cell office:value-type="float" office:value="18.433332" table:style-name="ce1">
            <text:p>18.433332</text:p>
          </table:table-cell>
          <table:table-cell office:value-type="float" office:value="119.51655599999999" table:style-name="ce1">
            <text:p>119.516556</text:p>
          </table:table-cell>
          <table:table-cell office:value-type="float" office:value="18.766666000000001" table:style-name="ce1">
            <text:p>18.766666</text:p>
          </table:table-cell>
          <table:table-cell office:value-type="float" office:value="133.52534" table:style-name="ce1">
            <text:p>133.52534</text:p>
          </table:table-cell>
          <table:table-cell office:value-type="float" office:value="18.71536" table:style-name="ce1">
            <text:p>18.71536</text:p>
          </table:table-cell>
          <table:table-cell office:value-type="float" office:value="146.17186000000001" table:style-name="ce1">
            <text:p>146.17186</text:p>
          </table:table-cell>
          <table:table-cell office:value-type="float" office:value="23" table:style-name="ce1">
            <text:p>23</text:p>
          </table:table-cell>
          <table:table-cell office:value-type="float" office:value="129.17797999999999" table:style-name="ce1">
            <text:p>129.17798</text:p>
          </table:table-cell>
          <table:table-cell office:value-type="float" office:value="23.000928999999999" table:style-name="ce1">
            <text:p>23.000929</text:p>
          </table:table-cell>
          <table:table-cell office:value-type="float" office:value="129.31119000000001" table:style-name="ce1">
            <text:p>129.31119</text:p>
          </table:table-cell>
          <table:table-cell office:value-type="float" office:value="23.00094" table:style-name="ce1">
            <text:p>23.00094</text:p>
          </table:table-cell>
          <table:table-cell office:value-type="float" office:value="129.16829000000001" table:style-name="ce1">
            <text:p>129.16829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31.39552" table:style-name="ce1">
            <text:p>131.3955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3.175000000000001" table:style-name="ce1">
            <text:p>13.175</text:p>
          </table:table-cell>
          <table:table-cell office:value-type="float" office:value="287.35946999999999" table:style-name="ce1">
            <text:p>287.35947</text:p>
          </table:table-cell>
          <table:table-cell office:value-type="float" office:value="13.508333" table:style-name="ce1">
            <text:p>13.508333</text:p>
          </table:table-cell>
          <table:table-cell office:value-type="float" office:value="276.82047" table:style-name="ce1">
            <text:p>276.82047</text:p>
          </table:table-cell>
          <table:table-cell office:value-type="float" office:value="13.390293" table:style-name="ce1">
            <text:p>13.390293</text:p>
          </table:table-cell>
          <table:table-cell office:value-type="float" office:value="265.85899999999998" table:style-name="ce1">
            <text:p>265.859</text:p>
          </table:table-cell>
          <table:table-cell office:value-type="float" office:value="14.175000000000001" table:style-name="ce1">
            <text:p>14.175</text:p>
          </table:table-cell>
          <table:table-cell office:value-type="float" office:value="147.47433000000001" table:style-name="ce1">
            <text:p>147.47433</text:p>
          </table:table-cell>
          <table:table-cell table:number-columns-repeated="1631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9.2998" table:style-name="ce1">
            <text:p>129.2998</text:p>
          </table:table-cell>
          <table:table-cell office:value-type="float" office:value="23" table:style-name="ce1">
            <text:p>23</text:p>
          </table:table-cell>
          <table:table-cell office:value-type="float" office:value="129.12941000000001" table:style-name="ce1">
            <text:p>129.12941</text:p>
          </table:table-cell>
          <table:table-cell office:value-type="float" office:value="23" table:style-name="ce1">
            <text:p>23</text:p>
          </table:table-cell>
          <table:table-cell office:value-type="float" office:value="129.16412" table:style-name="ce1">
            <text:p>129.1641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37276" table:style-name="ce1">
            <text:p>97.37276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446883999999997" table:style-name="ce1">
            <text:p>97.446884</text:p>
          </table:table-cell>
          <table:table-cell office:value-type="float" office:value="23.992032999999999" table:style-name="ce1">
            <text:p>23.992033</text:p>
          </table:table-cell>
          <table:table-cell office:value-type="float" office:value="98.284424000000001" table:style-name="ce1">
            <text:p>98.284424</text:p>
          </table:table-cell>
          <table:table-cell office:value-type="float" office:value="23.993953999999999" table:style-name="ce1">
            <text:p>23.993954</text:p>
          </table:table-cell>
          <table:table-cell office:value-type="float" office:value="97.72296" table:style-name="ce1">
            <text:p>97.7229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066668" table:style-name="ce1">
            <text:p>19.066668</text:p>
          </table:table-cell>
          <table:table-cell office:value-type="float" office:value="146.49046000000001" table:style-name="ce1">
            <text:p>146.49046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142.52519000000001" table:style-name="ce1">
            <text:p>142.52519</text:p>
          </table:table-cell>
          <table:table-cell office:value-type="float" office:value="20.300689999999999" table:style-name="ce1">
            <text:p>20.30069</text:p>
          </table:table-cell>
          <table:table-cell office:value-type="float" office:value="142.41962000000001" table:style-name="ce1">
            <text:p>142.41962</text:p>
          </table:table-cell>
          <table:table-cell office:value-type="float" office:value="20.066668" table:style-name="ce1">
            <text:p>20.066668</text:p>
          </table:table-cell>
          <table:table-cell office:value-type="float" office:value="142.66668999999999" table:style-name="ce1">
            <text:p>142.66669</text:p>
          </table:table-cell>
          <table:table-cell office:value-type="float" office:value="18.547160000000002" table:style-name="ce1">
            <text:p>18.54716</text:p>
          </table:table-cell>
          <table:table-cell office:value-type="float" office:value="111.23801" table:style-name="ce1">
            <text:p>111.23801</text:p>
          </table:table-cell>
          <table:table-cell office:value-type="float" office:value="18.875" table:style-name="ce1">
            <text:p>18.875</text:p>
          </table:table-cell>
          <table:table-cell office:value-type="float" office:value="105.20653" table:style-name="ce1">
            <text:p>105.20653</text:p>
          </table:table-cell>
          <table:table-cell office:value-type="float" office:value="19.42869" table:style-name="ce1">
            <text:p>19.42869</text:p>
          </table:table-cell>
          <table:table-cell office:value-type="float" office:value="119.21532000000001" table:style-name="ce1">
            <text:p>119.21532</text:p>
          </table:table-cell>
          <table:table-cell office:value-type="float" office:value="19.541665999999999" table:style-name="ce1">
            <text:p>19.541666</text:p>
          </table:table-cell>
          <table:table-cell office:value-type="float" office:value="131.86189999999999" table:style-name="ce1">
            <text:p>131.8619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047970000000007" table:style-name="ce1">
            <text:p>97.04797</text:p>
          </table:table-cell>
          <table:table-cell office:value-type="float" office:value="23.991720000000001" table:style-name="ce1">
            <text:p>23.99172</text:p>
          </table:table-cell>
          <table:table-cell office:value-type="float" office:value="97.181179999999998" table:style-name="ce1">
            <text:p>97.18118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038284000000004" table:style-name="ce1">
            <text:p>97.038284</text:p>
          </table:table-cell>
          <table:table-cell office:value-type="float" office:value="23.997966999999999" table:style-name="ce1">
            <text:p>23.997967</text:p>
          </table:table-cell>
          <table:table-cell office:value-type="float" office:value="99.265519999999995" table:style-name="ce1">
            <text:p>99.2655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3.758333" table:style-name="ce1">
            <text:p>13.758333</text:p>
          </table:table-cell>
          <table:table-cell office:value-type="float" office:value="268.45947000000001" table:style-name="ce1">
            <text:p>268.45947</text:p>
          </table:table-cell>
          <table:table-cell office:value-type="float" office:value="14.091666" table:style-name="ce1">
            <text:p>14.091666</text:p>
          </table:table-cell>
          <table:table-cell office:value-type="float" office:value="257.92047000000002" table:style-name="ce1">
            <text:p>257.92047</text:p>
          </table:table-cell>
          <table:table-cell office:value-type="float" office:value="14.425000000000001" table:style-name="ce1">
            <text:p>14.425</text:p>
          </table:table-cell>
          <table:table-cell office:value-type="float" office:value="246.95898" table:style-name="ce1">
            <text:p>246.95898</text:p>
          </table:table-cell>
          <table:table-cell office:value-type="float" office:value="14.759964" table:style-name="ce1">
            <text:p>14.759964</text:p>
          </table:table-cell>
          <table:table-cell office:value-type="float" office:value="128.57434000000001" table:style-name="ce1">
            <text:p>128.57434</text:p>
          </table:table-cell>
          <table:table-cell table:number-columns-repeated="16314"/>
        </table:table-row>
        <table:table-row table:style-name="ro1">
          <table:table-cell office:value-type="float" office:value="23.001000000000001" table:style-name="ce1">
            <text:p>23.001</text:p>
          </table:table-cell>
          <table:table-cell office:value-type="float" office:value="129.2998" table:style-name="ce1">
            <text:p>129.2998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12941000000001" table:style-name="ce1">
            <text:p>129.12941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16412" table:style-name="ce1">
            <text:p>129.1641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4" table:style-name="ce1">
            <text:p>24</text:p>
          </table:table-cell>
          <table:table-cell office:value-type="float" office:value="97.37276" table:style-name="ce1">
            <text:p>97.37276</text:p>
          </table:table-cell>
          <table:table-cell office:value-type="float" office:value="24" table:style-name="ce1">
            <text:p>24</text:p>
          </table:table-cell>
          <table:table-cell office:value-type="float" office:value="97.446883999999997" table:style-name="ce1">
            <text:p>97.446884</text:p>
          </table:table-cell>
          <table:table-cell office:value-type="float" office:value="23.999884000000002" table:style-name="ce1">
            <text:p>23.999884</text:p>
          </table:table-cell>
          <table:table-cell office:value-type="float" office:value="98.284424000000001" table:style-name="ce1">
            <text:p>98.284424</text:p>
          </table:table-cell>
          <table:table-cell office:value-type="float" office:value="23.997046000000001" table:style-name="ce1">
            <text:p>23.997046</text:p>
          </table:table-cell>
          <table:table-cell office:value-type="float" office:value="97.72296" table:style-name="ce1">
            <text:p>97.7229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716667000000001" table:style-name="ce1">
            <text:p>19.716667</text:p>
          </table:table-cell>
          <table:table-cell office:value-type="float" office:value="146.49046000000001" table:style-name="ce1">
            <text:p>146.49046</text:p>
          </table:table-cell>
          <table:table-cell office:value-type="float" office:value="20.05" table:style-name="ce1">
            <text:p>20.05</text:p>
          </table:table-cell>
          <table:table-cell office:value-type="float" office:value="142.52519000000001" table:style-name="ce1">
            <text:p>142.52519</text:p>
          </table:table-cell>
          <table:table-cell office:value-type="float" office:value="20.354586000000001" table:style-name="ce1">
            <text:p>20.354586</text:p>
          </table:table-cell>
          <table:table-cell office:value-type="float" office:value="142.41962000000001" table:style-name="ce1">
            <text:p>142.41962</text:p>
          </table:table-cell>
          <table:table-cell office:value-type="float" office:value="20.716667000000001" table:style-name="ce1">
            <text:p>20.716667</text:p>
          </table:table-cell>
          <table:table-cell office:value-type="float" office:value="142.66668999999999" table:style-name="ce1">
            <text:p>142.66669</text:p>
          </table:table-cell>
          <table:table-cell office:value-type="float" office:value="19.145738999999999" table:style-name="ce1">
            <text:p>19.145739</text:p>
          </table:table-cell>
          <table:table-cell office:value-type="float" office:value="136.81542999999999" table:style-name="ce1">
            <text:p>136.81543</text:p>
          </table:table-cell>
          <table:table-cell office:value-type="float" office:value="19.591667000000001" table:style-name="ce1">
            <text:p>19.591667</text:p>
          </table:table-cell>
          <table:table-cell office:value-type="float" office:value="105.20653" table:style-name="ce1">
            <text:p>105.20653</text:p>
          </table:table-cell>
          <table:table-cell office:value-type="float" office:value="19.501733999999999" table:style-name="ce1">
            <text:p>19.501734</text:p>
          </table:table-cell>
          <table:table-cell office:value-type="float" office:value="119.21532000000001" table:style-name="ce1">
            <text:p>119.21532</text:p>
          </table:table-cell>
          <table:table-cell office:value-type="float" office:value="20.258333" table:style-name="ce1">
            <text:p>20.258333</text:p>
          </table:table-cell>
          <table:table-cell office:value-type="float" office:value="131.86189999999999" table:style-name="ce1">
            <text:p>131.8619</text:p>
          </table:table-cell>
          <table:table-cell office:value-type="float" office:value="24" table:style-name="ce1">
            <text:p>24</text:p>
          </table:table-cell>
          <table:table-cell office:value-type="float" office:value="97.047970000000007" table:style-name="ce1">
            <text:p>97.04797</text:p>
          </table:table-cell>
          <table:table-cell office:value-type="float" office:value="23.997710999999999" table:style-name="ce1">
            <text:p>23.997711</text:p>
          </table:table-cell>
          <table:table-cell office:value-type="float" office:value="97.181179999999998" table:style-name="ce1">
            <text:p>97.18118</text:p>
          </table:table-cell>
          <table:table-cell office:value-type="float" office:value="24" table:style-name="ce1">
            <text:p>24</text:p>
          </table:table-cell>
          <table:table-cell office:value-type="float" office:value="97.038284000000004" table:style-name="ce1">
            <text:p>97.038284</text:p>
          </table:table-cell>
          <table:table-cell office:value-type="float" office:value="23.999988999999999" table:style-name="ce1">
            <text:p>23.999989</text:p>
          </table:table-cell>
          <table:table-cell office:value-type="float" office:value="99.265519999999995" table:style-name="ce1">
            <text:p>99.2655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4.441667000000001" table:style-name="ce1">
            <text:p>14.441667</text:p>
          </table:table-cell>
          <table:table-cell office:value-type="float" office:value="268.45947000000001" table:style-name="ce1">
            <text:p>268.45947</text:p>
          </table:table-cell>
          <table:table-cell office:value-type="float" office:value="14.775" table:style-name="ce1">
            <text:p>14.775</text:p>
          </table:table-cell>
          <table:table-cell office:value-type="float" office:value="257.92047000000002" table:style-name="ce1">
            <text:p>257.92047</text:p>
          </table:table-cell>
          <table:table-cell office:value-type="float" office:value="15.108333999999999" table:style-name="ce1">
            <text:p>15.108334</text:p>
          </table:table-cell>
          <table:table-cell office:value-type="float" office:value="246.95898" table:style-name="ce1">
            <text:p>246.95898</text:p>
          </table:table-cell>
          <table:table-cell office:value-type="float" office:value="15.388641" table:style-name="ce1">
            <text:p>15.388641</text:p>
          </table:table-cell>
          <table:table-cell office:value-type="float" office:value="153.69481999999999" table:style-name="ce1">
            <text:p>153.69482</text:p>
          </table:table-cell>
          <table:table-cell table:number-columns-repeated="16314"/>
        </table:table-row>
        <table:table-row table:style-name="ro1">
          <table:table-cell office:value-type="float" office:value="23.991667" table:style-name="ce1">
            <text:p>23.991667</text:p>
          </table:table-cell>
          <table:table-cell office:value-type="float" office:value="97.169799999999995" table:style-name="ce1">
            <text:p>97.1698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6.999404999999996" table:style-name="ce1">
            <text:p>96.999405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034120000000001" table:style-name="ce1">
            <text:p>97.0341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0.122425" table:style-name="ce1">
            <text:p>20.122425</text:p>
          </table:table-cell>
          <table:table-cell office:value-type="float" office:value="135.15045000000001" table:style-name="ce1">
            <text:p>135.15045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131.18518" table:style-name="ce1">
            <text:p>131.18518</text:p>
          </table:table-cell>
          <table:table-cell office:value-type="float" office:value="20.733333999999999" table:style-name="ce1">
            <text:p>20.733334</text:p>
          </table:table-cell>
          <table:table-cell office:value-type="float" office:value="131.0796" table:style-name="ce1">
            <text:p>131.0796</text:p>
          </table:table-cell>
          <table:table-cell office:value-type="float" office:value="21.238157000000001" table:style-name="ce1">
            <text:p>21.238157</text:p>
          </table:table-cell>
          <table:table-cell office:value-type="float" office:value="131.32668000000001" table:style-name="ce1">
            <text:p>131.32668</text:p>
          </table:table-cell>
          <table:table-cell office:value-type="float" office:value="19.441668" table:style-name="ce1">
            <text:p>19.441668</text:p>
          </table:table-cell>
          <table:table-cell office:value-type="float" office:value="130.87540000000001" table:style-name="ce1">
            <text:p>130.8754</text:p>
          </table:table-cell>
          <table:table-cell office:value-type="float" office:value="19.774999999999999" table:style-name="ce1">
            <text:p>19.775</text:p>
          </table:table-cell>
          <table:table-cell office:value-type="float" office:value="99.266555999999994" table:style-name="ce1">
            <text:p>99.266556</text:p>
          </table:table-cell>
          <table:table-cell office:value-type="float" office:value="20.108333999999999" table:style-name="ce1">
            <text:p>20.108334</text:p>
          </table:table-cell>
          <table:table-cell office:value-type="float" office:value="113.27528" table:style-name="ce1">
            <text:p>113.27528</text:p>
          </table:table-cell>
          <table:table-cell office:value-type="float" office:value="20.474667" table:style-name="ce1">
            <text:p>20.474667</text:p>
          </table:table-cell>
          <table:table-cell office:value-type="float" office:value="125.92186" table:style-name="ce1">
            <text:p>125.9218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5.033334" table:style-name="ce1">
            <text:p>15.033334</text:p>
          </table:table-cell>
          <table:table-cell office:value-type="float" office:value="249.28945999999999" table:style-name="ce1">
            <text:p>249.28946</text:p>
          </table:table-cell>
          <table:table-cell office:value-type="float" office:value="15.366667" table:style-name="ce1">
            <text:p>15.366667</text:p>
          </table:table-cell>
          <table:table-cell office:value-type="float" office:value="238.75046" table:style-name="ce1">
            <text:p>238.75046</text:p>
          </table:table-cell>
          <table:table-cell office:value-type="float" office:value="16.254719999999999" table:style-name="ce1">
            <text:p>16.25472</text:p>
          </table:table-cell>
          <table:table-cell office:value-type="float" office:value="227.78899999999999" table:style-name="ce1">
            <text:p>227.789</text:p>
          </table:table-cell>
          <table:table-cell office:value-type="float" office:value="16.033332999999999" table:style-name="ce1">
            <text:p>16.033333</text:p>
          </table:table-cell>
          <table:table-cell office:value-type="float" office:value="134.52484000000001" table:style-name="ce1">
            <text:p>134.52484</text:p>
          </table:table-cell>
          <table:table-cell table:number-columns-repeated="1631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7.169799999999995" table:style-name="ce1">
            <text:p>97.1698</text:p>
          </table:table-cell>
          <table:table-cell office:value-type="float" office:value="24" table:style-name="ce1">
            <text:p>24</text:p>
          </table:table-cell>
          <table:table-cell office:value-type="float" office:value="96.999404999999996" table:style-name="ce1">
            <text:p>96.999405</text:p>
          </table:table-cell>
          <table:table-cell office:value-type="float" office:value="24" table:style-name="ce1">
            <text:p>24</text:p>
          </table:table-cell>
          <table:table-cell office:value-type="float" office:value="97.034120000000001" table:style-name="ce1">
            <text:p>97.0341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0.417614" table:style-name="ce1">
            <text:p>20.417614</text:p>
          </table:table-cell>
          <table:table-cell office:value-type="float" office:value="135.15045000000001" table:style-name="ce1">
            <text:p>135.15045</text:p>
          </table:table-cell>
          <table:table-cell office:value-type="float" office:value="20.8" table:style-name="ce1">
            <text:p>20.8</text:p>
          </table:table-cell>
          <table:table-cell office:value-type="float" office:value="131.18518" table:style-name="ce1">
            <text:p>131.18518</text:p>
          </table:table-cell>
          <table:table-cell office:value-type="float" office:value="21.133333" table:style-name="ce1">
            <text:p>21.133333</text:p>
          </table:table-cell>
          <table:table-cell office:value-type="float" office:value="131.0796" table:style-name="ce1">
            <text:p>131.0796</text:p>
          </table:table-cell>
          <table:table-cell office:value-type="float" office:value="21.446870000000001" table:style-name="ce1">
            <text:p>21.44687</text:p>
          </table:table-cell>
          <table:table-cell office:value-type="float" office:value="131.32668000000001" table:style-name="ce1">
            <text:p>131.32668</text:p>
          </table:table-cell>
          <table:table-cell office:value-type="float" office:value="19.816668" table:style-name="ce1">
            <text:p>19.816668</text:p>
          </table:table-cell>
          <table:table-cell office:value-type="float" office:value="130.87540000000001" table:style-name="ce1">
            <text:p>130.8754</text:p>
          </table:table-cell>
          <table:table-cell office:value-type="float" office:value="20.149999999999999" table:style-name="ce1">
            <text:p>20.15</text:p>
          </table:table-cell>
          <table:table-cell office:value-type="float" office:value="99.266555999999994" table:style-name="ce1">
            <text:p>99.266556</text:p>
          </table:table-cell>
          <table:table-cell office:value-type="float" office:value="20.483333999999999" table:style-name="ce1">
            <text:p>20.483334</text:p>
          </table:table-cell>
          <table:table-cell office:value-type="float" office:value="113.27528" table:style-name="ce1">
            <text:p>113.27528</text:p>
          </table:table-cell>
          <table:table-cell office:value-type="float" office:value="20.495476" table:style-name="ce1">
            <text:p>20.495476</text:p>
          </table:table-cell>
          <table:table-cell office:value-type="float" office:value="125.92186" table:style-name="ce1">
            <text:p>125.9218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5.691667000000001" table:style-name="ce1">
            <text:p>15.691667</text:p>
          </table:table-cell>
          <table:table-cell office:value-type="float" office:value="249.28945999999999" table:style-name="ce1">
            <text:p>249.28946</text:p>
          </table:table-cell>
          <table:table-cell office:value-type="float" office:value="16.024999999999999" table:style-name="ce1">
            <text:p>16.025</text:p>
          </table:table-cell>
          <table:table-cell office:value-type="float" office:value="238.75046" table:style-name="ce1">
            <text:p>238.75046</text:p>
          </table:table-cell>
          <table:table-cell office:value-type="float" office:value="16.276544999999999" table:style-name="ce1">
            <text:p>16.276545</text:p>
          </table:table-cell>
          <table:table-cell office:value-type="float" office:value="227.78899999999999" table:style-name="ce1">
            <text:p>227.789</text:p>
          </table:table-cell>
          <table:table-cell office:value-type="float" office:value="16.691668" table:style-name="ce1">
            <text:p>16.691668</text:p>
          </table:table-cell>
          <table:table-cell office:value-type="float" office:value="134.52484000000001" table:style-name="ce1">
            <text:p>134.52484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0.524999999999999" table:style-name="ce1">
            <text:p>20.525</text:p>
          </table:table-cell>
          <table:table-cell office:value-type="float" office:value="133.26048" table:style-name="ce1">
            <text:p>133.26048</text:p>
          </table:table-cell>
          <table:table-cell office:value-type="float" office:value="20.858333999999999" table:style-name="ce1">
            <text:p>20.858334</text:p>
          </table:table-cell>
          <table:table-cell office:value-type="float" office:value="129.29515000000001" table:style-name="ce1">
            <text:p>129.29515</text:p>
          </table:table-cell>
          <table:table-cell office:value-type="float" office:value="22.670794999999998" table:style-name="ce1">
            <text:p>22.670795</text:p>
          </table:table-cell>
          <table:table-cell office:value-type="float" office:value="129.18958000000001" table:style-name="ce1">
            <text:p>129.18958</text:p>
          </table:table-cell>
          <table:table-cell office:value-type="float" office:value="21.524999999999999" table:style-name="ce1">
            <text:p>21.525</text:p>
          </table:table-cell>
          <table:table-cell office:value-type="float" office:value="129.4367" table:style-name="ce1">
            <text:p>129.4367</text:p>
          </table:table-cell>
          <table:table-cell office:value-type="float" office:value="21.858429000000001" table:style-name="ce1">
            <text:p>21.858429</text:p>
          </table:table-cell>
          <table:table-cell office:value-type="float" office:value="129.25541999999999" table:style-name="ce1">
            <text:p>129.25542</text:p>
          </table:table-cell>
          <table:table-cell office:value-type="float" office:value="21.908638" table:style-name="ce1">
            <text:p>21.908638</text:p>
          </table:table-cell>
          <table:table-cell office:value-type="float" office:value="97.646514999999994" table:style-name="ce1">
            <text:p>97.646515</text:p>
          </table:table-cell>
          <table:table-cell office:value-type="float" office:value="21.778663999999999" table:style-name="ce1">
            <text:p>21.778664</text:p>
          </table:table-cell>
          <table:table-cell office:value-type="float" office:value="111.65531" table:style-name="ce1">
            <text:p>111.65531</text:p>
          </table:table-cell>
          <table:table-cell office:value-type="float" office:value="22.377872" table:style-name="ce1">
            <text:p>22.377872</text:p>
          </table:table-cell>
          <table:table-cell office:value-type="float" office:value="124.30189" table:style-name="ce1">
            <text:p>124.30189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6.25" table:style-name="ce1">
            <text:p>16.25</text:p>
          </table:table-cell>
          <table:table-cell office:value-type="float" office:value="231.19945999999999" table:style-name="ce1">
            <text:p>231.19946</text:p>
          </table:table-cell>
          <table:table-cell office:value-type="float" office:value="17.261869999999998" table:style-name="ce1">
            <text:p>17.26187</text:p>
          </table:table-cell>
          <table:table-cell office:value-type="float" office:value="220.66042999999999" table:style-name="ce1">
            <text:p>220.66043</text:p>
          </table:table-cell>
          <table:table-cell office:value-type="float" office:value="17.164103000000001" table:style-name="ce1">
            <text:p>17.164103</text:p>
          </table:table-cell>
          <table:table-cell office:value-type="float" office:value="209.69904" table:style-name="ce1">
            <text:p>209.69904</text:p>
          </table:table-cell>
          <table:table-cell office:value-type="float" office:value="17.377188" table:style-name="ce1">
            <text:p>17.377188</text:p>
          </table:table-cell>
          <table:table-cell office:value-type="float" office:value="116.43487" table:style-name="ce1">
            <text:p>116.43487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" table:style-name="ce1">
            <text:p>23</text:p>
          </table:table-cell>
          <table:table-cell office:value-type="float" office:value="133.26048" table:style-name="ce1">
            <text:p>133.26048</text:p>
          </table:table-cell>
          <table:table-cell office:value-type="float" office:value="23" table:style-name="ce1">
            <text:p>23</text:p>
          </table:table-cell>
          <table:table-cell office:value-type="float" office:value="129.29515000000001" table:style-name="ce1">
            <text:p>129.29515</text:p>
          </table:table-cell>
          <table:table-cell office:value-type="float" office:value="22.718567" table:style-name="ce1">
            <text:p>22.718567</text:p>
          </table:table-cell>
          <table:table-cell office:value-type="float" office:value="129.18958000000001" table:style-name="ce1">
            <text:p>129.18958</text:p>
          </table:table-cell>
          <table:table-cell office:value-type="float" office:value="23" table:style-name="ce1">
            <text:p>23</text:p>
          </table:table-cell>
          <table:table-cell office:value-type="float" office:value="129.4367" table:style-name="ce1">
            <text:p>129.4367</text:p>
          </table:table-cell>
          <table:table-cell office:value-type="float" office:value="21.952856000000001" table:style-name="ce1">
            <text:p>21.952856</text:p>
          </table:table-cell>
          <table:table-cell office:value-type="float" office:value="129.25541999999999" table:style-name="ce1">
            <text:p>129.25542</text:p>
          </table:table-cell>
          <table:table-cell office:value-type="float" office:value="22.617858999999999" table:style-name="ce1">
            <text:p>22.617859</text:p>
          </table:table-cell>
          <table:table-cell office:value-type="float" office:value="129.16123999999999" table:style-name="ce1">
            <text:p>129.16124</text:p>
          </table:table-cell>
          <table:table-cell office:value-type="float" office:value="22.184529999999999" table:style-name="ce1">
            <text:p>22.18453</text:p>
          </table:table-cell>
          <table:table-cell office:value-type="float" office:value="129.24063000000001" table:style-name="ce1">
            <text:p>129.24063</text:p>
          </table:table-cell>
          <table:table-cell office:value-type="float" office:value="22.492871999999998" table:style-name="ce1">
            <text:p>22.492872</text:p>
          </table:table-cell>
          <table:table-cell office:value-type="float" office:value="129.16909999999999" table:style-name="ce1">
            <text:p>129.169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7.024999999999999" table:style-name="ce1">
            <text:p>17.025</text:p>
          </table:table-cell>
          <table:table-cell office:value-type="float" office:value="231.19945999999999" table:style-name="ce1">
            <text:p>231.19946</text:p>
          </table:table-cell>
          <table:table-cell office:value-type="float" office:value="17.349066000000001" table:style-name="ce1">
            <text:p>17.349066</text:p>
          </table:table-cell>
          <table:table-cell office:value-type="float" office:value="220.66042999999999" table:style-name="ce1">
            <text:p>220.66043</text:p>
          </table:table-cell>
          <table:table-cell office:value-type="float" office:value="17.287496999999998" table:style-name="ce1">
            <text:p>17.287497</text:p>
          </table:table-cell>
          <table:table-cell office:value-type="float" office:value="209.69904" table:style-name="ce1">
            <text:p>209.69904</text:p>
          </table:table-cell>
          <table:table-cell office:value-type="float" office:value="17.985320999999999" table:style-name="ce1">
            <text:p>17.985321</text:p>
          </table:table-cell>
          <table:table-cell office:value-type="float" office:value="141.91318000000001" table:style-name="ce1">
            <text:p>141.91318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1.13048000000001" table:style-name="ce1">
            <text:p>101.13048</text:p>
          </table:table-cell>
          <table:table-cell office:value-type="float" office:value="23.998158" table:style-name="ce1">
            <text:p>23.998158</text:p>
          </table:table-cell>
          <table:table-cell office:value-type="float" office:value="97.165145999999993" table:style-name="ce1">
            <text:p>97.165146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059569999999994" table:style-name="ce1">
            <text:p>97.05957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306700000000006" table:style-name="ce1">
            <text:p>97.3067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125410000000002" table:style-name="ce1">
            <text:p>97.12541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031234999999995" table:style-name="ce1">
            <text:p>97.031235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11063" table:style-name="ce1">
            <text:p>97.11063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039090000000002" table:style-name="ce1">
            <text:p>97.03909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7.993433" table:style-name="ce1">
            <text:p>17.993433</text:p>
          </table:table-cell>
          <table:table-cell office:value-type="float" office:value="214.99947" table:style-name="ce1">
            <text:p>214.99947</text:p>
          </table:table-cell>
          <table:table-cell office:value-type="float" office:value="17.858333999999999" table:style-name="ce1">
            <text:p>17.858334</text:p>
          </table:table-cell>
          <table:table-cell office:value-type="float" office:value="204.46043" table:style-name="ce1">
            <text:p>204.46043</text:p>
          </table:table-cell>
          <table:table-cell office:value-type="float" office:value="18.191668" table:style-name="ce1">
            <text:p>18.191668</text:p>
          </table:table-cell>
          <table:table-cell office:value-type="float" office:value="193.49904000000001" table:style-name="ce1">
            <text:p>193.49904</text:p>
          </table:table-cell>
          <table:table-cell office:value-type="float" office:value="18.524999999999999" table:style-name="ce1">
            <text:p>18.525</text:p>
          </table:table-cell>
          <table:table-cell office:value-type="float" office:value="125.71317999999999" table:style-name="ce1">
            <text:p>125.71318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4" table:style-name="ce1">
            <text:p>24</text:p>
          </table:table-cell>
          <table:table-cell office:value-type="float" office:value="101.13048000000001" table:style-name="ce1">
            <text:p>101.13048</text:p>
          </table:table-cell>
          <table:table-cell office:value-type="float" office:value="23.999994000000001" table:style-name="ce1">
            <text:p>23.999994</text:p>
          </table:table-cell>
          <table:table-cell office:value-type="float" office:value="97.165145999999993" table:style-name="ce1">
            <text:p>97.165146</text:p>
          </table:table-cell>
          <table:table-cell office:value-type="float" office:value="24" table:style-name="ce1">
            <text:p>24</text:p>
          </table:table-cell>
          <table:table-cell office:value-type="float" office:value="97.059569999999994" table:style-name="ce1">
            <text:p>97.05957</text:p>
          </table:table-cell>
          <table:table-cell office:value-type="float" office:value="24" table:style-name="ce1">
            <text:p>24</text:p>
          </table:table-cell>
          <table:table-cell office:value-type="float" office:value="97.306700000000006" table:style-name="ce1">
            <text:p>97.3067</text:p>
          </table:table-cell>
          <table:table-cell office:value-type="float" office:value="24" table:style-name="ce1">
            <text:p>24</text:p>
          </table:table-cell>
          <table:table-cell office:value-type="float" office:value="97.125410000000002" table:style-name="ce1">
            <text:p>97.12541</text:p>
          </table:table-cell>
          <table:table-cell office:value-type="float" office:value="24" table:style-name="ce1">
            <text:p>24</text:p>
          </table:table-cell>
          <table:table-cell office:value-type="float" office:value="97.031234999999995" table:style-name="ce1">
            <text:p>97.031235</text:p>
          </table:table-cell>
          <table:table-cell office:value-type="float" office:value="24" table:style-name="ce1">
            <text:p>24</text:p>
          </table:table-cell>
          <table:table-cell office:value-type="float" office:value="97.11063" table:style-name="ce1">
            <text:p>97.11063</text:p>
          </table:table-cell>
          <table:table-cell office:value-type="float" office:value="24" table:style-name="ce1">
            <text:p>24</text:p>
          </table:table-cell>
          <table:table-cell office:value-type="float" office:value="97.039090000000002" table:style-name="ce1">
            <text:p>97.03909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8.184857999999998" table:style-name="ce1">
            <text:p>18.184858</text:p>
          </table:table-cell>
          <table:table-cell office:value-type="float" office:value="214.99947" table:style-name="ce1">
            <text:p>214.99947</text:p>
          </table:table-cell>
          <table:table-cell office:value-type="float" office:value="18.633333" table:style-name="ce1">
            <text:p>18.633333</text:p>
          </table:table-cell>
          <table:table-cell office:value-type="float" office:value="204.46043" table:style-name="ce1">
            <text:p>204.46043</text:p>
          </table:table-cell>
          <table:table-cell office:value-type="float" office:value="18.966667000000001" table:style-name="ce1">
            <text:p>18.966667</text:p>
          </table:table-cell>
          <table:table-cell office:value-type="float" office:value="193.49904000000001" table:style-name="ce1">
            <text:p>193.49904</text:p>
          </table:table-cell>
          <table:table-cell office:value-type="float" office:value="19.3" table:style-name="ce1">
            <text:p>19.3</text:p>
          </table:table-cell>
          <table:table-cell office:value-type="float" office:value="125.71317999999999" table:style-name="ce1">
            <text:p>125.71318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304703" table:style-name="ce1">
            <text:p>19.304703</text:p>
          </table:table-cell>
          <table:table-cell office:value-type="float" office:value="198.79947000000001" table:style-name="ce1">
            <text:p>198.79947</text:p>
          </table:table-cell>
          <table:table-cell office:value-type="float" office:value="19.343364999999999" table:style-name="ce1">
            <text:p>19.343365</text:p>
          </table:table-cell>
          <table:table-cell office:value-type="float" office:value="188.26043999999999" table:style-name="ce1">
            <text:p>188.26044</text:p>
          </table:table-cell>
          <table:table-cell office:value-type="float" office:value="19.466667000000001" table:style-name="ce1">
            <text:p>19.466667</text:p>
          </table:table-cell>
          <table:table-cell office:value-type="float" office:value="177.29903999999999" table:style-name="ce1">
            <text:p>177.29904</text:p>
          </table:table-cell>
          <table:table-cell office:value-type="float" office:value="19.8" table:style-name="ce1">
            <text:p>19.8</text:p>
          </table:table-cell>
          <table:table-cell office:value-type="float" office:value="109.51318000000001" table:style-name="ce1">
            <text:p>109.51318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313016999999999" table:style-name="ce1">
            <text:p>19.313017</text:p>
          </table:table-cell>
          <table:table-cell office:value-type="float" office:value="198.79947000000001" table:style-name="ce1">
            <text:p>198.79947</text:p>
          </table:table-cell>
          <table:table-cell office:value-type="float" office:value="19.543773999999999" table:style-name="ce1">
            <text:p>19.543774</text:p>
          </table:table-cell>
          <table:table-cell office:value-type="float" office:value="188.26043999999999" table:style-name="ce1">
            <text:p>188.26044</text:p>
          </table:table-cell>
          <table:table-cell office:value-type="float" office:value="20.141666000000001" table:style-name="ce1">
            <text:p>20.141666</text:p>
          </table:table-cell>
          <table:table-cell office:value-type="float" office:value="177.29903999999999" table:style-name="ce1">
            <text:p>177.29904</text:p>
          </table:table-cell>
          <table:table-cell office:value-type="float" office:value="20.475000000000001" table:style-name="ce1">
            <text:p>20.475</text:p>
          </table:table-cell>
          <table:table-cell office:value-type="float" office:value="138.35984999999999" table:style-name="ce1">
            <text:p>138.35985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75" table:style-name="ce1">
            <text:p>19.75</text:p>
          </table:table-cell>
          <table:table-cell office:value-type="float" office:value="189.88947999999999" table:style-name="ce1">
            <text:p>189.88948</text:p>
          </table:table-cell>
          <table:table-cell office:value-type="float" office:value="20.083334000000001" table:style-name="ce1">
            <text:p>20.083334</text:p>
          </table:table-cell>
          <table:table-cell office:value-type="float" office:value="179.35039" table:style-name="ce1">
            <text:p>179.35039</text:p>
          </table:table-cell>
          <table:table-cell office:value-type="float" office:value="20.416665999999999" table:style-name="ce1">
            <text:p>20.416666</text:p>
          </table:table-cell>
          <table:table-cell office:value-type="float" office:value="168.38905" table:style-name="ce1">
            <text:p>168.38905</text:p>
          </table:table-cell>
          <table:table-cell office:value-type="float" office:value="20.75" table:style-name="ce1">
            <text:p>20.75</text:p>
          </table:table-cell>
          <table:table-cell office:value-type="float" office:value="129.44986" table:style-name="ce1">
            <text:p>129.44986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0.391666000000001" table:style-name="ce1">
            <text:p>20.391666</text:p>
          </table:table-cell>
          <table:table-cell office:value-type="float" office:value="189.88947999999999" table:style-name="ce1">
            <text:p>189.88948</text:p>
          </table:table-cell>
          <table:table-cell office:value-type="float" office:value="20.725000000000001" table:style-name="ce1">
            <text:p>20.725</text:p>
          </table:table-cell>
          <table:table-cell office:value-type="float" office:value="179.35039" table:style-name="ce1">
            <text:p>179.35039</text:p>
          </table:table-cell>
          <table:table-cell office:value-type="float" office:value="21.058332" table:style-name="ce1">
            <text:p>21.058332</text:p>
          </table:table-cell>
          <table:table-cell office:value-type="float" office:value="168.38905" table:style-name="ce1">
            <text:p>168.38905</text:p>
          </table:table-cell>
          <table:table-cell office:value-type="float" office:value="21.391666000000001" table:style-name="ce1">
            <text:p>21.391666</text:p>
          </table:table-cell>
          <table:table-cell office:value-type="float" office:value="154.97640999999999" table:style-name="ce1">
            <text:p>154.97641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0.766666000000001" table:style-name="ce1">
            <text:p>20.766666</text:p>
          </table:table-cell>
          <table:table-cell office:value-type="float" office:value="177.73948999999999" table:style-name="ce1">
            <text:p>177.73949</text:p>
          </table:table-cell>
          <table:table-cell office:value-type="float" office:value="21.1" table:style-name="ce1">
            <text:p>21.1</text:p>
          </table:table-cell>
          <table:table-cell office:value-type="float" office:value="167.2004" table:style-name="ce1">
            <text:p>167.2004</text:p>
          </table:table-cell>
          <table:table-cell office:value-type="float" office:value="21.813358000000001" table:style-name="ce1">
            <text:p>21.813358</text:p>
          </table:table-cell>
          <table:table-cell office:value-type="float" office:value="156.23905999999999" table:style-name="ce1">
            <text:p>156.23906</text:p>
          </table:table-cell>
          <table:table-cell office:value-type="float" office:value="21.766666000000001" table:style-name="ce1">
            <text:p>21.766666</text:p>
          </table:table-cell>
          <table:table-cell office:value-type="float" office:value="142.82642000000001" table:style-name="ce1">
            <text:p>142.82642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3" table:style-name="ce1">
            <text:p>21.3</text:p>
          </table:table-cell>
          <table:table-cell office:value-type="float" office:value="177.73948999999999" table:style-name="ce1">
            <text:p>177.73949</text:p>
          </table:table-cell>
          <table:table-cell office:value-type="float" office:value="21.633333" table:style-name="ce1">
            <text:p>21.633333</text:p>
          </table:table-cell>
          <table:table-cell office:value-type="float" office:value="167.2004" table:style-name="ce1">
            <text:p>167.2004</text:p>
          </table:table-cell>
          <table:table-cell office:value-type="float" office:value="21.950558000000001" table:style-name="ce1">
            <text:p>21.950558</text:p>
          </table:table-cell>
          <table:table-cell office:value-type="float" office:value="156.23905999999999" table:style-name="ce1">
            <text:p>156.23906</text:p>
          </table:table-cell>
          <table:table-cell office:value-type="float" office:value="22.3" table:style-name="ce1">
            <text:p>22.3</text:p>
          </table:table-cell>
          <table:table-cell office:value-type="float" office:value="142.82642000000001" table:style-name="ce1">
            <text:p>142.82642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857165999999999" table:style-name="ce1">
            <text:p>21.857166</text:p>
          </table:table-cell>
          <table:table-cell office:value-type="float" office:value="161.80948000000001" table:style-name="ce1">
            <text:p>161.80948</text:p>
          </table:table-cell>
          <table:table-cell office:value-type="float" office:value="22.125" table:style-name="ce1">
            <text:p>22.125</text:p>
          </table:table-cell>
          <table:table-cell office:value-type="float" office:value="151.27038999999999" table:style-name="ce1">
            <text:p>151.27039</text:p>
          </table:table-cell>
          <table:table-cell office:value-type="float" office:value="22.458334000000001" table:style-name="ce1">
            <text:p>22.458334</text:p>
          </table:table-cell>
          <table:table-cell office:value-type="float" office:value="140.30905000000001" table:style-name="ce1">
            <text:p>140.30905</text:p>
          </table:table-cell>
          <table:table-cell office:value-type="float" office:value="22.801621999999998" table:style-name="ce1">
            <text:p>22.801622</text:p>
          </table:table-cell>
          <table:table-cell office:value-type="float" office:value="126.89641" table:style-name="ce1">
            <text:p>126.89641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943605000000002" table:style-name="ce1">
            <text:p>21.943605</text:p>
          </table:table-cell>
          <table:table-cell office:value-type="float" office:value="161.80948000000001" table:style-name="ce1">
            <text:p>161.80948</text:p>
          </table:table-cell>
          <table:table-cell office:value-type="float" office:value="22.324999999999999" table:style-name="ce1">
            <text:p>22.325</text:p>
          </table:table-cell>
          <table:table-cell office:value-type="float" office:value="151.27038999999999" table:style-name="ce1">
            <text:p>151.27039</text:p>
          </table:table-cell>
          <table:table-cell office:value-type="float" office:value="22.658332999999999" table:style-name="ce1">
            <text:p>22.658333</text:p>
          </table:table-cell>
          <table:table-cell office:value-type="float" office:value="140.30905000000001" table:style-name="ce1">
            <text:p>140.30905</text:p>
          </table:table-cell>
          <table:table-cell office:value-type="float" office:value="22.874255999999999" table:style-name="ce1">
            <text:p>22.874256</text:p>
          </table:table-cell>
          <table:table-cell office:value-type="float" office:value="129.95070999999999" table:style-name="ce1">
            <text:p>129.95071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000081999999999" table:style-name="ce1">
            <text:p>23.000082</text:p>
          </table:table-cell>
          <table:table-cell office:value-type="float" office:value="129.13947999999999" table:style-name="ce1">
            <text:p>129.13948</text:p>
          </table:table-cell>
          <table:table-cell office:value-type="float" office:value="23" table:style-name="ce1">
            <text:p>23</text:p>
          </table:table-cell>
          <table:table-cell office:value-type="float" office:value="129.40039999999999" table:style-name="ce1">
            <text:p>129.4004</text:p>
          </table:table-cell>
          <table:table-cell office:value-type="float" office:value="23" table:style-name="ce1">
            <text:p>23</text:p>
          </table:table-cell>
          <table:table-cell office:value-type="float" office:value="129.23903000000001" table:style-name="ce1">
            <text:p>129.23903</text:p>
          </table:table-cell>
          <table:table-cell office:value-type="float" office:value="23" table:style-name="ce1">
            <text:p>23</text:p>
          </table:table-cell>
          <table:table-cell office:value-type="float" office:value="129.68073000000001" table:style-name="ce1">
            <text:p>129.68073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000381000000001" table:style-name="ce1">
            <text:p>23.000381</text:p>
          </table:table-cell>
          <table:table-cell office:value-type="float" office:value="129.13947999999999" table:style-name="ce1">
            <text:p>129.13948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40039999999999" table:style-name="ce1">
            <text:p>129.4004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23903000000001" table:style-name="ce1">
            <text:p>129.23903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68073000000001" table:style-name="ce1">
            <text:p>129.68073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009476000000006" table:style-name="ce1">
            <text:p>97.009476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270399999999995" table:style-name="ce1">
            <text:p>97.2704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109024000000005" table:style-name="ce1">
            <text:p>97.109024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550719999999998" table:style-name="ce1">
            <text:p>97.55072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4" table:style-name="ce1">
            <text:p>24</text:p>
          </table:table-cell>
          <table:table-cell office:value-type="float" office:value="97.009476000000006" table:style-name="ce1">
            <text:p>97.009476</text:p>
          </table:table-cell>
          <table:table-cell office:value-type="float" office:value="24" table:style-name="ce1">
            <text:p>24</text:p>
          </table:table-cell>
          <table:table-cell office:value-type="float" office:value="97.270399999999995" table:style-name="ce1">
            <text:p>97.2704</text:p>
          </table:table-cell>
          <table:table-cell office:value-type="float" office:value="24" table:style-name="ce1">
            <text:p>24</text:p>
          </table:table-cell>
          <table:table-cell office:value-type="float" office:value="97.109024000000005" table:style-name="ce1">
            <text:p>97.109024</text:p>
          </table:table-cell>
          <table:table-cell office:value-type="float" office:value="24" table:style-name="ce1">
            <text:p>24</text:p>
          </table:table-cell>
          <table:table-cell office:value-type="float" office:value="97.550719999999998" table:style-name="ce1">
            <text:p>97.55072</text:p>
          </table:table-cell>
          <table:table-cell table:number-columns-repeated="16314"/>
        </table:table-row>
        <table:table-row table:number-rows-repeated="640"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table:number-columns-repeated="16314"/>
        </table:table-row>
        <table:table-row table:number-rows-repeated="1047899" table:style-name="ro1">
          <table:table-cell table:number-columns-repeated="16384"/>
        </table:table-row>
      </table:table>
      <table:table table:name="sa-quick-charge" table:style-name="ta1"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4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2" table:number-columns-repeated="16314" table:default-cell-style-name="ce1"/>
        <table:table-row table:style-name="ro1">
          <table:table-cell office:value-type="string" table:style-name="ce2">
            <text:p>time0</text:p>
          </table:table-cell>
          <table:table-cell office:value-type="string" table:style-name="ce2">
            <text:p>eta0</text:p>
          </table:table-cell>
          <table:table-cell office:value-type="string" table:style-name="ce2">
            <text:p>time1</text:p>
          </table:table-cell>
          <table:table-cell office:value-type="string" table:style-name="ce2">
            <text:p>eta1</text:p>
          </table:table-cell>
          <table:table-cell office:value-type="string" table:style-name="ce2">
            <text:p>time2</text:p>
          </table:table-cell>
          <table:table-cell office:value-type="string" table:style-name="ce2">
            <text:p>eta2</text:p>
          </table:table-cell>
          <table:table-cell office:value-type="string" table:style-name="ce2">
            <text:p>time3</text:p>
          </table:table-cell>
          <table:table-cell office:value-type="string" table:style-name="ce2">
            <text:p>eta3</text:p>
          </table:table-cell>
          <table:table-cell office:value-type="string" table:style-name="ce2">
            <text:p>time4</text:p>
          </table:table-cell>
          <table:table-cell office:value-type="string" table:style-name="ce2">
            <text:p>eta4</text:p>
          </table:table-cell>
          <table:table-cell office:value-type="string" table:style-name="ce2">
            <text:p>time5</text:p>
          </table:table-cell>
          <table:table-cell office:value-type="string" table:style-name="ce2">
            <text:p>eta5</text:p>
          </table:table-cell>
          <table:table-cell office:value-type="string" table:style-name="ce2">
            <text:p>time6</text:p>
          </table:table-cell>
          <table:table-cell office:value-type="string" table:style-name="ce2">
            <text:p>eta6</text:p>
          </table:table-cell>
          <table:table-cell office:value-type="string" table:style-name="ce2">
            <text:p>time7</text:p>
          </table:table-cell>
          <table:table-cell office:value-type="string" table:style-name="ce2">
            <text:p>eta7</text:p>
          </table:table-cell>
          <table:table-cell office:value-type="string" table:style-name="ce2">
            <text:p>time8</text:p>
          </table:table-cell>
          <table:table-cell office:value-type="string" table:style-name="ce2">
            <text:p>eta8</text:p>
          </table:table-cell>
          <table:table-cell office:value-type="string" table:style-name="ce2">
            <text:p>time9</text:p>
          </table:table-cell>
          <table:table-cell office:value-type="string" table:style-name="ce2">
            <text:p>eta9</text:p>
          </table:table-cell>
          <table:table-cell office:value-type="string" table:style-name="ce2">
            <text:p>time10</text:p>
          </table:table-cell>
          <table:table-cell office:value-type="string" table:style-name="ce2">
            <text:p>eta10</text:p>
          </table:table-cell>
          <table:table-cell office:value-type="string" table:style-name="ce2">
            <text:p>time11</text:p>
          </table:table-cell>
          <table:table-cell office:value-type="string" table:style-name="ce2">
            <text:p>eta11</text:p>
          </table:table-cell>
          <table:table-cell office:value-type="string" table:style-name="ce2">
            <text:p>time12</text:p>
          </table:table-cell>
          <table:table-cell office:value-type="string" table:style-name="ce2">
            <text:p>eta12</text:p>
          </table:table-cell>
          <table:table-cell office:value-type="string" table:style-name="ce2">
            <text:p>time13</text:p>
          </table:table-cell>
          <table:table-cell office:value-type="string" table:style-name="ce2">
            <text:p>eta13</text:p>
          </table:table-cell>
          <table:table-cell office:value-type="string" table:style-name="ce2">
            <text:p>time14</text:p>
          </table:table-cell>
          <table:table-cell office:value-type="string" table:style-name="ce2">
            <text:p>eta14</text:p>
          </table:table-cell>
          <table:table-cell office:value-type="string" table:style-name="ce2">
            <text:p>time15</text:p>
          </table:table-cell>
          <table:table-cell office:value-type="string" table:style-name="ce2">
            <text:p>eta15</text:p>
          </table:table-cell>
          <table:table-cell office:value-type="string" table:style-name="ce2">
            <text:p>time16</text:p>
          </table:table-cell>
          <table:table-cell office:value-type="string" table:style-name="ce2">
            <text:p>eta16</text:p>
          </table:table-cell>
          <table:table-cell office:value-type="string" table:style-name="ce2">
            <text:p>time17</text:p>
          </table:table-cell>
          <table:table-cell office:value-type="string" table:style-name="ce2">
            <text:p>eta17</text:p>
          </table:table-cell>
          <table:table-cell office:value-type="string" table:style-name="ce2">
            <text:p>time18</text:p>
          </table:table-cell>
          <table:table-cell office:value-type="string" table:style-name="ce2">
            <text:p>eta18</text:p>
          </table:table-cell>
          <table:table-cell office:value-type="string" table:style-name="ce2">
            <text:p>time19</text:p>
          </table:table-cell>
          <table:table-cell office:value-type="string" table:style-name="ce2">
            <text:p>eta19</text:p>
          </table:table-cell>
          <table:table-cell office:value-type="string" table:style-name="ce2">
            <text:p>time20</text:p>
          </table:table-cell>
          <table:table-cell office:value-type="string" table:style-name="ce2">
            <text:p>eta20</text:p>
          </table:table-cell>
          <table:table-cell office:value-type="string" table:style-name="ce2">
            <text:p>time21</text:p>
          </table:table-cell>
          <table:table-cell office:value-type="string" table:style-name="ce2">
            <text:p>eta21</text:p>
          </table:table-cell>
          <table:table-cell office:value-type="string" table:style-name="ce2">
            <text:p>time22</text:p>
          </table:table-cell>
          <table:table-cell office:value-type="string" table:style-name="ce2">
            <text:p>eta22</text:p>
          </table:table-cell>
          <table:table-cell office:value-type="string" table:style-name="ce2">
            <text:p>time23</text:p>
          </table:table-cell>
          <table:table-cell office:value-type="string" table:style-name="ce2">
            <text:p>eta23</text:p>
          </table:table-cell>
          <table:table-cell office:value-type="string" table:style-name="ce2">
            <text:p>time24</text:p>
          </table:table-cell>
          <table:table-cell office:value-type="string" table:style-name="ce2">
            <text:p>eta24</text:p>
          </table:table-cell>
          <table:table-cell office:value-type="string" table:style-name="ce2">
            <text:p>time25</text:p>
          </table:table-cell>
          <table:table-cell office:value-type="string" table:style-name="ce2">
            <text:p>eta25</text:p>
          </table:table-cell>
          <table:table-cell office:value-type="string" table:style-name="ce2">
            <text:p>time26</text:p>
          </table:table-cell>
          <table:table-cell office:value-type="string" table:style-name="ce2">
            <text:p>eta26</text:p>
          </table:table-cell>
          <table:table-cell office:value-type="string" table:style-name="ce2">
            <text:p>time27</text:p>
          </table:table-cell>
          <table:table-cell office:value-type="string" table:style-name="ce2">
            <text:p>eta27</text:p>
          </table:table-cell>
          <table:table-cell office:value-type="string" table:style-name="ce2">
            <text:p>time28</text:p>
          </table:table-cell>
          <table:table-cell office:value-type="string" table:style-name="ce2">
            <text:p>eta28</text:p>
          </table:table-cell>
          <table:table-cell office:value-type="string" table:style-name="ce2">
            <text:p>time29</text:p>
          </table:table-cell>
          <table:table-cell office:value-type="string" table:style-name="ce2">
            <text:p>eta29</text:p>
          </table:table-cell>
          <table:table-cell office:value-type="string" table:style-name="ce2">
            <text:p>time30</text:p>
          </table:table-cell>
          <table:table-cell office:value-type="string" table:style-name="ce2">
            <text:p>eta30</text:p>
          </table:table-cell>
          <table:table-cell office:value-type="string" table:style-name="ce2">
            <text:p>time31</text:p>
          </table:table-cell>
          <table:table-cell office:value-type="string" table:style-name="ce2">
            <text:p>eta31</text:p>
          </table:table-cell>
          <table:table-cell office:value-type="string" table:style-name="ce2">
            <text:p>time32</text:p>
          </table:table-cell>
          <table:table-cell office:value-type="string" table:style-name="ce2">
            <text:p>eta32</text:p>
          </table:table-cell>
          <table:table-cell office:value-type="string" table:style-name="ce2">
            <text:p>time33</text:p>
          </table:table-cell>
          <table:table-cell office:value-type="string" table:style-name="ce2">
            <text:p>eta33</text:p>
          </table:table-cell>
          <table:table-cell office:value-type="string" table:style-name="ce2">
            <text:p>time34</text:p>
          </table:table-cell>
          <table:table-cell office:value-type="string" table:style-name="ce2">
            <text:p>eta34</text:p>
          </table:table-cell>
          <table:table-cell table:number-columns-repeated="1631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4.6459152000000002E-4" table:style-name="ce2">
            <text:p>0.000464592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2.6063790000000001E-4" table:style-name="ce2">
            <text:p>0.000260638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8.4842863999999997E-4" table:style-name="ce2">
            <text:p>0.000848429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.4151191999999999E-4" table:style-name="ce2">
            <text:p>0.000141512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.9425095999999999E-4" table:style-name="ce2">
            <text:p>0.00019425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5.7910410000000002E-4" table:style-name="ce2">
            <text:p>0.000579104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table:number-columns-repeated="16314"/>
        </table:table-row>
        <table:table-row table:style-name="ro1"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6.0368754000000001E-4" table:style-name="ce2">
            <text:p>0.000603688</text:p>
          </table:table-cell>
          <table:table-cell office:value-type="float" office:value="349.20416" table:style-name="ce2">
            <text:p>349.20416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4.0562794000000002E-4" table:style-name="ce2">
            <text:p>0.000405628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50.11093" table:style-name="ce2">
            <text:p>350.11093</text:p>
          </table:table-cell>
          <table:table-cell office:value-type="float" office:value="9.6351903999999998E-4" table:style-name="ce2">
            <text:p>0.000963519</text:p>
          </table:table-cell>
          <table:table-cell office:value-type="float" office:value="349.20343000000003" table:style-name="ce2">
            <text:p>349.20343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22998000000001" table:style-name="ce2">
            <text:p>349.22998</text:p>
          </table:table-cell>
          <table:table-cell office:value-type="float" office:value="1E-3" table:style-name="ce2">
            <text:p>0.001</text:p>
          </table:table-cell>
          <table:table-cell office:value-type="float" office:value="350.11093" table:style-name="ce2">
            <text:p>350.11093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22998000000001" table:style-name="ce2">
            <text:p>349.22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22998000000001" table:style-name="ce2">
            <text:p>349.22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7.6202850000000005E-4" table:style-name="ce2">
            <text:p>0.000762029</text:p>
          </table:table-cell>
          <table:table-cell office:value-type="float" office:value="349.76522999999997" table:style-name="ce2">
            <text:p>349.76523</text:p>
          </table:table-cell>
          <table:table-cell office:value-type="float" office:value="1E-3" table:style-name="ce2">
            <text:p>0.001</text:p>
          </table:table-cell>
          <table:table-cell office:value-type="float" office:value="350.11093" table:style-name="ce2">
            <text:p>350.11093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6.0157832999999995E-4" table:style-name="ce2">
            <text:p>0.000601578</text:p>
          </table:table-cell>
          <table:table-cell office:value-type="float" office:value="349.2122" table:style-name="ce2">
            <text:p>349.2122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50.11093" table:style-name="ce2">
            <text:p>350.11093</text:p>
          </table:table-cell>
          <table:table-cell office:value-type="float" office:value="1E-3" table:style-name="ce2">
            <text:p>0.001</text:p>
          </table:table-cell>
          <table:table-cell office:value-type="float" office:value="350.11093" table:style-name="ce2">
            <text:p>350.11093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8.5189485000000003E-4" table:style-name="ce2">
            <text:p>0.000851895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table:number-columns-repeated="16314"/>
        </table:table-row>
        <table:table-row table:style-name="ro1">
          <table:table-cell office:value-type="float" office:value="5.3333335000000002" table:style-name="ce2">
            <text:p>5.3333335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5.6666664999999998" table:style-name="ce2">
            <text:p>5.6666665</text:p>
          </table:table-cell>
          <table:table-cell office:value-type="float" office:value="165.60416000000001" table:style-name="ce2">
            <text:p>165.60416</text:p>
          </table:table-cell>
          <table:table-cell office:value-type="float" office:value="6" table:style-name="ce2">
            <text:p>6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5" table:style-name="ce2">
            <text:p>5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5.3337092000000004" table:style-name="ce2">
            <text:p>5.3337092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5.6667337" table:style-name="ce2">
            <text:p>5.6667337</text:p>
          </table:table-cell>
          <table:table-cell office:value-type="float" office:value="165.59997999999999" table:style-name="ce2">
            <text:p>165.59998</text:p>
          </table:table-cell>
          <table:table-cell office:value-type="float" office:value="6.0001620000000004" table:style-name="ce2">
            <text:p>6.000162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10.14481" table:style-name="ce2">
            <text:p>10.14481</text:p>
          </table:table-cell>
          <table:table-cell office:value-type="float" office:value="188.11093" table:style-name="ce2">
            <text:p>188.11093</text:p>
          </table:table-cell>
          <table:table-cell office:value-type="float" office:value="5.3333335000000002" table:style-name="ce2">
            <text:p>5.3333335</text:p>
          </table:table-cell>
          <table:table-cell office:value-type="float" office:value="176.40341000000001" table:style-name="ce2">
            <text:p>176.40341</text:p>
          </table:table-cell>
          <table:table-cell office:value-type="float" office:value="5.6666664999999998" table:style-name="ce2">
            <text:p>5.6666665</text:p>
          </table:table-cell>
          <table:table-cell office:value-type="float" office:value="165.59997999999999" table:style-name="ce2">
            <text:p>165.59998</text:p>
          </table:table-cell>
          <table:table-cell office:value-type="float" office:value="6" table:style-name="ce2">
            <text:p>6</text:p>
          </table:table-cell>
          <table:table-cell office:value-type="float" office:value="154.82997" table:style-name="ce2">
            <text:p>154.82997</text:p>
          </table:table-cell>
          <table:table-cell office:value-type="float" office:value="5" table:style-name="ce2">
            <text:p>5</text:p>
          </table:table-cell>
          <table:table-cell office:value-type="float" office:value="188.11093" table:style-name="ce2">
            <text:p>188.11093</text:p>
          </table:table-cell>
          <table:table-cell office:value-type="float" office:value="5.3333335000000002" table:style-name="ce2">
            <text:p>5.3333335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5.6666664999999998" table:style-name="ce2">
            <text:p>5.6666665</text:p>
          </table:table-cell>
          <table:table-cell office:value-type="float" office:value="165.62996999999999" table:style-name="ce2">
            <text:p>165.62997</text:p>
          </table:table-cell>
          <table:table-cell office:value-type="float" office:value="6" table:style-name="ce2">
            <text:p>6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5.2365893999999997" table:style-name="ce2">
            <text:p>5.2365894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5.3333335000000002" table:style-name="ce2">
            <text:p>5.3333335</text:p>
          </table:table-cell>
          <table:table-cell office:value-type="float" office:value="176.42995999999999" table:style-name="ce2">
            <text:p>176.42996</text:p>
          </table:table-cell>
          <table:table-cell office:value-type="float" office:value="5.9795369999999997" table:style-name="ce2">
            <text:p>5.979537</text:p>
          </table:table-cell>
          <table:table-cell office:value-type="float" office:value="165.59997999999999" table:style-name="ce2">
            <text:p>165.59998</text:p>
          </table:table-cell>
          <table:table-cell office:value-type="float" office:value="6" table:style-name="ce2">
            <text:p>6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5" table:style-name="ce2">
            <text:p>5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5.3333335000000002" table:style-name="ce2">
            <text:p>5.3333335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5.6666664999999998" table:style-name="ce2">
            <text:p>5.6666665</text:p>
          </table:table-cell>
          <table:table-cell office:value-type="float" office:value="166.16522000000001" table:style-name="ce2">
            <text:p>166.16522</text:p>
          </table:table-cell>
          <table:table-cell office:value-type="float" office:value="6.0006180000000002" table:style-name="ce2">
            <text:p>6.000618</text:p>
          </table:table-cell>
          <table:table-cell office:value-type="float" office:value="155.71091999999999" table:style-name="ce2">
            <text:p>155.71092</text:p>
          </table:table-cell>
          <table:table-cell office:value-type="float" office:value="8.1623959999999993" table:style-name="ce2">
            <text:p>8.162396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6.5802455000000002" table:style-name="ce2">
            <text:p>6.5802455</text:p>
          </table:table-cell>
          <table:table-cell office:value-type="float" office:value="176.41217" table:style-name="ce2">
            <text:p>176.41217</text:p>
          </table:table-cell>
          <table:table-cell office:value-type="float" office:value="8.320608" table:style-name="ce2">
            <text:p>8.320608</text:p>
          </table:table-cell>
          <table:table-cell office:value-type="float" office:value="165.59997999999999" table:style-name="ce2">
            <text:p>165.59998</text:p>
          </table:table-cell>
          <table:table-cell office:value-type="float" office:value="6" table:style-name="ce2">
            <text:p>6</text:p>
          </table:table-cell>
          <table:table-cell office:value-type="float" office:value="155.71091999999999" table:style-name="ce2">
            <text:p>155.71092</text:p>
          </table:table-cell>
          <table:table-cell office:value-type="float" office:value="5" table:style-name="ce2">
            <text:p>5</text:p>
          </table:table-cell>
          <table:table-cell office:value-type="float" office:value="188.11093" table:style-name="ce2">
            <text:p>188.11093</text:p>
          </table:table-cell>
          <table:table-cell office:value-type="float" office:value="5.3333335000000002" table:style-name="ce2">
            <text:p>5.3333335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20.967852000000001" table:style-name="ce2">
            <text:p>20.967852</text:p>
          </table:table-cell>
          <table:table-cell office:value-type="float" office:value="165.59997999999999" table:style-name="ce2">
            <text:p>165.59998</text:p>
          </table:table-cell>
          <table:table-cell office:value-type="float" office:value="6" table:style-name="ce2">
            <text:p>6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5.0001626000000003" table:style-name="ce2">
            <text:p>5.0001626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5.3335648000000004" table:style-name="ce2">
            <text:p>5.3335648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5.6666664999999998" table:style-name="ce2">
            <text:p>5.6666665</text:p>
          </table:table-cell>
          <table:table-cell office:value-type="float" office:value="165.59997999999999" table:style-name="ce2">
            <text:p>165.59998</text:p>
          </table:table-cell>
          <table:table-cell office:value-type="float" office:value="6.0005300000000004" table:style-name="ce2">
            <text:p>6.00053</text:p>
          </table:table-cell>
          <table:table-cell office:value-type="float" office:value="154.79997" table:style-name="ce2">
            <text:p>154.79997</text:p>
          </table:table-cell>
          <table:table-cell table:number-columns-repeated="16314"/>
        </table:table-row>
        <table:table-row table:style-name="ro1">
          <table:table-cell office:value-type="float" office:value="5.3343334000000002" table:style-name="ce2">
            <text:p>5.3343334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5.6676663999999999" table:style-name="ce2">
            <text:p>5.6676664</text:p>
          </table:table-cell>
          <table:table-cell office:value-type="float" office:value="165.60416000000001" table:style-name="ce2">
            <text:p>165.60416</text:p>
          </table:table-cell>
          <table:table-cell office:value-type="float" office:value="6.0010000000000003" table:style-name="ce2">
            <text:p>6.001</text:p>
          </table:table-cell>
          <table:table-cell office:value-type="float" office:value="154.82997" table:style-name="ce2">
            <text:p>154.82997</text:p>
          </table:table-cell>
          <table:table-cell office:value-type="float" office:value="5.0010000000000003" table:style-name="ce2">
            <text:p>5.001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5.3340044000000004" table:style-name="ce2">
            <text:p>5.3340044</text:p>
          </table:table-cell>
          <table:table-cell office:value-type="float" office:value="176.66883999999999" table:style-name="ce2">
            <text:p>176.66884</text:p>
          </table:table-cell>
          <table:table-cell office:value-type="float" office:value="5.6671762000000001" table:style-name="ce2">
            <text:p>5.6671762</text:p>
          </table:table-cell>
          <table:table-cell office:value-type="float" office:value="165.59997999999999" table:style-name="ce2">
            <text:p>165.59998</text:p>
          </table:table-cell>
          <table:table-cell office:value-type="float" office:value="6.0005920000000001" table:style-name="ce2">
            <text:p>6.000592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10.189602000000001" table:style-name="ce2">
            <text:p>10.189602</text:p>
          </table:table-cell>
          <table:table-cell office:value-type="float" office:value="228.91436999999999" table:style-name="ce2">
            <text:p>228.91437</text:p>
          </table:table-cell>
          <table:table-cell office:value-type="float" office:value="10.541667" table:style-name="ce2">
            <text:p>10.541667</text:p>
          </table:table-cell>
          <table:table-cell office:value-type="float" office:value="176.40341000000001" table:style-name="ce2">
            <text:p>176.40341</text:p>
          </table:table-cell>
          <table:table-cell office:value-type="float" office:value="10.875" table:style-name="ce2">
            <text:p>10.875</text:p>
          </table:table-cell>
          <table:table-cell office:value-type="float" office:value="165.59997999999999" table:style-name="ce2">
            <text:p>165.59998</text:p>
          </table:table-cell>
          <table:table-cell office:value-type="float" office:value="11.208333" table:style-name="ce2">
            <text:p>11.208333</text:p>
          </table:table-cell>
          <table:table-cell office:value-type="float" office:value="311.07996000000003" table:style-name="ce2">
            <text:p>311.07996</text:p>
          </table:table-cell>
          <table:table-cell office:value-type="float" office:value="5.0010000000000003" table:style-name="ce2">
            <text:p>5.001</text:p>
          </table:table-cell>
          <table:table-cell office:value-type="float" office:value="188.11093" table:style-name="ce2">
            <text:p>188.11093</text:p>
          </table:table-cell>
          <table:table-cell office:value-type="float" office:value="5.3343334000000002" table:style-name="ce2">
            <text:p>5.3343334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5.6676663999999999" table:style-name="ce2">
            <text:p>5.6676664</text:p>
          </table:table-cell>
          <table:table-cell office:value-type="float" office:value="165.62996999999999" table:style-name="ce2">
            <text:p>165.62997</text:p>
          </table:table-cell>
          <table:table-cell office:value-type="float" office:value="6.0010000000000003" table:style-name="ce2">
            <text:p>6.001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5.3380669999999997" table:style-name="ce2">
            <text:p>5.338067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5.7083335000000002" table:style-name="ce2">
            <text:p>5.7083335</text:p>
          </table:table-cell>
          <table:table-cell office:value-type="float" office:value="176.42995999999999" table:style-name="ce2">
            <text:p>176.42996</text:p>
          </table:table-cell>
          <table:table-cell office:value-type="float" office:value="5.9950640000000002" table:style-name="ce2">
            <text:p>5.995064</text:p>
          </table:table-cell>
          <table:table-cell office:value-type="float" office:value="179.7441" table:style-name="ce2">
            <text:p>179.7441</text:p>
          </table:table-cell>
          <table:table-cell office:value-type="float" office:value="6.375" table:style-name="ce2">
            <text:p>6.375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5.0010000000000003" table:style-name="ce2">
            <text:p>5.001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5.3343334000000002" table:style-name="ce2">
            <text:p>5.3343334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5.6676663999999999" table:style-name="ce2">
            <text:p>5.6676664</text:p>
          </table:table-cell>
          <table:table-cell office:value-type="float" office:value="166.16522000000001" table:style-name="ce2">
            <text:p>166.16522</text:p>
          </table:table-cell>
          <table:table-cell office:value-type="float" office:value="6.0007343000000004" table:style-name="ce2">
            <text:p>6.0007343</text:p>
          </table:table-cell>
          <table:table-cell office:value-type="float" office:value="155.71091999999999" table:style-name="ce2">
            <text:p>155.71092</text:p>
          </table:table-cell>
          <table:table-cell office:value-type="float" office:value="8.3828250000000004" table:style-name="ce2">
            <text:p>8.382825</text:p>
          </table:table-cell>
          <table:table-cell office:value-type="float" office:value="388" table:style-name="ce2">
            <text:p>388</text:p>
          </table:table-cell>
          <table:table-cell office:value-type="float" office:value="8.0528089999999999" table:style-name="ce2">
            <text:p>8.052809</text:p>
          </table:table-cell>
          <table:table-cell office:value-type="float" office:value="176.41217" table:style-name="ce2">
            <text:p>176.41217</text:p>
          </table:table-cell>
          <table:table-cell office:value-type="float" office:value="8.5647490000000008" table:style-name="ce2">
            <text:p>8.564749</text:p>
          </table:table-cell>
          <table:table-cell office:value-type="float" office:value="172.92420000000001" table:style-name="ce2">
            <text:p>172.9242</text:p>
          </table:table-cell>
          <table:table-cell office:value-type="float" office:value="10.25" table:style-name="ce2">
            <text:p>10.25</text:p>
          </table:table-cell>
          <table:table-cell office:value-type="float" office:value="155.71091999999999" table:style-name="ce2">
            <text:p>155.71092</text:p>
          </table:table-cell>
          <table:table-cell office:value-type="float" office:value="21.991667" table:style-name="ce2">
            <text:p>21.991667</text:p>
          </table:table-cell>
          <table:table-cell office:value-type="float" office:value="188.11093" table:style-name="ce2">
            <text:p>188.11093</text:p>
          </table:table-cell>
          <table:table-cell office:value-type="float" office:value="22.324999999999999" table:style-name="ce2">
            <text:p>22.325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20.981638" table:style-name="ce2">
            <text:p>20.981638</text:p>
          </table:table-cell>
          <table:table-cell office:value-type="float" office:value="166.01356999999999" table:style-name="ce2">
            <text:p>166.01357</text:p>
          </table:table-cell>
          <table:table-cell office:value-type="float" office:value="22.991667" table:style-name="ce2">
            <text:p>22.991667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5.0004540000000004" table:style-name="ce2">
            <text:p>5.000454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5.3337240000000001" table:style-name="ce2">
            <text:p>5.333724</text:p>
          </table:table-cell>
          <table:table-cell office:value-type="float" office:value="176.40474" table:style-name="ce2">
            <text:p>176.40474</text:p>
          </table:table-cell>
          <table:table-cell office:value-type="float" office:value="5.6676663999999999" table:style-name="ce2">
            <text:p>5.6676664</text:p>
          </table:table-cell>
          <table:table-cell office:value-type="float" office:value="165.59997999999999" table:style-name="ce2">
            <text:p>165.59998</text:p>
          </table:table-cell>
          <table:table-cell office:value-type="float" office:value="6.0006732999999999" table:style-name="ce2">
            <text:p>6.0006733</text:p>
          </table:table-cell>
          <table:table-cell office:value-type="float" office:value="154.79997" table:style-name="ce2">
            <text:p>154.79997</text:p>
          </table:table-cell>
          <table:table-cell table:number-columns-repeated="16314"/>
        </table:table-row>
        <table:table-row table:style-name="ro1">
          <table:table-cell office:value-type="float" office:value="6.016667" table:style-name="ce2">
            <text:p>6.016667</text:p>
          </table:table-cell>
          <table:table-cell office:value-type="float" office:value="154.25996000000001" table:style-name="ce2">
            <text:p>154.25996</text:p>
          </table:table-cell>
          <table:table-cell office:value-type="float" office:value="6.5216589999999997" table:style-name="ce2">
            <text:p>6.521659</text:p>
          </table:table-cell>
          <table:table-cell office:value-type="float" office:value="143.46415999999999" table:style-name="ce2">
            <text:p>143.46416</text:p>
          </table:table-cell>
          <table:table-cell office:value-type="float" office:value="6.6833334000000004" table:style-name="ce2">
            <text:p>6.6833334</text:p>
          </table:table-cell>
          <table:table-cell office:value-type="float" office:value="132.68996999999999" table:style-name="ce2">
            <text:p>132.68997</text:p>
          </table:table-cell>
          <table:table-cell office:value-type="float" office:value="6.6060160000000003" table:style-name="ce2">
            <text:p>6.606016</text:p>
          </table:table-cell>
          <table:table-cell office:value-type="float" office:value="176.93998999999999" table:style-name="ce2">
            <text:p>176.93999</text:p>
          </table:table-cell>
          <table:table-cell office:value-type="float" office:value="7.7569179999999998" table:style-name="ce2">
            <text:p>7.756918</text:p>
          </table:table-cell>
          <table:table-cell office:value-type="float" office:value="166.40884" table:style-name="ce2">
            <text:p>166.40884</text:p>
          </table:table-cell>
          <table:table-cell office:value-type="float" office:value="5.983333" table:style-name="ce2">
            <text:p>5.983333</text:p>
          </table:table-cell>
          <table:table-cell office:value-type="float" office:value="155.33998" table:style-name="ce2">
            <text:p>155.33998</text:p>
          </table:table-cell>
          <table:table-cell office:value-type="float" office:value="7.5115230000000004" table:style-name="ce2">
            <text:p>7.511523</text:p>
          </table:table-cell>
          <table:table-cell office:value-type="float" office:value="144.53998000000001" table:style-name="ce2">
            <text:p>144.53998</text:p>
          </table:table-cell>
          <table:table-cell office:value-type="float" office:value="11.1598215" table:style-name="ce2">
            <text:p>11.1598215</text:p>
          </table:table-cell>
          <table:table-cell office:value-type="float" office:value="213.52435" table:style-name="ce2">
            <text:p>213.52435</text:p>
          </table:table-cell>
          <table:table-cell office:value-type="float" office:value="11.016666000000001" table:style-name="ce2">
            <text:p>11.016666</text:p>
          </table:table-cell>
          <table:table-cell office:value-type="float" office:value="161.01343" table:style-name="ce2">
            <text:p>161.01343</text:p>
          </table:table-cell>
          <table:table-cell office:value-type="float" office:value="12.714463" table:style-name="ce2">
            <text:p>12.714463</text:p>
          </table:table-cell>
          <table:table-cell office:value-type="float" office:value="150.20996" table:style-name="ce2">
            <text:p>150.20996</text:p>
          </table:table-cell>
          <table:table-cell office:value-type="float" office:value="11.910242999999999" table:style-name="ce2">
            <text:p>11.910243</text:p>
          </table:table-cell>
          <table:table-cell office:value-type="float" office:value="295.68993999999998" table:style-name="ce2">
            <text:p>295.68994</text:p>
          </table:table-cell>
          <table:table-cell office:value-type="float" office:value="6.6583332999999998" table:style-name="ce2">
            <text:p>6.6583333</text:p>
          </table:table-cell>
          <table:table-cell office:value-type="float" office:value="134.38092" table:style-name="ce2">
            <text:p>134.38092</text:p>
          </table:table-cell>
          <table:table-cell office:value-type="float" office:value="8.4094499999999996" table:style-name="ce2">
            <text:p>8.40945</text:p>
          </table:table-cell>
          <table:table-cell office:value-type="float" office:value="122.66996" table:style-name="ce2">
            <text:p>122.66996</text:p>
          </table:table-cell>
          <table:table-cell office:value-type="float" office:value="7.3250000000000002" table:style-name="ce2">
            <text:p>7.325</text:p>
          </table:table-cell>
          <table:table-cell office:value-type="float" office:value="111.89997" table:style-name="ce2">
            <text:p>111.89997</text:p>
          </table:table-cell>
          <table:table-cell office:value-type="float" office:value="9.5526990000000005" table:style-name="ce2">
            <text:p>9.552699</text:p>
          </table:table-cell>
          <table:table-cell office:value-type="float" office:value="101.06997" table:style-name="ce2">
            <text:p>101.06997</text:p>
          </table:table-cell>
          <table:table-cell office:value-type="float" office:value="5.8083334000000004" table:style-name="ce2">
            <text:p>5.8083334</text:p>
          </table:table-cell>
          <table:table-cell office:value-type="float" office:value="173.15996999999999" table:style-name="ce2">
            <text:p>173.15997</text:p>
          </table:table-cell>
          <table:table-cell office:value-type="float" office:value="6.5271726000000001" table:style-name="ce2">
            <text:p>6.5271726</text:p>
          </table:table-cell>
          <table:table-cell office:value-type="float" office:value="162.38995" table:style-name="ce2">
            <text:p>162.38995</text:p>
          </table:table-cell>
          <table:table-cell office:value-type="float" office:value="6.8748269999999998" table:style-name="ce2">
            <text:p>6.874827</text:p>
          </table:table-cell>
          <table:table-cell office:value-type="float" office:value="165.70409000000001" table:style-name="ce2">
            <text:p>165.70409</text:p>
          </table:table-cell>
          <table:table-cell office:value-type="float" office:value="6.8083334000000004" table:style-name="ce2">
            <text:p>6.8083334</text:p>
          </table:table-cell>
          <table:table-cell office:value-type="float" office:value="140.75996000000001" table:style-name="ce2">
            <text:p>140.75996</text:p>
          </table:table-cell>
          <table:table-cell office:value-type="float" office:value="5.2249999999999996" table:style-name="ce2">
            <text:p>5.225</text:p>
          </table:table-cell>
          <table:table-cell office:value-type="float" office:value="179.90998999999999" table:style-name="ce2">
            <text:p>179.90999</text:p>
          </table:table-cell>
          <table:table-cell office:value-type="float" office:value="5.5583334000000004" table:style-name="ce2">
            <text:p>5.5583334</text:p>
          </table:table-cell>
          <table:table-cell office:value-type="float" office:value="169.10997" table:style-name="ce2">
            <text:p>169.10997</text:p>
          </table:table-cell>
          <table:table-cell office:value-type="float" office:value="6.0242553000000001" table:style-name="ce2">
            <text:p>6.0242553</text:p>
          </table:table-cell>
          <table:table-cell office:value-type="float" office:value="158.87521000000001" table:style-name="ce2">
            <text:p>158.87521</text:p>
          </table:table-cell>
          <table:table-cell office:value-type="float" office:value="6.2249999999999996" table:style-name="ce2">
            <text:p>6.225</text:p>
          </table:table-cell>
          <table:table-cell office:value-type="float" office:value="148.42093" table:style-name="ce2">
            <text:p>148.42093</text:p>
          </table:table-cell>
          <table:table-cell office:value-type="float" office:value="10.091089" table:style-name="ce2">
            <text:p>10.091089</text:p>
          </table:table-cell>
          <table:table-cell office:value-type="float" office:value="372.34" table:style-name="ce2">
            <text:p>372.34</text:p>
          </table:table-cell>
          <table:table-cell office:value-type="float" office:value="10.066667000000001" table:style-name="ce2">
            <text:p>10.066667</text:p>
          </table:table-cell>
          <table:table-cell office:value-type="float" office:value="160.75217000000001" table:style-name="ce2">
            <text:p>160.75217</text:p>
          </table:table-cell>
          <table:table-cell office:value-type="float" office:value="11.47006" table:style-name="ce2">
            <text:p>11.47006</text:p>
          </table:table-cell>
          <table:table-cell office:value-type="float" office:value="157.26421999999999" table:style-name="ce2">
            <text:p>157.26422</text:p>
          </table:table-cell>
          <table:table-cell office:value-type="float" office:value="10.733333999999999" table:style-name="ce2">
            <text:p>10.733334</text:p>
          </table:table-cell>
          <table:table-cell office:value-type="float" office:value="140.05091999999999" table:style-name="ce2">
            <text:p>140.05092</text:p>
          </table:table-cell>
          <table:table-cell office:value-type="float" office:value="23" table:style-name="ce2">
            <text:p>23</text:p>
          </table:table-cell>
          <table:table-cell office:value-type="float" office:value="155.44093000000001" table:style-name="ce2">
            <text:p>155.44093</text:p>
          </table:table-cell>
          <table:table-cell office:value-type="float" office:value="23.000630999999998" table:style-name="ce2">
            <text:p>23.000631</text:p>
          </table:table-cell>
          <table:table-cell office:value-type="float" office:value="154.52997999999999" table:style-name="ce2">
            <text:p>154.52998</text:p>
          </table:table-cell>
          <table:table-cell office:value-type="float" office:value="23.000786000000002" table:style-name="ce2">
            <text:p>23.000786</text:p>
          </table:table-cell>
          <table:table-cell office:value-type="float" office:value="154.94354000000001" table:style-name="ce2">
            <text:p>154.94354</text:p>
          </table:table-cell>
          <table:table-cell office:value-type="float" office:value="23" table:style-name="ce2">
            <text:p>23</text:p>
          </table:table-cell>
          <table:table-cell office:value-type="float" office:value="154.52997999999999" table:style-name="ce2">
            <text:p>154.52998</text:p>
          </table:table-cell>
          <table:table-cell office:value-type="float" office:value="7.2248096000000004" table:style-name="ce2">
            <text:p>7.2248096</text:p>
          </table:table-cell>
          <table:table-cell office:value-type="float" office:value="136.97998000000001" table:style-name="ce2">
            <text:p>136.97998</text:p>
          </table:table-cell>
          <table:table-cell office:value-type="float" office:value="7.3077420000000002" table:style-name="ce2">
            <text:p>7.307742</text:p>
          </table:table-cell>
          <table:table-cell office:value-type="float" office:value="126.184746" table:style-name="ce2">
            <text:p>126.184746</text:p>
          </table:table-cell>
          <table:table-cell office:value-type="float" office:value="7.9265775999999999" table:style-name="ce2">
            <text:p>7.9265776</text:p>
          </table:table-cell>
          <table:table-cell office:value-type="float" office:value="115.37997" table:style-name="ce2">
            <text:p>115.37997</text:p>
          </table:table-cell>
          <table:table-cell office:value-type="float" office:value="8.3131939999999993" table:style-name="ce2">
            <text:p>8.313194</text:p>
          </table:table-cell>
          <table:table-cell office:value-type="float" office:value="104.57996" table:style-name="ce2">
            <text:p>104.57996</text:p>
          </table:table-cell>
          <table:table-cell table:number-columns-repeated="16314"/>
        </table:table-row>
        <table:table-row table:style-name="ro1">
          <table:table-cell office:value-type="float" office:value="8.0749999999999993" table:style-name="ce2">
            <text:p>8.075</text:p>
          </table:table-cell>
          <table:table-cell office:value-type="float" office:value="154.25996000000001" table:style-name="ce2">
            <text:p>154.25996</text:p>
          </table:table-cell>
          <table:table-cell office:value-type="float" office:value="8.0191610000000004" table:style-name="ce2">
            <text:p>8.019161</text:p>
          </table:table-cell>
          <table:table-cell office:value-type="float" office:value="188.38921999999999" table:style-name="ce2">
            <text:p>188.38922</text:p>
          </table:table-cell>
          <table:table-cell office:value-type="float" office:value="8.7416669999999996" table:style-name="ce2">
            <text:p>8.741667</text:p>
          </table:table-cell>
          <table:table-cell office:value-type="float" office:value="132.68996999999999" table:style-name="ce2">
            <text:p>132.68997</text:p>
          </table:table-cell>
          <table:table-cell office:value-type="float" office:value="6.7486134" table:style-name="ce2">
            <text:p>6.7486134</text:p>
          </table:table-cell>
          <table:table-cell office:value-type="float" office:value="306.83893" table:style-name="ce2">
            <text:p>306.83893</text:p>
          </table:table-cell>
          <table:table-cell office:value-type="float" office:value="7.999466" table:style-name="ce2">
            <text:p>7.999466</text:p>
          </table:table-cell>
          <table:table-cell office:value-type="float" office:value="387.35797000000002" table:style-name="ce2">
            <text:p>387.35797</text:p>
          </table:table-cell>
          <table:table-cell office:value-type="float" office:value="10.408334" table:style-name="ce2">
            <text:p>10.408334</text:p>
          </table:table-cell>
          <table:table-cell office:value-type="float" office:value="288.08999999999997" table:style-name="ce2">
            <text:p>288.09</text:p>
          </table:table-cell>
          <table:table-cell office:value-type="float" office:value="7.7777820000000002" table:style-name="ce2">
            <text:p>7.777782</text:p>
          </table:table-cell>
          <table:table-cell office:value-type="float" office:value="387.08904999999999" table:style-name="ce2">
            <text:p>387.08905</text:p>
          </table:table-cell>
          <table:table-cell office:value-type="float" office:value="11.225096000000001" table:style-name="ce2">
            <text:p>11.225096</text:p>
          </table:table-cell>
          <table:table-cell office:value-type="float" office:value="215.48257000000001" table:style-name="ce2">
            <text:p>215.48257</text:p>
          </table:table-cell>
          <table:table-cell office:value-type="float" office:value="13.116667" table:style-name="ce2">
            <text:p>13.116667</text:p>
          </table:table-cell>
          <table:table-cell office:value-type="float" office:value="224.01344" table:style-name="ce2">
            <text:p>224.01344</text:p>
          </table:table-cell>
          <table:table-cell office:value-type="float" office:value="12.975498" table:style-name="ce2">
            <text:p>12.975498</text:p>
          </table:table-cell>
          <table:table-cell office:value-type="float" office:value="388" table:style-name="ce2">
            <text:p>388</text:p>
          </table:table-cell>
          <table:table-cell office:value-type="float" office:value="12.011577000000001" table:style-name="ce2">
            <text:p>12.011577</text:p>
          </table:table-cell>
          <table:table-cell office:value-type="float" office:value="388" table:style-name="ce2">
            <text:p>388</text:p>
          </table:table-cell>
          <table:table-cell office:value-type="float" office:value="9.1166669999999996" table:style-name="ce2">
            <text:p>9.116667</text:p>
          </table:table-cell>
          <table:table-cell office:value-type="float" office:value="134.38092" table:style-name="ce2">
            <text:p>134.38092</text:p>
          </table:table-cell>
          <table:table-cell office:value-type="float" office:value="8.5485539999999993" table:style-name="ce2">
            <text:p>8.548554</text:p>
          </table:table-cell>
          <table:table-cell office:value-type="float" office:value="126.84311" table:style-name="ce2">
            <text:p>126.84311</text:p>
          </table:table-cell>
          <table:table-cell office:value-type="float" office:value="9.783334" table:style-name="ce2">
            <text:p>9.783334</text:p>
          </table:table-cell>
          <table:table-cell office:value-type="float" office:value="111.89997" table:style-name="ce2">
            <text:p>111.89997</text:p>
          </table:table-cell>
          <table:table-cell office:value-type="float" office:value="9.8676779999999997" table:style-name="ce2">
            <text:p>9.867678</text:p>
          </table:table-cell>
          <table:table-cell office:value-type="float" office:value="110.51933" table:style-name="ce2">
            <text:p>110.51933</text:p>
          </table:table-cell>
          <table:table-cell office:value-type="float" office:value="6.358333" table:style-name="ce2">
            <text:p>6.358333</text:p>
          </table:table-cell>
          <table:table-cell office:value-type="float" office:value="173.15996999999999" table:style-name="ce2">
            <text:p>173.15997</text:p>
          </table:table-cell>
          <table:table-cell office:value-type="float" office:value="6.602589" table:style-name="ce2">
            <text:p>6.602589</text:p>
          </table:table-cell>
          <table:table-cell office:value-type="float" office:value="162.38995" table:style-name="ce2">
            <text:p>162.38995</text:p>
          </table:table-cell>
          <table:table-cell office:value-type="float" office:value="6.922085" table:style-name="ce2">
            <text:p>6.922085</text:p>
          </table:table-cell>
          <table:table-cell office:value-type="float" office:value="165.70409000000001" table:style-name="ce2">
            <text:p>165.70409</text:p>
          </table:table-cell>
          <table:table-cell office:value-type="float" office:value="7.358333" table:style-name="ce2">
            <text:p>7.358333</text:p>
          </table:table-cell>
          <table:table-cell office:value-type="float" office:value="140.75996000000001" table:style-name="ce2">
            <text:p>140.75996</text:p>
          </table:table-cell>
          <table:table-cell office:value-type="float" office:value="5.7416669999999996" table:style-name="ce2">
            <text:p>5.741667</text:p>
          </table:table-cell>
          <table:table-cell office:value-type="float" office:value="195.40998999999999" table:style-name="ce2">
            <text:p>195.40999</text:p>
          </table:table-cell>
          <table:table-cell office:value-type="float" office:value="6.0750000000000002" table:style-name="ce2">
            <text:p>6.075</text:p>
          </table:table-cell>
          <table:table-cell office:value-type="float" office:value="169.10997" table:style-name="ce2">
            <text:p>169.10997</text:p>
          </table:table-cell>
          <table:table-cell office:value-type="float" office:value="6.2757449999999997" table:style-name="ce2">
            <text:p>6.275745</text:p>
          </table:table-cell>
          <table:table-cell office:value-type="float" office:value="387.97" table:style-name="ce2">
            <text:p>387.97</text:p>
          </table:table-cell>
          <table:table-cell office:value-type="float" office:value="6.7416669999999996" table:style-name="ce2">
            <text:p>6.741667</text:p>
          </table:table-cell>
          <table:table-cell office:value-type="float" office:value="148.42093" table:style-name="ce2">
            <text:p>148.42093</text:p>
          </table:table-cell>
          <table:table-cell office:value-type="float" office:value="10.108280000000001" table:style-name="ce2">
            <text:p>10.10828</text:p>
          </table:table-cell>
          <table:table-cell office:value-type="float" office:value="388" table:style-name="ce2">
            <text:p>388</text:p>
          </table:table-cell>
          <table:table-cell office:value-type="float" office:value="12.083333" table:style-name="ce2">
            <text:p>12.083333</text:p>
          </table:table-cell>
          <table:table-cell office:value-type="float" office:value="160.75217000000001" table:style-name="ce2">
            <text:p>160.75217</text:p>
          </table:table-cell>
          <table:table-cell office:value-type="float" office:value="12.148820000000001" table:style-name="ce2">
            <text:p>12.14882</text:p>
          </table:table-cell>
          <table:table-cell office:value-type="float" office:value="157.26421999999999" table:style-name="ce2">
            <text:p>157.26422</text:p>
          </table:table-cell>
          <table:table-cell office:value-type="float" office:value="12.75" table:style-name="ce2">
            <text:p>12.75</text:p>
          </table:table-cell>
          <table:table-cell office:value-type="float" office:value="140.05091999999999" table:style-name="ce2">
            <text:p>140.05092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156.35138000000001" table:style-name="ce2">
            <text:p>156.35138</text:p>
          </table:table-cell>
          <table:table-cell office:value-type="float" office:value="23.000978" table:style-name="ce2">
            <text:p>23.000978</text:p>
          </table:table-cell>
          <table:table-cell office:value-type="float" office:value="154.52997999999999" table:style-name="ce2">
            <text:p>154.52998</text:p>
          </table:table-cell>
          <table:table-cell office:value-type="float" office:value="23.000893000000001" table:style-name="ce2">
            <text:p>23.000893</text:p>
          </table:table-cell>
          <table:table-cell office:value-type="float" office:value="155.04085000000001" table:style-name="ce2">
            <text:p>155.04085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154.52997999999999" table:style-name="ce2">
            <text:p>154.52998</text:p>
          </table:table-cell>
          <table:table-cell office:value-type="float" office:value="7.3256363999999996" table:style-name="ce2">
            <text:p>7.3256364</text:p>
          </table:table-cell>
          <table:table-cell office:value-type="float" office:value="228.82810000000001" table:style-name="ce2">
            <text:p>228.8281</text:p>
          </table:table-cell>
          <table:table-cell office:value-type="float" office:value="7.6612840000000002" table:style-name="ce2">
            <text:p>7.661284</text:p>
          </table:table-cell>
          <table:table-cell office:value-type="float" office:value="136.791" table:style-name="ce2">
            <text:p>136.791</text:p>
          </table:table-cell>
          <table:table-cell office:value-type="float" office:value="7.9407439999999996" table:style-name="ce2">
            <text:p>7.940744</text:p>
          </table:table-cell>
          <table:table-cell office:value-type="float" office:value="115.37997" table:style-name="ce2">
            <text:p>115.37997</text:p>
          </table:table-cell>
          <table:table-cell office:value-type="float" office:value="8.3448580000000003" table:style-name="ce2">
            <text:p>8.344858</text:p>
          </table:table-cell>
          <table:table-cell office:value-type="float" office:value="104.57996" table:style-name="ce2">
            <text:p>104.57996</text:p>
          </table:table-cell>
          <table:table-cell table:number-columns-repeated="16314"/>
        </table:table-row>
        <table:table-row table:style-name="ro1">
          <table:table-cell office:value-type="float" office:value="10.504116" table:style-name="ce2">
            <text:p>10.504116</text:p>
          </table:table-cell>
          <table:table-cell office:value-type="float" office:value="140.21995999999999" table:style-name="ce2">
            <text:p>140.21996</text:p>
          </table:table-cell>
          <table:table-cell office:value-type="float" office:value="8.841666" table:style-name="ce2">
            <text:p>8.841666</text:p>
          </table:table-cell>
          <table:table-cell office:value-type="float" office:value="174.34924000000001" table:style-name="ce2">
            <text:p>174.34924</text:p>
          </table:table-cell>
          <table:table-cell office:value-type="float" office:value="9.1750000000000007" table:style-name="ce2">
            <text:p>9.175</text:p>
          </table:table-cell>
          <table:table-cell office:value-type="float" office:value="118.64997" table:style-name="ce2">
            <text:p>118.64997</text:p>
          </table:table-cell>
          <table:table-cell office:value-type="float" office:value="15.483333999999999" table:style-name="ce2">
            <text:p>15.483334</text:p>
          </table:table-cell>
          <table:table-cell office:value-type="float" office:value="120.808914" table:style-name="ce2">
            <text:p>120.808914</text:p>
          </table:table-cell>
          <table:table-cell office:value-type="float" office:value="20.063385" table:style-name="ce2">
            <text:p>20.063385</text:p>
          </table:table-cell>
          <table:table-cell office:value-type="float" office:value="201.32795999999999" table:style-name="ce2">
            <text:p>201.32796</text:p>
          </table:table-cell>
          <table:table-cell office:value-type="float" office:value="19.079568999999999" table:style-name="ce2">
            <text:p>19.079569</text:p>
          </table:table-cell>
          <table:table-cell office:value-type="float" office:value="102.06001000000001" table:style-name="ce2">
            <text:p>102.06001</text:p>
          </table:table-cell>
          <table:table-cell office:value-type="float" office:value="20.806187000000001" table:style-name="ce2">
            <text:p>20.806187</text:p>
          </table:table-cell>
          <table:table-cell office:value-type="float" office:value="201.05904000000001" table:style-name="ce2">
            <text:p>201.05904</text:p>
          </table:table-cell>
          <table:table-cell office:value-type="float" office:value="15.604412999999999" table:style-name="ce2">
            <text:p>15.604413</text:p>
          </table:table-cell>
          <table:table-cell office:value-type="float" office:value="199.55260000000001" table:style-name="ce2">
            <text:p>199.5526</text:p>
          </table:table-cell>
          <table:table-cell office:value-type="float" office:value="14.212386" table:style-name="ce2">
            <text:p>14.212386</text:p>
          </table:table-cell>
          <table:table-cell office:value-type="float" office:value="208.08344" table:style-name="ce2">
            <text:p>208.08344</text:p>
          </table:table-cell>
          <table:table-cell office:value-type="float" office:value="13.941667000000001" table:style-name="ce2">
            <text:p>13.941667</text:p>
          </table:table-cell>
          <table:table-cell office:value-type="float" office:value="372.07" table:style-name="ce2">
            <text:p>372.07</text:p>
          </table:table-cell>
          <table:table-cell office:value-type="float" office:value="15.0625725" table:style-name="ce2">
            <text:p>15.0625725</text:p>
          </table:table-cell>
          <table:table-cell office:value-type="float" office:value="372.07004000000001" table:style-name="ce2">
            <text:p>372.07004</text:p>
          </table:table-cell>
          <table:table-cell office:value-type="float" office:value="16.807064" table:style-name="ce2">
            <text:p>16.807064</text:p>
          </table:table-cell>
          <table:table-cell office:value-type="float" office:value="116.56091000000001" table:style-name="ce2">
            <text:p>116.56091</text:p>
          </table:table-cell>
          <table:table-cell office:value-type="float" office:value="10" table:style-name="ce2">
            <text:p>10</text:p>
          </table:table-cell>
          <table:table-cell office:value-type="float" office:value="109.0231" table:style-name="ce2">
            <text:p>109.0231</text:p>
          </table:table-cell>
          <table:table-cell office:value-type="float" office:value="10.333333" table:style-name="ce2">
            <text:p>10.333333</text:p>
          </table:table-cell>
          <table:table-cell office:value-type="float" office:value="94.079993999999999" table:style-name="ce2">
            <text:p>94.079994</text:p>
          </table:table-cell>
          <table:table-cell office:value-type="float" office:value="10.666667" table:style-name="ce2">
            <text:p>10.666667</text:p>
          </table:table-cell>
          <table:table-cell office:value-type="float" office:value="92.699325999999999" table:style-name="ce2">
            <text:p>92.699326</text:p>
          </table:table-cell>
          <table:table-cell office:value-type="float" office:value="6.9577059999999999" table:style-name="ce2">
            <text:p>6.957706</text:p>
          </table:table-cell>
          <table:table-cell office:value-type="float" office:value="159.11995999999999" table:style-name="ce2">
            <text:p>159.11996</text:p>
          </table:table-cell>
          <table:table-cell office:value-type="float" office:value="7.125" table:style-name="ce2">
            <text:p>7.125</text:p>
          </table:table-cell>
          <table:table-cell office:value-type="float" office:value="148.34995000000001" table:style-name="ce2">
            <text:p>148.34995</text:p>
          </table:table-cell>
          <table:table-cell office:value-type="float" office:value="7.4583335000000002" table:style-name="ce2">
            <text:p>7.4583335</text:p>
          </table:table-cell>
          <table:table-cell office:value-type="float" office:value="151.66408000000001" table:style-name="ce2">
            <text:p>151.66408</text:p>
          </table:table-cell>
          <table:table-cell office:value-type="float" office:value="7.7916664999999998" table:style-name="ce2">
            <text:p>7.7916665</text:p>
          </table:table-cell>
          <table:table-cell office:value-type="float" office:value="126.71996" table:style-name="ce2">
            <text:p>126.71996</text:p>
          </table:table-cell>
          <table:table-cell office:value-type="float" office:value="6.7612350000000001" table:style-name="ce2">
            <text:p>6.761235</text:p>
          </table:table-cell>
          <table:table-cell office:value-type="float" office:value="179.48" table:style-name="ce2">
            <text:p>179.48</text:p>
          </table:table-cell>
          <table:table-cell office:value-type="float" office:value="7.0861343999999997" table:style-name="ce2">
            <text:p>7.0861344</text:p>
          </table:table-cell>
          <table:table-cell office:value-type="float" office:value="153.17995999999999" table:style-name="ce2">
            <text:p>153.17996</text:p>
          </table:table-cell>
          <table:table-cell office:value-type="float" office:value="6.9" table:style-name="ce2">
            <text:p>6.9</text:p>
          </table:table-cell>
          <table:table-cell office:value-type="float" office:value="372.04" table:style-name="ce2">
            <text:p>372.04</text:p>
          </table:table-cell>
          <table:table-cell office:value-type="float" office:value="7.233333" table:style-name="ce2">
            <text:p>7.233333</text:p>
          </table:table-cell>
          <table:table-cell office:value-type="float" office:value="132.49093999999999" table:style-name="ce2">
            <text:p>132.49094</text:p>
          </table:table-cell>
          <table:table-cell office:value-type="float" office:value="12.241667" table:style-name="ce2">
            <text:p>12.241667</text:p>
          </table:table-cell>
          <table:table-cell office:value-type="float" office:value="372.07" table:style-name="ce2">
            <text:p>372.07</text:p>
          </table:table-cell>
          <table:table-cell office:value-type="float" office:value="13.674719" table:style-name="ce2">
            <text:p>13.674719</text:p>
          </table:table-cell>
          <table:table-cell office:value-type="float" office:value="144.82216" table:style-name="ce2">
            <text:p>144.82216</text:p>
          </table:table-cell>
          <table:table-cell office:value-type="float" office:value="13.129223" table:style-name="ce2">
            <text:p>13.129223</text:p>
          </table:table-cell>
          <table:table-cell office:value-type="float" office:value="141.33421000000001" table:style-name="ce2">
            <text:p>141.33421</text:p>
          </table:table-cell>
          <table:table-cell office:value-type="float" office:value="13.926593" table:style-name="ce2">
            <text:p>13.926593</text:p>
          </table:table-cell>
          <table:table-cell office:value-type="float" office:value="124.12090999999999" table:style-name="ce2">
            <text:p>124.12091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124.22137499999999" table:style-name="ce2">
            <text:p>124.221375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122.39998" table:style-name="ce2">
            <text:p>122.39998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122.91083999999999" table:style-name="ce2">
            <text:p>122.91084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122.39998" table:style-name="ce2">
            <text:p>122.39998</text:p>
          </table:table-cell>
          <table:table-cell office:value-type="float" office:value="7.5666665999999996" table:style-name="ce2">
            <text:p>7.5666666</text:p>
          </table:table-cell>
          <table:table-cell office:value-type="float" office:value="222.88809000000001" table:style-name="ce2">
            <text:p>222.88809</text:p>
          </table:table-cell>
          <table:table-cell office:value-type="float" office:value="8.0089950000000005" table:style-name="ce2">
            <text:p>8.008995</text:p>
          </table:table-cell>
          <table:table-cell office:value-type="float" office:value="130.851" table:style-name="ce2">
            <text:p>130.851</text:p>
          </table:table-cell>
          <table:table-cell office:value-type="float" office:value="8.8571229999999996" table:style-name="ce2">
            <text:p>8.857123</text:p>
          </table:table-cell>
          <table:table-cell office:value-type="float" office:value="109.439964" table:style-name="ce2">
            <text:p>109.439964</text:p>
          </table:table-cell>
          <table:table-cell office:value-type="float" office:value="8.5666670000000007" table:style-name="ce2">
            <text:p>8.566667</text:p>
          </table:table-cell>
          <table:table-cell office:value-type="float" office:value="98.639960000000002" table:style-name="ce2">
            <text:p>98.63996</text:p>
          </table:table-cell>
          <table:table-cell table:number-columns-repeated="16314"/>
        </table:table-row>
        <table:table-row table:style-name="ro1">
          <table:table-cell office:value-type="float" office:value="10.519199" table:style-name="ce2">
            <text:p>10.519199</text:p>
          </table:table-cell>
          <table:table-cell office:value-type="float" office:value="153.96010000000001" table:style-name="ce2">
            <text:p>153.9601</text:p>
          </table:table-cell>
          <table:table-cell office:value-type="float" office:value="10.95" table:style-name="ce2">
            <text:p>10.95</text:p>
          </table:table-cell>
          <table:table-cell office:value-type="float" office:value="174.34924000000001" table:style-name="ce2">
            <text:p>174.34924</text:p>
          </table:table-cell>
          <table:table-cell office:value-type="float" office:value="11.283334" table:style-name="ce2">
            <text:p>11.283334</text:p>
          </table:table-cell>
          <table:table-cell office:value-type="float" office:value="118.64997" table:style-name="ce2">
            <text:p>118.64997</text:p>
          </table:table-cell>
          <table:table-cell office:value-type="float" office:value="20.908332999999999" table:style-name="ce2">
            <text:p>20.908333</text:p>
          </table:table-cell>
          <table:table-cell office:value-type="float" office:value="120.808914" table:style-name="ce2">
            <text:p>120.808914</text:p>
          </table:table-cell>
          <table:table-cell office:value-type="float" office:value="21.191734" table:style-name="ce2">
            <text:p>21.191734</text:p>
          </table:table-cell>
          <table:table-cell office:value-type="float" office:value="201.32795999999999" table:style-name="ce2">
            <text:p>201.32796</text:p>
          </table:table-cell>
          <table:table-cell office:value-type="float" office:value="19.514012999999998" table:style-name="ce2">
            <text:p>19.514013</text:p>
          </table:table-cell>
          <table:table-cell office:value-type="float" office:value="102.06001000000001" table:style-name="ce2">
            <text:p>102.06001</text:p>
          </table:table-cell>
          <table:table-cell office:value-type="float" office:value="21.267889" table:style-name="ce2">
            <text:p>21.267889</text:p>
          </table:table-cell>
          <table:table-cell office:value-type="float" office:value="214.91011" table:style-name="ce2">
            <text:p>214.91011</text:p>
          </table:table-cell>
          <table:table-cell office:value-type="float" office:value="15.658485000000001" table:style-name="ce2">
            <text:p>15.658485</text:p>
          </table:table-cell>
          <table:table-cell office:value-type="float" office:value="199.55260000000001" table:style-name="ce2">
            <text:p>199.5526</text:p>
          </table:table-cell>
          <table:table-cell office:value-type="float" office:value="15.851245" table:style-name="ce2">
            <text:p>15.851245</text:p>
          </table:table-cell>
          <table:table-cell office:value-type="float" office:value="208.08344" table:style-name="ce2">
            <text:p>208.08344</text:p>
          </table:table-cell>
          <table:table-cell office:value-type="float" office:value="16.475000000000001" table:style-name="ce2">
            <text:p>16.475</text:p>
          </table:table-cell>
          <table:table-cell office:value-type="float" office:value="372.07" table:style-name="ce2">
            <text:p>372.07</text:p>
          </table:table-cell>
          <table:table-cell office:value-type="float" office:value="15.401604000000001" table:style-name="ce2">
            <text:p>15.401604</text:p>
          </table:table-cell>
          <table:table-cell office:value-type="float" office:value="372.07004000000001" table:style-name="ce2">
            <text:p>372.07004</text:p>
          </table:table-cell>
          <table:table-cell office:value-type="float" office:value="17.105038" table:style-name="ce2">
            <text:p>17.105038</text:p>
          </table:table-cell>
          <table:table-cell office:value-type="float" office:value="388" table:style-name="ce2">
            <text:p>388</text:p>
          </table:table-cell>
          <table:table-cell office:value-type="float" office:value="18.350000000000001" table:style-name="ce2">
            <text:p>18.35</text:p>
          </table:table-cell>
          <table:table-cell office:value-type="float" office:value="109.0231" table:style-name="ce2">
            <text:p>109.0231</text:p>
          </table:table-cell>
          <table:table-cell office:value-type="float" office:value="18.683332" table:style-name="ce2">
            <text:p>18.683332</text:p>
          </table:table-cell>
          <table:table-cell office:value-type="float" office:value="94.079993999999999" table:style-name="ce2">
            <text:p>94.079994</text:p>
          </table:table-cell>
          <table:table-cell office:value-type="float" office:value="19.016666000000001" table:style-name="ce2">
            <text:p>19.016666</text:p>
          </table:table-cell>
          <table:table-cell office:value-type="float" office:value="343.19929999999999" table:style-name="ce2">
            <text:p>343.1993</text:p>
          </table:table-cell>
          <table:table-cell office:value-type="float" office:value="7.2089604999999999" table:style-name="ce2">
            <text:p>7.2089605</text:p>
          </table:table-cell>
          <table:table-cell office:value-type="float" office:value="166.6576" table:style-name="ce2">
            <text:p>166.6576</text:p>
          </table:table-cell>
          <table:table-cell office:value-type="float" office:value="7.7083335000000002" table:style-name="ce2">
            <text:p>7.7083335</text:p>
          </table:table-cell>
          <table:table-cell office:value-type="float" office:value="148.34995000000001" table:style-name="ce2">
            <text:p>148.34995</text:p>
          </table:table-cell>
          <table:table-cell office:value-type="float" office:value="8.0416670000000003" table:style-name="ce2">
            <text:p>8.041667</text:p>
          </table:table-cell>
          <table:table-cell office:value-type="float" office:value="151.66408000000001" table:style-name="ce2">
            <text:p>151.66408</text:p>
          </table:table-cell>
          <table:table-cell office:value-type="float" office:value="8.375" table:style-name="ce2">
            <text:p>8.375</text:p>
          </table:table-cell>
          <table:table-cell office:value-type="float" office:value="126.71996" table:style-name="ce2">
            <text:p>126.71996</text:p>
          </table:table-cell>
          <table:table-cell office:value-type="float" office:value="6.7814389999999998" table:style-name="ce2">
            <text:p>6.781439</text:p>
          </table:table-cell>
          <table:table-cell office:value-type="float" office:value="197.88445999999999" table:style-name="ce2">
            <text:p>197.88446</text:p>
          </table:table-cell>
          <table:table-cell office:value-type="float" office:value="7.1614222999999999" table:style-name="ce2">
            <text:p>7.1614223</text:p>
          </table:table-cell>
          <table:table-cell office:value-type="float" office:value="153.17995999999999" table:style-name="ce2">
            <text:p>153.17996</text:p>
          </table:table-cell>
          <table:table-cell office:value-type="float" office:value="7.5250000000000004" table:style-name="ce2">
            <text:p>7.525</text:p>
          </table:table-cell>
          <table:table-cell office:value-type="float" office:value="372.04" table:style-name="ce2">
            <text:p>372.04</text:p>
          </table:table-cell>
          <table:table-cell office:value-type="float" office:value="7.858333" table:style-name="ce2">
            <text:p>7.858333</text:p>
          </table:table-cell>
          <table:table-cell office:value-type="float" office:value="132.49093999999999" table:style-name="ce2">
            <text:p>132.49094</text:p>
          </table:table-cell>
          <table:table-cell office:value-type="float" office:value="14.258333" table:style-name="ce2">
            <text:p>14.258333</text:p>
          </table:table-cell>
          <table:table-cell office:value-type="float" office:value="372.07" table:style-name="ce2">
            <text:p>372.07</text:p>
          </table:table-cell>
          <table:table-cell office:value-type="float" office:value="13.906425" table:style-name="ce2">
            <text:p>13.906425</text:p>
          </table:table-cell>
          <table:table-cell office:value-type="float" office:value="151.77336" table:style-name="ce2">
            <text:p>151.77336</text:p>
          </table:table-cell>
          <table:table-cell office:value-type="float" office:value="13.280685999999999" table:style-name="ce2">
            <text:p>13.280686</text:p>
          </table:table-cell>
          <table:table-cell office:value-type="float" office:value="141.33421000000001" table:style-name="ce2">
            <text:p>141.33421</text:p>
          </table:table-cell>
          <table:table-cell office:value-type="float" office:value="14.866569500000001" table:style-name="ce2">
            <text:p>14.8665695</text:p>
          </table:table-cell>
          <table:table-cell office:value-type="float" office:value="152.3202" table:style-name="ce2">
            <text:p>152.3202</text:p>
          </table:table-cell>
          <table:table-cell office:value-type="float" office:value="24" table:style-name="ce2">
            <text:p>24</text:p>
          </table:table-cell>
          <table:table-cell office:value-type="float" office:value="124.22137499999999" table:style-name="ce2">
            <text:p>124.221375</text:p>
          </table:table-cell>
          <table:table-cell office:value-type="float" office:value="24" table:style-name="ce2">
            <text:p>24</text:p>
          </table:table-cell>
          <table:table-cell office:value-type="float" office:value="122.39998" table:style-name="ce2">
            <text:p>122.39998</text:p>
          </table:table-cell>
          <table:table-cell office:value-type="float" office:value="24" table:style-name="ce2">
            <text:p>24</text:p>
          </table:table-cell>
          <table:table-cell office:value-type="float" office:value="122.91083999999999" table:style-name="ce2">
            <text:p>122.91084</text:p>
          </table:table-cell>
          <table:table-cell office:value-type="float" office:value="24" table:style-name="ce2">
            <text:p>24</text:p>
          </table:table-cell>
          <table:table-cell office:value-type="float" office:value="129.99112" table:style-name="ce2">
            <text:p>129.99112</text:p>
          </table:table-cell>
          <table:table-cell office:value-type="float" office:value="8.35" table:style-name="ce2">
            <text:p>8.35</text:p>
          </table:table-cell>
          <table:table-cell office:value-type="float" office:value="222.88809000000001" table:style-name="ce2">
            <text:p>222.88809</text:p>
          </table:table-cell>
          <table:table-cell office:value-type="float" office:value="8.5001479999999994" table:style-name="ce2">
            <text:p>8.500148</text:p>
          </table:table-cell>
          <table:table-cell office:value-type="float" office:value="145.58559" table:style-name="ce2">
            <text:p>145.58559</text:p>
          </table:table-cell>
          <table:table-cell office:value-type="float" office:value="8.9017079999999993" table:style-name="ce2">
            <text:p>8.901708</text:p>
          </table:table-cell>
          <table:table-cell office:value-type="float" office:value="110.7775" table:style-name="ce2">
            <text:p>110.7775</text:p>
          </table:table-cell>
          <table:table-cell office:value-type="float" office:value="9.35" table:style-name="ce2">
            <text:p>9.35</text:p>
          </table:table-cell>
          <table:table-cell office:value-type="float" office:value="122.13997999999999" table:style-name="ce2">
            <text:p>122.13998</text:p>
          </table:table-cell>
          <table:table-cell table:number-columns-repeated="16314"/>
        </table:table-row>
        <table:table-row table:style-name="ro1">
          <table:table-cell office:value-type="float" office:value="11.851334" table:style-name="ce2">
            <text:p>11.851334</text:p>
          </table:table-cell>
          <table:table-cell office:value-type="float" office:value="141.5401" table:style-name="ce2">
            <text:p>141.5401</text:p>
          </table:table-cell>
          <table:table-cell office:value-type="float" office:value="13.445232000000001" table:style-name="ce2">
            <text:p>13.445232</text:p>
          </table:table-cell>
          <table:table-cell office:value-type="float" office:value="161.92923999999999" table:style-name="ce2">
            <text:p>161.92924</text:p>
          </table:table-cell>
          <table:table-cell office:value-type="float" office:value="12.908094" table:style-name="ce2">
            <text:p>12.908094</text:p>
          </table:table-cell>
          <table:table-cell office:value-type="float" office:value="106.22996999999999" table:style-name="ce2">
            <text:p>106.22997</text:p>
          </table:table-cell>
          <table:table-cell office:value-type="float" office:value="23" table:style-name="ce2">
            <text:p>23</text:p>
          </table:table-cell>
          <table:table-cell office:value-type="float" office:value="53.038894999999997" table:style-name="ce2">
            <text:p>53.038895</text:p>
          </table:table-cell>
          <table:table-cell office:value-type="float" office:value="23.000685000000001" table:style-name="ce2">
            <text:p>23.000685</text:p>
          </table:table-cell>
          <table:table-cell office:value-type="float" office:value="144.35795999999999" table:style-name="ce2">
            <text:p>144.35796</text:p>
          </table:table-cell>
          <table:table-cell office:value-type="float" office:value="23" table:style-name="ce2">
            <text:p>23</text:p>
          </table:table-cell>
          <table:table-cell office:value-type="float" office:value="55.890034" table:style-name="ce2">
            <text:p>55.890034</text:p>
          </table:table-cell>
          <table:table-cell office:value-type="float" office:value="23.000322000000001" table:style-name="ce2">
            <text:p>23.000322</text:p>
          </table:table-cell>
          <table:table-cell office:value-type="float" office:value="179.5401" table:style-name="ce2">
            <text:p>179.5401</text:p>
          </table:table-cell>
          <table:table-cell office:value-type="float" office:value="18.178965000000002" table:style-name="ce2">
            <text:p>18.178965</text:p>
          </table:table-cell>
          <table:table-cell office:value-type="float" office:value="187.40262999999999" table:style-name="ce2">
            <text:p>187.40263</text:p>
          </table:table-cell>
          <table:table-cell office:value-type="float" office:value="17.367612999999999" table:style-name="ce2">
            <text:p>17.367613</text:p>
          </table:table-cell>
          <table:table-cell office:value-type="float" office:value="195.93343999999999" table:style-name="ce2">
            <text:p>195.93344</text:p>
          </table:table-cell>
          <table:table-cell office:value-type="float" office:value="17.420404000000001" table:style-name="ce2">
            <text:p>17.420404</text:p>
          </table:table-cell>
          <table:table-cell office:value-type="float" office:value="359.92" table:style-name="ce2">
            <text:p>359.92</text:p>
          </table:table-cell>
          <table:table-cell office:value-type="float" office:value="18.488522" table:style-name="ce2">
            <text:p>18.488522</text:p>
          </table:table-cell>
          <table:table-cell office:value-type="float" office:value="359.92003999999997" table:style-name="ce2">
            <text:p>359.92004</text:p>
          </table:table-cell>
          <table:table-cell office:value-type="float" office:value="18.608333999999999" table:style-name="ce2">
            <text:p>18.608334</text:p>
          </table:table-cell>
          <table:table-cell office:value-type="float" office:value="368.83" table:style-name="ce2">
            <text:p>368.83</text:p>
          </table:table-cell>
          <table:table-cell office:value-type="float" office:value="19.067820000000001" table:style-name="ce2">
            <text:p>19.06782</text:p>
          </table:table-cell>
          <table:table-cell office:value-type="float" office:value="89.853089999999995" table:style-name="ce2">
            <text:p>89.85309</text:p>
          </table:table-cell>
          <table:table-cell office:value-type="float" office:value="19.612835" table:style-name="ce2">
            <text:p>19.612835</text:p>
          </table:table-cell>
          <table:table-cell office:value-type="float" office:value="74.909970000000001" table:style-name="ce2">
            <text:p>74.90997</text:p>
          </table:table-cell>
          <table:table-cell office:value-type="float" office:value="20.331554000000001" table:style-name="ce2">
            <text:p>20.331554</text:p>
          </table:table-cell>
          <table:table-cell office:value-type="float" office:value="324.02929999999998" table:style-name="ce2">
            <text:p>324.0293</text:p>
          </table:table-cell>
          <table:table-cell office:value-type="float" office:value="7.8134417999999997" table:style-name="ce2">
            <text:p>7.8134418</text:p>
          </table:table-cell>
          <table:table-cell office:value-type="float" office:value="155.04759999999999" table:style-name="ce2">
            <text:p>155.0476</text:p>
          </table:table-cell>
          <table:table-cell office:value-type="float" office:value="8.44177" table:style-name="ce2">
            <text:p>8.44177</text:p>
          </table:table-cell>
          <table:table-cell office:value-type="float" office:value="136.73996" table:style-name="ce2">
            <text:p>136.73996</text:p>
          </table:table-cell>
          <table:table-cell office:value-type="float" office:value="9.0657540000000001" table:style-name="ce2">
            <text:p>9.065754</text:p>
          </table:table-cell>
          <table:table-cell office:value-type="float" office:value="140.05411000000001" table:style-name="ce2">
            <text:p>140.05411</text:p>
          </table:table-cell>
          <table:table-cell office:value-type="float" office:value="8.7333339999999993" table:style-name="ce2">
            <text:p>8.733334</text:p>
          </table:table-cell>
          <table:table-cell office:value-type="float" office:value="115.109955" table:style-name="ce2">
            <text:p>115.109955</text:p>
          </table:table-cell>
          <table:table-cell office:value-type="float" office:value="7.8750806000000004" table:style-name="ce2">
            <text:p>7.8750806</text:p>
          </table:table-cell>
          <table:table-cell office:value-type="float" office:value="186.27444" table:style-name="ce2">
            <text:p>186.27444</text:p>
          </table:table-cell>
          <table:table-cell office:value-type="float" office:value="7.9766554999999997" table:style-name="ce2">
            <text:p>7.9766555</text:p>
          </table:table-cell>
          <table:table-cell office:value-type="float" office:value="141.56995000000001" table:style-name="ce2">
            <text:p>141.56995</text:p>
          </table:table-cell>
          <table:table-cell office:value-type="float" office:value="7.8833330000000004" table:style-name="ce2">
            <text:p>7.883333</text:p>
          </table:table-cell>
          <table:table-cell office:value-type="float" office:value="360.43002000000001" table:style-name="ce2">
            <text:p>360.43002</text:p>
          </table:table-cell>
          <table:table-cell office:value-type="float" office:value="8.9405979999999996" table:style-name="ce2">
            <text:p>8.940598</text:p>
          </table:table-cell>
          <table:table-cell office:value-type="float" office:value="120.88094" table:style-name="ce2">
            <text:p>120.88094</text:p>
          </table:table-cell>
          <table:table-cell office:value-type="float" office:value="14.683332999999999" table:style-name="ce2">
            <text:p>14.683333</text:p>
          </table:table-cell>
          <table:table-cell office:value-type="float" office:value="358.3" table:style-name="ce2">
            <text:p>358.3</text:p>
          </table:table-cell>
          <table:table-cell office:value-type="float" office:value="15.016666000000001" table:style-name="ce2">
            <text:p>15.016666</text:p>
          </table:table-cell>
          <table:table-cell office:value-type="float" office:value="138.00335999999999" table:style-name="ce2">
            <text:p>138.00336</text:p>
          </table:table-cell>
          <table:table-cell office:value-type="float" office:value="15.35" table:style-name="ce2">
            <text:p>15.35</text:p>
          </table:table-cell>
          <table:table-cell office:value-type="float" office:value="127.56421" table:style-name="ce2">
            <text:p>127.56421</text:p>
          </table:table-cell>
          <table:table-cell office:value-type="float" office:value="15.912269" table:style-name="ce2">
            <text:p>15.912269</text:p>
          </table:table-cell>
          <table:table-cell office:value-type="float" office:value="138.55019999999999" table:style-name="ce2">
            <text:p>138.550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9.3963249999999992" table:style-name="ce2">
            <text:p>9.396325</text:p>
          </table:table-cell>
          <table:table-cell office:value-type="float" office:value="207.76811000000001" table:style-name="ce2">
            <text:p>207.76811</text:p>
          </table:table-cell>
          <table:table-cell office:value-type="float" office:value="9.3015749999999997" table:style-name="ce2">
            <text:p>9.301575</text:p>
          </table:table-cell>
          <table:table-cell office:value-type="float" office:value="130.46559999999999" table:style-name="ce2">
            <text:p>130.4656</text:p>
          </table:table-cell>
          <table:table-cell office:value-type="float" office:value="9.7167130000000004" table:style-name="ce2">
            <text:p>9.716713</text:p>
          </table:table-cell>
          <table:table-cell office:value-type="float" office:value="95.657480000000007" table:style-name="ce2">
            <text:p>95.65748</text:p>
          </table:table-cell>
          <table:table-cell office:value-type="float" office:value="9.8166670000000007" table:style-name="ce2">
            <text:p>9.816667</text:p>
          </table:table-cell>
          <table:table-cell office:value-type="float" office:value="107.01999000000001" table:style-name="ce2">
            <text:p>107.01999</text:p>
          </table:table-cell>
          <table:table-cell table:number-columns-repeated="16314"/>
        </table:table-row>
        <table:table-row table:style-name="ro1">
          <table:table-cell office:value-type="float" office:value="12.265333" table:style-name="ce2">
            <text:p>12.265333</text:p>
          </table:table-cell>
          <table:table-cell office:value-type="float" office:value="153.96008" table:style-name="ce2">
            <text:p>153.96008</text:p>
          </table:table-cell>
          <table:table-cell office:value-type="float" office:value="13.447760000000001" table:style-name="ce2">
            <text:p>13.44776</text:p>
          </table:table-cell>
          <table:table-cell office:value-type="float" office:value="161.92923999999999" table:style-name="ce2">
            <text:p>161.92924</text:p>
          </table:table-cell>
          <table:table-cell office:value-type="float" office:value="13.217409" table:style-name="ce2">
            <text:p>13.217409</text:p>
          </table:table-cell>
          <table:table-cell office:value-type="float" office:value="388" table:style-name="ce2">
            <text:p>388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53.038894999999997" table:style-name="ce2">
            <text:p>53.038895</text:p>
          </table:table-cell>
          <table:table-cell office:value-type="float" office:value="23.000959999999999" table:style-name="ce2">
            <text:p>23.00096</text:p>
          </table:table-cell>
          <table:table-cell office:value-type="float" office:value="144.60814999999999" table:style-name="ce2">
            <text:p>144.60815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55.890034" table:style-name="ce2">
            <text:p>55.890034</text:p>
          </table:table-cell>
          <table:table-cell office:value-type="float" office:value="23.000637000000001" table:style-name="ce2">
            <text:p>23.000637</text:p>
          </table:table-cell>
          <table:table-cell office:value-type="float" office:value="179.5401" table:style-name="ce2">
            <text:p>179.5401</text:p>
          </table:table-cell>
          <table:table-cell office:value-type="float" office:value="18.204181999999999" table:style-name="ce2">
            <text:p>18.204182</text:p>
          </table:table-cell>
          <table:table-cell office:value-type="float" office:value="210.37411" table:style-name="ce2">
            <text:p>210.37411</text:p>
          </table:table-cell>
          <table:table-cell office:value-type="float" office:value="17.490701999999999" table:style-name="ce2">
            <text:p>17.490702</text:p>
          </table:table-cell>
          <table:table-cell office:value-type="float" office:value="195.93343999999999" table:style-name="ce2">
            <text:p>195.93344</text:p>
          </table:table-cell>
          <table:table-cell office:value-type="float" office:value="17.43374" table:style-name="ce2">
            <text:p>17.43374</text:p>
          </table:table-cell>
          <table:table-cell office:value-type="float" office:value="360.32015999999999" table:style-name="ce2">
            <text:p>360.32016</text:p>
          </table:table-cell>
          <table:table-cell office:value-type="float" office:value="18.694944" table:style-name="ce2">
            <text:p>18.694944</text:p>
          </table:table-cell>
          <table:table-cell office:value-type="float" office:value="366.11273" table:style-name="ce2">
            <text:p>366.11273</text:p>
          </table:table-cell>
          <table:table-cell office:value-type="float" office:value="20.125" table:style-name="ce2">
            <text:p>20.125</text:p>
          </table:table-cell>
          <table:table-cell office:value-type="float" office:value="368.83" table:style-name="ce2">
            <text:p>368.83</text:p>
          </table:table-cell>
          <table:table-cell office:value-type="float" office:value="20.332182" table:style-name="ce2">
            <text:p>20.332182</text:p>
          </table:table-cell>
          <table:table-cell office:value-type="float" office:value="127.78400000000001" table:style-name="ce2">
            <text:p>127.784</text:p>
          </table:table-cell>
          <table:table-cell office:value-type="float" office:value="19.956565999999999" table:style-name="ce2">
            <text:p>19.956566</text:p>
          </table:table-cell>
          <table:table-cell office:value-type="float" office:value="85.221850000000003" table:style-name="ce2">
            <text:p>85.22185</text:p>
          </table:table-cell>
          <table:table-cell office:value-type="float" office:value="20.401779999999999" table:style-name="ce2">
            <text:p>20.40178</text:p>
          </table:table-cell>
          <table:table-cell office:value-type="float" office:value="388" table:style-name="ce2">
            <text:p>388</text:p>
          </table:table-cell>
          <table:table-cell office:value-type="float" office:value="8.0724870000000006" table:style-name="ce2">
            <text:p>8.072487</text:p>
          </table:table-cell>
          <table:table-cell office:value-type="float" office:value="155.04759999999999" table:style-name="ce2">
            <text:p>155.0476</text:p>
          </table:table-cell>
          <table:table-cell office:value-type="float" office:value="8.6662839999999992" table:style-name="ce2">
            <text:p>8.666284</text:p>
          </table:table-cell>
          <table:table-cell office:value-type="float" office:value="143.47537" table:style-name="ce2">
            <text:p>143.47537</text:p>
          </table:table-cell>
          <table:table-cell office:value-type="float" office:value="9.1655119999999997" table:style-name="ce2">
            <text:p>9.165512</text:p>
          </table:table-cell>
          <table:table-cell office:value-type="float" office:value="140.05411000000001" table:style-name="ce2">
            <text:p>140.05411</text:p>
          </table:table-cell>
          <table:table-cell office:value-type="float" office:value="9.5166660000000007" table:style-name="ce2">
            <text:p>9.516666</text:p>
          </table:table-cell>
          <table:table-cell office:value-type="float" office:value="115.109955" table:style-name="ce2">
            <text:p>115.109955</text:p>
          </table:table-cell>
          <table:table-cell office:value-type="float" office:value="7.9591393000000004" table:style-name="ce2">
            <text:p>7.9591393</text:p>
          </table:table-cell>
          <table:table-cell office:value-type="float" office:value="262.84778" table:style-name="ce2">
            <text:p>262.84778</text:p>
          </table:table-cell>
          <table:table-cell office:value-type="float" office:value="8.2821709999999999" table:style-name="ce2">
            <text:p>8.282171</text:p>
          </table:table-cell>
          <table:table-cell office:value-type="float" office:value="141.56995000000001" table:style-name="ce2">
            <text:p>141.56995</text:p>
          </table:table-cell>
          <table:table-cell office:value-type="float" office:value="8.65" table:style-name="ce2">
            <text:p>8.65</text:p>
          </table:table-cell>
          <table:table-cell office:value-type="float" office:value="360.43002000000001" table:style-name="ce2">
            <text:p>360.43002</text:p>
          </table:table-cell>
          <table:table-cell office:value-type="float" office:value="8.9540459999999999" table:style-name="ce2">
            <text:p>8.954046</text:p>
          </table:table-cell>
          <table:table-cell office:value-type="float" office:value="133.13204999999999" table:style-name="ce2">
            <text:p>133.13205</text:p>
          </table:table-cell>
          <table:table-cell office:value-type="float" office:value="17.25" table:style-name="ce2">
            <text:p>17.25</text:p>
          </table:table-cell>
          <table:table-cell office:value-type="float" office:value="358.3" table:style-name="ce2">
            <text:p>358.3</text:p>
          </table:table-cell>
          <table:table-cell office:value-type="float" office:value="17.583334000000001" table:style-name="ce2">
            <text:p>17.583334</text:p>
          </table:table-cell>
          <table:table-cell office:value-type="float" office:value="138.00335999999999" table:style-name="ce2">
            <text:p>138.00336</text:p>
          </table:table-cell>
          <table:table-cell office:value-type="float" office:value="17.916665999999999" table:style-name="ce2">
            <text:p>17.916666</text:p>
          </table:table-cell>
          <table:table-cell office:value-type="float" office:value="127.56421" table:style-name="ce2">
            <text:p>127.56421</text:p>
          </table:table-cell>
          <table:table-cell office:value-type="float" office:value="17.246082000000001" table:style-name="ce2">
            <text:p>17.246082</text:p>
          </table:table-cell>
          <table:table-cell office:value-type="float" office:value="138.55019999999999" table:style-name="ce2">
            <text:p>138.550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9.470561" table:style-name="ce2">
            <text:p>9.470561</text:p>
          </table:table-cell>
          <table:table-cell office:value-type="float" office:value="207.76811000000001" table:style-name="ce2">
            <text:p>207.76811</text:p>
          </table:table-cell>
          <table:table-cell office:value-type="float" office:value="9.4085029999999996" table:style-name="ce2">
            <text:p>9.408503</text:p>
          </table:table-cell>
          <table:table-cell office:value-type="float" office:value="130.46559999999999" table:style-name="ce2">
            <text:p>130.4656</text:p>
          </table:table-cell>
          <table:table-cell office:value-type="float" office:value="10.033287" table:style-name="ce2">
            <text:p>10.033287</text:p>
          </table:table-cell>
          <table:table-cell office:value-type="float" office:value="384.04092000000003" table:style-name="ce2">
            <text:p>384.04092</text:p>
          </table:table-cell>
          <table:table-cell office:value-type="float" office:value="10.6" table:style-name="ce2">
            <text:p>10.6</text:p>
          </table:table-cell>
          <table:table-cell office:value-type="float" office:value="107.01999000000001" table:style-name="ce2">
            <text:p>107.01999</text:p>
          </table:table-cell>
          <table:table-cell table:number-columns-repeated="16314"/>
        </table:table-row>
        <table:table-row table:style-name="ro1">
          <table:table-cell office:value-type="float" office:value="13.541667" table:style-name="ce2">
            <text:p>13.541667</text:p>
          </table:table-cell>
          <table:table-cell office:value-type="float" office:value="140.19007999999999" table:style-name="ce2">
            <text:p>140.19008</text:p>
          </table:table-cell>
          <table:table-cell office:value-type="float" office:value="13.995286" table:style-name="ce2">
            <text:p>13.995286</text:p>
          </table:table-cell>
          <table:table-cell office:value-type="float" office:value="148.15924000000001" table:style-name="ce2">
            <text:p>148.15924</text:p>
          </table:table-cell>
          <table:table-cell office:value-type="float" office:value="14.208333" table:style-name="ce2">
            <text:p>14.208333</text:p>
          </table:table-cell>
          <table:table-cell office:value-type="float" office:value="374.23" table:style-name="ce2">
            <text:p>374.23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20.90889" table:style-name="ce2">
            <text:p>20.90889</text:p>
          </table:table-cell>
          <table:table-cell office:value-type="float" office:value="23.992263999999999" table:style-name="ce2">
            <text:p>23.992264</text:p>
          </table:table-cell>
          <table:table-cell office:value-type="float" office:value="112.47815" table:style-name="ce2">
            <text:p>112.47815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23.760028999999999" table:style-name="ce2">
            <text:p>23.760029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147.4101" table:style-name="ce2">
            <text:p>147.4101</text:p>
          </table:table-cell>
          <table:table-cell office:value-type="float" office:value="19.435942000000001" table:style-name="ce2">
            <text:p>19.435942</text:p>
          </table:table-cell>
          <table:table-cell office:value-type="float" office:value="196.60408000000001" table:style-name="ce2">
            <text:p>196.60408</text:p>
          </table:table-cell>
          <table:table-cell office:value-type="float" office:value="19.05" table:style-name="ce2">
            <text:p>19.05</text:p>
          </table:table-cell>
          <table:table-cell office:value-type="float" office:value="182.16346999999999" table:style-name="ce2">
            <text:p>182.16347</text:p>
          </table:table-cell>
          <table:table-cell office:value-type="float" office:value="21.264433" table:style-name="ce2">
            <text:p>21.264433</text:p>
          </table:table-cell>
          <table:table-cell office:value-type="float" office:value="346.55016999999998" table:style-name="ce2">
            <text:p>346.55017</text:p>
          </table:table-cell>
          <table:table-cell office:value-type="float" office:value="20.155712000000001" table:style-name="ce2">
            <text:p>20.155712</text:p>
          </table:table-cell>
          <table:table-cell office:value-type="float" office:value="352.34267999999997" table:style-name="ce2">
            <text:p>352.34268</text:p>
          </table:table-cell>
          <table:table-cell office:value-type="float" office:value="22.987030000000001" table:style-name="ce2">
            <text:p>22.98703</text:p>
          </table:table-cell>
          <table:table-cell office:value-type="float" office:value="349.38997999999998" table:style-name="ce2">
            <text:p>349.38998</text:p>
          </table:table-cell>
          <table:table-cell office:value-type="float" office:value="22.915482000000001" table:style-name="ce2">
            <text:p>22.915482</text:p>
          </table:table-cell>
          <table:table-cell office:value-type="float" office:value="108.34405" table:style-name="ce2">
            <text:p>108.34405</text:p>
          </table:table-cell>
          <table:table-cell office:value-type="float" office:value="21.391666000000001" table:style-name="ce2">
            <text:p>21.391666</text:p>
          </table:table-cell>
          <table:table-cell office:value-type="float" office:value="65.781829999999999" table:style-name="ce2">
            <text:p>65.78183</text:p>
          </table:table-cell>
          <table:table-cell office:value-type="float" office:value="21.932442000000002" table:style-name="ce2">
            <text:p>21.932442</text:p>
          </table:table-cell>
          <table:table-cell office:value-type="float" office:value="368.56" table:style-name="ce2">
            <text:p>368.56</text:p>
          </table:table-cell>
          <table:table-cell office:value-type="float" office:value="9" table:style-name="ce2">
            <text:p>9</text:p>
          </table:table-cell>
          <table:table-cell office:value-type="float" office:value="139.38759999999999" table:style-name="ce2">
            <text:p>139.3876</text:p>
          </table:table-cell>
          <table:table-cell office:value-type="float" office:value="9.3678039999999996" table:style-name="ce2">
            <text:p>9.367804</text:p>
          </table:table-cell>
          <table:table-cell office:value-type="float" office:value="127.81538999999999" table:style-name="ce2">
            <text:p>127.81539</text:p>
          </table:table-cell>
          <table:table-cell office:value-type="float" office:value="9.6666670000000003" table:style-name="ce2">
            <text:p>9.666667</text:p>
          </table:table-cell>
          <table:table-cell office:value-type="float" office:value="124.39409999999999" table:style-name="ce2">
            <text:p>124.3941</text:p>
          </table:table-cell>
          <table:table-cell office:value-type="float" office:value="10.292" table:style-name="ce2">
            <text:p>10.292</text:p>
          </table:table-cell>
          <table:table-cell office:value-type="float" office:value="99.449939999999998" table:style-name="ce2">
            <text:p>99.44994</text:p>
          </table:table-cell>
          <table:table-cell office:value-type="float" office:value="8.4833339999999993" table:style-name="ce2">
            <text:p>8.483334</text:p>
          </table:table-cell>
          <table:table-cell office:value-type="float" office:value="246.64777000000001" table:style-name="ce2">
            <text:p>246.64777</text:p>
          </table:table-cell>
          <table:table-cell office:value-type="float" office:value="8.8166670000000007" table:style-name="ce2">
            <text:p>8.816667</text:p>
          </table:table-cell>
          <table:table-cell office:value-type="float" office:value="125.36995" table:style-name="ce2">
            <text:p>125.36995</text:p>
          </table:table-cell>
          <table:table-cell office:value-type="float" office:value="9.4806500000000007" table:style-name="ce2">
            <text:p>9.48065</text:p>
          </table:table-cell>
          <table:table-cell office:value-type="float" office:value="344.23" table:style-name="ce2">
            <text:p>344.23</text:p>
          </table:table-cell>
          <table:table-cell office:value-type="float" office:value="9.4833339999999993" table:style-name="ce2">
            <text:p>9.483334</text:p>
          </table:table-cell>
          <table:table-cell office:value-type="float" office:value="116.93205" table:style-name="ce2">
            <text:p>116.93205</text:p>
          </table:table-cell>
          <table:table-cell office:value-type="float" office:value="18.421484" table:style-name="ce2">
            <text:p>18.421484</text:p>
          </table:table-cell>
          <table:table-cell office:value-type="float" office:value="342.09998000000002" table:style-name="ce2">
            <text:p>342.09998</text:p>
          </table:table-cell>
          <table:table-cell office:value-type="float" office:value="19.919412999999999" table:style-name="ce2">
            <text:p>19.919413</text:p>
          </table:table-cell>
          <table:table-cell office:value-type="float" office:value="121.80336" table:style-name="ce2">
            <text:p>121.80336</text:p>
          </table:table-cell>
          <table:table-cell office:value-type="float" office:value="18.416665999999999" table:style-name="ce2">
            <text:p>18.416666</text:p>
          </table:table-cell>
          <table:table-cell office:value-type="float" office:value="111.36421" table:style-name="ce2">
            <text:p>111.36421</text:p>
          </table:table-cell>
          <table:table-cell office:value-type="float" office:value="18.75" table:style-name="ce2">
            <text:p>18.75</text:p>
          </table:table-cell>
          <table:table-cell office:value-type="float" office:value="122.35020400000001" table:style-name="ce2">
            <text:p>122.35020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0.272698999999999" table:style-name="ce2">
            <text:p>10.272699</text:p>
          </table:table-cell>
          <table:table-cell office:value-type="float" office:value="193.99814000000001" table:style-name="ce2">
            <text:p>193.99814</text:p>
          </table:table-cell>
          <table:table-cell office:value-type="float" office:value="10.841875" table:style-name="ce2">
            <text:p>10.841875</text:p>
          </table:table-cell>
          <table:table-cell office:value-type="float" office:value="116.6956" table:style-name="ce2">
            <text:p>116.6956</text:p>
          </table:table-cell>
          <table:table-cell office:value-type="float" office:value="11.106491999999999" table:style-name="ce2">
            <text:p>11.106492</text:p>
          </table:table-cell>
          <table:table-cell office:value-type="float" office:value="370.27089999999998" table:style-name="ce2">
            <text:p>370.2709</text:p>
          </table:table-cell>
          <table:table-cell office:value-type="float" office:value="11.218116" table:style-name="ce2">
            <text:p>11.218116</text:p>
          </table:table-cell>
          <table:table-cell office:value-type="float" office:value="93.250015000000005" table:style-name="ce2">
            <text:p>93.250015</text:p>
          </table:table-cell>
          <table:table-cell table:number-columns-repeated="16314"/>
        </table:table-row>
        <table:table-row table:style-name="ro1">
          <table:table-cell office:value-type="float" office:value="16.083334000000001" table:style-name="ce2">
            <text:p>16.083334</text:p>
          </table:table-cell>
          <table:table-cell office:value-type="float" office:value="140.19007999999999" table:style-name="ce2">
            <text:p>140.19008</text:p>
          </table:table-cell>
          <table:table-cell office:value-type="float" office:value="14.685136999999999" table:style-name="ce2">
            <text:p>14.685137</text:p>
          </table:table-cell>
          <table:table-cell office:value-type="float" office:value="168.85477" table:style-name="ce2">
            <text:p>168.85477</text:p>
          </table:table-cell>
          <table:table-cell office:value-type="float" office:value="16.75" table:style-name="ce2">
            <text:p>16.75</text:p>
          </table:table-cell>
          <table:table-cell office:value-type="float" office:value="374.23" table:style-name="ce2">
            <text:p>374.23</text:p>
          </table:table-cell>
          <table:table-cell office:value-type="float" office:value="24" table:style-name="ce2">
            <text:p>24</text:p>
          </table:table-cell>
          <table:table-cell office:value-type="float" office:value="20.90889" table:style-name="ce2">
            <text:p>20.90889</text:p>
          </table:table-cell>
          <table:table-cell office:value-type="float" office:value="23.993979" table:style-name="ce2">
            <text:p>23.993979</text:p>
          </table:table-cell>
          <table:table-cell office:value-type="float" office:value="114.04016" table:style-name="ce2">
            <text:p>114.04016</text:p>
          </table:table-cell>
          <table:table-cell office:value-type="float" office:value="24" table:style-name="ce2">
            <text:p>24</text:p>
          </table:table-cell>
          <table:table-cell office:value-type="float" office:value="23.760028999999999" table:style-name="ce2">
            <text:p>23.760029</text:p>
          </table:table-cell>
          <table:table-cell office:value-type="float" office:value="24" table:style-name="ce2">
            <text:p>24</text:p>
          </table:table-cell>
          <table:table-cell office:value-type="float" office:value="147.4101" table:style-name="ce2">
            <text:p>147.4101</text:p>
          </table:table-cell>
          <table:table-cell office:value-type="float" office:value="19.646045999999998" table:style-name="ce2">
            <text:p>19.646046</text:p>
          </table:table-cell>
          <table:table-cell office:value-type="float" office:value="388" table:style-name="ce2">
            <text:p>388</text:p>
          </table:table-cell>
          <table:table-cell office:value-type="float" office:value="21.116667" table:style-name="ce2">
            <text:p>21.116667</text:p>
          </table:table-cell>
          <table:table-cell office:value-type="float" office:value="182.16346999999999" table:style-name="ce2">
            <text:p>182.16347</text:p>
          </table:table-cell>
          <table:table-cell office:value-type="float" office:value="21.311996000000001" table:style-name="ce2">
            <text:p>21.311996</text:p>
          </table:table-cell>
          <table:table-cell office:value-type="float" office:value="347.97708" table:style-name="ce2">
            <text:p>347.97708</text:p>
          </table:table-cell>
          <table:table-cell office:value-type="float" office:value="21.344287999999999" table:style-name="ce2">
            <text:p>21.344288</text:p>
          </table:table-cell>
          <table:table-cell office:value-type="float" office:value="388" table:style-name="ce2">
            <text:p>388</text:p>
          </table:table-cell>
          <table:table-cell office:value-type="float" office:value="22.999998000000001" table:style-name="ce2">
            <text:p>22.999998</text:p>
          </table:table-cell>
          <table:table-cell office:value-type="float" office:value="349.77902" table:style-name="ce2">
            <text:p>349.77902</text:p>
          </table:table-cell>
          <table:table-cell office:value-type="float" office:value="22.936823" table:style-name="ce2">
            <text:p>22.936823</text:p>
          </table:table-cell>
          <table:table-cell office:value-type="float" office:value="127.78399" table:style-name="ce2">
            <text:p>127.78399</text:p>
          </table:table-cell>
          <table:table-cell office:value-type="float" office:value="23" table:style-name="ce2">
            <text:p>23</text:p>
          </table:table-cell>
          <table:table-cell office:value-type="float" office:value="65.781829999999999" table:style-name="ce2">
            <text:p>65.78183</text:p>
          </table:table-cell>
          <table:table-cell office:value-type="float" office:value="21.953785" table:style-name="ce2">
            <text:p>21.953785</text:p>
          </table:table-cell>
          <table:table-cell office:value-type="float" office:value="388" table:style-name="ce2">
            <text:p>388</text:p>
          </table:table-cell>
          <table:table-cell office:value-type="float" office:value="9.7666660000000007" table:style-name="ce2">
            <text:p>9.766666</text:p>
          </table:table-cell>
          <table:table-cell office:value-type="float" office:value="139.38759999999999" table:style-name="ce2">
            <text:p>139.3876</text:p>
          </table:table-cell>
          <table:table-cell office:value-type="float" office:value="9.6011050000000004" table:style-name="ce2">
            <text:p>9.601105</text:p>
          </table:table-cell>
          <table:table-cell office:value-type="float" office:value="340.34109999999998" table:style-name="ce2">
            <text:p>340.3411</text:p>
          </table:table-cell>
          <table:table-cell office:value-type="float" office:value="10.433332999999999" table:style-name="ce2">
            <text:p>10.433333</text:p>
          </table:table-cell>
          <table:table-cell office:value-type="float" office:value="124.39409999999999" table:style-name="ce2">
            <text:p>124.3941</text:p>
          </table:table-cell>
          <table:table-cell office:value-type="float" office:value="10.596532" table:style-name="ce2">
            <text:p>10.596532</text:p>
          </table:table-cell>
          <table:table-cell office:value-type="float" office:value="99.449939999999998" table:style-name="ce2">
            <text:p>99.44994</text:p>
          </table:table-cell>
          <table:table-cell office:value-type="float" office:value="9.216666" table:style-name="ce2">
            <text:p>9.216666</text:p>
          </table:table-cell>
          <table:table-cell office:value-type="float" office:value="246.64777000000001" table:style-name="ce2">
            <text:p>246.64777</text:p>
          </table:table-cell>
          <table:table-cell office:value-type="float" office:value="9.5500000000000007" table:style-name="ce2">
            <text:p>9.55</text:p>
          </table:table-cell>
          <table:table-cell office:value-type="float" office:value="125.36995" table:style-name="ce2">
            <text:p>125.36995</text:p>
          </table:table-cell>
          <table:table-cell office:value-type="float" office:value="9.4984330000000003" table:style-name="ce2">
            <text:p>9.498433</text:p>
          </table:table-cell>
          <table:table-cell office:value-type="float" office:value="360.43002000000001" table:style-name="ce2">
            <text:p>360.43002</text:p>
          </table:table-cell>
          <table:table-cell office:value-type="float" office:value="10.216666" table:style-name="ce2">
            <text:p>10.216666</text:p>
          </table:table-cell>
          <table:table-cell office:value-type="float" office:value="116.93205" table:style-name="ce2">
            <text:p>116.93205</text:p>
          </table:table-cell>
          <table:table-cell office:value-type="float" office:value="19.022604000000001" table:style-name="ce2">
            <text:p>19.022604</text:p>
          </table:table-cell>
          <table:table-cell office:value-type="float" office:value="342.09998000000002" table:style-name="ce2">
            <text:p>342.09998</text:p>
          </table:table-cell>
          <table:table-cell office:value-type="float" office:value="19.937688999999999" table:style-name="ce2">
            <text:p>19.937689</text:p>
          </table:table-cell>
          <table:table-cell office:value-type="float" office:value="121.80336" table:style-name="ce2">
            <text:p>121.80336</text:p>
          </table:table-cell>
          <table:table-cell office:value-type="float" office:value="20.416665999999999" table:style-name="ce2">
            <text:p>20.416666</text:p>
          </table:table-cell>
          <table:table-cell office:value-type="float" office:value="111.36421" table:style-name="ce2">
            <text:p>111.36421</text:p>
          </table:table-cell>
          <table:table-cell office:value-type="float" office:value="20.75" table:style-name="ce2">
            <text:p>20.75</text:p>
          </table:table-cell>
          <table:table-cell office:value-type="float" office:value="122.35020400000001" table:style-name="ce2">
            <text:p>122.35020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0.485633999999999" table:style-name="ce2">
            <text:p>10.485634</text:p>
          </table:table-cell>
          <table:table-cell office:value-type="float" office:value="387.97" table:style-name="ce2">
            <text:p>387.97</text:p>
          </table:table-cell>
          <table:table-cell office:value-type="float" office:value="10.949862" table:style-name="ce2">
            <text:p>10.949862</text:p>
          </table:table-cell>
          <table:table-cell office:value-type="float" office:value="119.935196" table:style-name="ce2">
            <text:p>119.935196</text:p>
          </table:table-cell>
          <table:table-cell office:value-type="float" office:value="11.125921" table:style-name="ce2">
            <text:p>11.125921</text:p>
          </table:table-cell>
          <table:table-cell office:value-type="float" office:value="387.97" table:style-name="ce2">
            <text:p>387.97</text:p>
          </table:table-cell>
          <table:table-cell office:value-type="float" office:value="11.540217" table:style-name="ce2">
            <text:p>11.540217</text:p>
          </table:table-cell>
          <table:table-cell office:value-type="float" office:value="386.67065000000002" table:style-name="ce2">
            <text:p>386.67065</text:p>
          </table:table-cell>
          <table:table-cell table:number-columns-repeated="16314"/>
        </table:table-row>
        <table:table-row table:style-name="ro1">
          <table:table-cell office:value-type="float" office:value="16.508333" table:style-name="ce2">
            <text:p>16.508333</text:p>
          </table:table-cell>
          <table:table-cell office:value-type="float" office:value="126.42010500000001" table:style-name="ce2">
            <text:p>126.420105</text:p>
          </table:table-cell>
          <table:table-cell office:value-type="float" office:value="18.046203999999999" table:style-name="ce2">
            <text:p>18.046204</text:p>
          </table:table-cell>
          <table:table-cell office:value-type="float" office:value="155.08473000000001" table:style-name="ce2">
            <text:p>155.08473</text:p>
          </table:table-cell>
          <table:table-cell office:value-type="float" office:value="17.582794" table:style-name="ce2">
            <text:p>17.582794</text:p>
          </table:table-cell>
          <table:table-cell office:value-type="float" office:value="360.46001999999999" table:style-name="ce2">
            <text:p>360.4600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245069999999998" table:style-name="ce2">
            <text:p>21.24507</text:p>
          </table:table-cell>
          <table:table-cell office:value-type="float" office:value="379.63" table:style-name="ce2">
            <text:p>379.63</text:p>
          </table:table-cell>
          <table:table-cell office:value-type="float" office:value="21.375" table:style-name="ce2">
            <text:p>21.375</text:p>
          </table:table-cell>
          <table:table-cell office:value-type="float" office:value="173.79347000000001" table:style-name="ce2">
            <text:p>173.79347</text:p>
          </table:table-cell>
          <table:table-cell office:value-type="float" office:value="21.708334000000001" table:style-name="ce2">
            <text:p>21.708334</text:p>
          </table:table-cell>
          <table:table-cell office:value-type="float" office:value="339.6071" table:style-name="ce2">
            <text:p>339.6071</text:p>
          </table:table-cell>
          <table:table-cell office:value-type="float" office:value="22.041665999999999" table:style-name="ce2">
            <text:p>22.041666</text:p>
          </table:table-cell>
          <table:table-cell office:value-type="float" office:value="379.63" table:style-name="ce2">
            <text:p>379.63</text:p>
          </table:table-cell>
          <table:table-cell office:value-type="float" office:value="23.991755999999999" table:style-name="ce2">
            <text:p>23.991756</text:p>
          </table:table-cell>
          <table:table-cell office:value-type="float" office:value="317.64902000000001" table:style-name="ce2">
            <text:p>317.64902</text:p>
          </table:table-cell>
          <table:table-cell office:value-type="float" office:value="23.993092999999998" table:style-name="ce2">
            <text:p>23.993093</text:p>
          </table:table-cell>
          <table:table-cell office:value-type="float" office:value="95.653983999999994" table:style-name="ce2">
            <text:p>95.653984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33.651825000000002" table:style-name="ce2">
            <text:p>33.651825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355.87" table:style-name="ce2">
            <text:p>355.87</text:p>
          </table:table-cell>
          <table:table-cell office:value-type="float" office:value="11.482822000000001" table:style-name="ce2">
            <text:p>11.482822</text:p>
          </table:table-cell>
          <table:table-cell office:value-type="float" office:value="123.457596" table:style-name="ce2">
            <text:p>123.457596</text:p>
          </table:table-cell>
          <table:table-cell office:value-type="float" office:value="10.591666" table:style-name="ce2">
            <text:p>10.591666</text:p>
          </table:table-cell>
          <table:table-cell office:value-type="float" office:value="324.41113000000001" table:style-name="ce2">
            <text:p>324.41113</text:p>
          </table:table-cell>
          <table:table-cell office:value-type="float" office:value="17.3079" table:style-name="ce2">
            <text:p>17.3079</text:p>
          </table:table-cell>
          <table:table-cell office:value-type="float" office:value="108.46409" table:style-name="ce2">
            <text:p>108.46409</text:p>
          </table:table-cell>
          <table:table-cell office:value-type="float" office:value="11.258333" table:style-name="ce2">
            <text:p>11.258333</text:p>
          </table:table-cell>
          <table:table-cell office:value-type="float" office:value="83.519936000000001" table:style-name="ce2">
            <text:p>83.519936</text:p>
          </table:table-cell>
          <table:table-cell office:value-type="float" office:value="10.358325000000001" table:style-name="ce2">
            <text:p>10.358325</text:p>
          </table:table-cell>
          <table:table-cell office:value-type="float" office:value="230.17773" table:style-name="ce2">
            <text:p>230.17773</text:p>
          </table:table-cell>
          <table:table-cell office:value-type="float" office:value="10.250975" table:style-name="ce2">
            <text:p>10.250975</text:p>
          </table:table-cell>
          <table:table-cell office:value-type="float" office:value="108.89995" table:style-name="ce2">
            <text:p>108.89995</text:p>
          </table:table-cell>
          <table:table-cell office:value-type="float" office:value="10.391666000000001" table:style-name="ce2">
            <text:p>10.391666</text:p>
          </table:table-cell>
          <table:table-cell office:value-type="float" office:value="343.96001999999999" table:style-name="ce2">
            <text:p>343.96002</text:p>
          </table:table-cell>
          <table:table-cell office:value-type="float" office:value="10.972593" table:style-name="ce2">
            <text:p>10.972593</text:p>
          </table:table-cell>
          <table:table-cell office:value-type="float" office:value="100.46202" table:style-name="ce2">
            <text:p>100.46202</text:p>
          </table:table-cell>
          <table:table-cell office:value-type="float" office:value="20.650696" table:style-name="ce2">
            <text:p>20.650696</text:p>
          </table:table-cell>
          <table:table-cell office:value-type="float" office:value="327.78994999999998" table:style-name="ce2">
            <text:p>327.78995</text:p>
          </table:table-cell>
          <table:table-cell office:value-type="float" office:value="21.131976999999999" table:style-name="ce2">
            <text:p>21.131977</text:p>
          </table:table-cell>
          <table:table-cell office:value-type="float" office:value="107.49339000000001" table:style-name="ce2">
            <text:p>107.49339</text:p>
          </table:table-cell>
          <table:table-cell office:value-type="float" office:value="20.858333999999999" table:style-name="ce2">
            <text:p>20.858334</text:p>
          </table:table-cell>
          <table:table-cell office:value-type="float" office:value="97.054184000000006" table:style-name="ce2">
            <text:p>97.054184</text:p>
          </table:table-cell>
          <table:table-cell office:value-type="float" office:value="21.191668" table:style-name="ce2">
            <text:p>21.191668</text:p>
          </table:table-cell>
          <table:table-cell office:value-type="float" office:value="108.04018000000001" table:style-name="ce2">
            <text:p>108.0401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1.333430999999999" table:style-name="ce2">
            <text:p>11.333431</text:p>
          </table:table-cell>
          <table:table-cell office:value-type="float" office:value="369.88" table:style-name="ce2">
            <text:p>369.88</text:p>
          </table:table-cell>
          <table:table-cell office:value-type="float" office:value="11.625" table:style-name="ce2">
            <text:p>11.625</text:p>
          </table:table-cell>
          <table:table-cell office:value-type="float" office:value="101.84519" table:style-name="ce2">
            <text:p>101.84519</text:p>
          </table:table-cell>
          <table:table-cell office:value-type="float" office:value="11.958333" table:style-name="ce2">
            <text:p>11.958333</text:p>
          </table:table-cell>
          <table:table-cell office:value-type="float" office:value="369.88" table:style-name="ce2">
            <text:p>369.88</text:p>
          </table:table-cell>
          <table:table-cell office:value-type="float" office:value="12.291667" table:style-name="ce2">
            <text:p>12.291667</text:p>
          </table:table-cell>
          <table:table-cell office:value-type="float" office:value="368.58066000000002" table:style-name="ce2">
            <text:p>368.58066</text:p>
          </table:table-cell>
          <table:table-cell table:number-columns-repeated="16314"/>
        </table:table-row>
        <table:table-row table:style-name="ro1">
          <table:table-cell office:value-type="float" office:value="18.675000000000001" table:style-name="ce2">
            <text:p>18.675</text:p>
          </table:table-cell>
          <table:table-cell office:value-type="float" office:value="126.42010500000001" table:style-name="ce2">
            <text:p>126.420105</text:p>
          </table:table-cell>
          <table:table-cell office:value-type="float" office:value="18.255179999999999" table:style-name="ce2">
            <text:p>18.25518</text:p>
          </table:table-cell>
          <table:table-cell office:value-type="float" office:value="345.44970000000001" table:style-name="ce2">
            <text:p>345.4497</text:p>
          </table:table-cell>
          <table:table-cell office:value-type="float" office:value="17.844725" table:style-name="ce2">
            <text:p>17.844725</text:p>
          </table:table-cell>
          <table:table-cell office:value-type="float" office:value="368.31792999999999" table:style-name="ce2">
            <text:p>368.3179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252367" table:style-name="ce2">
            <text:p>21.252367</text:p>
          </table:table-cell>
          <table:table-cell office:value-type="float" office:value="386.27767999999998" table:style-name="ce2">
            <text:p>386.27768</text:p>
          </table:table-cell>
          <table:table-cell office:value-type="float" office:value="21.666665999999999" table:style-name="ce2">
            <text:p>21.666666</text:p>
          </table:table-cell>
          <table:table-cell office:value-type="float" office:value="182.54346000000001" table:style-name="ce2">
            <text:p>182.54346</text:p>
          </table:table-cell>
          <table:table-cell office:value-type="float" office:value="22" table:style-name="ce2">
            <text:p>22</text:p>
          </table:table-cell>
          <table:table-cell office:value-type="float" office:value="339.6071" table:style-name="ce2">
            <text:p>339.6071</text:p>
          </table:table-cell>
          <table:table-cell office:value-type="float" office:value="22.333334000000001" table:style-name="ce2">
            <text:p>22.333334</text:p>
          </table:table-cell>
          <table:table-cell office:value-type="float" office:value="379.63" table:style-name="ce2">
            <text:p>379.63</text:p>
          </table:table-cell>
          <table:table-cell office:value-type="float" office:value="23.993455999999998" table:style-name="ce2">
            <text:p>23.993456</text:p>
          </table:table-cell>
          <table:table-cell office:value-type="float" office:value="317.7" table:style-name="ce2">
            <text:p>317.7</text:p>
          </table:table-cell>
          <table:table-cell office:value-type="float" office:value="23.993684999999999" table:style-name="ce2">
            <text:p>23.993685</text:p>
          </table:table-cell>
          <table:table-cell office:value-type="float" office:value="95.671719999999993" table:style-name="ce2">
            <text:p>95.67172</text:p>
          </table:table-cell>
          <table:table-cell office:value-type="float" office:value="24" table:style-name="ce2">
            <text:p>24</text:p>
          </table:table-cell>
          <table:table-cell office:value-type="float" office:value="33.651825000000002" table:style-name="ce2">
            <text:p>33.651825</text:p>
          </table:table-cell>
          <table:table-cell office:value-type="float" office:value="24" table:style-name="ce2">
            <text:p>24</text:p>
          </table:table-cell>
          <table:table-cell office:value-type="float" office:value="356.12" table:style-name="ce2">
            <text:p>356.12</text:p>
          </table:table-cell>
          <table:table-cell office:value-type="float" office:value="16.814608" table:style-name="ce2">
            <text:p>16.814608</text:p>
          </table:table-cell>
          <table:table-cell office:value-type="float" office:value="123.457596" table:style-name="ce2">
            <text:p>123.457596</text:p>
          </table:table-cell>
          <table:table-cell office:value-type="float" office:value="17.666665999999999" table:style-name="ce2">
            <text:p>17.666666</text:p>
          </table:table-cell>
          <table:table-cell office:value-type="float" office:value="324.41113000000001" table:style-name="ce2">
            <text:p>324.41113</text:p>
          </table:table-cell>
          <table:table-cell office:value-type="float" office:value="17.317017" table:style-name="ce2">
            <text:p>17.317017</text:p>
          </table:table-cell>
          <table:table-cell office:value-type="float" office:value="116.76933" table:style-name="ce2">
            <text:p>116.76933</text:p>
          </table:table-cell>
          <table:table-cell office:value-type="float" office:value="18.333334000000001" table:style-name="ce2">
            <text:p>18.333334</text:p>
          </table:table-cell>
          <table:table-cell office:value-type="float" office:value="83.519936000000001" table:style-name="ce2">
            <text:p>83.519936</text:p>
          </table:table-cell>
          <table:table-cell office:value-type="float" office:value="10.381057999999999" table:style-name="ce2">
            <text:p>10.381058</text:p>
          </table:table-cell>
          <table:table-cell office:value-type="float" office:value="230.17773" table:style-name="ce2">
            <text:p>230.17773</text:p>
          </table:table-cell>
          <table:table-cell office:value-type="float" office:value="10.557359" table:style-name="ce2">
            <text:p>10.557359</text:p>
          </table:table-cell>
          <table:table-cell office:value-type="float" office:value="388" table:style-name="ce2">
            <text:p>388</text:p>
          </table:table-cell>
          <table:table-cell office:value-type="float" office:value="11.083333" table:style-name="ce2">
            <text:p>11.083333</text:p>
          </table:table-cell>
          <table:table-cell office:value-type="float" office:value="343.96001999999999" table:style-name="ce2">
            <text:p>343.96002</text:p>
          </table:table-cell>
          <table:table-cell office:value-type="float" office:value="11.280581" table:style-name="ce2">
            <text:p>11.280581</text:p>
          </table:table-cell>
          <table:table-cell office:value-type="float" office:value="381.02386000000001" table:style-name="ce2">
            <text:p>381.02386</text:p>
          </table:table-cell>
          <table:table-cell office:value-type="float" office:value="20.699304999999999" table:style-name="ce2">
            <text:p>20.699305</text:p>
          </table:table-cell>
          <table:table-cell office:value-type="float" office:value="372.07" table:style-name="ce2">
            <text:p>372.07</text:p>
          </table:table-cell>
          <table:table-cell office:value-type="float" office:value="21.485534999999999" table:style-name="ce2">
            <text:p>21.485535</text:p>
          </table:table-cell>
          <table:table-cell office:value-type="float" office:value="118.10012" table:style-name="ce2">
            <text:p>118.10012</text:p>
          </table:table-cell>
          <table:table-cell office:value-type="float" office:value="21.824999999999999" table:style-name="ce2">
            <text:p>21.825</text:p>
          </table:table-cell>
          <table:table-cell office:value-type="float" office:value="97.054184000000006" table:style-name="ce2">
            <text:p>97.054184</text:p>
          </table:table-cell>
          <table:table-cell office:value-type="float" office:value="22.158332999999999" table:style-name="ce2">
            <text:p>22.158333</text:p>
          </table:table-cell>
          <table:table-cell office:value-type="float" office:value="108.04018000000001" table:style-name="ce2">
            <text:p>108.0401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1.337460500000001" table:style-name="ce2">
            <text:p>11.3374605</text:p>
          </table:table-cell>
          <table:table-cell office:value-type="float" office:value="369.88" table:style-name="ce2">
            <text:p>369.88</text:p>
          </table:table-cell>
          <table:table-cell office:value-type="float" office:value="12.233333999999999" table:style-name="ce2">
            <text:p>12.233334</text:p>
          </table:table-cell>
          <table:table-cell office:value-type="float" office:value="101.84519" table:style-name="ce2">
            <text:p>101.84519</text:p>
          </table:table-cell>
          <table:table-cell office:value-type="float" office:value="12.566667000000001" table:style-name="ce2">
            <text:p>12.566667</text:p>
          </table:table-cell>
          <table:table-cell office:value-type="float" office:value="369.88" table:style-name="ce2">
            <text:p>369.88</text:p>
          </table:table-cell>
          <table:table-cell office:value-type="float" office:value="12.9" table:style-name="ce2">
            <text:p>12.9</text:p>
          </table:table-cell>
          <table:table-cell office:value-type="float" office:value="368.58066000000002" table:style-name="ce2">
            <text:p>368.58066</text:p>
          </table:table-cell>
          <table:table-cell table:number-columns-repeated="16314"/>
        </table:table-row>
        <table:table-row table:style-name="ro1">
          <table:table-cell office:value-type="float" office:value="19.016666000000001" table:style-name="ce2">
            <text:p>19.016666</text:p>
          </table:table-cell>
          <table:table-cell office:value-type="float" office:value="115.35008999999999" table:style-name="ce2">
            <text:p>115.35009</text:p>
          </table:table-cell>
          <table:table-cell office:value-type="float" office:value="19.350000000000001" table:style-name="ce2">
            <text:p>19.35</text:p>
          </table:table-cell>
          <table:table-cell office:value-type="float" office:value="334.37970000000001" table:style-name="ce2">
            <text:p>334.3797</text:p>
          </table:table-cell>
          <table:table-cell office:value-type="float" office:value="20.261638999999999" table:style-name="ce2">
            <text:p>20.261639</text:p>
          </table:table-cell>
          <table:table-cell office:value-type="float" office:value="357.24799999999999" table:style-name="ce2">
            <text:p>357.24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332.27769999999998" table:style-name="ce2">
            <text:p>332.2777</text:p>
          </table:table-cell>
          <table:table-cell office:value-type="float" office:value="23.000530000000001" table:style-name="ce2">
            <text:p>23.00053</text:p>
          </table:table-cell>
          <table:table-cell office:value-type="float" office:value="139.34343000000001" table:style-name="ce2">
            <text:p>139.34343</text:p>
          </table:table-cell>
          <table:table-cell office:value-type="float" office:value="23.000599999999999" table:style-name="ce2">
            <text:p>23.0006</text:p>
          </table:table-cell>
          <table:table-cell office:value-type="float" office:value="307.20710000000003" table:style-name="ce2">
            <text:p>307.2071</text:p>
          </table:table-cell>
          <table:table-cell office:value-type="float" office:value="23" table:style-name="ce2">
            <text:p>23</text:p>
          </table:table-cell>
          <table:table-cell office:value-type="float" office:value="358.03003000000001" table:style-name="ce2">
            <text:p>358.0300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254190000000001" table:style-name="ce2">
            <text:p>18.25419</text:p>
          </table:table-cell>
          <table:table-cell office:value-type="float" office:value="107.52759" table:style-name="ce2">
            <text:p>107.52759</text:p>
          </table:table-cell>
          <table:table-cell office:value-type="float" office:value="18.528492" table:style-name="ce2">
            <text:p>18.528492</text:p>
          </table:table-cell>
          <table:table-cell office:value-type="float" office:value="308.48113999999998" table:style-name="ce2">
            <text:p>308.48114</text:p>
          </table:table-cell>
          <table:table-cell office:value-type="float" office:value="18.816255999999999" table:style-name="ce2">
            <text:p>18.816256</text:p>
          </table:table-cell>
          <table:table-cell office:value-type="float" office:value="100.839325" table:style-name="ce2">
            <text:p>100.839325</text:p>
          </table:table-cell>
          <table:table-cell office:value-type="float" office:value="19.423359999999999" table:style-name="ce2">
            <text:p>19.42336</text:p>
          </table:table-cell>
          <table:table-cell office:value-type="float" office:value="67.589929999999995" table:style-name="ce2">
            <text:p>67.58993</text:p>
          </table:table-cell>
          <table:table-cell office:value-type="float" office:value="17.691074" table:style-name="ce2">
            <text:p>17.691074</text:p>
          </table:table-cell>
          <table:table-cell office:value-type="float" office:value="7.1577605999999996" table:style-name="ce2">
            <text:p>7.1577606</text:p>
          </table:table-cell>
          <table:table-cell office:value-type="float" office:value="17.633333" table:style-name="ce2">
            <text:p>17.633333</text:p>
          </table:table-cell>
          <table:table-cell office:value-type="float" office:value="164.98" table:style-name="ce2">
            <text:p>164.98</text:p>
          </table:table-cell>
          <table:table-cell office:value-type="float" office:value="17.966667000000001" table:style-name="ce2">
            <text:p>17.966667</text:p>
          </table:table-cell>
          <table:table-cell office:value-type="float" office:value="120.93998999999999" table:style-name="ce2">
            <text:p>120.93999</text:p>
          </table:table-cell>
          <table:table-cell office:value-type="float" office:value="18.665109999999999" table:style-name="ce2">
            <text:p>18.66511</text:p>
          </table:table-cell>
          <table:table-cell office:value-type="float" office:value="158.00389000000001" table:style-name="ce2">
            <text:p>158.00389</text:p>
          </table:table-cell>
          <table:table-cell office:value-type="float" office:value="22.899778000000001" table:style-name="ce2">
            <text:p>22.899778</text:p>
          </table:table-cell>
          <table:table-cell office:value-type="float" office:value="322.38995" table:style-name="ce2">
            <text:p>322.38995</text:p>
          </table:table-cell>
          <table:table-cell office:value-type="float" office:value="23" table:style-name="ce2">
            <text:p>23</text:p>
          </table:table-cell>
          <table:table-cell office:value-type="float" office:value="69.230119999999999" table:style-name="ce2">
            <text:p>69.23012</text:p>
          </table:table-cell>
          <table:table-cell office:value-type="float" office:value="23.000319000000001" table:style-name="ce2">
            <text:p>23.000319</text:p>
          </table:table-cell>
          <table:table-cell office:value-type="float" office:value="58.984206999999998" table:style-name="ce2">
            <text:p>58.984207</text:p>
          </table:table-cell>
          <table:table-cell office:value-type="float" office:value="23.000361999999999" table:style-name="ce2">
            <text:p>23.000362</text:p>
          </table:table-cell>
          <table:table-cell office:value-type="float" office:value="80.770160000000004" table:style-name="ce2">
            <text:p>80.7701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2.681277" table:style-name="ce2">
            <text:p>12.681277</text:p>
          </table:table-cell>
          <table:table-cell office:value-type="float" office:value="350.16998000000001" table:style-name="ce2">
            <text:p>350.16998</text:p>
          </table:table-cell>
          <table:table-cell office:value-type="float" office:value="12.913878" table:style-name="ce2">
            <text:p>12.913878</text:p>
          </table:table-cell>
          <table:table-cell office:value-type="float" office:value="82.135216" table:style-name="ce2">
            <text:p>82.135216</text:p>
          </table:table-cell>
          <table:table-cell office:value-type="float" office:value="13.487584999999999" table:style-name="ce2">
            <text:p>13.487585</text:p>
          </table:table-cell>
          <table:table-cell office:value-type="float" office:value="350.16998000000001" table:style-name="ce2">
            <text:p>350.16998</text:p>
          </table:table-cell>
          <table:table-cell office:value-type="float" office:value="13.508333" table:style-name="ce2">
            <text:p>13.508333</text:p>
          </table:table-cell>
          <table:table-cell office:value-type="float" office:value="348.87063999999998" table:style-name="ce2">
            <text:p>348.87064</text:p>
          </table:table-cell>
          <table:table-cell table:number-columns-repeated="16314"/>
        </table:table-row>
        <table:table-row table:style-name="ro1">
          <table:table-cell office:value-type="float" office:value="21.125" table:style-name="ce2">
            <text:p>21.125</text:p>
          </table:table-cell>
          <table:table-cell office:value-type="float" office:value="115.35008999999999" table:style-name="ce2">
            <text:p>115.35009</text:p>
          </table:table-cell>
          <table:table-cell office:value-type="float" office:value="21.458334000000001" table:style-name="ce2">
            <text:p>21.458334</text:p>
          </table:table-cell>
          <table:table-cell office:value-type="float" office:value="334.37970000000001" table:style-name="ce2">
            <text:p>334.3797</text:p>
          </table:table-cell>
          <table:table-cell office:value-type="float" office:value="20.615642999999999" table:style-name="ce2">
            <text:p>20.615643</text:p>
          </table:table-cell>
          <table:table-cell office:value-type="float" office:value="357.24799999999999" table:style-name="ce2">
            <text:p>357.24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332.27769999999998" table:style-name="ce2">
            <text:p>332.2777</text:p>
          </table:table-cell>
          <table:table-cell office:value-type="float" office:value="23.000966999999999" table:style-name="ce2">
            <text:p>23.000967</text:p>
          </table:table-cell>
          <table:table-cell office:value-type="float" office:value="139.35654" table:style-name="ce2">
            <text:p>139.35654</text:p>
          </table:table-cell>
          <table:table-cell office:value-type="float" office:value="23.000788" table:style-name="ce2">
            <text:p>23.000788</text:p>
          </table:table-cell>
          <table:table-cell office:value-type="float" office:value="307.20710000000003" table:style-name="ce2">
            <text:p>307.2071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358.03003000000001" table:style-name="ce2">
            <text:p>358.0300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365644" table:style-name="ce2">
            <text:p>18.365644</text:p>
          </table:table-cell>
          <table:table-cell office:value-type="float" office:value="110.87121" table:style-name="ce2">
            <text:p>110.87121</text:p>
          </table:table-cell>
          <table:table-cell office:value-type="float" office:value="18.579750000000001" table:style-name="ce2">
            <text:p>18.57975</text:p>
          </table:table-cell>
          <table:table-cell office:value-type="float" office:value="308.48113999999998" table:style-name="ce2">
            <text:p>308.48114</text:p>
          </table:table-cell>
          <table:table-cell office:value-type="float" office:value="18.833743999999999" table:style-name="ce2">
            <text:p>18.833744</text:p>
          </table:table-cell>
          <table:table-cell office:value-type="float" office:value="116.76931999999999" table:style-name="ce2">
            <text:p>116.76932</text:p>
          </table:table-cell>
          <table:table-cell office:value-type="float" office:value="19.425730000000001" table:style-name="ce2">
            <text:p>19.42573</text:p>
          </table:table-cell>
          <table:table-cell office:value-type="float" office:value="67.660995" table:style-name="ce2">
            <text:p>67.660995</text:p>
          </table:table-cell>
          <table:table-cell office:value-type="float" office:value="17.841248" table:style-name="ce2">
            <text:p>17.841248</text:p>
          </table:table-cell>
          <table:table-cell office:value-type="float" office:value="143.95802" table:style-name="ce2">
            <text:p>143.95802</text:p>
          </table:table-cell>
          <table:table-cell office:value-type="float" office:value="18.433332" table:style-name="ce2">
            <text:p>18.433332</text:p>
          </table:table-cell>
          <table:table-cell office:value-type="float" office:value="164.98" table:style-name="ce2">
            <text:p>164.98</text:p>
          </table:table-cell>
          <table:table-cell office:value-type="float" office:value="18.766666000000001" table:style-name="ce2">
            <text:p>18.766666</text:p>
          </table:table-cell>
          <table:table-cell office:value-type="float" office:value="120.93998999999999" table:style-name="ce2">
            <text:p>120.93999</text:p>
          </table:table-cell>
          <table:table-cell office:value-type="float" office:value="19.099215000000001" table:style-name="ce2">
            <text:p>19.099215</text:p>
          </table:table-cell>
          <table:table-cell office:value-type="float" office:value="158.00389000000001" table:style-name="ce2">
            <text:p>158.00389</text:p>
          </table:table-cell>
          <table:table-cell office:value-type="float" office:value="22.960999000000001" table:style-name="ce2">
            <text:p>22.960999</text:p>
          </table:table-cell>
          <table:table-cell office:value-type="float" office:value="322.38995" table:style-name="ce2">
            <text:p>322.38995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69.260099999999994" table:style-name="ce2">
            <text:p>69.2601</text:p>
          </table:table-cell>
          <table:table-cell office:value-type="float" office:value="23.000765000000001" table:style-name="ce2">
            <text:p>23.000765</text:p>
          </table:table-cell>
          <table:table-cell office:value-type="float" office:value="58.997596999999999" table:style-name="ce2">
            <text:p>58.997597</text:p>
          </table:table-cell>
          <table:table-cell office:value-type="float" office:value="23.000723000000001" table:style-name="ce2">
            <text:p>23.000723</text:p>
          </table:table-cell>
          <table:table-cell office:value-type="float" office:value="80.780974999999998" table:style-name="ce2">
            <text:p>80.78097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3.015478" table:style-name="ce2">
            <text:p>13.015478</text:p>
          </table:table-cell>
          <table:table-cell office:value-type="float" office:value="350.16998000000001" table:style-name="ce2">
            <text:p>350.16998</text:p>
          </table:table-cell>
          <table:table-cell office:value-type="float" office:value="13.028584499999999" table:style-name="ce2">
            <text:p>13.0285845</text:p>
          </table:table-cell>
          <table:table-cell office:value-type="float" office:value="82.135216" table:style-name="ce2">
            <text:p>82.135216</text:p>
          </table:table-cell>
          <table:table-cell office:value-type="float" office:value="13.529081" table:style-name="ce2">
            <text:p>13.529081</text:p>
          </table:table-cell>
          <table:table-cell office:value-type="float" office:value="387.97" table:style-name="ce2">
            <text:p>387.97</text:p>
          </table:table-cell>
          <table:table-cell office:value-type="float" office:value="14.175000000000001" table:style-name="ce2">
            <text:p>14.175</text:p>
          </table:table-cell>
          <table:table-cell office:value-type="float" office:value="348.87063999999998" table:style-name="ce2">
            <text:p>348.87064</text:p>
          </table:table-cell>
          <table:table-cell table:number-columns-repeated="16314"/>
        </table:table-row>
        <table:table-row table:style-name="ro1">
          <table:table-cell office:value-type="float" office:value="23.000509999999998" table:style-name="ce2">
            <text:p>23.00051</text:p>
          </table:table-cell>
          <table:table-cell office:value-type="float" office:value="54.600085999999997" table:style-name="ce2">
            <text:p>54.600086</text:p>
          </table:table-cell>
          <table:table-cell office:value-type="float" office:value="23" table:style-name="ce2">
            <text:p>23</text:p>
          </table:table-cell>
          <table:table-cell office:value-type="float" office:value="284.42971999999997" table:style-name="ce2">
            <text:p>284.42972</text:p>
          </table:table-cell>
          <table:table-cell office:value-type="float" office:value="23.000729" table:style-name="ce2">
            <text:p>23.000729</text:p>
          </table:table-cell>
          <table:table-cell office:value-type="float" office:value="318.09796" table:style-name="ce2">
            <text:p>318.0979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4994999999999" table:style-name="ce2">
            <text:p>23.994995</text:p>
          </table:table-cell>
          <table:table-cell office:value-type="float" office:value="300.14769999999999" table:style-name="ce2">
            <text:p>300.1477</text:p>
          </table:table-cell>
          <table:table-cell office:value-type="float" office:value="23.996442999999999" table:style-name="ce2">
            <text:p>23.996443</text:p>
          </table:table-cell>
          <table:table-cell office:value-type="float" office:value="107.22653" table:style-name="ce2">
            <text:p>107.22653</text:p>
          </table:table-cell>
          <table:table-cell office:value-type="float" office:value="23.998464999999999" table:style-name="ce2">
            <text:p>23.998465</text:p>
          </table:table-cell>
          <table:table-cell office:value-type="float" office:value="275.07709999999997" table:style-name="ce2">
            <text:p>275.0771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325.90001999999998" table:style-name="ce2">
            <text:p>325.9000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066668" table:style-name="ce2">
            <text:p>19.066668</text:p>
          </table:table-cell>
          <table:table-cell office:value-type="float" office:value="92.24118" table:style-name="ce2">
            <text:p>92.24118</text:p>
          </table:table-cell>
          <table:table-cell office:value-type="float" office:value="19.806984" table:style-name="ce2">
            <text:p>19.806984</text:p>
          </table:table-cell>
          <table:table-cell office:value-type="float" office:value="289.85117000000002" table:style-name="ce2">
            <text:p>289.85117</text:p>
          </table:table-cell>
          <table:table-cell office:value-type="float" office:value="19.733333999999999" table:style-name="ce2">
            <text:p>19.733334</text:p>
          </table:table-cell>
          <table:table-cell office:value-type="float" office:value="98.139290000000003" table:style-name="ce2">
            <text:p>98.13929</text:p>
          </table:table-cell>
          <table:table-cell office:value-type="float" office:value="20.066668" table:style-name="ce2">
            <text:p>20.066668</text:p>
          </table:table-cell>
          <table:table-cell office:value-type="float" office:value="49.030968000000001" table:style-name="ce2">
            <text:p>49.030968</text:p>
          </table:table-cell>
          <table:table-cell office:value-type="float" office:value="18.541665999999999" table:style-name="ce2">
            <text:p>18.541666</text:p>
          </table:table-cell>
          <table:table-cell office:value-type="float" office:value="129.64805999999999" table:style-name="ce2">
            <text:p>129.64806</text:p>
          </table:table-cell>
          <table:table-cell office:value-type="float" office:value="18.875" table:style-name="ce2">
            <text:p>18.875</text:p>
          </table:table-cell>
          <table:table-cell office:value-type="float" office:value="150.66997000000001" table:style-name="ce2">
            <text:p>150.66997</text:p>
          </table:table-cell>
          <table:table-cell office:value-type="float" office:value="19.208334000000001" table:style-name="ce2">
            <text:p>19.208334</text:p>
          </table:table-cell>
          <table:table-cell office:value-type="float" office:value="106.62996" table:style-name="ce2">
            <text:p>106.62996</text:p>
          </table:table-cell>
          <table:table-cell office:value-type="float" office:value="19.541665999999999" table:style-name="ce2">
            <text:p>19.541666</text:p>
          </table:table-cell>
          <table:table-cell office:value-type="float" office:value="143.69391999999999" table:style-name="ce2">
            <text:p>143.69392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290.25995" table:style-name="ce2">
            <text:p>290.25995</text:p>
          </table:table-cell>
          <table:table-cell office:value-type="float" office:value="23.995433999999999" table:style-name="ce2">
            <text:p>23.995434</text:p>
          </table:table-cell>
          <table:table-cell office:value-type="float" office:value="37.130096000000002" table:style-name="ce2">
            <text:p>37.130096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26.867591999999998" table:style-name="ce2">
            <text:p>26.867592</text:p>
          </table:table-cell>
          <table:table-cell office:value-type="float" office:value="23.994143999999999" table:style-name="ce2">
            <text:p>23.994144</text:p>
          </table:table-cell>
          <table:table-cell office:value-type="float" office:value="48.650970000000001" table:style-name="ce2">
            <text:p>48.650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3.758333" table:style-name="ce2">
            <text:p>13.758333</text:p>
          </table:table-cell>
          <table:table-cell office:value-type="float" office:value="331.27" table:style-name="ce2">
            <text:p>331.27</text:p>
          </table:table-cell>
          <table:table-cell office:value-type="float" office:value="14.638023" table:style-name="ce2">
            <text:p>14.638023</text:p>
          </table:table-cell>
          <table:table-cell office:value-type="float" office:value="63.235225999999997" table:style-name="ce2">
            <text:p>63.235226</text:p>
          </table:table-cell>
          <table:table-cell office:value-type="float" office:value="14.451166000000001" table:style-name="ce2">
            <text:p>14.451166</text:p>
          </table:table-cell>
          <table:table-cell office:value-type="float" office:value="369.06997999999999" table:style-name="ce2">
            <text:p>369.06998</text:p>
          </table:table-cell>
          <table:table-cell office:value-type="float" office:value="14.912395" table:style-name="ce2">
            <text:p>14.912395</text:p>
          </table:table-cell>
          <table:table-cell office:value-type="float" office:value="329.97064" table:style-name="ce2">
            <text:p>329.97064</text:p>
          </table:table-cell>
          <table:table-cell table:number-columns-repeated="16314"/>
        </table:table-row>
        <table:table-row table:style-name="ro1">
          <table:table-cell office:value-type="float" office:value="23.000906000000001" table:style-name="ce2">
            <text:p>23.000906</text:p>
          </table:table-cell>
          <table:table-cell office:value-type="float" office:value="54.611987999999997" table:style-name="ce2">
            <text:p>54.611988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284.42971999999997" table:style-name="ce2">
            <text:p>284.42972</text:p>
          </table:table-cell>
          <table:table-cell office:value-type="float" office:value="23.000959999999999" table:style-name="ce2">
            <text:p>23.00096</text:p>
          </table:table-cell>
          <table:table-cell office:value-type="float" office:value="318.09796" table:style-name="ce2">
            <text:p>318.0979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9396999999998" table:style-name="ce2">
            <text:p>23.999397</text:p>
          </table:table-cell>
          <table:table-cell office:value-type="float" office:value="300.14769999999999" table:style-name="ce2">
            <text:p>300.1477</text:p>
          </table:table-cell>
          <table:table-cell office:value-type="float" office:value="23.997810000000001" table:style-name="ce2">
            <text:p>23.99781</text:p>
          </table:table-cell>
          <table:table-cell office:value-type="float" office:value="107.26756" table:style-name="ce2">
            <text:p>107.26756</text:p>
          </table:table-cell>
          <table:table-cell office:value-type="float" office:value="23.998636000000001" table:style-name="ce2">
            <text:p>23.998636</text:p>
          </table:table-cell>
          <table:table-cell office:value-type="float" office:value="275.07709999999997" table:style-name="ce2">
            <text:p>275.0771</text:p>
          </table:table-cell>
          <table:table-cell office:value-type="float" office:value="24" table:style-name="ce2">
            <text:p>24</text:p>
          </table:table-cell>
          <table:table-cell office:value-type="float" office:value="325.90001999999998" table:style-name="ce2">
            <text:p>325.9000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716667000000001" table:style-name="ce2">
            <text:p>19.716667</text:p>
          </table:table-cell>
          <table:table-cell office:value-type="float" office:value="111.741165" table:style-name="ce2">
            <text:p>111.741165</text:p>
          </table:table-cell>
          <table:table-cell office:value-type="float" office:value="19.845806" table:style-name="ce2">
            <text:p>19.845806</text:p>
          </table:table-cell>
          <table:table-cell office:value-type="float" office:value="289.85117000000002" table:style-name="ce2">
            <text:p>289.85117</text:p>
          </table:table-cell>
          <table:table-cell office:value-type="float" office:value="20.383333" table:style-name="ce2">
            <text:p>20.383333</text:p>
          </table:table-cell>
          <table:table-cell office:value-type="float" office:value="117.63928" table:style-name="ce2">
            <text:p>117.63928</text:p>
          </table:table-cell>
          <table:table-cell office:value-type="float" office:value="20.716667000000001" table:style-name="ce2">
            <text:p>20.716667</text:p>
          </table:table-cell>
          <table:table-cell office:value-type="float" office:value="49.030968000000001" table:style-name="ce2">
            <text:p>49.030968</text:p>
          </table:table-cell>
          <table:table-cell office:value-type="float" office:value="19.258333" table:style-name="ce2">
            <text:p>19.258333</text:p>
          </table:table-cell>
          <table:table-cell office:value-type="float" office:value="129.64805999999999" table:style-name="ce2">
            <text:p>129.64806</text:p>
          </table:table-cell>
          <table:table-cell office:value-type="float" office:value="19.591667000000001" table:style-name="ce2">
            <text:p>19.591667</text:p>
          </table:table-cell>
          <table:table-cell office:value-type="float" office:value="150.66997000000001" table:style-name="ce2">
            <text:p>150.66997</text:p>
          </table:table-cell>
          <table:table-cell office:value-type="float" office:value="19.925000000000001" table:style-name="ce2">
            <text:p>19.925</text:p>
          </table:table-cell>
          <table:table-cell office:value-type="float" office:value="106.62996" table:style-name="ce2">
            <text:p>106.62996</text:p>
          </table:table-cell>
          <table:table-cell office:value-type="float" office:value="20.258333" table:style-name="ce2">
            <text:p>20.258333</text:p>
          </table:table-cell>
          <table:table-cell office:value-type="float" office:value="143.69391999999999" table:style-name="ce2">
            <text:p>143.69392</text:p>
          </table:table-cell>
          <table:table-cell office:value-type="float" office:value="24" table:style-name="ce2">
            <text:p>24</text:p>
          </table:table-cell>
          <table:table-cell office:value-type="float" office:value="290.25995" table:style-name="ce2">
            <text:p>290.25995</text:p>
          </table:table-cell>
          <table:table-cell office:value-type="float" office:value="23.998529999999999" table:style-name="ce2">
            <text:p>23.99853</text:p>
          </table:table-cell>
          <table:table-cell office:value-type="float" office:value="39.950057999999999" table:style-name="ce2">
            <text:p>39.950058</text:p>
          </table:table-cell>
          <table:table-cell office:value-type="float" office:value="24" table:style-name="ce2">
            <text:p>24</text:p>
          </table:table-cell>
          <table:table-cell office:value-type="float" office:value="26.867591999999998" table:style-name="ce2">
            <text:p>26.867592</text:p>
          </table:table-cell>
          <table:table-cell office:value-type="float" office:value="23.995069999999998" table:style-name="ce2">
            <text:p>23.99507</text:p>
          </table:table-cell>
          <table:table-cell office:value-type="float" office:value="48.678722" table:style-name="ce2">
            <text:p>48.67872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4.441667000000001" table:style-name="ce2">
            <text:p>14.441667</text:p>
          </table:table-cell>
          <table:table-cell office:value-type="float" office:value="331.27" table:style-name="ce2">
            <text:p>331.27</text:p>
          </table:table-cell>
          <table:table-cell office:value-type="float" office:value="14.651275" table:style-name="ce2">
            <text:p>14.651275</text:p>
          </table:table-cell>
          <table:table-cell office:value-type="float" office:value="63.235225999999997" table:style-name="ce2">
            <text:p>63.235226</text:p>
          </table:table-cell>
          <table:table-cell office:value-type="float" office:value="15.082167999999999" table:style-name="ce2">
            <text:p>15.082168</text:p>
          </table:table-cell>
          <table:table-cell office:value-type="float" office:value="388" table:style-name="ce2">
            <text:p>388</text:p>
          </table:table-cell>
          <table:table-cell office:value-type="float" office:value="15.189095500000001" table:style-name="ce2">
            <text:p>15.1890955</text:p>
          </table:table-cell>
          <table:table-cell office:value-type="float" office:value="329.97064" table:style-name="ce2">
            <text:p>329.97064</text:p>
          </table:table-cell>
          <table:table-cell table:number-columns-repeated="16314"/>
        </table:table-row>
        <table:table-row table:style-name="ro1">
          <table:table-cell office:value-type="float" office:value="23.991667" table:style-name="ce2">
            <text:p>23.991667</text:p>
          </table:table-cell>
          <table:table-cell office:value-type="float" office:value="22.481983" table:style-name="ce2">
            <text:p>22.481983</text:p>
          </table:table-cell>
          <table:table-cell office:value-type="float" office:value="23.995699999999999" table:style-name="ce2">
            <text:p>23.9957</text:p>
          </table:table-cell>
          <table:table-cell office:value-type="float" office:value="252.29971" table:style-name="ce2">
            <text:p>252.29971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285.96796000000001" table:style-name="ce2">
            <text:p>285.9679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066668" table:style-name="ce2">
            <text:p>20.066668</text:p>
          </table:table-cell>
          <table:table-cell office:value-type="float" office:value="100.40115" table:style-name="ce2">
            <text:p>100.40115</text:p>
          </table:table-cell>
          <table:table-cell office:value-type="float" office:value="20.553515999999998" table:style-name="ce2">
            <text:p>20.553516</text:p>
          </table:table-cell>
          <table:table-cell office:value-type="float" office:value="278.51114000000001" table:style-name="ce2">
            <text:p>278.51114</text:p>
          </table:table-cell>
          <table:table-cell office:value-type="float" office:value="20.992939" table:style-name="ce2">
            <text:p>20.992939</text:p>
          </table:table-cell>
          <table:table-cell office:value-type="float" office:value="106.29927000000001" table:style-name="ce2">
            <text:p>106.29927</text:p>
          </table:table-cell>
          <table:table-cell office:value-type="float" office:value="21.066668" table:style-name="ce2">
            <text:p>21.066668</text:p>
          </table:table-cell>
          <table:table-cell office:value-type="float" office:value="37.690956" table:style-name="ce2">
            <text:p>37.690956</text:p>
          </table:table-cell>
          <table:table-cell office:value-type="float" office:value="19.441668" table:style-name="ce2">
            <text:p>19.441668</text:p>
          </table:table-cell>
          <table:table-cell office:value-type="float" office:value="123.70802" table:style-name="ce2">
            <text:p>123.70802</text:p>
          </table:table-cell>
          <table:table-cell office:value-type="float" office:value="19.774999999999999" table:style-name="ce2">
            <text:p>19.775</text:p>
          </table:table-cell>
          <table:table-cell office:value-type="float" office:value="144.72999999999999" table:style-name="ce2">
            <text:p>144.73</text:p>
          </table:table-cell>
          <table:table-cell office:value-type="float" office:value="20.476866000000001" table:style-name="ce2">
            <text:p>20.476866</text:p>
          </table:table-cell>
          <table:table-cell office:value-type="float" office:value="100.689926" table:style-name="ce2">
            <text:p>100.689926</text:p>
          </table:table-cell>
          <table:table-cell office:value-type="float" office:value="20.625906000000001" table:style-name="ce2">
            <text:p>20.625906</text:p>
          </table:table-cell>
          <table:table-cell office:value-type="float" office:value="137.75389000000001" table:style-name="ce2">
            <text:p>137.75389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5.033334" table:style-name="ce2">
            <text:p>15.033334</text:p>
          </table:table-cell>
          <table:table-cell office:value-type="float" office:value="312.09998000000002" table:style-name="ce2">
            <text:p>312.09998</text:p>
          </table:table-cell>
          <table:table-cell office:value-type="float" office:value="15.592765" table:style-name="ce2">
            <text:p>15.592765</text:p>
          </table:table-cell>
          <table:table-cell office:value-type="float" office:value="44.06521" table:style-name="ce2">
            <text:p>44.06521</text:p>
          </table:table-cell>
          <table:table-cell office:value-type="float" office:value="15.9450655" table:style-name="ce2">
            <text:p>15.9450655</text:p>
          </table:table-cell>
          <table:table-cell office:value-type="float" office:value="368.83001999999999" table:style-name="ce2">
            <text:p>368.83002</text:p>
          </table:table-cell>
          <table:table-cell office:value-type="float" office:value="16.320126999999999" table:style-name="ce2">
            <text:p>16.320127</text:p>
          </table:table-cell>
          <table:table-cell office:value-type="float" office:value="310.80065999999999" table:style-name="ce2">
            <text:p>310.80066</text:p>
          </table:table-cell>
          <table:table-cell table:number-columns-repeated="1631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22.481983" table:style-name="ce2">
            <text:p>22.481983</text:p>
          </table:table-cell>
          <table:table-cell office:value-type="float" office:value="23.99624" table:style-name="ce2">
            <text:p>23.99624</text:p>
          </table:table-cell>
          <table:table-cell office:value-type="float" office:value="252.29971" table:style-name="ce2">
            <text:p>252.29971</text:p>
          </table:table-cell>
          <table:table-cell office:value-type="float" office:value="24" table:style-name="ce2">
            <text:p>24</text:p>
          </table:table-cell>
          <table:table-cell office:value-type="float" office:value="293.55907999999999" table:style-name="ce2">
            <text:p>293.5590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466667000000001" table:style-name="ce2">
            <text:p>20.466667</text:p>
          </table:table-cell>
          <table:table-cell office:value-type="float" office:value="100.40115" table:style-name="ce2">
            <text:p>100.40115</text:p>
          </table:table-cell>
          <table:table-cell office:value-type="float" office:value="20.604053" table:style-name="ce2">
            <text:p>20.604053</text:p>
          </table:table-cell>
          <table:table-cell office:value-type="float" office:value="280.02724999999998" table:style-name="ce2">
            <text:p>280.02725</text:p>
          </table:table-cell>
          <table:table-cell office:value-type="float" office:value="21.061556" table:style-name="ce2">
            <text:p>21.061556</text:p>
          </table:table-cell>
          <table:table-cell office:value-type="float" office:value="108.35777" table:style-name="ce2">
            <text:p>108.35777</text:p>
          </table:table-cell>
          <table:table-cell office:value-type="float" office:value="21.466667000000001" table:style-name="ce2">
            <text:p>21.466667</text:p>
          </table:table-cell>
          <table:table-cell office:value-type="float" office:value="37.690956" table:style-name="ce2">
            <text:p>37.690956</text:p>
          </table:table-cell>
          <table:table-cell office:value-type="float" office:value="19.816668" table:style-name="ce2">
            <text:p>19.816668</text:p>
          </table:table-cell>
          <table:table-cell office:value-type="float" office:value="123.70802" table:style-name="ce2">
            <text:p>123.70802</text:p>
          </table:table-cell>
          <table:table-cell office:value-type="float" office:value="20.149999999999999" table:style-name="ce2">
            <text:p>20.15</text:p>
          </table:table-cell>
          <table:table-cell office:value-type="float" office:value="144.72999999999999" table:style-name="ce2">
            <text:p>144.73</text:p>
          </table:table-cell>
          <table:table-cell office:value-type="float" office:value="20.480429000000001" table:style-name="ce2">
            <text:p>20.480429</text:p>
          </table:table-cell>
          <table:table-cell office:value-type="float" office:value="100.796814" table:style-name="ce2">
            <text:p>100.796814</text:p>
          </table:table-cell>
          <table:table-cell office:value-type="float" office:value="20.632429999999999" table:style-name="ce2">
            <text:p>20.63243</text:p>
          </table:table-cell>
          <table:table-cell office:value-type="float" office:value="143.69391999999999" table:style-name="ce2">
            <text:p>143.6939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5.691667000000001" table:style-name="ce2">
            <text:p>15.691667</text:p>
          </table:table-cell>
          <table:table-cell office:value-type="float" office:value="312.09998000000002" table:style-name="ce2">
            <text:p>312.09998</text:p>
          </table:table-cell>
          <table:table-cell office:value-type="float" office:value="15.932119" table:style-name="ce2">
            <text:p>15.932119</text:p>
          </table:table-cell>
          <table:table-cell office:value-type="float" office:value="353.20022999999998" table:style-name="ce2">
            <text:p>353.20023</text:p>
          </table:table-cell>
          <table:table-cell office:value-type="float" office:value="16.045368" table:style-name="ce2">
            <text:p>16.045368</text:p>
          </table:table-cell>
          <table:table-cell office:value-type="float" office:value="371.83909999999997" table:style-name="ce2">
            <text:p>371.8391</text:p>
          </table:table-cell>
          <table:table-cell office:value-type="float" office:value="16.404872999999998" table:style-name="ce2">
            <text:p>16.404873</text:p>
          </table:table-cell>
          <table:table-cell office:value-type="float" office:value="313.34305000000001" table:style-name="ce2">
            <text:p>313.34305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524999999999999" table:style-name="ce2">
            <text:p>20.525</text:p>
          </table:table-cell>
          <table:table-cell office:value-type="float" office:value="98.511184999999998" table:style-name="ce2">
            <text:p>98.511185</text:p>
          </table:table-cell>
          <table:table-cell office:value-type="float" office:value="20.858333999999999" table:style-name="ce2">
            <text:p>20.858334</text:p>
          </table:table-cell>
          <table:table-cell office:value-type="float" office:value="278.13720000000001" table:style-name="ce2">
            <text:p>278.1372</text:p>
          </table:table-cell>
          <table:table-cell office:value-type="float" office:value="21.191668" table:style-name="ce2">
            <text:p>21.191668</text:p>
          </table:table-cell>
          <table:table-cell office:value-type="float" office:value="106.46774000000001" table:style-name="ce2">
            <text:p>106.46774</text:p>
          </table:table-cell>
          <table:table-cell office:value-type="float" office:value="22.298670000000001" table:style-name="ce2">
            <text:p>22.29867</text:p>
          </table:table-cell>
          <table:table-cell office:value-type="float" office:value="35.800983000000002" table:style-name="ce2">
            <text:p>35.800983</text:p>
          </table:table-cell>
          <table:table-cell office:value-type="float" office:value="19.866667" table:style-name="ce2">
            <text:p>19.866667</text:p>
          </table:table-cell>
          <table:table-cell office:value-type="float" office:value="122.08805" table:style-name="ce2">
            <text:p>122.08805</text:p>
          </table:table-cell>
          <table:table-cell office:value-type="float" office:value="20.2" table:style-name="ce2">
            <text:p>20.2</text:p>
          </table:table-cell>
          <table:table-cell office:value-type="float" office:value="143.10995" table:style-name="ce2">
            <text:p>143.10995</text:p>
          </table:table-cell>
          <table:table-cell office:value-type="float" office:value="21.382809999999999" table:style-name="ce2">
            <text:p>21.38281</text:p>
          </table:table-cell>
          <table:table-cell office:value-type="float" office:value="99.176839999999999" table:style-name="ce2">
            <text:p>99.17684</text:p>
          </table:table-cell>
          <table:table-cell office:value-type="float" office:value="22.224236999999999" table:style-name="ce2">
            <text:p>22.224237</text:p>
          </table:table-cell>
          <table:table-cell office:value-type="float" office:value="142.07393999999999" table:style-name="ce2">
            <text:p>142.0739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6.469394999999999" table:style-name="ce2">
            <text:p>16.469395</text:p>
          </table:table-cell>
          <table:table-cell office:value-type="float" office:value="294.00997999999998" table:style-name="ce2">
            <text:p>294.00998</text:p>
          </table:table-cell>
          <table:table-cell office:value-type="float" office:value="17.249514000000001" table:style-name="ce2">
            <text:p>17.249514</text:p>
          </table:table-cell>
          <table:table-cell office:value-type="float" office:value="335.11020000000002" table:style-name="ce2">
            <text:p>335.1102</text:p>
          </table:table-cell>
          <table:table-cell office:value-type="float" office:value="17.383749999999999" table:style-name="ce2">
            <text:p>17.38375</text:p>
          </table:table-cell>
          <table:table-cell office:value-type="float" office:value="353.74914999999999" table:style-name="ce2">
            <text:p>353.74915</text:p>
          </table:table-cell>
          <table:table-cell office:value-type="float" office:value="17.25" table:style-name="ce2">
            <text:p>17.25</text:p>
          </table:table-cell>
          <table:table-cell office:value-type="float" office:value="295.25308000000001" table:style-name="ce2">
            <text:p>295.25308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98.511184999999998" table:style-name="ce2">
            <text:p>98.511185</text:p>
          </table:table-cell>
          <table:table-cell office:value-type="float" office:value="23" table:style-name="ce2">
            <text:p>23</text:p>
          </table:table-cell>
          <table:table-cell office:value-type="float" office:value="278.13720000000001" table:style-name="ce2">
            <text:p>278.1372</text:p>
          </table:table-cell>
          <table:table-cell office:value-type="float" office:value="23" table:style-name="ce2">
            <text:p>23</text:p>
          </table:table-cell>
          <table:table-cell office:value-type="float" office:value="106.46774000000001" table:style-name="ce2">
            <text:p>106.46774</text:p>
          </table:table-cell>
          <table:table-cell office:value-type="float" office:value="22.792835" table:style-name="ce2">
            <text:p>22.792835</text:p>
          </table:table-cell>
          <table:table-cell office:value-type="float" office:value="35.800983000000002" table:style-name="ce2">
            <text:p>35.800983</text:p>
          </table:table-cell>
          <table:table-cell office:value-type="float" office:value="23" table:style-name="ce2">
            <text:p>23</text:p>
          </table:table-cell>
          <table:table-cell office:value-type="float" office:value="122.08805" table:style-name="ce2">
            <text:p>122.08805</text:p>
          </table:table-cell>
          <table:table-cell office:value-type="float" office:value="23" table:style-name="ce2">
            <text:p>23</text:p>
          </table:table-cell>
          <table:table-cell office:value-type="float" office:value="143.10995" table:style-name="ce2">
            <text:p>143.10995</text:p>
          </table:table-cell>
          <table:table-cell office:value-type="float" office:value="21.922915" table:style-name="ce2">
            <text:p>21.922915</text:p>
          </table:table-cell>
          <table:table-cell office:value-type="float" office:value="99.176839999999999" table:style-name="ce2">
            <text:p>99.17684</text:p>
          </table:table-cell>
          <table:table-cell office:value-type="float" office:value="22.646875000000001" table:style-name="ce2">
            <text:p>22.646875</text:p>
          </table:table-cell>
          <table:table-cell office:value-type="float" office:value="142.07393999999999" table:style-name="ce2">
            <text:p>142.0739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6.935117999999999" table:style-name="ce2">
            <text:p>16.935118</text:p>
          </table:table-cell>
          <table:table-cell office:value-type="float" office:value="307.98165999999998" table:style-name="ce2">
            <text:p>307.98166</text:p>
          </table:table-cell>
          <table:table-cell office:value-type="float" office:value="17.269375" table:style-name="ce2">
            <text:p>17.269375</text:p>
          </table:table-cell>
          <table:table-cell office:value-type="float" office:value="353.20022999999998" table:style-name="ce2">
            <text:p>353.20023</text:p>
          </table:table-cell>
          <table:table-cell office:value-type="float" office:value="17.592714000000001" table:style-name="ce2">
            <text:p>17.592714</text:p>
          </table:table-cell>
          <table:table-cell office:value-type="float" office:value="360.01803999999998" table:style-name="ce2">
            <text:p>360.01804</text:p>
          </table:table-cell>
          <table:table-cell office:value-type="float" office:value="18.024999999999999" table:style-name="ce2">
            <text:p>18.025</text:p>
          </table:table-cell>
          <table:table-cell office:value-type="float" office:value="295.25308000000001" table:style-name="ce2">
            <text:p>295.25308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66.381180000000001" table:style-name="ce2">
            <text:p>66.38118</text:p>
          </table:table-cell>
          <table:table-cell office:value-type="float" office:value="23.998595999999999" table:style-name="ce2">
            <text:p>23.998596</text:p>
          </table:table-cell>
          <table:table-cell office:value-type="float" office:value="246.00720000000001" table:style-name="ce2">
            <text:p>246.0072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74.337739999999997" table:style-name="ce2">
            <text:p>74.33774</text:p>
          </table:table-cell>
          <table:table-cell office:value-type="float" office:value="23.997160000000001" table:style-name="ce2">
            <text:p>23.99716</text:p>
          </table:table-cell>
          <table:table-cell office:value-type="float" office:value="3.6709784999999999" table:style-name="ce2">
            <text:p>3.6709785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89.958045999999996" table:style-name="ce2">
            <text:p>89.958046</text:p>
          </table:table-cell>
          <table:table-cell office:value-type="float" office:value="23.993895999999999" table:style-name="ce2">
            <text:p>23.993896</text:p>
          </table:table-cell>
          <table:table-cell office:value-type="float" office:value="110.97995" table:style-name="ce2">
            <text:p>110.97995</text:p>
          </table:table-cell>
          <table:table-cell office:value-type="float" office:value="23.999131999999999" table:style-name="ce2">
            <text:p>23.999132</text:p>
          </table:table-cell>
          <table:table-cell office:value-type="float" office:value="67.046840000000003" table:style-name="ce2">
            <text:p>67.04684</text:p>
          </table:table-cell>
          <table:table-cell office:value-type="float" office:value="23.995045000000001" table:style-name="ce2">
            <text:p>23.995045</text:p>
          </table:table-cell>
          <table:table-cell office:value-type="float" office:value="109.94394" table:style-name="ce2">
            <text:p>109.9439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024066999999999" table:style-name="ce2">
            <text:p>18.024067</text:p>
          </table:table-cell>
          <table:table-cell office:value-type="float" office:value="291.78165000000001" table:style-name="ce2">
            <text:p>291.78165</text:p>
          </table:table-cell>
          <table:table-cell office:value-type="float" office:value="18.280221999999998" table:style-name="ce2">
            <text:p>18.280222</text:p>
          </table:table-cell>
          <table:table-cell office:value-type="float" office:value="337.00020000000001" table:style-name="ce2">
            <text:p>337.0002</text:p>
          </table:table-cell>
          <table:table-cell office:value-type="float" office:value="18.191668" table:style-name="ce2">
            <text:p>18.191668</text:p>
          </table:table-cell>
          <table:table-cell office:value-type="float" office:value="343.81801999999999" table:style-name="ce2">
            <text:p>343.81802</text:p>
          </table:table-cell>
          <table:table-cell office:value-type="float" office:value="18.841127" table:style-name="ce2">
            <text:p>18.841127</text:p>
          </table:table-cell>
          <table:table-cell office:value-type="float" office:value="279.05306999999999" table:style-name="ce2">
            <text:p>279.05307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4" table:style-name="ce2">
            <text:p>24</text:p>
          </table:table-cell>
          <table:table-cell office:value-type="float" office:value="66.631180000000001" table:style-name="ce2">
            <text:p>66.63118</text:p>
          </table:table-cell>
          <table:table-cell office:value-type="float" office:value="23.999576999999999" table:style-name="ce2">
            <text:p>23.999577</text:p>
          </table:table-cell>
          <table:table-cell office:value-type="float" office:value="246.90028000000001" table:style-name="ce2">
            <text:p>246.90028</text:p>
          </table:table-cell>
          <table:table-cell office:value-type="float" office:value="24" table:style-name="ce2">
            <text:p>24</text:p>
          </table:table-cell>
          <table:table-cell office:value-type="float" office:value="74.337739999999997" table:style-name="ce2">
            <text:p>74.33774</text:p>
          </table:table-cell>
          <table:table-cell office:value-type="float" office:value="23.998640000000002" table:style-name="ce2">
            <text:p>23.99864</text:p>
          </table:table-cell>
          <table:table-cell office:value-type="float" office:value="5.0192779999999999" table:style-name="ce2">
            <text:p>5.019278</text:p>
          </table:table-cell>
          <table:table-cell office:value-type="float" office:value="24" table:style-name="ce2">
            <text:p>24</text:p>
          </table:table-cell>
          <table:table-cell office:value-type="float" office:value="89.958045999999996" table:style-name="ce2">
            <text:p>89.958046</text:p>
          </table:table-cell>
          <table:table-cell office:value-type="float" office:value="23.998640000000002" table:style-name="ce2">
            <text:p>23.99864</text:p>
          </table:table-cell>
          <table:table-cell office:value-type="float" office:value="110.97995" table:style-name="ce2">
            <text:p>110.97995</text:p>
          </table:table-cell>
          <table:table-cell office:value-type="float" office:value="23.999884000000002" table:style-name="ce2">
            <text:p>23.999884</text:p>
          </table:table-cell>
          <table:table-cell office:value-type="float" office:value="67.069379999999995" table:style-name="ce2">
            <text:p>67.06938</text:p>
          </table:table-cell>
          <table:table-cell office:value-type="float" office:value="23.998745" table:style-name="ce2">
            <text:p>23.998745</text:p>
          </table:table-cell>
          <table:table-cell office:value-type="float" office:value="110.05495000000001" table:style-name="ce2">
            <text:p>110.0549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071584999999999" table:style-name="ce2">
            <text:p>18.071585</text:p>
          </table:table-cell>
          <table:table-cell office:value-type="float" office:value="291.78165000000001" table:style-name="ce2">
            <text:p>291.78165</text:p>
          </table:table-cell>
          <table:table-cell office:value-type="float" office:value="18.321169999999999" table:style-name="ce2">
            <text:p>18.32117</text:p>
          </table:table-cell>
          <table:table-cell office:value-type="float" office:value="374.3032" table:style-name="ce2">
            <text:p>374.3032</text:p>
          </table:table-cell>
          <table:table-cell office:value-type="float" office:value="18.966667000000001" table:style-name="ce2">
            <text:p>18.966667</text:p>
          </table:table-cell>
          <table:table-cell office:value-type="float" office:value="343.81801999999999" table:style-name="ce2">
            <text:p>343.81802</text:p>
          </table:table-cell>
          <table:table-cell office:value-type="float" office:value="19.239709999999999" table:style-name="ce2">
            <text:p>19.23971</text:p>
          </table:table-cell>
          <table:table-cell office:value-type="float" office:value="291.01056" table:style-name="ce2">
            <text:p>291.01056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115096999999999" table:style-name="ce2">
            <text:p>19.115097</text:p>
          </table:table-cell>
          <table:table-cell office:value-type="float" office:value="275.58163000000002" table:style-name="ce2">
            <text:p>275.58163</text:p>
          </table:table-cell>
          <table:table-cell office:value-type="float" office:value="19.133333" table:style-name="ce2">
            <text:p>19.133333</text:p>
          </table:table-cell>
          <table:table-cell office:value-type="float" office:value="358.10318000000001" table:style-name="ce2">
            <text:p>358.10318</text:p>
          </table:table-cell>
          <table:table-cell office:value-type="float" office:value="19.948989999999998" table:style-name="ce2">
            <text:p>19.94899</text:p>
          </table:table-cell>
          <table:table-cell office:value-type="float" office:value="327.61799999999999" table:style-name="ce2">
            <text:p>327.618</text:p>
          </table:table-cell>
          <table:table-cell office:value-type="float" office:value="20.248622999999998" table:style-name="ce2">
            <text:p>20.248623</text:p>
          </table:table-cell>
          <table:table-cell office:value-type="float" office:value="274.81054999999998" table:style-name="ce2">
            <text:p>274.81055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236606999999999" table:style-name="ce2">
            <text:p>19.236607</text:p>
          </table:table-cell>
          <table:table-cell office:value-type="float" office:value="275.58163000000002" table:style-name="ce2">
            <text:p>275.58163</text:p>
          </table:table-cell>
          <table:table-cell office:value-type="float" office:value="19.808332" table:style-name="ce2">
            <text:p>19.808332</text:p>
          </table:table-cell>
          <table:table-cell office:value-type="float" office:value="358.10318000000001" table:style-name="ce2">
            <text:p>358.10318</text:p>
          </table:table-cell>
          <table:table-cell office:value-type="float" office:value="19.993279999999999" table:style-name="ce2">
            <text:p>19.99328</text:p>
          </table:table-cell>
          <table:table-cell office:value-type="float" office:value="367.96422999999999" table:style-name="ce2">
            <text:p>367.96423</text:p>
          </table:table-cell>
          <table:table-cell office:value-type="float" office:value="20.270700000000001" table:style-name="ce2">
            <text:p>20.2707</text:p>
          </table:table-cell>
          <table:table-cell office:value-type="float" office:value="294.9221" table:style-name="ce2">
            <text:p>294.9221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75" table:style-name="ce2">
            <text:p>19.75</text:p>
          </table:table-cell>
          <table:table-cell office:value-type="float" office:value="266.67162999999999" table:style-name="ce2">
            <text:p>266.67163</text:p>
          </table:table-cell>
          <table:table-cell office:value-type="float" office:value="20.616727999999998" table:style-name="ce2">
            <text:p>20.616728</text:p>
          </table:table-cell>
          <table:table-cell office:value-type="float" office:value="349.19310000000002" table:style-name="ce2">
            <text:p>349.1931</text:p>
          </table:table-cell>
          <table:table-cell office:value-type="float" office:value="21.010193000000001" table:style-name="ce2">
            <text:p>21.010193</text:p>
          </table:table-cell>
          <table:table-cell office:value-type="float" office:value="359.05426" table:style-name="ce2">
            <text:p>359.05426</text:p>
          </table:table-cell>
          <table:table-cell office:value-type="float" office:value="20.75" table:style-name="ce2">
            <text:p>20.75</text:p>
          </table:table-cell>
          <table:table-cell office:value-type="float" office:value="286.01209999999998" table:style-name="ce2">
            <text:p>286.0121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391666000000001" table:style-name="ce2">
            <text:p>20.391666</text:p>
          </table:table-cell>
          <table:table-cell office:value-type="float" office:value="266.67162999999999" table:style-name="ce2">
            <text:p>266.67163</text:p>
          </table:table-cell>
          <table:table-cell office:value-type="float" office:value="20.616924000000001" table:style-name="ce2">
            <text:p>20.616924</text:p>
          </table:table-cell>
          <table:table-cell office:value-type="float" office:value="349.19310000000002" table:style-name="ce2">
            <text:p>349.1931</text:p>
          </table:table-cell>
          <table:table-cell office:value-type="float" office:value="21.041967" table:style-name="ce2">
            <text:p>21.041967</text:p>
          </table:table-cell>
          <table:table-cell office:value-type="float" office:value="388" table:style-name="ce2">
            <text:p>388</text:p>
          </table:table-cell>
          <table:table-cell office:value-type="float" office:value="21.391666000000001" table:style-name="ce2">
            <text:p>21.391666</text:p>
          </table:table-cell>
          <table:table-cell office:value-type="float" office:value="286.01209999999998" table:style-name="ce2">
            <text:p>286.0121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10493" table:style-name="ce2">
            <text:p>21.10493</text:p>
          </table:table-cell>
          <table:table-cell office:value-type="float" office:value="254.52163999999999" table:style-name="ce2">
            <text:p>254.52164</text:p>
          </table:table-cell>
          <table:table-cell office:value-type="float" office:value="21.164166999999999" table:style-name="ce2">
            <text:p>21.164167</text:p>
          </table:table-cell>
          <table:table-cell office:value-type="float" office:value="337.04311999999999" table:style-name="ce2">
            <text:p>337.04312</text:p>
          </table:table-cell>
          <table:table-cell office:value-type="float" office:value="21.433332" table:style-name="ce2">
            <text:p>21.433332</text:p>
          </table:table-cell>
          <table:table-cell office:value-type="float" office:value="375.85" table:style-name="ce2">
            <text:p>375.85</text:p>
          </table:table-cell>
          <table:table-cell office:value-type="float" office:value="21.766666000000001" table:style-name="ce2">
            <text:p>21.766666</text:p>
          </table:table-cell>
          <table:table-cell office:value-type="float" office:value="273.8621" table:style-name="ce2">
            <text:p>273.8621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216702999999999" table:style-name="ce2">
            <text:p>21.216703</text:p>
          </table:table-cell>
          <table:table-cell office:value-type="float" office:value="254.52163999999999" table:style-name="ce2">
            <text:p>254.52164</text:p>
          </table:table-cell>
          <table:table-cell office:value-type="float" office:value="21.569165999999999" table:style-name="ce2">
            <text:p>21.569166</text:p>
          </table:table-cell>
          <table:table-cell office:value-type="float" office:value="349.19310000000002" table:style-name="ce2">
            <text:p>349.1931</text:p>
          </table:table-cell>
          <table:table-cell office:value-type="float" office:value="21.966667000000001" table:style-name="ce2">
            <text:p>21.966667</text:p>
          </table:table-cell>
          <table:table-cell office:value-type="float" office:value="375.85" table:style-name="ce2">
            <text:p>375.85</text:p>
          </table:table-cell>
          <table:table-cell office:value-type="float" office:value="22.3" table:style-name="ce2">
            <text:p>22.3</text:p>
          </table:table-cell>
          <table:table-cell office:value-type="float" office:value="273.8621" table:style-name="ce2">
            <text:p>273.8621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820715" table:style-name="ce2">
            <text:p>21.820715</text:p>
          </table:table-cell>
          <table:table-cell office:value-type="float" office:value="238.59163000000001" table:style-name="ce2">
            <text:p>238.59163</text:p>
          </table:table-cell>
          <table:table-cell office:value-type="float" office:value="22.174990000000001" table:style-name="ce2">
            <text:p>22.17499</text:p>
          </table:table-cell>
          <table:table-cell office:value-type="float" office:value="333.26312000000001" table:style-name="ce2">
            <text:p>333.26312</text:p>
          </table:table-cell>
          <table:table-cell office:value-type="float" office:value="22.635103000000001" table:style-name="ce2">
            <text:p>22.635103</text:p>
          </table:table-cell>
          <table:table-cell office:value-type="float" office:value="359.92" table:style-name="ce2">
            <text:p>359.92</text:p>
          </table:table-cell>
          <table:table-cell office:value-type="float" office:value="22.855623000000001" table:style-name="ce2">
            <text:p>22.855623</text:p>
          </table:table-cell>
          <table:table-cell office:value-type="float" office:value="257.93209999999999" table:style-name="ce2">
            <text:p>257.9321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941867999999999" table:style-name="ce2">
            <text:p>21.941868</text:p>
          </table:table-cell>
          <table:table-cell office:value-type="float" office:value="348.95584000000002" table:style-name="ce2">
            <text:p>348.95584</text:p>
          </table:table-cell>
          <table:table-cell office:value-type="float" office:value="22.235078999999999" table:style-name="ce2">
            <text:p>22.235079</text:p>
          </table:table-cell>
          <table:table-cell office:value-type="float" office:value="388" table:style-name="ce2">
            <text:p>388</text:p>
          </table:table-cell>
          <table:table-cell office:value-type="float" office:value="22.640944999999999" table:style-name="ce2">
            <text:p>22.640945</text:p>
          </table:table-cell>
          <table:table-cell office:value-type="float" office:value="359.92" table:style-name="ce2">
            <text:p>359.92</text:p>
          </table:table-cell>
          <table:table-cell office:value-type="float" office:value="22.931266999999998" table:style-name="ce2">
            <text:p>22.931267</text:p>
          </table:table-cell>
          <table:table-cell office:value-type="float" office:value="260.20141999999998" table:style-name="ce2">
            <text:p>260.20142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316.28582999999998" table:style-name="ce2">
            <text:p>316.28583</text:p>
          </table:table-cell>
          <table:table-cell office:value-type="float" office:value="23.000055" table:style-name="ce2">
            <text:p>23.000055</text:p>
          </table:table-cell>
          <table:table-cell office:value-type="float" office:value="366.13004000000001" table:style-name="ce2">
            <text:p>366.13004</text:p>
          </table:table-cell>
          <table:table-cell office:value-type="float" office:value="23" table:style-name="ce2">
            <text:p>23</text:p>
          </table:table-cell>
          <table:table-cell office:value-type="float" office:value="348.85" table:style-name="ce2">
            <text:p>348.85</text:p>
          </table:table-cell>
          <table:table-cell office:value-type="float" office:value="23" table:style-name="ce2">
            <text:p>23</text:p>
          </table:table-cell>
          <table:table-cell office:value-type="float" office:value="259.93142999999998" table:style-name="ce2">
            <text:p>259.9314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316.28582999999998" table:style-name="ce2">
            <text:p>316.28583</text:p>
          </table:table-cell>
          <table:table-cell office:value-type="float" office:value="23.000775999999998" table:style-name="ce2">
            <text:p>23.000776</text:p>
          </table:table-cell>
          <table:table-cell office:value-type="float" office:value="366.13004000000001" table:style-name="ce2">
            <text:p>366.13004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348.85" table:style-name="ce2">
            <text:p>348.85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259.93142999999998" table:style-name="ce2">
            <text:p>259.9314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284.15582000000001" table:style-name="ce2">
            <text:p>284.15582</text:p>
          </table:table-cell>
          <table:table-cell office:value-type="float" office:value="23.996003999999999" table:style-name="ce2">
            <text:p>23.996004</text:p>
          </table:table-cell>
          <table:table-cell office:value-type="float" office:value="334.00002999999998" table:style-name="ce2">
            <text:p>334.00003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316.72000000000003" table:style-name="ce2">
            <text:p>316.72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227.80142000000001" table:style-name="ce2">
            <text:p>227.80142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4" table:style-name="ce2">
            <text:p>24</text:p>
          </table:table-cell>
          <table:table-cell office:value-type="float" office:value="284.40582000000001" table:style-name="ce2">
            <text:p>284.40582</text:p>
          </table:table-cell>
          <table:table-cell office:value-type="float" office:value="23.99738" table:style-name="ce2">
            <text:p>23.99738</text:p>
          </table:table-cell>
          <table:table-cell office:value-type="float" office:value="335.25277999999997" table:style-name="ce2">
            <text:p>335.25278</text:p>
          </table:table-cell>
          <table:table-cell office:value-type="float" office:value="24" table:style-name="ce2">
            <text:p>24</text:p>
          </table:table-cell>
          <table:table-cell office:value-type="float" office:value="316.72000000000003" table:style-name="ce2">
            <text:p>316.72</text:p>
          </table:table-cell>
          <table:table-cell office:value-type="float" office:value="24" table:style-name="ce2">
            <text:p>24</text:p>
          </table:table-cell>
          <table:table-cell office:value-type="float" office:value="227.80142000000001" table:style-name="ce2">
            <text:p>227.80142</text:p>
          </table:table-cell>
          <table:table-cell table:number-columns-repeated="16314"/>
        </table:table-row>
        <table:table-row table:number-rows-repeated="640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table:number-columns-repeated="16314"/>
        </table:table-row>
        <table:table-row table:number-rows-repeated="10478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BROWN, ALEXANDER CIV USAF AFMC 518 SWES/MXDEC</dc:creator>
    <dc:date>2024-05-14T15:03:01Z</dc:date>
    <meta:editing-cycles>11</meta:editing-cycles>
    <meta:editing-duration>PT1849S</meta:editing-duration>
  </office:meta>
</office:document-meta>
</file>